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6/styles.xml" manifest:media-type="text/xml"/>
  <manifest:file-entry manifest:full-path="Object 36/content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37/styles.xml" manifest:media-type="text/xml"/>
  <manifest:file-entry manifest:full-path="Object 37/meta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38/meta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figurations2/" manifest:media-type="application/vnd.sun.xml.ui.configuration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8/content.xml" manifest:media-type="text/xml"/>
  <manifest:file-entry manifest:full-path="Object 28/meta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30/styles.xml" manifest:media-type="text/xml"/>
  <manifest:file-entry manifest:full-path="Object 30/content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styles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Thumbnails/thumbnail.png" manifest:media-type="image/png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styles.xml" manifest:media-type="text/xml"/>
  <manifest:file-entry manifest:full-path="Object 34/content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25/styles.xml" manifest:media-type="text/xml"/>
  <manifest:file-entry manifest:full-path="Object 25/content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6/styles.xml" manifest:media-type="text/xml"/>
  <manifest:file-entry manifest:full-path="Object 26/meta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"/>
    <style:style style:name="ce25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"/>
    <style:style style:name="ce9" style:family="table-cell" style:parent-style-name="Default" style:data-style-name="N4"/>
    <style:style style:name="ce1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000000" fo:font-size="12pt" fo:font-weight="bold" style:font-name-asian="Liberation Sans" style:font-size-asian="12pt" style:font-weight-asian="bold" style:font-name-complex="Liberation Sans" style:font-size-complex="12pt" style:font-weight-complex="bold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2pt" style:language-asian="zh" style:country-asian="CN" style:font-style-asian="normal" style:font-weight-asian="bold" style:font-name-complex="Liberation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2b2b2"/>
    </style:style>
    <style:style style:name="ce12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ER-COUNTS" table:style-name="ta1">
        <table:shapes>
          <draw:frame draw:z-index="0" draw:style-name="gr1" draw:text-style-name="P1" svg:width="15.999cm" svg:height="8.999cm" svg:x="16.447cm" svg:y="0.5cm">
            <draw:object draw:notify-on-update-of-ranges="'USER-COUNTS'.C1:'USER-COUNTS'.C1 'USER-COUNTS'.C2:'USER-COUNTS'.C21 'USER-COUNTS'.D1:'USER-COUNTS'.D1 'USER-COUNTS'.D2:'USER-COUNTS'.D21 'USER-COUNTS'.F1:'USER-COUNTS'.F1 'USER-COUNTS'.F2:'USER-COUNTS'.F21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1" draw:style-name="gr1" draw:text-style-name="P1" svg:width="15.999cm" svg:height="8.999cm" svg:x="0.474cm" svg:y="9.8cm">
            <draw:object draw:notify-on-update-of-ranges="'USER-COUNTS'.B1:'USER-COUNTS'.B1 'USER-COUNTS'.B2:'USER-COUNTS'.B21 'USER-COUNTS'.C1:'USER-COUNTS'.C1 'USER-COUNTS'.C2:'USER-COUNTS'.C21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28"/>
        <table:table-column table:style-name="co1" table:default-cell-style-name="Default"/>
        <table:table-column table:style-name="co1" table:default-cell-style-name="ce28"/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25"/>
          <table:table-cell table:style-name="ce1" office:value-type="string" calcext:value-type="string">
            <text:p>Deniers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26"/>
          <table:table-cell table:style-name="ce28"/>
          <table:table-cell/>
          <table:table-cell table:style-name="ce28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856" calcext:value-type="float">
            <text:p>20856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table:formula="of:=[.D3]/[.C3]" office:value-type="percentage" office:value="0.643518518518518" calcext:value-type="percentage">
            <text:p>64.35%</text:p>
          </table:table-cell>
          <table:table-cell office:value-type="float" office:value="847" calcext:value-type="float">
            <text:p>847</text:p>
          </table:table-cell>
          <table:table-cell table:formula="of:=[.F3]/[.C3]" office:value-type="percentage" office:value="0.356481481481481" calcext:value-type="percentage">
            <text:p>35.65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816" calcext:value-type="float">
            <text:p>18816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table:formula="of:=[.D4]/[.C4]" office:value-type="percentage" office:value="0.657757980697847" calcext:value-type="percentage">
            <text:p>65.78%</text:p>
          </table:table-cell>
          <table:table-cell office:value-type="float" office:value="461" calcext:value-type="float">
            <text:p>461</text:p>
          </table:table-cell>
          <table:table-cell table:formula="of:=[.F4]/[.C4]" office:value-type="percentage" office:value="0.342242019302153" calcext:value-type="percentage">
            <text:p>34.22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50" calcext:value-type="float">
            <text:p>17550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table:formula="of:=[.D5]/[.C5]" office:value-type="percentage" office:value="0.660194174757282" calcext:value-type="percentage">
            <text:p>66.02%</text:p>
          </table:table-cell>
          <table:table-cell office:value-type="float" office:value="315" calcext:value-type="float">
            <text:p>315</text:p>
          </table:table-cell>
          <table:table-cell table:formula="of:=[.F5]/[.C5]" office:value-type="percentage" office:value="0.339805825242718" calcext:value-type="percentage">
            <text:p>33.98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62" calcext:value-type="float">
            <text:p>16662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table:formula="of:=[.D6]/[.C6]" office:value-type="percentage" office:value="0.64822695035461" calcext:value-type="percentage">
            <text:p>64.82%</text:p>
          </table:table-cell>
          <table:table-cell office:value-type="float" office:value="248" calcext:value-type="float">
            <text:p>248</text:p>
          </table:table-cell>
          <table:table-cell table:formula="of:=[.F6]/[.C6]" office:value-type="percentage" office:value="0.35177304964539" calcext:value-type="percentage">
            <text:p>35.18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947" calcext:value-type="float">
            <text:p>15947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table:formula="of:=[.D7]/[.C7]" office:value-type="percentage" office:value="0.650623885918004" calcext:value-type="percentage">
            <text:p>65.06%</text:p>
          </table:table-cell>
          <table:table-cell office:value-type="float" office:value="196" calcext:value-type="float">
            <text:p>196</text:p>
          </table:table-cell>
          <table:table-cell table:formula="of:=[.F7]/[.C7]" office:value-type="percentage" office:value="0.349376114081996" calcext:value-type="percentage">
            <text:p>34.94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401" calcext:value-type="float">
            <text:p>15401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table:formula="of:=[.D8]/[.C8]" office:value-type="percentage" office:value="0.651709401709402" calcext:value-type="percentage">
            <text:p>65.17%</text:p>
          </table:table-cell>
          <table:table-cell office:value-type="float" office:value="163" calcext:value-type="float">
            <text:p>163</text:p>
          </table:table-cell>
          <table:table-cell table:formula="of:=[.F8]/[.C8]" office:value-type="percentage" office:value="0.348290598290598" calcext:value-type="percentage">
            <text:p>34.83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69" calcext:value-type="float">
            <text:p>14869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table:formula="of:=[.D9]/[.C9]" office:value-type="percentage" office:value="0.645408163265306" calcext:value-type="percentage">
            <text:p>64.54%</text:p>
          </table:table-cell>
          <table:table-cell office:value-type="float" office:value="139" calcext:value-type="float">
            <text:p>139</text:p>
          </table:table-cell>
          <table:table-cell table:formula="of:=[.F9]/[.C9]" office:value-type="percentage" office:value="0.354591836734694" calcext:value-type="percentage">
            <text:p>35.46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85" calcext:value-type="float">
            <text:p>14485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table:formula="of:=[.D10]/[.C10]" office:value-type="percentage" office:value="0.646376811594203" calcext:value-type="percentage">
            <text:p>64.64%</text:p>
          </table:table-cell>
          <table:table-cell office:value-type="float" office:value="122" calcext:value-type="float">
            <text:p>122</text:p>
          </table:table-cell>
          <table:table-cell table:formula="of:=[.F10]/[.C10]" office:value-type="percentage" office:value="0.353623188405797" calcext:value-type="percentage">
            <text:p>35.36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107" calcext:value-type="float">
            <text:p>14107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table:formula="of:=[.D11]/[.C11]" office:value-type="percentage" office:value="0.645695364238411" calcext:value-type="percentage">
            <text:p>64.57%</text:p>
          </table:table-cell>
          <table:table-cell office:value-type="float" office:value="107" calcext:value-type="float">
            <text:p>107</text:p>
          </table:table-cell>
          <table:table-cell table:formula="of:=[.F11]/[.C11]" office:value-type="percentage" office:value="0.354304635761589" calcext:value-type="percentage">
            <text:p>35.43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807" calcext:value-type="float">
            <text:p>13807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table:formula="of:=[.D12]/[.C12]" office:value-type="percentage" office:value="0.638376383763838" calcext:value-type="percentage">
            <text:p>63.84%</text:p>
          </table:table-cell>
          <table:table-cell office:value-type="float" office:value="98" calcext:value-type="float">
            <text:p>98</text:p>
          </table:table-cell>
          <table:table-cell table:formula="of:=[.F12]/[.C12]" office:value-type="percentage" office:value="0.361623616236162" calcext:value-type="percentage">
            <text:p>36.16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66" calcext:value-type="float">
            <text:p>13466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table:formula="of:=[.D13]/[.C13]" office:value-type="percentage" office:value="0.645833333333333" calcext:value-type="percentage">
            <text:p>64.58%</text:p>
          </table:table-cell>
          <table:table-cell office:value-type="float" office:value="85" calcext:value-type="float">
            <text:p>85</text:p>
          </table:table-cell>
          <table:table-cell table:formula="of:=[.F13]/[.C13]" office:value-type="percentage" office:value="0.354166666666667" calcext:value-type="percentage">
            <text:p>35.42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178" calcext:value-type="float">
            <text:p>13178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table:formula="of:=[.D14]/[.C14]" office:value-type="percentage" office:value="0.657407407407407" calcext:value-type="percentage">
            <text:p>65.74%</text:p>
          </table:table-cell>
          <table:table-cell office:value-type="float" office:value="74" calcext:value-type="float">
            <text:p>74</text:p>
          </table:table-cell>
          <table:table-cell table:formula="of:=[.F14]/[.C14]" office:value-type="percentage" office:value="0.342592592592593" calcext:value-type="percentage">
            <text:p>34.26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931" calcext:value-type="float">
            <text:p>12931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table:formula="of:=[.D15]/[.C15]" office:value-type="percentage" office:value="0.666666666666667" calcext:value-type="percentage">
            <text:p>66.67%</text:p>
          </table:table-cell>
          <table:table-cell office:value-type="float" office:value="66" calcext:value-type="float">
            <text:p>66</text:p>
          </table:table-cell>
          <table:table-cell table:formula="of:=[.F15]/[.C15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735" calcext:value-type="float">
            <text:p>1273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table:formula="of:=[.D16]/[.C16]" office:value-type="percentage" office:value="0.672131147540984" calcext:value-type="percentage">
            <text:p>67.21%</text:p>
          </table:table-cell>
          <table:table-cell office:value-type="float" office:value="60" calcext:value-type="float">
            <text:p>60</text:p>
          </table:table-cell>
          <table:table-cell table:formula="of:=[.F16]/[.C16]" office:value-type="percentage" office:value="0.327868852459016" calcext:value-type="percentage">
            <text:p>32.79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465" calcext:value-type="float">
            <text:p>12465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table:formula="of:=[.D17]/[.C17]" office:value-type="percentage" office:value="0.662650602409639" calcext:value-type="percentage">
            <text:p>66.27%</text:p>
          </table:table-cell>
          <table:table-cell office:value-type="float" office:value="56" calcext:value-type="float">
            <text:p>56</text:p>
          </table:table-cell>
          <table:table-cell table:formula="of:=[.F17]/[.C17]" office:value-type="percentage" office:value="0.337349397590361" calcext:value-type="percentage">
            <text:p>33.73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241" calcext:value-type="float">
            <text:p>12241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table:formula="of:=[.D18]/[.C18]" office:value-type="percentage" office:value="0.662251655629139" calcext:value-type="percentage">
            <text:p>66.23%</text:p>
          </table:table-cell>
          <table:table-cell office:value-type="float" office:value="51" calcext:value-type="float">
            <text:p>51</text:p>
          </table:table-cell>
          <table:table-cell table:formula="of:=[.F18]/[.C18]" office:value-type="percentage" office:value="0.337748344370861" calcext:value-type="percentage">
            <text:p>33.77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03" calcext:value-type="float">
            <text:p>12003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table:formula="of:=[.D19]/[.C19]" office:value-type="percentage" office:value="0.686131386861314" calcext:value-type="percentage">
            <text:p>68.61%</text:p>
          </table:table-cell>
          <table:table-cell office:value-type="float" office:value="43" calcext:value-type="float">
            <text:p>43</text:p>
          </table:table-cell>
          <table:table-cell table:formula="of:=[.F19]/[.C19]" office:value-type="percentage" office:value="0.313868613138686" calcext:value-type="percentage">
            <text:p>31.39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877" calcext:value-type="float">
            <text:p>11877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table:formula="of:=[.D20]/[.C20]" office:value-type="percentage" office:value="0.684615384615385" calcext:value-type="percentage">
            <text:p>68.46%</text:p>
          </table:table-cell>
          <table:table-cell office:value-type="float" office:value="41" calcext:value-type="float">
            <text:p>41</text:p>
          </table:table-cell>
          <table:table-cell table:formula="of:=[.F20]/[.C20]" office:value-type="percentage" office:value="0.315384615384615" calcext:value-type="percentage">
            <text:p>31.54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668" calcext:value-type="float">
            <text:p>11668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table:formula="of:=[.D21]/[.C21]" office:value-type="percentage" office:value="0.689075630252101" calcext:value-type="percentage">
            <text:p>68.91%</text:p>
          </table:table-cell>
          <table:table-cell office:value-type="float" office:value="37" calcext:value-type="float">
            <text:p>37</text:p>
          </table:table-cell>
          <table:table-cell table:formula="of:=[.F21]/[.C21]" office:value-type="percentage" office:value="0.310924369747899" calcext:value-type="percentage">
            <text:p>31.09%</text:p>
          </table:table-cell>
        </table:table-row>
      </table:table>
      <table:table table:name="INFER-1-BASE" table:style-name="ta1">
        <table:shapes>
          <draw:frame draw:z-index="0" draw:style-name="gr1" draw:text-style-name="P1" svg:width="16.01cm" svg:height="8.999cm" svg:x="23cm" svg:y="0.6cm">
            <draw:object draw:notify-on-update-of-ranges="'INFER-1-BASE'.A2:'INFER-1-BASE'.A21 'INFER-1-BASE'.A1:'INFER-1-BASE'.A1 'INFER-1-BASE'.J2:'INFER-1-BASE'.J21 'INFER-1-BASE'.A1:'INFER-1-BASE'.A1 'INFER-1-BASE'.J25:'INFER-1-BASE'.J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7cm" svg:height="8.997cm" svg:x="23cm" svg:y="11.154cm">
            <draw:object draw:notify-on-update-of-ranges="'INFER-1-BASE'.I3:'INFER-1-BASE'.I21 'INFER-1-BASE'.A1:'INFER-1-BASE'.A1 'INFER-1-BASE'.H3:'INFER-1-BASE'.H21 'INFER-1-BASE'.I26:'INFER-1-BASE'.I44 'INFER-1-BASE'.A1:'INFER-1-BASE'.A1 'INFER-1-BASE'.H26:'INFER-1-BASE'.H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1</text:p>
          </table:table-cell>
          <table:table-cell table:style-name="ce25" office:value-type="string" calcext:value-type="string">
            <text:p>GWIGA1</text:p>
          </table:table-cell>
          <table:table-cell table:style-name="ce1" office:value-type="string" calcext:value-type="string">
            <text:p>DW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1</text:p>
          </table:table-cell>
          <table:covered-table-cell table:number-columns-repeated="5" table:style-name="ce17"/>
          <table:covered-table-cell table:style-name="ce1"/>
          <table:table-cell table:style-name="ce12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219" calcext:value-type="float">
            <text:p>219</text:p>
          </table:table-cell>
          <table:table-cell office:value-type="float" office:value="153" calcext:value-type="float">
            <text:p>153</text:p>
          </table:table-cell>
          <table:table-cell office:value-type="float" office:value="66" calcext:value-type="float">
            <text:p>66</text:p>
          </table:table-cell>
          <table:table-cell table:formula="of:=[.F3]/[.E3]" office:value-type="percentage" office:value="0.698630136986301" calcext:value-type="percentage">
            <text:p>69.86%</text:p>
          </table:table-cell>
          <table:table-cell table:formula="of:=[.F3]/[.C3]" office:value-type="percentage" office:value="0.100065402223676" calcext:value-type="percentage">
            <text:p>10.01%</text:p>
          </table:table-cell>
          <table:table-cell table:formula="of:=2*([.H3]*[.I3])/([.H3]+[.I3])" office:value-type="percentage" office:value="0.175057208237986" calcext:value-type="percentage">
            <text:p>17.51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71" calcext:value-type="float">
            <text:p>171</text:p>
          </table:table-cell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table:formula="of:=[.F4]/[.E4]" office:value-type="percentage" office:value="0.707602339181287" calcext:value-type="percentage">
            <text:p>70.76%</text:p>
          </table:table-cell>
          <table:table-cell table:formula="of:=[.F4]/[.C4]" office:value-type="percentage" office:value="0.136568848758465" calcext:value-type="percentage">
            <text:p>13.66%</text:p>
          </table:table-cell>
          <table:table-cell table:formula="of:=2*([.H4]*[.I4])/([.H4]+[.I4])" office:value-type="percentage" office:value="0.228949858088931" calcext:value-type="percentage">
            <text:p>22.89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45" calcext:value-type="float">
            <text:p>145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table:formula="of:=[.F5]/[.E5]" office:value-type="percentage" office:value="0.675862068965517" calcext:value-type="percentage">
            <text:p>67.59%</text:p>
          </table:table-cell>
          <table:table-cell table:formula="of:=[.F5]/[.C5]" office:value-type="percentage" office:value="0.160130718954248" calcext:value-type="percentage">
            <text:p>16.01%</text:p>
          </table:table-cell>
          <table:table-cell table:formula="of:=2*([.H5]*[.I5])/([.H5]+[.I5])" office:value-type="percentage" office:value="0.25891677675033" calcext:value-type="percentage">
            <text:p>25.89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table:formula="of:=[.F6]/[.E6]" office:value-type="percentage" office:value="0.640625" calcext:value-type="percentage">
            <text:p>64.06%</text:p>
          </table:table-cell>
          <table:table-cell table:formula="of:=[.F6]/[.C6]" office:value-type="percentage" office:value="0.179431072210066" calcext:value-type="percentage">
            <text:p>17.94%</text:p>
          </table:table-cell>
          <table:table-cell table:formula="of:=2*([.H6]*[.I6])/([.H6]+[.I6])" office:value-type="percentage" office:value="0.28034188034188" calcext:value-type="percentage">
            <text:p>28.03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F7]/[.E7]" office:value-type="percentage" office:value="0.603448275862069" calcext:value-type="percentage">
            <text:p>60.34%</text:p>
          </table:table-cell>
          <table:table-cell table:formula="of:=[.F7]/[.C7]" office:value-type="percentage" office:value="0.191780821917808" calcext:value-type="percentage">
            <text:p>19.18%</text:p>
          </table:table-cell>
          <table:table-cell table:formula="of:=2*([.H7]*[.I7])/([.H7]+[.I7])" office:value-type="percentage" office:value="0.291060291060291" calcext:value-type="percentage">
            <text:p>29.11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107" calcext:value-type="float">
            <text:p>107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table:formula="of:=[.F8]/[.E8]" office:value-type="percentage" office:value="0.588785046728972" calcext:value-type="percentage">
            <text:p>58.88%</text:p>
          </table:table-cell>
          <table:table-cell table:formula="of:=[.F8]/[.C8]" office:value-type="percentage" office:value="0.20655737704918" calcext:value-type="percentage">
            <text:p>20.66%</text:p>
          </table:table-cell>
          <table:table-cell table:formula="of:=2*([.H8]*[.I8])/([.H8]+[.I8])" office:value-type="percentage" office:value="0.305825242718447" calcext:value-type="percentage">
            <text:p>30.58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[.F9]/[.E9]" office:value-type="percentage" office:value="0.6" calcext:value-type="percentage">
            <text:p>60.00%</text:p>
          </table:table-cell>
          <table:table-cell table:formula="of:=[.F9]/[.C9]" office:value-type="percentage" office:value="0.237154150197628" calcext:value-type="percentage">
            <text:p>23.72%</text:p>
          </table:table-cell>
          <table:table-cell table:formula="of:=2*([.H9]*[.I9])/([.H9]+[.I9])" office:value-type="percentage" office:value="0.339943342776204" calcext:value-type="percentage">
            <text:p>33.99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formula="of:=[.F10]/[.E10]" office:value-type="percentage" office:value="0.6" calcext:value-type="percentage">
            <text:p>60.00%</text:p>
          </table:table-cell>
          <table:table-cell table:formula="of:=[.F10]/[.C10]" office:value-type="percentage" office:value="0.255605381165919" calcext:value-type="percentage">
            <text:p>25.56%</text:p>
          </table:table-cell>
          <table:table-cell table:formula="of:=2*([.H10]*[.I10])/([.H10]+[.I10])" office:value-type="percentage" office:value="0.358490566037736" calcext:value-type="percentage">
            <text:p>35.85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formula="of:=[.F11]/[.E11]" office:value-type="percentage" office:value="0.617977528089888" calcext:value-type="percentage">
            <text:p>61.80%</text:p>
          </table:table-cell>
          <table:table-cell table:formula="of:=[.F11]/[.C11]" office:value-type="percentage" office:value="0.282051282051282" calcext:value-type="percentage">
            <text:p>28.21%</text:p>
          </table:table-cell>
          <table:table-cell table:formula="of:=2*([.H11]*[.I11])/([.H11]+[.I11])" office:value-type="percentage" office:value="0.387323943661972" calcext:value-type="percentage">
            <text:p>38.73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formula="of:=[.F12]/[.E12]" office:value-type="percentage" office:value="0.602409638554217" calcext:value-type="percentage">
            <text:p>60.24%</text:p>
          </table:table-cell>
          <table:table-cell table:formula="of:=[.F12]/[.C12]" office:value-type="percentage" office:value="0.289017341040462" calcext:value-type="percentage">
            <text:p>28.90%</text:p>
          </table:table-cell>
          <table:table-cell table:formula="of:=2*([.H12]*[.I12])/([.H12]+[.I12])" office:value-type="percentage" office:value="0.390625" calcext:value-type="percentage">
            <text:p>39.06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formula="of:=[.F13]/[.E13]" office:value-type="percentage" office:value="0.61038961038961" calcext:value-type="percentage">
            <text:p>61.04%</text:p>
          </table:table-cell>
          <table:table-cell table:formula="of:=[.F13]/[.C13]" office:value-type="percentage" office:value="0.303225806451613" calcext:value-type="percentage">
            <text:p>30.32%</text:p>
          </table:table-cell>
          <table:table-cell table:formula="of:=2*([.H13]*[.I13])/([.H13]+[.I13])" office:value-type="percentage" office:value="0.405172413793104" calcext:value-type="percentage">
            <text:p>40.52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formula="of:=[.F14]/[.E14]" office:value-type="percentage" office:value="0.585714285714286" calcext:value-type="percentage">
            <text:p>58.57%</text:p>
          </table:table-cell>
          <table:table-cell table:formula="of:=[.F14]/[.C14]" office:value-type="percentage" office:value="0.288732394366197" calcext:value-type="percentage">
            <text:p>28.87%</text:p>
          </table:table-cell>
          <table:table-cell table:formula="of:=2*([.H14]*[.I14])/([.H14]+[.I14])" office:value-type="percentage" office:value="0.386792452830189" calcext:value-type="percentage">
            <text:p>38.68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F15]/[.E15]" office:value-type="percentage" office:value="0.578125" calcext:value-type="percentage">
            <text:p>57.81%</text:p>
          </table:table-cell>
          <table:table-cell table:formula="of:=[.F15]/[.C15]" office:value-type="percentage" office:value="0.28030303030303" calcext:value-type="percentage">
            <text:p>28.03%</text:p>
          </table:table-cell>
          <table:table-cell table:formula="of:=2*([.H15]*[.I15])/([.H15]+[.I15])" office:value-type="percentage" office:value="0.377551020408163" calcext:value-type="percentage">
            <text:p>37.76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formula="of:=[.F16]/[.E16]" office:value-type="percentage" office:value="0.587301587301587" calcext:value-type="percentage">
            <text:p>58.73%</text:p>
          </table:table-cell>
          <table:table-cell table:formula="of:=[.F16]/[.C16]" office:value-type="percentage" office:value="0.300813008130081" calcext:value-type="percentage">
            <text:p>30.08%</text:p>
          </table:table-cell>
          <table:table-cell table:formula="of:=2*([.H16]*[.I16])/([.H16]+[.I16])" office:value-type="percentage" office:value="0.397849462365591" calcext:value-type="percentage">
            <text:p>39.78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formula="of:=[.F17]/[.E17]" office:value-type="percentage" office:value="0.580645161290323" calcext:value-type="percentage">
            <text:p>58.06%</text:p>
          </table:table-cell>
          <table:table-cell table:formula="of:=[.F17]/[.C17]" office:value-type="percentage" office:value="0.327272727272727" calcext:value-type="percentage">
            <text:p>32.73%</text:p>
          </table:table-cell>
          <table:table-cell table:formula="of:=2*([.H17]*[.I17])/([.H17]+[.I17])" office:value-type="percentage" office:value="0.418604651162791" calcext:value-type="percentage">
            <text:p>41.86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formula="of:=[.F18]/[.E18]" office:value-type="percentage" office:value="0.596491228070175" calcext:value-type="percentage">
            <text:p>59.65%</text:p>
          </table:table-cell>
          <table:table-cell table:formula="of:=[.F18]/[.C18]" office:value-type="percentage" office:value="0.34" calcext:value-type="percentage">
            <text:p>34.00%</text:p>
          </table:table-cell>
          <table:table-cell table:formula="of:=2*([.H18]*[.I18])/([.H18]+[.I18])" office:value-type="percentage" office:value="0.43312101910828" calcext:value-type="percentage">
            <text:p>43.31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formula="of:=[.F19]/[.E19]" office:value-type="percentage" office:value="0.647058823529412" calcext:value-type="percentage">
            <text:p>64.71%</text:p>
          </table:table-cell>
          <table:table-cell table:formula="of:=[.F19]/[.C19]" office:value-type="percentage" office:value="0.351063829787234" calcext:value-type="percentage">
            <text:p>35.11%</text:p>
          </table:table-cell>
          <table:table-cell table:formula="of:=2*([.H19]*[.I19])/([.H19]+[.I19])" office:value-type="percentage" office:value="0.455172413793104" calcext:value-type="percentage">
            <text:p>45.52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formula="of:=[.F20]/[.E20]" office:value-type="percentage" office:value="0.653061224489796" calcext:value-type="percentage">
            <text:p>65.31%</text:p>
          </table:table-cell>
          <table:table-cell table:formula="of:=[.F20]/[.C20]" office:value-type="percentage" office:value="0.359550561797753" calcext:value-type="percentage">
            <text:p>35.96%</text:p>
          </table:table-cell>
          <table:table-cell table:formula="of:=2*([.H20]*[.I20])/([.H20]+[.I20])" office:value-type="percentage" office:value="0.463768115942029" calcext:value-type="percentage">
            <text:p>46.38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F21]/[.E21]" office:value-type="percentage" office:value="0.666666666666667" calcext:value-type="percentage">
            <text:p>66.67%</text:p>
          </table:table-cell>
          <table:table-cell table:formula="of:=[.F21]/[.C21]" office:value-type="percentage" office:value="0.365853658536585" calcext:value-type="percentage">
            <text:p>36.59%</text:p>
          </table:table-cell>
          <table:table-cell table:formula="of:=2*([.H21]*[.I21])/([.H21]+[.I21])" office:value-type="percentage" office:value="0.47244094488189" calcext:value-type="percentage">
            <text:p>47.24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1</text:p>
          </table:table-cell>
          <table:table-cell table:style-name="ce25" office:value-type="string" calcext:value-type="string">
            <text:p>GSIGA1</text:p>
          </table:table-cell>
          <table:table-cell table:style-name="ce1" office:value-type="string" calcext:value-type="string">
            <text:p>DS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2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formula="of:=[.F26]/[.E26]" office:value-type="percentage" office:value="0.662921348314607" calcext:value-type="percentage">
            <text:p>66.29%</text:p>
          </table:table-cell>
          <table:table-cell table:style-name="ce11" table:formula="of:=[.F26]/[.C26]" office:value-type="percentage" office:value="0.0385873119686069" calcext:value-type="percentage">
            <text:p>3.86%</text:p>
          </table:table-cell>
          <table:table-cell table:formula="of:=2*([.H26]*[.I26])/([.H26]+[.I26])" office:value-type="percentage" office:value="0.072929542645241" calcext:value-type="percentage">
            <text:p>7.29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table:formula="of:=[.F27]/[.E27]" office:value-type="percentage" office:value="0.676470588235294" calcext:value-type="percentage">
            <text:p>67.65%</text:p>
          </table:table-cell>
          <table:table-cell table:style-name="ce11" table:formula="of:=[.F27]/[.C27]" office:value-type="percentage" office:value="0.0519187358916479" calcext:value-type="percentage">
            <text:p>5.19%</text:p>
          </table:table-cell>
          <table:table-cell table:formula="of:=2*([.H27]*[.I27])/([.H27]+[.I27])" office:value-type="percentage" office:value="0.0964360587002096" calcext:value-type="percentage">
            <text:p>9.64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formula="of:=[.F28]/[.E28]" office:value-type="percentage" office:value="0.639344262295082" calcext:value-type="percentage">
            <text:p>63.93%</text:p>
          </table:table-cell>
          <table:table-cell table:style-name="ce11" table:formula="of:=[.F28]/[.C28]" office:value-type="percentage" office:value="0.0637254901960784" calcext:value-type="percentage">
            <text:p>6.37%</text:p>
          </table:table-cell>
          <table:table-cell table:formula="of:=2*([.H28]*[.I28])/([.H28]+[.I28])" office:value-type="percentage" office:value="0.115898959881129" calcext:value-type="percentage">
            <text:p>11.59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formula="of:=[.F29]/[.E29]" office:value-type="percentage" office:value="0.607142857142857" calcext:value-type="percentage">
            <text:p>60.71%</text:p>
          </table:table-cell>
          <table:table-cell table:style-name="ce11" table:formula="of:=[.F29]/[.C29]" office:value-type="percentage" office:value="0.074398249452954" calcext:value-type="percentage">
            <text:p>7.44%</text:p>
          </table:table-cell>
          <table:table-cell table:formula="of:=2*([.H29]*[.I29])/([.H29]+[.I29])" office:value-type="percentage" office:value="0.132553606237817" calcext:value-type="percentage">
            <text:p>13.26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formula="of:=[.F30]/[.E30]" office:value-type="percentage" office:value="0.584905660377358" calcext:value-type="percentage">
            <text:p>58.49%</text:p>
          </table:table-cell>
          <table:table-cell table:style-name="ce11" table:formula="of:=[.F30]/[.C30]" office:value-type="percentage" office:value="0.0849315068493151" calcext:value-type="percentage">
            <text:p>8.49%</text:p>
          </table:table-cell>
          <table:table-cell table:formula="of:=2*([.H30]*[.I30])/([.H30]+[.I30])" office:value-type="percentage" office:value="0.148325358851675" calcext:value-type="percentage">
            <text:p>14.83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[.F31]/[.E31]" office:value-type="percentage" office:value="0.5625" calcext:value-type="percentage">
            <text:p>56.25%</text:p>
          </table:table-cell>
          <table:table-cell table:style-name="ce11" table:formula="of:=[.F31]/[.C31]" office:value-type="percentage" office:value="0.0885245901639344" calcext:value-type="percentage">
            <text:p>8.85%</text:p>
          </table:table-cell>
          <table:table-cell table:formula="of:=2*([.H31]*[.I31])/([.H31]+[.I31])" office:value-type="percentage" office:value="0.152974504249292" calcext:value-type="percentage">
            <text:p>15.30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[.F32]/[.E32]" office:value-type="percentage" office:value="0.553191489361702" calcext:value-type="percentage">
            <text:p>55.32%</text:p>
          </table:table-cell>
          <table:table-cell table:style-name="ce11" table:formula="of:=[.F32]/[.C32]" office:value-type="percentage" office:value="0.102766798418972" calcext:value-type="percentage">
            <text:p>10.28%</text:p>
          </table:table-cell>
          <table:table-cell table:formula="of:=2*([.H32]*[.I32])/([.H32]+[.I32])" office:value-type="percentage" office:value="0.173333333333333" calcext:value-type="percentage">
            <text:p>17.33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F33]/[.E33]" office:value-type="percentage" office:value="0.555555555555556" calcext:value-type="percentage">
            <text:p>55.56%</text:p>
          </table:table-cell>
          <table:table-cell table:style-name="ce11" table:formula="of:=[.F33]/[.C33]" office:value-type="percentage" office:value="0.112107623318386" calcext:value-type="percentage">
            <text:p>11.21%</text:p>
          </table:table-cell>
          <table:table-cell table:formula="of:=2*([.H33]*[.I33])/([.H33]+[.I33])" office:value-type="percentage" office:value="0.186567164179104" calcext:value-type="percentage">
            <text:p>18.66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[.F34]/[.E34]" office:value-type="percentage" office:value="0.595238095238095" calcext:value-type="percentage">
            <text:p>59.52%</text:p>
          </table:table-cell>
          <table:table-cell table:style-name="ce11" table:formula="of:=[.F34]/[.C34]" office:value-type="percentage" office:value="0.128205128205128" calcext:value-type="percentage">
            <text:p>12.82%</text:p>
          </table:table-cell>
          <table:table-cell table:formula="of:=2*([.H34]*[.I34])/([.H34]+[.I34])" office:value-type="percentage" office:value="0.210970464135021" calcext:value-type="percentage">
            <text:p>21.10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F35]/[.E35]" office:value-type="percentage" office:value="0.575" calcext:value-type="percentage">
            <text:p>57.50%</text:p>
          </table:table-cell>
          <table:table-cell table:style-name="ce11" table:formula="of:=[.F35]/[.C35]" office:value-type="percentage" office:value="0.132947976878613" calcext:value-type="percentage">
            <text:p>13.29%</text:p>
          </table:table-cell>
          <table:table-cell table:formula="of:=2*([.H35]*[.I35])/([.H35]+[.I35])" office:value-type="percentage" office:value="0.215962441314554" calcext:value-type="percentage">
            <text:p>21.60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[.F36]/[.E36]" office:value-type="percentage" office:value="0.594594594594595" calcext:value-type="percentage">
            <text:p>59.46%</text:p>
          </table:table-cell>
          <table:table-cell table:style-name="ce11" table:formula="of:=[.F36]/[.C36]" office:value-type="percentage" office:value="0.141935483870968" calcext:value-type="percentage">
            <text:p>14.19%</text:p>
          </table:table-cell>
          <table:table-cell table:formula="of:=2*([.H36]*[.I36])/([.H36]+[.I36])" office:value-type="percentage" office:value="0.229166666666667" calcext:value-type="percentage">
            <text:p>22.92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F37]/[.E37]" office:value-type="percentage" office:value="0.571428571428571" calcext:value-type="percentage">
            <text:p>57.14%</text:p>
          </table:table-cell>
          <table:table-cell table:style-name="ce11" table:formula="of:=[.F37]/[.C37]" office:value-type="percentage" office:value="0.140845070422535" calcext:value-type="percentage">
            <text:p>14.08%</text:p>
          </table:table-cell>
          <table:table-cell table:formula="of:=2*([.H37]*[.I37])/([.H37]+[.I37])" office:value-type="percentage" office:value="0.225988700564972" calcext:value-type="percentage">
            <text:p>22.60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F38]/[.E38]" office:value-type="percentage" office:value="0.606060606060606" calcext:value-type="percentage">
            <text:p>60.61%</text:p>
          </table:table-cell>
          <table:table-cell table:style-name="ce11" table:formula="of:=[.F38]/[.C38]" office:value-type="percentage" office:value="0.151515151515152" calcext:value-type="percentage">
            <text:p>15.15%</text:p>
          </table:table-cell>
          <table:table-cell table:formula="of:=2*([.H38]*[.I38])/([.H38]+[.I38])" office:value-type="percentage" office:value="0.242424242424242" calcext:value-type="percentage">
            <text:p>24.24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F39]/[.E39]" office:value-type="percentage" office:value="0.625" calcext:value-type="percentage">
            <text:p>62.50%</text:p>
          </table:table-cell>
          <table:table-cell table:style-name="ce11" table:formula="of:=[.F39]/[.C39]" office:value-type="percentage" office:value="0.16260162601626" calcext:value-type="percentage">
            <text:p>16.26%</text:p>
          </table:table-cell>
          <table:table-cell table:formula="of:=2*([.H39]*[.I39])/([.H39]+[.I39])" office:value-type="percentage" office:value="0.258064516129032" calcext:value-type="percentage">
            <text:p>25.81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F40]/[.E40]" office:value-type="percentage" office:value="0.612903225806452" calcext:value-type="percentage">
            <text:p>61.29%</text:p>
          </table:table-cell>
          <table:table-cell table:style-name="ce11" table:formula="of:=[.F40]/[.C40]" office:value-type="percentage" office:value="0.172727272727273" calcext:value-type="percentage">
            <text:p>17.27%</text:p>
          </table:table-cell>
          <table:table-cell table:formula="of:=2*([.H40]*[.I40])/([.H40]+[.I40])" office:value-type="percentage" office:value="0.269503546099291" calcext:value-type="percentage">
            <text:p>26.95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F41]/[.E41]" office:value-type="percentage" office:value="0.642857142857143" calcext:value-type="percentage">
            <text:p>64.29%</text:p>
          </table:table-cell>
          <table:table-cell table:style-name="ce11" table:formula="of:=[.F41]/[.C41]" office:value-type="percentage" office:value="0.18" calcext:value-type="percentage">
            <text:p>18.00%</text:p>
          </table:table-cell>
          <table:table-cell table:formula="of:=2*([.H41]*[.I41])/([.H41]+[.I41])" office:value-type="percentage" office:value="0.28125" calcext:value-type="percentage">
            <text:p>28.13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F42]/[.E42]" office:value-type="percentage" office:value="0.692307692307692" calcext:value-type="percentage">
            <text:p>69.23%</text:p>
          </table:table-cell>
          <table:table-cell table:style-name="ce11" table:formula="of:=[.F42]/[.C42]" office:value-type="percentage" office:value="0.191489361702128" calcext:value-type="percentage">
            <text:p>19.15%</text:p>
          </table:table-cell>
          <table:table-cell table:formula="of:=2*([.H42]*[.I42])/([.H42]+[.I42])" office:value-type="percentage" office:value="0.3" calcext:value-type="percentage">
            <text:p>30.00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F43]/[.E43]" office:value-type="percentage" office:value="0.708333333333333" calcext:value-type="percentage">
            <text:p>70.83%</text:p>
          </table:table-cell>
          <table:table-cell table:style-name="ce11" table:formula="of:=[.F43]/[.C43]" office:value-type="percentage" office:value="0.191011235955056" calcext:value-type="percentage">
            <text:p>19.10%</text:p>
          </table:table-cell>
          <table:table-cell table:formula="of:=2*([.H43]*[.I43])/([.H43]+[.I43])" office:value-type="percentage" office:value="0.300884955752212" calcext:value-type="percentage">
            <text:p>30.09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F44]/[.E44]" office:value-type="percentage" office:value="0.727272727272727" calcext:value-type="percentage">
            <text:p>72.73%</text:p>
          </table:table-cell>
          <table:table-cell table:style-name="ce11" table:formula="of:=[.F44]/[.C44]" office:value-type="percentage" office:value="0.195121951219512" calcext:value-type="percentage">
            <text:p>19.51%</text:p>
          </table:table-cell>
          <table:table-cell table:formula="of:=2*([.H44]*[.I44])/([.H44]+[.I44])" office:value-type="percentage" office:value="0.307692307692308" calcext:value-type="percentage">
            <text:p>30.77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2-BASE" table:style-name="ta1">
        <table:shapes>
          <draw:frame draw:z-index="0" draw:style-name="gr1" draw:text-style-name="P1" svg:width="16.01cm" svg:height="8.999cm" svg:x="23cm" svg:y="0.6cm">
            <draw:object draw:notify-on-update-of-ranges="'INFER-2-BASE'.A2:'INFER-2-BASE'.A21 'INFER-1-BASE'.A1:'INFER-1-BASE'.A1 'INFER-2-BASE'.J2:'INFER-2-BASE'.J21 'INFER-1-BASE'.A1:'INFER-1-BASE'.A1 'INFER-2-BASE'.J25:'INFER-2-BASE'.J4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.997cm" svg:height="8.997cm" svg:x="23cm" svg:y="11.154cm">
            <draw:object draw:notify-on-update-of-ranges="'INFER-2-BASE'.I3:'INFER-2-BASE'.I21 'INFER-1-BASE'.A1:'INFER-1-BASE'.A1 'INFER-2-BASE'.H3:'INFER-2-BASE'.H21 'INFER-2-BASE'.I26:'INFER-2-BASE'.I44 'INFER-1-BASE'.A1:'INFER-1-BASE'.A1 'INFER-2-BASE'.H26:'INFER-2-BASE'.H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2</text:p>
          </table:table-cell>
          <table:table-cell table:style-name="ce25" office:value-type="string" calcext:value-type="string">
            <text:p>GWIGA2</text:p>
          </table:table-cell>
          <table:table-cell table:style-name="ce1" office:value-type="string" calcext:value-type="string">
            <text:p>DW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2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258" calcext:value-type="float">
            <text:p>258</text:p>
          </table:table-cell>
          <table:table-cell office:value-type="float" office:value="184" calcext:value-type="float">
            <text:p>184</text:p>
          </table:table-cell>
          <table:table-cell office:value-type="float" office:value="74" calcext:value-type="float">
            <text:p>74</text:p>
          </table:table-cell>
          <table:table-cell table:formula="of:=[.F3]/[.E3]" office:value-type="percentage" office:value="0.713178294573643" calcext:value-type="percentage">
            <text:p>71.32%</text:p>
          </table:table-cell>
          <table:table-cell table:formula="of:=[.F3]/[.C3]" office:value-type="percentage" office:value="0.120340091563113" calcext:value-type="percentage">
            <text:p>12.03%</text:p>
          </table:table-cell>
          <table:table-cell table:formula="of:=2*([.H3]*[.I3])/([.H3]+[.I3])" office:value-type="percentage" office:value="0.205931729155008" calcext:value-type="percentage">
            <text:p>20.59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202" calcext:value-type="float">
            <text:p>202</text:p>
          </table:table-cell>
          <table:table-cell office:value-type="float" office:value="146" calcext:value-type="float">
            <text:p>146</text:p>
          </table:table-cell>
          <table:table-cell office:value-type="float" office:value="56" calcext:value-type="float">
            <text:p>56</text:p>
          </table:table-cell>
          <table:table-cell table:formula="of:=[.F4]/[.E4]" office:value-type="percentage" office:value="0.722772277227723" calcext:value-type="percentage">
            <text:p>72.28%</text:p>
          </table:table-cell>
          <table:table-cell table:formula="of:=[.F4]/[.C4]" office:value-type="percentage" office:value="0.164785553047404" calcext:value-type="percentage">
            <text:p>16.48%</text:p>
          </table:table-cell>
          <table:table-cell table:formula="of:=2*([.H4]*[.I4])/([.H4]+[.I4])" office:value-type="percentage" office:value="0.268382352941176" calcext:value-type="percentage">
            <text:p>26.84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72" calcext:value-type="float">
            <text:p>172</text:p>
          </table:table-cell>
          <table:table-cell office:value-type="float" office:value="119" calcext:value-type="float">
            <text:p>119</text:p>
          </table:table-cell>
          <table:table-cell office:value-type="float" office:value="53" calcext:value-type="float">
            <text:p>53</text:p>
          </table:table-cell>
          <table:table-cell table:formula="of:=[.F5]/[.E5]" office:value-type="percentage" office:value="0.691860465116279" calcext:value-type="percentage">
            <text:p>69.19%</text:p>
          </table:table-cell>
          <table:table-cell table:formula="of:=[.F5]/[.C5]" office:value-type="percentage" office:value="0.194444444444444" calcext:value-type="percentage">
            <text:p>19.44%</text:p>
          </table:table-cell>
          <table:table-cell table:formula="of:=2*([.H5]*[.I5])/([.H5]+[.I5])" office:value-type="percentage" office:value="0.303571428571429" calcext:value-type="percentage">
            <text:p>30.36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table:formula="of:=[.F6]/[.E6]" office:value-type="percentage" office:value="0.66887417218543" calcext:value-type="percentage">
            <text:p>66.89%</text:p>
          </table:table-cell>
          <table:table-cell table:formula="of:=[.F6]/[.C6]" office:value-type="percentage" office:value="0.221006564551422" calcext:value-type="percentage">
            <text:p>22.10%</text:p>
          </table:table-cell>
          <table:table-cell table:formula="of:=2*([.H6]*[.I6])/([.H6]+[.I6])" office:value-type="percentage" office:value="0.332236842105263" calcext:value-type="percentage">
            <text:p>33.22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31" calcext:value-type="float">
            <text:p>131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table:formula="of:=[.F7]/[.E7]" office:value-type="percentage" office:value="0.633587786259542" calcext:value-type="percentage">
            <text:p>63.36%</text:p>
          </table:table-cell>
          <table:table-cell table:formula="of:=[.F7]/[.C7]" office:value-type="percentage" office:value="0.227397260273973" calcext:value-type="percentage">
            <text:p>22.74%</text:p>
          </table:table-cell>
          <table:table-cell table:formula="of:=2*([.H7]*[.I7])/([.H7]+[.I7])" office:value-type="percentage" office:value="0.334677419354839" calcext:value-type="percentage">
            <text:p>33.47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table:formula="of:=[.F8]/[.E8]" office:value-type="percentage" office:value="0.616666666666667" calcext:value-type="percentage">
            <text:p>61.67%</text:p>
          </table:table-cell>
          <table:table-cell table:formula="of:=[.F8]/[.C8]" office:value-type="percentage" office:value="0.242622950819672" calcext:value-type="percentage">
            <text:p>24.26%</text:p>
          </table:table-cell>
          <table:table-cell table:formula="of:=2*([.H8]*[.I8])/([.H8]+[.I8])" office:value-type="percentage" office:value="0.348235294117647" calcext:value-type="percentage">
            <text:p>34.82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110" calcext:value-type="float">
            <text:p>110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table:formula="of:=[.F9]/[.E9]" office:value-type="percentage" office:value="0.627272727272727" calcext:value-type="percentage">
            <text:p>62.73%</text:p>
          </table:table-cell>
          <table:table-cell table:formula="of:=[.F9]/[.C9]" office:value-type="percentage" office:value="0.272727272727273" calcext:value-type="percentage">
            <text:p>27.27%</text:p>
          </table:table-cell>
          <table:table-cell table:formula="of:=2*([.H9]*[.I9])/([.H9]+[.I9])" office:value-type="percentage" office:value="0.380165289256198" calcext:value-type="percentage">
            <text:p>38.02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table:formula="of:=[.F10]/[.E10]" office:value-type="percentage" office:value="0.625" calcext:value-type="percentage">
            <text:p>62.50%</text:p>
          </table:table-cell>
          <table:table-cell table:formula="of:=[.F10]/[.C10]" office:value-type="percentage" office:value="0.291479820627803" calcext:value-type="percentage">
            <text:p>29.15%</text:p>
          </table:table-cell>
          <table:table-cell table:formula="of:=2*([.H10]*[.I10])/([.H10]+[.I10])" office:value-type="percentage" office:value="0.397553516819572" calcext:value-type="percentage">
            <text:p>39.76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table:formula="of:=[.F11]/[.E11]" office:value-type="percentage" office:value="0.649484536082474" calcext:value-type="percentage">
            <text:p>64.95%</text:p>
          </table:table-cell>
          <table:table-cell table:formula="of:=[.F11]/[.C11]" office:value-type="percentage" office:value="0.323076923076923" calcext:value-type="percentage">
            <text:p>32.31%</text:p>
          </table:table-cell>
          <table:table-cell table:formula="of:=2*([.H11]*[.I11])/([.H11]+[.I11])" office:value-type="percentage" office:value="0.431506849315069" calcext:value-type="percentage">
            <text:p>43.15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table:formula="of:=[.F12]/[.E12]" office:value-type="percentage" office:value="0.637362637362637" calcext:value-type="percentage">
            <text:p>63.74%</text:p>
          </table:table-cell>
          <table:table-cell table:formula="of:=[.F12]/[.C12]" office:value-type="percentage" office:value="0.335260115606936" calcext:value-type="percentage">
            <text:p>33.53%</text:p>
          </table:table-cell>
          <table:table-cell table:formula="of:=2*([.H12]*[.I12])/([.H12]+[.I12])" office:value-type="percentage" office:value="0.439393939393939" calcext:value-type="percentage">
            <text:p>43.94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[.F13]/[.E13]" office:value-type="percentage" office:value="0.647058823529412" calcext:value-type="percentage">
            <text:p>64.71%</text:p>
          </table:table-cell>
          <table:table-cell table:formula="of:=[.F13]/[.C13]" office:value-type="percentage" office:value="0.354838709677419" calcext:value-type="percentage">
            <text:p>35.48%</text:p>
          </table:table-cell>
          <table:table-cell table:formula="of:=2*([.H13]*[.I13])/([.H13]+[.I13])" office:value-type="percentage" office:value="0.458333333333333" calcext:value-type="percentage">
            <text:p>45.83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table:formula="of:=[.F14]/[.E14]" office:value-type="percentage" office:value="0.628205128205128" calcext:value-type="percentage">
            <text:p>62.82%</text:p>
          </table:table-cell>
          <table:table-cell table:formula="of:=[.F14]/[.C14]" office:value-type="percentage" office:value="0.345070422535211" calcext:value-type="percentage">
            <text:p>34.51%</text:p>
          </table:table-cell>
          <table:table-cell table:formula="of:=2*([.H14]*[.I14])/([.H14]+[.I14])" office:value-type="percentage" office:value="0.445454545454545" calcext:value-type="percentage">
            <text:p>44.55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formula="of:=[.F15]/[.E15]" office:value-type="percentage" office:value="0.625" calcext:value-type="percentage">
            <text:p>62.50%</text:p>
          </table:table-cell>
          <table:table-cell table:formula="of:=[.F15]/[.C15]" office:value-type="percentage" office:value="0.340909090909091" calcext:value-type="percentage">
            <text:p>34.09%</text:p>
          </table:table-cell>
          <table:table-cell table:formula="of:=2*([.H15]*[.I15])/([.H15]+[.I15])" office:value-type="percentage" office:value="0.441176470588235" calcext:value-type="percentage">
            <text:p>44.12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formula="of:=[.F16]/[.E16]" office:value-type="percentage" office:value="0.628571428571429" calcext:value-type="percentage">
            <text:p>62.86%</text:p>
          </table:table-cell>
          <table:table-cell table:formula="of:=[.F16]/[.C16]" office:value-type="percentage" office:value="0.357723577235772" calcext:value-type="percentage">
            <text:p>35.77%</text:p>
          </table:table-cell>
          <table:table-cell table:formula="of:=2*([.H16]*[.I16])/([.H16]+[.I16])" office:value-type="percentage" office:value="0.455958549222798" calcext:value-type="percentage">
            <text:p>45.60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formula="of:=[.F17]/[.E17]" office:value-type="percentage" office:value="0.623188405797101" calcext:value-type="percentage">
            <text:p>62.32%</text:p>
          </table:table-cell>
          <table:table-cell table:formula="of:=[.F17]/[.C17]" office:value-type="percentage" office:value="0.390909090909091" calcext:value-type="percentage">
            <text:p>39.09%</text:p>
          </table:table-cell>
          <table:table-cell table:formula="of:=2*([.H17]*[.I17])/([.H17]+[.I17])" office:value-type="percentage" office:value="0.480446927374302" calcext:value-type="percentage">
            <text:p>48.04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formula="of:=[.F18]/[.E18]" office:value-type="percentage" office:value="0.640625" calcext:value-type="percentage">
            <text:p>64.06%</text:p>
          </table:table-cell>
          <table:table-cell table:formula="of:=[.F18]/[.C18]" office:value-type="percentage" office:value="0.41" calcext:value-type="percentage">
            <text:p>41.00%</text:p>
          </table:table-cell>
          <table:table-cell table:formula="of:=2*([.H18]*[.I18])/([.H18]+[.I18])" office:value-type="percentage" office:value="0.5" calcext:value-type="percentage">
            <text:p>50.00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formula="of:=[.F19]/[.E19]" office:value-type="percentage" office:value="0.678571428571429" calcext:value-type="percentage">
            <text:p>67.86%</text:p>
          </table:table-cell>
          <table:table-cell table:formula="of:=[.F19]/[.C19]" office:value-type="percentage" office:value="0.404255319148936" calcext:value-type="percentage">
            <text:p>40.43%</text:p>
          </table:table-cell>
          <table:table-cell table:formula="of:=2*([.H19]*[.I19])/([.H19]+[.I19])" office:value-type="percentage" office:value="0.506666666666667" calcext:value-type="percentage">
            <text:p>50.67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formula="of:=[.F20]/[.E20]" office:value-type="percentage" office:value="0.685185185185185" calcext:value-type="percentage">
            <text:p>68.52%</text:p>
          </table:table-cell>
          <table:table-cell table:formula="of:=[.F20]/[.C20]" office:value-type="percentage" office:value="0.415730337078652" calcext:value-type="percentage">
            <text:p>41.57%</text:p>
          </table:table-cell>
          <table:table-cell table:formula="of:=2*([.H20]*[.I20])/([.H20]+[.I20])" office:value-type="percentage" office:value="0.517482517482518" calcext:value-type="percentage">
            <text:p>51.75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formula="of:=[.F21]/[.E21]" office:value-type="percentage" office:value="0.693877551020408" calcext:value-type="percentage">
            <text:p>69.39%</text:p>
          </table:table-cell>
          <table:table-cell table:formula="of:=[.F21]/[.C21]" office:value-type="percentage" office:value="0.414634146341463" calcext:value-type="percentage">
            <text:p>41.46%</text:p>
          </table:table-cell>
          <table:table-cell table:formula="of:=2*([.H21]*[.I21])/([.H21]+[.I21])" office:value-type="percentage" office:value="0.519083969465649" calcext:value-type="percentage">
            <text:p>51.91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2</text:p>
          </table:table-cell>
          <table:table-cell table:style-name="ce25" office:value-type="string" calcext:value-type="string">
            <text:p>GSIGA2</text:p>
          </table:table-cell>
          <table:table-cell table:style-name="ce1" office:value-type="string" calcext:value-type="string">
            <text:p>DS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table:formula="of:=[.F26]/[.E26]" office:value-type="percentage" office:value="0.694444444444444" calcext:value-type="percentage">
            <text:p>69.44%</text:p>
          </table:table-cell>
          <table:table-cell table:formula="of:=[.F26]/[.C26]" office:value-type="percentage" office:value="0.0490516677567037" calcext:value-type="percentage">
            <text:p>4.91%</text:p>
          </table:table-cell>
          <table:table-cell table:formula="of:=2*([.H26]*[.I26])/([.H26]+[.I26])" office:value-type="percentage" office:value="0.0916310323762981" calcext:value-type="percentage">
            <text:p>9.16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table:formula="of:=[.F27]/[.E27]" office:value-type="percentage" office:value="0.698795180722892" calcext:value-type="percentage">
            <text:p>69.88%</text:p>
          </table:table-cell>
          <table:table-cell table:formula="of:=[.F27]/[.C27]" office:value-type="percentage" office:value="0.0654627539503386" calcext:value-type="percentage">
            <text:p>6.55%</text:p>
          </table:table-cell>
          <table:table-cell table:formula="of:=2*([.H27]*[.I27])/([.H27]+[.I27])" office:value-type="percentage" office:value="0.119711042311661" calcext:value-type="percentage">
            <text:p>11.97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formula="of:=[.F28]/[.E28]" office:value-type="percentage" office:value="0.68" calcext:value-type="percentage">
            <text:p>68.00%</text:p>
          </table:table-cell>
          <table:table-cell table:formula="of:=[.F28]/[.C28]" office:value-type="percentage" office:value="0.0833333333333333" calcext:value-type="percentage">
            <text:p>8.33%</text:p>
          </table:table-cell>
          <table:table-cell table:formula="of:=2*([.H28]*[.I28])/([.H28]+[.I28])" office:value-type="percentage" office:value="0.148471615720524" calcext:value-type="percentage">
            <text:p>14.85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formula="of:=[.F29]/[.E29]" office:value-type="percentage" office:value="0.661764705882353" calcext:value-type="percentage">
            <text:p>66.18%</text:p>
          </table:table-cell>
          <table:table-cell table:formula="of:=[.F29]/[.C29]" office:value-type="percentage" office:value="0.0984682713347921" calcext:value-type="percentage">
            <text:p>9.85%</text:p>
          </table:table-cell>
          <table:table-cell table:formula="of:=2*([.H29]*[.I29])/([.H29]+[.I29])" office:value-type="percentage" office:value="0.171428571428571" calcext:value-type="percentage">
            <text:p>17.14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formula="of:=[.F30]/[.E30]" office:value-type="percentage" office:value="0.634920634920635" calcext:value-type="percentage">
            <text:p>63.49%</text:p>
          </table:table-cell>
          <table:table-cell table:formula="of:=[.F30]/[.C30]" office:value-type="percentage" office:value="0.10958904109589" calcext:value-type="percentage">
            <text:p>10.96%</text:p>
          </table:table-cell>
          <table:table-cell table:formula="of:=2*([.H30]*[.I30])/([.H30]+[.I30])" office:value-type="percentage" office:value="0.186915887850467" calcext:value-type="percentage">
            <text:p>18.69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formula="of:=[.F31]/[.E31]" office:value-type="percentage" office:value="0.607142857142857" calcext:value-type="percentage">
            <text:p>60.71%</text:p>
          </table:table-cell>
          <table:table-cell table:formula="of:=[.F31]/[.C31]" office:value-type="percentage" office:value="0.111475409836066" calcext:value-type="percentage">
            <text:p>11.15%</text:p>
          </table:table-cell>
          <table:table-cell table:formula="of:=2*([.H31]*[.I31])/([.H31]+[.I31])" office:value-type="percentage" office:value="0.188365650969529" calcext:value-type="percentage">
            <text:p>18.84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formula="of:=[.F32]/[.E32]" office:value-type="percentage" office:value="0.596153846153846" calcext:value-type="percentage">
            <text:p>59.62%</text:p>
          </table:table-cell>
          <table:table-cell table:formula="of:=[.F32]/[.C32]" office:value-type="percentage" office:value="0.122529644268775" calcext:value-type="percentage">
            <text:p>12.25%</text:p>
          </table:table-cell>
          <table:table-cell table:formula="of:=2*([.H32]*[.I32])/([.H32]+[.I32])" office:value-type="percentage" office:value="0.20327868852459" calcext:value-type="percentage">
            <text:p>20.33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[.F33]/[.E33]" office:value-type="percentage" office:value="0.6" calcext:value-type="percentage">
            <text:p>60.00%</text:p>
          </table:table-cell>
          <table:table-cell table:formula="of:=[.F33]/[.C33]" office:value-type="percentage" office:value="0.134529147982063" calcext:value-type="percentage">
            <text:p>13.45%</text:p>
          </table:table-cell>
          <table:table-cell table:formula="of:=2*([.H33]*[.I33])/([.H33]+[.I33])" office:value-type="percentage" office:value="0.21978021978022" calcext:value-type="percentage">
            <text:p>21.98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formula="of:=[.F34]/[.E34]" office:value-type="percentage" office:value="0.638297872340426" calcext:value-type="percentage">
            <text:p>63.83%</text:p>
          </table:table-cell>
          <table:table-cell table:formula="of:=[.F34]/[.C34]" office:value-type="percentage" office:value="0.153846153846154" calcext:value-type="percentage">
            <text:p>15.38%</text:p>
          </table:table-cell>
          <table:table-cell table:formula="of:=2*([.H34]*[.I34])/([.H34]+[.I34])" office:value-type="percentage" office:value="0.247933884297521" calcext:value-type="percentage">
            <text:p>24.79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formula="of:=[.F35]/[.E35]" office:value-type="percentage" office:value="0.622222222222222" calcext:value-type="percentage">
            <text:p>62.22%</text:p>
          </table:table-cell>
          <table:table-cell table:formula="of:=[.F35]/[.C35]" office:value-type="percentage" office:value="0.161849710982659" calcext:value-type="percentage">
            <text:p>16.18%</text:p>
          </table:table-cell>
          <table:table-cell table:formula="of:=2*([.H35]*[.I35])/([.H35]+[.I35])" office:value-type="percentage" office:value="0.256880733944954" calcext:value-type="percentage">
            <text:p>25.69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formula="of:=[.F36]/[.E36]" office:value-type="percentage" office:value="0.634146341463415" calcext:value-type="percentage">
            <text:p>63.41%</text:p>
          </table:table-cell>
          <table:table-cell table:formula="of:=[.F36]/[.C36]" office:value-type="percentage" office:value="0.167741935483871" calcext:value-type="percentage">
            <text:p>16.77%</text:p>
          </table:table-cell>
          <table:table-cell table:formula="of:=2*([.H36]*[.I36])/([.H36]+[.I36])" office:value-type="percentage" office:value="0.26530612244898" calcext:value-type="percentage">
            <text:p>26.53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[.F37]/[.E37]" office:value-type="percentage" office:value="0.615384615384615" calcext:value-type="percentage">
            <text:p>61.54%</text:p>
          </table:table-cell>
          <table:table-cell table:formula="of:=[.F37]/[.C37]" office:value-type="percentage" office:value="0.169014084507042" calcext:value-type="percentage">
            <text:p>16.90%</text:p>
          </table:table-cell>
          <table:table-cell table:formula="of:=2*([.H37]*[.I37])/([.H37]+[.I37])" office:value-type="percentage" office:value="0.265193370165746" calcext:value-type="percentage">
            <text:p>26.52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F38]/[.E38]" office:value-type="percentage" office:value="0.638888888888889" calcext:value-type="percentage">
            <text:p>63.89%</text:p>
          </table:table-cell>
          <table:table-cell table:formula="of:=[.F38]/[.C38]" office:value-type="percentage" office:value="0.174242424242424" calcext:value-type="percentage">
            <text:p>17.42%</text:p>
          </table:table-cell>
          <table:table-cell table:formula="of:=2*([.H38]*[.I38])/([.H38]+[.I38])" office:value-type="percentage" office:value="0.273809523809524" calcext:value-type="percentage">
            <text:p>27.38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F39]/[.E39]" office:value-type="percentage" office:value="0.647058823529412" calcext:value-type="percentage">
            <text:p>64.71%</text:p>
          </table:table-cell>
          <table:table-cell table:formula="of:=[.F39]/[.C39]" office:value-type="percentage" office:value="0.178861788617886" calcext:value-type="percentage">
            <text:p>17.89%</text:p>
          </table:table-cell>
          <table:table-cell table:formula="of:=2*([.H39]*[.I39])/([.H39]+[.I39])" office:value-type="percentage" office:value="0.280254777070064" calcext:value-type="percentage">
            <text:p>28.03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F40]/[.E40]" office:value-type="percentage" office:value="0.636363636363636" calcext:value-type="percentage">
            <text:p>63.64%</text:p>
          </table:table-cell>
          <table:table-cell table:formula="of:=[.F40]/[.C40]" office:value-type="percentage" office:value="0.190909090909091" calcext:value-type="percentage">
            <text:p>19.09%</text:p>
          </table:table-cell>
          <table:table-cell table:formula="of:=2*([.H40]*[.I40])/([.H40]+[.I40])" office:value-type="percentage" office:value="0.293706293706294" calcext:value-type="percentage">
            <text:p>29.37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F41]/[.E41]" office:value-type="percentage" office:value="0.666666666666667" calcext:value-type="percentage">
            <text:p>66.67%</text:p>
          </table:table-cell>
          <table:table-cell table:formula="of:=[.F41]/[.C41]" office:value-type="percentage" office:value="0.2" calcext:value-type="percentage">
            <text:p>20.00%</text:p>
          </table:table-cell>
          <table:table-cell table:formula="of:=2*([.H41]*[.I41])/([.H41]+[.I41])" office:value-type="percentage" office:value="0.307692307692308" calcext:value-type="percentage">
            <text:p>30.77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F42]/[.E42]" office:value-type="percentage" office:value="0.714285714285714" calcext:value-type="percentage">
            <text:p>71.43%</text:p>
          </table:table-cell>
          <table:table-cell table:formula="of:=[.F42]/[.C42]" office:value-type="percentage" office:value="0.212765957446808" calcext:value-type="percentage">
            <text:p>21.28%</text:p>
          </table:table-cell>
          <table:table-cell table:formula="of:=2*([.H42]*[.I42])/([.H42]+[.I42])" office:value-type="percentage" office:value="0.327868852459016" calcext:value-type="percentage">
            <text:p>32.79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F43]/[.E43]" office:value-type="percentage" office:value="0.730769230769231" calcext:value-type="percentage">
            <text:p>73.08%</text:p>
          </table:table-cell>
          <table:table-cell table:formula="of:=[.F43]/[.C43]" office:value-type="percentage" office:value="0.213483146067416" calcext:value-type="percentage">
            <text:p>21.35%</text:p>
          </table:table-cell>
          <table:table-cell table:formula="of:=2*([.H43]*[.I43])/([.H43]+[.I43])" office:value-type="percentage" office:value="0.330434782608696" calcext:value-type="percentage">
            <text:p>33.04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F44]/[.E44]" office:value-type="percentage" office:value="0.75" calcext:value-type="percentage">
            <text:p>75.00%</text:p>
          </table:table-cell>
          <table:table-cell table:formula="of:=[.F44]/[.C44]" office:value-type="percentage" office:value="0.219512195121951" calcext:value-type="percentage">
            <text:p>21.95%</text:p>
          </table:table-cell>
          <table:table-cell table:formula="of:=2*([.H44]*[.I44])/([.H44]+[.I44])" office:value-type="percentage" office:value="0.339622641509434" calcext:value-type="percentage">
            <text:p>33.96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3-BASE" table:style-name="ta1">
        <table:shapes>
          <draw:frame draw:z-index="0" draw:style-name="gr1" draw:text-style-name="P1" svg:width="16.01cm" svg:height="8.999cm" svg:x="-39.061cm" svg:y="0.6cm">
            <draw:object draw:notify-on-update-of-ranges="'INFER-3-BASE'.A2:'INFER-3-BASE'.A2 'INFER-3-BASE'.A3:'INFER-3-BASE'.A3 'INFER-3-BASE'.A4:'INFER-3-BASE'.A4 'INFER-3-BASE'.A5:'INFER-3-BASE'.A5 'INFER-3-BASE'.A6:'INFER-3-BASE'.A6 'INFER-3-BASE'.A7:'INFER-3-BASE'.A7 'INFER-3-BASE'.A8:'INFER-3-BASE'.A8 'INFER-3-BASE'.A9:'INFER-3-BASE'.A9 'INFER-3-BASE'.A10:'INFER-3-BASE'.A10 'INFER-3-BASE'.A11:'INFER-3-BASE'.A11 'INFER-3-BASE'.A12:'INFER-3-BASE'.A12 'INFER-3-BASE'.A13:'INFER-3-BASE'.A13 'INFER-3-BASE'.A14:'INFER-3-BASE'.A14 'INFER-3-BASE'.A15:'INFER-3-BASE'.A15 'INFER-3-BASE'.A16:'INFER-3-BASE'.A16 'INFER-3-BASE'.A17:'INFER-3-BASE'.A17 'INFER-3-BASE'.A18:'INFER-3-BASE'.A18 'INFER-3-BASE'.A19:'INFER-3-BASE'.A19 'INFER-3-BASE'.A20:'INFER-3-BASE'.A20 'INFER-3-BASE'.A21:'INFER-3-BASE'.A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INFER-3-BASE'.I3:'INFER-3-BASE'.I21 'INFER-3-BASE'.A1:'INFER-3-BASE'.A1 'INFER-3-BASE'.H3:'INFER-3-BASE'.H21 'INFER-3-BASE'.I26:'INFER-3-BASE'.I44 'INFER-3-BASE'.A1:'INFER-3-BASE'.A1 'INFER-3-BASE'.H26:'INFER-3-BASE'.H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INFER-3-BASE'.J2:'INFER-3-BASE'.J21 'INFER-1-BASE'.A1:'INFER-1-BASE'.A1 'INFER-3-BASE'.J25:'INFER-3-BASE'.J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INFER-3-BASE'.I3:'INFER-3-BASE'.I21 'INFER-1-BASE'.A1:'INFER-1-BASE'.A1 'INFER-3-BASE'.H3:'INFER-3-BASE'.H21 'INFER-3-BASE'.I26:'INFER-3-BASE'.I44 'INFER-1-BASE'.A1:'INFER-1-BASE'.A1 'INFER-3-BASE'.H26:'INFER-3-BASE'.H4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3</text:p>
          </table:table-cell>
          <table:table-cell table:style-name="ce25" office:value-type="string" calcext:value-type="string">
            <text:p>GWIGA3</text:p>
          </table:table-cell>
          <table:table-cell table:style-name="ce1" office:value-type="string" calcext:value-type="string">
            <text:p>DWIGA3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3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284" calcext:value-type="float">
            <text:p>284</text:p>
          </table:table-cell>
          <table:table-cell office:value-type="float" office:value="207" calcext:value-type="float">
            <text:p>207</text:p>
          </table:table-cell>
          <table:table-cell office:value-type="float" office:value="77" calcext:value-type="float">
            <text:p>77</text:p>
          </table:table-cell>
          <table:table-cell table:formula="of:=[.F3]/[.E3]" office:value-type="percentage" office:value="0.72887323943662" calcext:value-type="percentage">
            <text:p>72.89%</text:p>
          </table:table-cell>
          <table:table-cell table:formula="of:=[.F3]/[.C3]" office:value-type="percentage" office:value="0.135382603008502" calcext:value-type="percentage">
            <text:p>13.54%</text:p>
          </table:table-cell>
          <table:table-cell table:formula="of:=2*([.H3]*[.I3])/([.H3]+[.I3])" office:value-type="percentage" office:value="0.228350799779371" calcext:value-type="percentage">
            <text:p>22.84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222" calcext:value-type="float">
            <text:p>222</text:p>
          </table:table-cell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table:formula="of:=[.F4]/[.E4]" office:value-type="percentage" office:value="0.743243243243243" calcext:value-type="percentage">
            <text:p>74.32%</text:p>
          </table:table-cell>
          <table:table-cell table:formula="of:=[.F4]/[.C4]" office:value-type="percentage" office:value="0.186230248306998" calcext:value-type="percentage">
            <text:p>18.62%</text:p>
          </table:table-cell>
          <table:table-cell table:formula="of:=2*([.H4]*[.I4])/([.H4]+[.I4])" office:value-type="percentage" office:value="0.29783393501805" calcext:value-type="percentage">
            <text:p>29.78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88" calcext:value-type="float">
            <text:p>188</text:p>
          </table:table-cell>
          <table:table-cell office:value-type="float" office:value="134" calcext:value-type="float">
            <text:p>134</text:p>
          </table:table-cell>
          <table:table-cell office:value-type="float" office:value="54" calcext:value-type="float">
            <text:p>54</text:p>
          </table:table-cell>
          <table:table-cell table:formula="of:=[.F5]/[.E5]" office:value-type="percentage" office:value="0.712765957446808" calcext:value-type="percentage">
            <text:p>71.28%</text:p>
          </table:table-cell>
          <table:table-cell table:formula="of:=[.F5]/[.C5]" office:value-type="percentage" office:value="0.218954248366013" calcext:value-type="percentage">
            <text:p>21.90%</text:p>
          </table:table-cell>
          <table:table-cell table:formula="of:=2*([.H5]*[.I5])/([.H5]+[.I5])" office:value-type="percentage" office:value="0.335" calcext:value-type="percentage">
            <text:p>33.50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64" calcext:value-type="float">
            <text:p>164</text:p>
          </table:table-cell>
          <table:table-cell office:value-type="float" office:value="113" calcext:value-type="float">
            <text:p>113</text:p>
          </table:table-cell>
          <table:table-cell office:value-type="float" office:value="51" calcext:value-type="float">
            <text:p>51</text:p>
          </table:table-cell>
          <table:table-cell table:formula="of:=[.F6]/[.E6]" office:value-type="percentage" office:value="0.689024390243902" calcext:value-type="percentage">
            <text:p>68.90%</text:p>
          </table:table-cell>
          <table:table-cell table:formula="of:=[.F6]/[.C6]" office:value-type="percentage" office:value="0.2472647702407" calcext:value-type="percentage">
            <text:p>24.73%</text:p>
          </table:table-cell>
          <table:table-cell table:formula="of:=2*([.H6]*[.I6])/([.H6]+[.I6])" office:value-type="percentage" office:value="0.363929146537842" calcext:value-type="percentage">
            <text:p>36.39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table:formula="of:=[.F7]/[.E7]" office:value-type="percentage" office:value="0.657342657342657" calcext:value-type="percentage">
            <text:p>65.73%</text:p>
          </table:table-cell>
          <table:table-cell table:formula="of:=[.F7]/[.C7]" office:value-type="percentage" office:value="0.257534246575342" calcext:value-type="percentage">
            <text:p>25.75%</text:p>
          </table:table-cell>
          <table:table-cell table:formula="of:=2*([.H7]*[.I7])/([.H7]+[.I7])" office:value-type="percentage" office:value="0.37007874015748" calcext:value-type="percentage">
            <text:p>37.01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table:formula="of:=[.F8]/[.E8]" office:value-type="percentage" office:value="0.641221374045801" calcext:value-type="percentage">
            <text:p>64.12%</text:p>
          </table:table-cell>
          <table:table-cell table:formula="of:=[.F8]/[.C8]" office:value-type="percentage" office:value="0.275409836065574" calcext:value-type="percentage">
            <text:p>27.54%</text:p>
          </table:table-cell>
          <table:table-cell table:formula="of:=2*([.H8]*[.I8])/([.H8]+[.I8])" office:value-type="percentage" office:value="0.385321100917431" calcext:value-type="percentage">
            <text:p>38.53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table:formula="of:=[.F9]/[.E9]" office:value-type="percentage" office:value="0.644067796610169" calcext:value-type="percentage">
            <text:p>64.41%</text:p>
          </table:table-cell>
          <table:table-cell table:formula="of:=[.F9]/[.C9]" office:value-type="percentage" office:value="0.300395256916996" calcext:value-type="percentage">
            <text:p>30.04%</text:p>
          </table:table-cell>
          <table:table-cell table:formula="of:=2*([.H9]*[.I9])/([.H9]+[.I9])" office:value-type="percentage" office:value="0.409703504043127" calcext:value-type="percentage">
            <text:p>40.97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table:formula="of:=[.F10]/[.E10]" office:value-type="percentage" office:value="0.63302752293578" calcext:value-type="percentage">
            <text:p>63.30%</text:p>
          </table:table-cell>
          <table:table-cell table:formula="of:=[.F10]/[.C10]" office:value-type="percentage" office:value="0.309417040358744" calcext:value-type="percentage">
            <text:p>30.94%</text:p>
          </table:table-cell>
          <table:table-cell table:formula="of:=2*([.H10]*[.I10])/([.H10]+[.I10])" office:value-type="percentage" office:value="0.41566265060241" calcext:value-type="percentage">
            <text:p>41.57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table:formula="of:=[.F11]/[.E11]" office:value-type="percentage" office:value="0.653465346534653" calcext:value-type="percentage">
            <text:p>65.35%</text:p>
          </table:table-cell>
          <table:table-cell table:formula="of:=[.F11]/[.C11]" office:value-type="percentage" office:value="0.338461538461538" calcext:value-type="percentage">
            <text:p>33.85%</text:p>
          </table:table-cell>
          <table:table-cell table:formula="of:=2*([.H11]*[.I11])/([.H11]+[.I11])" office:value-type="percentage" office:value="0.445945945945946" calcext:value-type="percentage">
            <text:p>44.59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table:formula="of:=[.F12]/[.E12]" office:value-type="percentage" office:value="0.642105263157895" calcext:value-type="percentage">
            <text:p>64.21%</text:p>
          </table:table-cell>
          <table:table-cell table:formula="of:=[.F12]/[.C12]" office:value-type="percentage" office:value="0.352601156069364" calcext:value-type="percentage">
            <text:p>35.26%</text:p>
          </table:table-cell>
          <table:table-cell table:formula="of:=2*([.H12]*[.I12])/([.H12]+[.I12])" office:value-type="percentage" office:value="0.455223880597015" calcext:value-type="percentage">
            <text:p>45.52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table:formula="of:=[.F13]/[.E13]" office:value-type="percentage" office:value="0.651685393258427" calcext:value-type="percentage">
            <text:p>65.17%</text:p>
          </table:table-cell>
          <table:table-cell table:formula="of:=[.F13]/[.C13]" office:value-type="percentage" office:value="0.374193548387097" calcext:value-type="percentage">
            <text:p>37.42%</text:p>
          </table:table-cell>
          <table:table-cell table:formula="of:=2*([.H13]*[.I13])/([.H13]+[.I13])" office:value-type="percentage" office:value="0.475409836065574" calcext:value-type="percentage">
            <text:p>47.54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formula="of:=[.F14]/[.E14]" office:value-type="percentage" office:value="0.634146341463415" calcext:value-type="percentage">
            <text:p>63.41%</text:p>
          </table:table-cell>
          <table:table-cell table:formula="of:=[.F14]/[.C14]" office:value-type="percentage" office:value="0.366197183098592" calcext:value-type="percentage">
            <text:p>36.62%</text:p>
          </table:table-cell>
          <table:table-cell table:formula="of:=2*([.H14]*[.I14])/([.H14]+[.I14])" office:value-type="percentage" office:value="0.464285714285714" calcext:value-type="percentage">
            <text:p>46.43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formula="of:=[.F15]/[.E15]" office:value-type="percentage" office:value="0.631578947368421" calcext:value-type="percentage">
            <text:p>63.16%</text:p>
          </table:table-cell>
          <table:table-cell table:formula="of:=[.F15]/[.C15]" office:value-type="percentage" office:value="0.363636363636364" calcext:value-type="percentage">
            <text:p>36.36%</text:p>
          </table:table-cell>
          <table:table-cell table:formula="of:=2*([.H15]*[.I15])/([.H15]+[.I15])" office:value-type="percentage" office:value="0.461538461538462" calcext:value-type="percentage">
            <text:p>46.15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formula="of:=[.F16]/[.E16]" office:value-type="percentage" office:value="0.635135135135135" calcext:value-type="percentage">
            <text:p>63.51%</text:p>
          </table:table-cell>
          <table:table-cell table:formula="of:=[.F16]/[.C16]" office:value-type="percentage" office:value="0.382113821138211" calcext:value-type="percentage">
            <text:p>38.21%</text:p>
          </table:table-cell>
          <table:table-cell table:formula="of:=2*([.H16]*[.I16])/([.H16]+[.I16])" office:value-type="percentage" office:value="0.477157360406091" calcext:value-type="percentage">
            <text:p>47.72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formula="of:=[.F17]/[.E17]" office:value-type="percentage" office:value="0.63013698630137" calcext:value-type="percentage">
            <text:p>63.01%</text:p>
          </table:table-cell>
          <table:table-cell table:formula="of:=[.F17]/[.C17]" office:value-type="percentage" office:value="0.418181818181818" calcext:value-type="percentage">
            <text:p>41.82%</text:p>
          </table:table-cell>
          <table:table-cell table:formula="of:=2*([.H17]*[.I17])/([.H17]+[.I17])" office:value-type="percentage" office:value="0.502732240437158" calcext:value-type="percentage">
            <text:p>50.27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formula="of:=[.F18]/[.E18]" office:value-type="percentage" office:value="0.647058823529412" calcext:value-type="percentage">
            <text:p>64.71%</text:p>
          </table:table-cell>
          <table:table-cell table:formula="of:=[.F18]/[.C18]" office:value-type="percentage" office:value="0.44" calcext:value-type="percentage">
            <text:p>44.00%</text:p>
          </table:table-cell>
          <table:table-cell table:formula="of:=2*([.H18]*[.I18])/([.H18]+[.I18])" office:value-type="percentage" office:value="0.523809523809524" calcext:value-type="percentage">
            <text:p>52.38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table:formula="of:=[.F19]/[.E19]" office:value-type="percentage" office:value="0.683333333333333" calcext:value-type="percentage">
            <text:p>68.33%</text:p>
          </table:table-cell>
          <table:table-cell table:formula="of:=[.F19]/[.C19]" office:value-type="percentage" office:value="0.436170212765957" calcext:value-type="percentage">
            <text:p>43.62%</text:p>
          </table:table-cell>
          <table:table-cell table:formula="of:=2*([.H19]*[.I19])/([.H19]+[.I19])" office:value-type="percentage" office:value="0.532467532467533" calcext:value-type="percentage">
            <text:p>53.25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formula="of:=[.F20]/[.E20]" office:value-type="percentage" office:value="0.68421052631579" calcext:value-type="percentage">
            <text:p>68.42%</text:p>
          </table:table-cell>
          <table:table-cell table:formula="of:=[.F20]/[.C20]" office:value-type="percentage" office:value="0.438202247191011" calcext:value-type="percentage">
            <text:p>43.82%</text:p>
          </table:table-cell>
          <table:table-cell table:formula="of:=2*([.H20]*[.I20])/([.H20]+[.I20])" office:value-type="percentage" office:value="0.534246575342466" calcext:value-type="percentage">
            <text:p>53.42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formula="of:=[.F21]/[.E21]" office:value-type="percentage" office:value="0.692307692307692" calcext:value-type="percentage">
            <text:p>69.23%</text:p>
          </table:table-cell>
          <table:table-cell table:formula="of:=[.F21]/[.C21]" office:value-type="percentage" office:value="0.439024390243902" calcext:value-type="percentage">
            <text:p>43.90%</text:p>
          </table:table-cell>
          <table:table-cell table:formula="of:=2*([.H21]*[.I21])/([.H21]+[.I21])" office:value-type="percentage" office:value="0.537313432835821" calcext:value-type="percentage">
            <text:p>53.73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3</text:p>
          </table:table-cell>
          <table:table-cell table:style-name="ce25" office:value-type="string" calcext:value-type="string">
            <text:p>GSIGA3</text:p>
          </table:table-cell>
          <table:table-cell table:style-name="ce1" office:value-type="string" calcext:value-type="string">
            <text:p>DSIGA3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119" calcext:value-type="float">
            <text:p>119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table:formula="of:=[.F26]/[.E26]" office:value-type="percentage" office:value="0.697478991596639" calcext:value-type="percentage">
            <text:p>69.75%</text:p>
          </table:table-cell>
          <table:table-cell table:formula="of:=[.F26]/[.C26]" office:value-type="percentage" office:value="0.0542838456507521" calcext:value-type="percentage">
            <text:p>5.43%</text:p>
          </table:table-cell>
          <table:table-cell table:formula="of:=2*([.H26]*[.I26])/([.H26]+[.I26])" office:value-type="percentage" office:value="0.100728155339806" calcext:value-type="percentage">
            <text:p>10.07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formula="of:=[.F27]/[.E27]" office:value-type="percentage" office:value="0.698924731182796" calcext:value-type="percentage">
            <text:p>69.89%</text:p>
          </table:table-cell>
          <table:table-cell table:formula="of:=[.F27]/[.C27]" office:value-type="percentage" office:value="0.0733634311512415" calcext:value-type="percentage">
            <text:p>7.34%</text:p>
          </table:table-cell>
          <table:table-cell table:formula="of:=2*([.H27]*[.I27])/([.H27]+[.I27])" office:value-type="percentage" office:value="0.132788559754852" calcext:value-type="percentage">
            <text:p>13.28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table:formula="of:=[.F28]/[.E28]" office:value-type="percentage" office:value="0.678571428571429" calcext:value-type="percentage">
            <text:p>67.86%</text:p>
          </table:table-cell>
          <table:table-cell table:formula="of:=[.F28]/[.C28]" office:value-type="percentage" office:value="0.0931372549019608" calcext:value-type="percentage">
            <text:p>9.31%</text:p>
          </table:table-cell>
          <table:table-cell table:formula="of:=2*([.H28]*[.I28])/([.H28]+[.I28])" office:value-type="percentage" office:value="0.163793103448276" calcext:value-type="percentage">
            <text:p>16.38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formula="of:=[.F29]/[.E29]" office:value-type="percentage" office:value="0.657894736842105" calcext:value-type="percentage">
            <text:p>65.79%</text:p>
          </table:table-cell>
          <table:table-cell table:formula="of:=[.F29]/[.C29]" office:value-type="percentage" office:value="0.109409190371991" calcext:value-type="percentage">
            <text:p>10.94%</text:p>
          </table:table-cell>
          <table:table-cell table:formula="of:=2*([.H29]*[.I29])/([.H29]+[.I29])" office:value-type="percentage" office:value="0.187617260787993" calcext:value-type="percentage">
            <text:p>18.76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formula="of:=[.F30]/[.E30]" office:value-type="percentage" office:value="0.633802816901409" calcext:value-type="percentage">
            <text:p>63.38%</text:p>
          </table:table-cell>
          <table:table-cell table:formula="of:=[.F30]/[.C30]" office:value-type="percentage" office:value="0.123287671232877" calcext:value-type="percentage">
            <text:p>12.33%</text:p>
          </table:table-cell>
          <table:table-cell table:formula="of:=2*([.H30]*[.I30])/([.H30]+[.I30])" office:value-type="percentage" office:value="0.206422018348624" calcext:value-type="percentage">
            <text:p>20.64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formula="of:=[.F31]/[.E31]" office:value-type="percentage" office:value="0.603174603174603" calcext:value-type="percentage">
            <text:p>60.32%</text:p>
          </table:table-cell>
          <table:table-cell table:formula="of:=[.F31]/[.C31]" office:value-type="percentage" office:value="0.124590163934426" calcext:value-type="percentage">
            <text:p>12.46%</text:p>
          </table:table-cell>
          <table:table-cell table:formula="of:=2*([.H31]*[.I31])/([.H31]+[.I31])" office:value-type="percentage" office:value="0.206521739130435" calcext:value-type="percentage">
            <text:p>20.65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formula="of:=[.F32]/[.E32]" office:value-type="percentage" office:value="0.603448275862069" calcext:value-type="percentage">
            <text:p>60.34%</text:p>
          </table:table-cell>
          <table:table-cell table:formula="of:=[.F32]/[.C32]" office:value-type="percentage" office:value="0.138339920948617" calcext:value-type="percentage">
            <text:p>13.83%</text:p>
          </table:table-cell>
          <table:table-cell table:formula="of:=2*([.H32]*[.I32])/([.H32]+[.I32])" office:value-type="percentage" office:value="0.22508038585209" calcext:value-type="percentage">
            <text:p>22.51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formula="of:=[.F33]/[.E33]" office:value-type="percentage" office:value="0.592592592592593" calcext:value-type="percentage">
            <text:p>59.26%</text:p>
          </table:table-cell>
          <table:table-cell table:formula="of:=[.F33]/[.C33]" office:value-type="percentage" office:value="0.143497757847534" calcext:value-type="percentage">
            <text:p>14.35%</text:p>
          </table:table-cell>
          <table:table-cell table:formula="of:=2*([.H33]*[.I33])/([.H33]+[.I33])" office:value-type="percentage" office:value="0.231046931407942" calcext:value-type="percentage">
            <text:p>23.10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formula="of:=[.F34]/[.E34]" office:value-type="percentage" office:value="0.627450980392157" calcext:value-type="percentage">
            <text:p>62.75%</text:p>
          </table:table-cell>
          <table:table-cell table:formula="of:=[.F34]/[.C34]" office:value-type="percentage" office:value="0.164102564102564" calcext:value-type="percentage">
            <text:p>16.41%</text:p>
          </table:table-cell>
          <table:table-cell table:formula="of:=2*([.H34]*[.I34])/([.H34]+[.I34])" office:value-type="percentage" office:value="0.260162601626016" calcext:value-type="percentage">
            <text:p>26.02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F35]/[.E35]" office:value-type="percentage" office:value="0.625" calcext:value-type="percentage">
            <text:p>62.50%</text:p>
          </table:table-cell>
          <table:table-cell table:formula="of:=[.F35]/[.C35]" office:value-type="percentage" office:value="0.173410404624277" calcext:value-type="percentage">
            <text:p>17.34%</text:p>
          </table:table-cell>
          <table:table-cell table:formula="of:=2*([.H35]*[.I35])/([.H35]+[.I35])" office:value-type="percentage" office:value="0.271493212669683" calcext:value-type="percentage">
            <text:p>27.15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[.F36]/[.E36]" office:value-type="percentage" office:value="0.636363636363636" calcext:value-type="percentage">
            <text:p>63.64%</text:p>
          </table:table-cell>
          <table:table-cell table:formula="of:=[.F36]/[.C36]" office:value-type="percentage" office:value="0.180645161290323" calcext:value-type="percentage">
            <text:p>18.06%</text:p>
          </table:table-cell>
          <table:table-cell table:formula="of:=2*([.H36]*[.I36])/([.H36]+[.I36])" office:value-type="percentage" office:value="0.281407035175879" calcext:value-type="percentage">
            <text:p>28.14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formula="of:=[.F37]/[.E37]" office:value-type="percentage" office:value="0.619047619047619" calcext:value-type="percentage">
            <text:p>61.90%</text:p>
          </table:table-cell>
          <table:table-cell table:formula="of:=[.F37]/[.C37]" office:value-type="percentage" office:value="0.183098591549296" calcext:value-type="percentage">
            <text:p>18.31%</text:p>
          </table:table-cell>
          <table:table-cell table:formula="of:=2*([.H37]*[.I37])/([.H37]+[.I37])" office:value-type="percentage" office:value="0.282608695652174" calcext:value-type="percentage">
            <text:p>28.26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formula="of:=[.F38]/[.E38]" office:value-type="percentage" office:value="0.641025641025641" calcext:value-type="percentage">
            <text:p>64.10%</text:p>
          </table:table-cell>
          <table:table-cell table:formula="of:=[.F38]/[.C38]" office:value-type="percentage" office:value="0.189393939393939" calcext:value-type="percentage">
            <text:p>18.94%</text:p>
          </table:table-cell>
          <table:table-cell table:formula="of:=2*([.H38]*[.I38])/([.H38]+[.I38])" office:value-type="percentage" office:value="0.292397660818713" calcext:value-type="percentage">
            <text:p>29.24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[.F39]/[.E39]" office:value-type="percentage" office:value="0.648648648648649" calcext:value-type="percentage">
            <text:p>64.86%</text:p>
          </table:table-cell>
          <table:table-cell table:formula="of:=[.F39]/[.C39]" office:value-type="percentage" office:value="0.195121951219512" calcext:value-type="percentage">
            <text:p>19.51%</text:p>
          </table:table-cell>
          <table:table-cell table:formula="of:=2*([.H39]*[.I39])/([.H39]+[.I39])" office:value-type="percentage" office:value="0.3" calcext:value-type="percentage">
            <text:p>30.00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F40]/[.E40]" office:value-type="percentage" office:value="0.638888888888889" calcext:value-type="percentage">
            <text:p>63.89%</text:p>
          </table:table-cell>
          <table:table-cell table:formula="of:=[.F40]/[.C40]" office:value-type="percentage" office:value="0.209090909090909" calcext:value-type="percentage">
            <text:p>20.91%</text:p>
          </table:table-cell>
          <table:table-cell table:formula="of:=2*([.H40]*[.I40])/([.H40]+[.I40])" office:value-type="percentage" office:value="0.315068493150685" calcext:value-type="percentage">
            <text:p>31.51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F41]/[.E41]" office:value-type="percentage" office:value="0.666666666666667" calcext:value-type="percentage">
            <text:p>66.67%</text:p>
          </table:table-cell>
          <table:table-cell table:formula="of:=[.F41]/[.C41]" office:value-type="percentage" office:value="0.22" calcext:value-type="percentage">
            <text:p>22.00%</text:p>
          </table:table-cell>
          <table:table-cell table:formula="of:=2*([.H41]*[.I41])/([.H41]+[.I41])" office:value-type="percentage" office:value="0.330827067669173" calcext:value-type="percentage">
            <text:p>33.08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F42]/[.E42]" office:value-type="percentage" office:value="0.709677419354839" calcext:value-type="percentage">
            <text:p>70.97%</text:p>
          </table:table-cell>
          <table:table-cell table:formula="of:=[.F42]/[.C42]" office:value-type="percentage" office:value="0.234042553191489" calcext:value-type="percentage">
            <text:p>23.40%</text:p>
          </table:table-cell>
          <table:table-cell table:formula="of:=2*([.H42]*[.I42])/([.H42]+[.I42])" office:value-type="percentage" office:value="0.352" calcext:value-type="percentage">
            <text:p>35.20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F43]/[.E43]" office:value-type="percentage" office:value="0.714285714285714" calcext:value-type="percentage">
            <text:p>71.43%</text:p>
          </table:table-cell>
          <table:table-cell table:formula="of:=[.F43]/[.C43]" office:value-type="percentage" office:value="0.224719101123595" calcext:value-type="percentage">
            <text:p>22.47%</text:p>
          </table:table-cell>
          <table:table-cell table:formula="of:=2*([.H43]*[.I43])/([.H43]+[.I43])" office:value-type="percentage" office:value="0.341880341880342" calcext:value-type="percentage">
            <text:p>34.19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F44]/[.E44]" office:value-type="percentage" office:value="0.730769230769231" calcext:value-type="percentage">
            <text:p>73.08%</text:p>
          </table:table-cell>
          <table:table-cell table:formula="of:=[.F44]/[.C44]" office:value-type="percentage" office:value="0.231707317073171" calcext:value-type="percentage">
            <text:p>23.17%</text:p>
          </table:table-cell>
          <table:table-cell table:formula="of:=2*([.H44]*[.I44])/([.H44]+[.I44])" office:value-type="percentage" office:value="0.351851851851852" calcext:value-type="percentage">
            <text:p>35.19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4-BASE" table:style-name="ta1">
        <table:shapes>
          <draw:frame draw:z-index="0" draw:style-name="gr1" draw:text-style-name="P1" svg:width="16.01cm" svg:height="8.999cm" svg:x="-39.061cm" svg:y="0.6cm">
            <draw:object draw:notify-on-update-of-ranges="'INFER-3-BASE'.A2:'INFER-3-BASE'.A2 'INFER-3-BASE'.A3:'INFER-3-BASE'.A3 'INFER-3-BASE'.A4:'INFER-3-BASE'.A4 'INFER-3-BASE'.A5:'INFER-3-BASE'.A5 'INFER-3-BASE'.A6:'INFER-3-BASE'.A6 'INFER-3-BASE'.A7:'INFER-3-BASE'.A7 'INFER-3-BASE'.A8:'INFER-3-BASE'.A8 'INFER-3-BASE'.A9:'INFER-3-BASE'.A9 'INFER-3-BASE'.A10:'INFER-3-BASE'.A10 'INFER-3-BASE'.A11:'INFER-3-BASE'.A11 'INFER-3-BASE'.A12:'INFER-3-BASE'.A12 'INFER-3-BASE'.A13:'INFER-3-BASE'.A13 'INFER-3-BASE'.A14:'INFER-3-BASE'.A14 'INFER-3-BASE'.A15:'INFER-3-BASE'.A15 'INFER-3-BASE'.A16:'INFER-3-BASE'.A16 'INFER-3-BASE'.A17:'INFER-3-BASE'.A17 'INFER-3-BASE'.A18:'INFER-3-BASE'.A18 'INFER-3-BASE'.A19:'INFER-3-BASE'.A19 'INFER-3-BASE'.A20:'INFER-3-BASE'.A20 'INFER-3-BASE'.A21:'INFER-3-BASE'.A21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INFER-3-BASE'.I3:'INFER-3-BASE'.I21 'INFER-3-BASE'.A1:'INFER-3-BASE'.A1 'INFER-3-BASE'.H3:'INFER-3-BASE'.H21 'INFER-3-BASE'.I26:'INFER-3-BASE'.I44 'INFER-3-BASE'.A1:'INFER-3-BASE'.A1 'INFER-3-BASE'.H26:'INFER-3-BASE'.H44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INFER-4-BASE'.J2:'INFER-4-BASE'.J21 'INFER-1-BASE'.A1:'INFER-1-BASE'.A1 'INFER-4-BASE'.J25:'INFER-4-BASE'.J44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INFER-4-BASE'.I3:'INFER-4-BASE'.I21 'INFER-1-BASE'.A1:'INFER-1-BASE'.A1 'INFER-4-BASE'.H3:'INFER-4-BASE'.H21 'INFER-4-BASE'.I26:'INFER-4-BASE'.I44 'INFER-1-BASE'.A1:'INFER-1-BASE'.A1 'INFER-4-BASE'.H26:'INFER-4-BASE'.H44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4</text:p>
          </table:table-cell>
          <table:table-cell table:style-name="ce25" office:value-type="string" calcext:value-type="string">
            <text:p>GWIGA4</text:p>
          </table:table-cell>
          <table:table-cell table:style-name="ce1" office:value-type="string" calcext:value-type="string">
            <text:p>DWIGA4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3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286" calcext:value-type="float">
            <text:p>286</text:p>
          </table:table-cell>
          <table:table-cell office:value-type="float" office:value="209" calcext:value-type="float">
            <text:p>209</text:p>
          </table:table-cell>
          <table:table-cell office:value-type="float" office:value="77" calcext:value-type="float">
            <text:p>77</text:p>
          </table:table-cell>
          <table:table-cell table:formula="of:=[.F3]/[.E3]" office:value-type="percentage" office:value="0.730769230769231" calcext:value-type="percentage">
            <text:p>73.08%</text:p>
          </table:table-cell>
          <table:table-cell table:formula="of:=[.F3]/[.C3]" office:value-type="percentage" office:value="0.136690647482014" calcext:value-type="percentage">
            <text:p>13.67%</text:p>
          </table:table-cell>
          <table:table-cell table:formula="of:=2*([.H3]*[.I3])/([.H3]+[.I3])" office:value-type="percentage" office:value="0.23030303030303" calcext:value-type="percentage">
            <text:p>23.03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222" calcext:value-type="float">
            <text:p>222</text:p>
          </table:table-cell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table:formula="of:=[.F4]/[.E4]" office:value-type="percentage" office:value="0.743243243243243" calcext:value-type="percentage">
            <text:p>74.32%</text:p>
          </table:table-cell>
          <table:table-cell table:formula="of:=[.F4]/[.C4]" office:value-type="percentage" office:value="0.186230248306998" calcext:value-type="percentage">
            <text:p>18.62%</text:p>
          </table:table-cell>
          <table:table-cell table:formula="of:=2*([.H4]*[.I4])/([.H4]+[.I4])" office:value-type="percentage" office:value="0.29783393501805" calcext:value-type="percentage">
            <text:p>29.78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88" calcext:value-type="float">
            <text:p>188</text:p>
          </table:table-cell>
          <table:table-cell office:value-type="float" office:value="134" calcext:value-type="float">
            <text:p>134</text:p>
          </table:table-cell>
          <table:table-cell office:value-type="float" office:value="54" calcext:value-type="float">
            <text:p>54</text:p>
          </table:table-cell>
          <table:table-cell table:formula="of:=[.F5]/[.E5]" office:value-type="percentage" office:value="0.712765957446808" calcext:value-type="percentage">
            <text:p>71.28%</text:p>
          </table:table-cell>
          <table:table-cell table:formula="of:=[.F5]/[.C5]" office:value-type="percentage" office:value="0.218954248366013" calcext:value-type="percentage">
            <text:p>21.90%</text:p>
          </table:table-cell>
          <table:table-cell table:formula="of:=2*([.H5]*[.I5])/([.H5]+[.I5])" office:value-type="percentage" office:value="0.335" calcext:value-type="percentage">
            <text:p>33.50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64" calcext:value-type="float">
            <text:p>164</text:p>
          </table:table-cell>
          <table:table-cell office:value-type="float" office:value="113" calcext:value-type="float">
            <text:p>113</text:p>
          </table:table-cell>
          <table:table-cell office:value-type="float" office:value="51" calcext:value-type="float">
            <text:p>51</text:p>
          </table:table-cell>
          <table:table-cell table:formula="of:=[.F6]/[.E6]" office:value-type="percentage" office:value="0.689024390243902" calcext:value-type="percentage">
            <text:p>68.90%</text:p>
          </table:table-cell>
          <table:table-cell table:formula="of:=[.F6]/[.C6]" office:value-type="percentage" office:value="0.2472647702407" calcext:value-type="percentage">
            <text:p>24.73%</text:p>
          </table:table-cell>
          <table:table-cell table:formula="of:=2*([.H6]*[.I6])/([.H6]+[.I6])" office:value-type="percentage" office:value="0.363929146537842" calcext:value-type="percentage">
            <text:p>36.39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table:formula="of:=[.F7]/[.E7]" office:value-type="percentage" office:value="0.657342657342657" calcext:value-type="percentage">
            <text:p>65.73%</text:p>
          </table:table-cell>
          <table:table-cell table:formula="of:=[.F7]/[.C7]" office:value-type="percentage" office:value="0.257534246575342" calcext:value-type="percentage">
            <text:p>25.75%</text:p>
          </table:table-cell>
          <table:table-cell table:formula="of:=2*([.H7]*[.I7])/([.H7]+[.I7])" office:value-type="percentage" office:value="0.37007874015748" calcext:value-type="percentage">
            <text:p>37.01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table:formula="of:=[.F8]/[.E8]" office:value-type="percentage" office:value="0.641221374045801" calcext:value-type="percentage">
            <text:p>64.12%</text:p>
          </table:table-cell>
          <table:table-cell table:formula="of:=[.F8]/[.C8]" office:value-type="percentage" office:value="0.275409836065574" calcext:value-type="percentage">
            <text:p>27.54%</text:p>
          </table:table-cell>
          <table:table-cell table:formula="of:=2*([.H8]*[.I8])/([.H8]+[.I8])" office:value-type="percentage" office:value="0.385321100917431" calcext:value-type="percentage">
            <text:p>38.53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table:formula="of:=[.F9]/[.E9]" office:value-type="percentage" office:value="0.647058823529412" calcext:value-type="percentage">
            <text:p>64.71%</text:p>
          </table:table-cell>
          <table:table-cell table:formula="of:=[.F9]/[.C9]" office:value-type="percentage" office:value="0.304347826086957" calcext:value-type="percentage">
            <text:p>30.43%</text:p>
          </table:table-cell>
          <table:table-cell table:formula="of:=2*([.H9]*[.I9])/([.H9]+[.I9])" office:value-type="percentage" office:value="0.413978494623656" calcext:value-type="percentage">
            <text:p>41.40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formula="of:=[.F10]/[.E10]" office:value-type="percentage" office:value="0.636363636363636" calcext:value-type="percentage">
            <text:p>63.64%</text:p>
          </table:table-cell>
          <table:table-cell table:formula="of:=[.F10]/[.C10]" office:value-type="percentage" office:value="0.31390134529148" calcext:value-type="percentage">
            <text:p>31.39%</text:p>
          </table:table-cell>
          <table:table-cell table:formula="of:=2*([.H10]*[.I10])/([.H10]+[.I10])" office:value-type="percentage" office:value="0.42042042042042" calcext:value-type="percentage">
            <text:p>42.04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table:formula="of:=[.F11]/[.E11]" office:value-type="percentage" office:value="0.656862745098039" calcext:value-type="percentage">
            <text:p>65.69%</text:p>
          </table:table-cell>
          <table:table-cell table:formula="of:=[.F11]/[.C11]" office:value-type="percentage" office:value="0.343589743589744" calcext:value-type="percentage">
            <text:p>34.36%</text:p>
          </table:table-cell>
          <table:table-cell table:formula="of:=2*([.H11]*[.I11])/([.H11]+[.I11])" office:value-type="percentage" office:value="0.451178451178451" calcext:value-type="percentage">
            <text:p>45.12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table:formula="of:=[.F12]/[.E12]" office:value-type="percentage" office:value="0.642105263157895" calcext:value-type="percentage">
            <text:p>64.21%</text:p>
          </table:table-cell>
          <table:table-cell table:formula="of:=[.F12]/[.C12]" office:value-type="percentage" office:value="0.352601156069364" calcext:value-type="percentage">
            <text:p>35.26%</text:p>
          </table:table-cell>
          <table:table-cell table:formula="of:=2*([.H12]*[.I12])/([.H12]+[.I12])" office:value-type="percentage" office:value="0.455223880597015" calcext:value-type="percentage">
            <text:p>45.52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table:formula="of:=[.F13]/[.E13]" office:value-type="percentage" office:value="0.651685393258427" calcext:value-type="percentage">
            <text:p>65.17%</text:p>
          </table:table-cell>
          <table:table-cell table:formula="of:=[.F13]/[.C13]" office:value-type="percentage" office:value="0.374193548387097" calcext:value-type="percentage">
            <text:p>37.42%</text:p>
          </table:table-cell>
          <table:table-cell table:formula="of:=2*([.H13]*[.I13])/([.H13]+[.I13])" office:value-type="percentage" office:value="0.475409836065574" calcext:value-type="percentage">
            <text:p>47.54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formula="of:=[.F14]/[.E14]" office:value-type="percentage" office:value="0.634146341463415" calcext:value-type="percentage">
            <text:p>63.41%</text:p>
          </table:table-cell>
          <table:table-cell table:formula="of:=[.F14]/[.C14]" office:value-type="percentage" office:value="0.366197183098592" calcext:value-type="percentage">
            <text:p>36.62%</text:p>
          </table:table-cell>
          <table:table-cell table:formula="of:=2*([.H14]*[.I14])/([.H14]+[.I14])" office:value-type="percentage" office:value="0.464285714285714" calcext:value-type="percentage">
            <text:p>46.43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formula="of:=[.F15]/[.E15]" office:value-type="percentage" office:value="0.631578947368421" calcext:value-type="percentage">
            <text:p>63.16%</text:p>
          </table:table-cell>
          <table:table-cell table:formula="of:=[.F15]/[.C15]" office:value-type="percentage" office:value="0.363636363636364" calcext:value-type="percentage">
            <text:p>36.36%</text:p>
          </table:table-cell>
          <table:table-cell table:formula="of:=2*([.H15]*[.I15])/([.H15]+[.I15])" office:value-type="percentage" office:value="0.461538461538462" calcext:value-type="percentage">
            <text:p>46.15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formula="of:=[.F16]/[.E16]" office:value-type="percentage" office:value="0.635135135135135" calcext:value-type="percentage">
            <text:p>63.51%</text:p>
          </table:table-cell>
          <table:table-cell table:formula="of:=[.F16]/[.C16]" office:value-type="percentage" office:value="0.382113821138211" calcext:value-type="percentage">
            <text:p>38.21%</text:p>
          </table:table-cell>
          <table:table-cell table:formula="of:=2*([.H16]*[.I16])/([.H16]+[.I16])" office:value-type="percentage" office:value="0.477157360406091" calcext:value-type="percentage">
            <text:p>47.72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formula="of:=[.F17]/[.E17]" office:value-type="percentage" office:value="0.63013698630137" calcext:value-type="percentage">
            <text:p>63.01%</text:p>
          </table:table-cell>
          <table:table-cell table:formula="of:=[.F17]/[.C17]" office:value-type="percentage" office:value="0.418181818181818" calcext:value-type="percentage">
            <text:p>41.82%</text:p>
          </table:table-cell>
          <table:table-cell table:formula="of:=2*([.H17]*[.I17])/([.H17]+[.I17])" office:value-type="percentage" office:value="0.502732240437158" calcext:value-type="percentage">
            <text:p>50.27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formula="of:=[.F18]/[.E18]" office:value-type="percentage" office:value="0.647058823529412" calcext:value-type="percentage">
            <text:p>64.71%</text:p>
          </table:table-cell>
          <table:table-cell table:formula="of:=[.F18]/[.C18]" office:value-type="percentage" office:value="0.44" calcext:value-type="percentage">
            <text:p>44.00%</text:p>
          </table:table-cell>
          <table:table-cell table:formula="of:=2*([.H18]*[.I18])/([.H18]+[.I18])" office:value-type="percentage" office:value="0.523809523809524" calcext:value-type="percentage">
            <text:p>52.38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table:formula="of:=[.F19]/[.E19]" office:value-type="percentage" office:value="0.683333333333333" calcext:value-type="percentage">
            <text:p>68.33%</text:p>
          </table:table-cell>
          <table:table-cell table:formula="of:=[.F19]/[.C19]" office:value-type="percentage" office:value="0.436170212765957" calcext:value-type="percentage">
            <text:p>43.62%</text:p>
          </table:table-cell>
          <table:table-cell table:formula="of:=2*([.H19]*[.I19])/([.H19]+[.I19])" office:value-type="percentage" office:value="0.532467532467533" calcext:value-type="percentage">
            <text:p>53.25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formula="of:=[.F20]/[.E20]" office:value-type="percentage" office:value="0.68421052631579" calcext:value-type="percentage">
            <text:p>68.42%</text:p>
          </table:table-cell>
          <table:table-cell table:formula="of:=[.F20]/[.C20]" office:value-type="percentage" office:value="0.438202247191011" calcext:value-type="percentage">
            <text:p>43.82%</text:p>
          </table:table-cell>
          <table:table-cell table:formula="of:=2*([.H20]*[.I20])/([.H20]+[.I20])" office:value-type="percentage" office:value="0.534246575342466" calcext:value-type="percentage">
            <text:p>53.42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formula="of:=[.F21]/[.E21]" office:value-type="percentage" office:value="0.692307692307692" calcext:value-type="percentage">
            <text:p>69.23%</text:p>
          </table:table-cell>
          <table:table-cell table:formula="of:=[.F21]/[.C21]" office:value-type="percentage" office:value="0.439024390243902" calcext:value-type="percentage">
            <text:p>43.90%</text:p>
          </table:table-cell>
          <table:table-cell table:formula="of:=2*([.H21]*[.I21])/([.H21]+[.I21])" office:value-type="percentage" office:value="0.537313432835821" calcext:value-type="percentage">
            <text:p>53.73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4</text:p>
          </table:table-cell>
          <table:table-cell table:style-name="ce25" office:value-type="string" calcext:value-type="string">
            <text:p>GSIGA4</text:p>
          </table:table-cell>
          <table:table-cell table:style-name="ce1" office:value-type="string" calcext:value-type="string">
            <text:p>DSIGA4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119" calcext:value-type="float">
            <text:p>119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table:formula="of:=[.F26]/[.E26]" office:value-type="percentage" office:value="0.697478991596639" calcext:value-type="percentage">
            <text:p>69.75%</text:p>
          </table:table-cell>
          <table:table-cell table:formula="of:=[.F26]/[.C26]" office:value-type="percentage" office:value="0.0542838456507521" calcext:value-type="percentage">
            <text:p>5.43%</text:p>
          </table:table-cell>
          <table:table-cell table:formula="of:=2*([.H26]*[.I26])/([.H26]+[.I26])" office:value-type="percentage" office:value="0.100728155339806" calcext:value-type="percentage">
            <text:p>10.07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formula="of:=[.F27]/[.E27]" office:value-type="percentage" office:value="0.698924731182796" calcext:value-type="percentage">
            <text:p>69.89%</text:p>
          </table:table-cell>
          <table:table-cell table:formula="of:=[.F27]/[.C27]" office:value-type="percentage" office:value="0.0733634311512415" calcext:value-type="percentage">
            <text:p>7.34%</text:p>
          </table:table-cell>
          <table:table-cell table:formula="of:=2*([.H27]*[.I27])/([.H27]+[.I27])" office:value-type="percentage" office:value="0.132788559754852" calcext:value-type="percentage">
            <text:p>13.28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table:formula="of:=[.F28]/[.E28]" office:value-type="percentage" office:value="0.678571428571429" calcext:value-type="percentage">
            <text:p>67.86%</text:p>
          </table:table-cell>
          <table:table-cell table:formula="of:=[.F28]/[.C28]" office:value-type="percentage" office:value="0.0931372549019608" calcext:value-type="percentage">
            <text:p>9.31%</text:p>
          </table:table-cell>
          <table:table-cell table:formula="of:=2*([.H28]*[.I28])/([.H28]+[.I28])" office:value-type="percentage" office:value="0.163793103448276" calcext:value-type="percentage">
            <text:p>16.38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formula="of:=[.F29]/[.E29]" office:value-type="percentage" office:value="0.657894736842105" calcext:value-type="percentage">
            <text:p>65.79%</text:p>
          </table:table-cell>
          <table:table-cell table:formula="of:=[.F29]/[.C29]" office:value-type="percentage" office:value="0.109409190371991" calcext:value-type="percentage">
            <text:p>10.94%</text:p>
          </table:table-cell>
          <table:table-cell table:formula="of:=2*([.H29]*[.I29])/([.H29]+[.I29])" office:value-type="percentage" office:value="0.187617260787993" calcext:value-type="percentage">
            <text:p>18.76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formula="of:=[.F30]/[.E30]" office:value-type="percentage" office:value="0.633802816901409" calcext:value-type="percentage">
            <text:p>63.38%</text:p>
          </table:table-cell>
          <table:table-cell table:formula="of:=[.F30]/[.C30]" office:value-type="percentage" office:value="0.123287671232877" calcext:value-type="percentage">
            <text:p>12.33%</text:p>
          </table:table-cell>
          <table:table-cell table:formula="of:=2*([.H30]*[.I30])/([.H30]+[.I30])" office:value-type="percentage" office:value="0.206422018348624" calcext:value-type="percentage">
            <text:p>20.64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formula="of:=[.F31]/[.E31]" office:value-type="percentage" office:value="0.603174603174603" calcext:value-type="percentage">
            <text:p>60.32%</text:p>
          </table:table-cell>
          <table:table-cell table:formula="of:=[.F31]/[.C31]" office:value-type="percentage" office:value="0.124590163934426" calcext:value-type="percentage">
            <text:p>12.46%</text:p>
          </table:table-cell>
          <table:table-cell table:formula="of:=2*([.H31]*[.I31])/([.H31]+[.I31])" office:value-type="percentage" office:value="0.206521739130435" calcext:value-type="percentage">
            <text:p>20.65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formula="of:=[.F32]/[.E32]" office:value-type="percentage" office:value="0.603448275862069" calcext:value-type="percentage">
            <text:p>60.34%</text:p>
          </table:table-cell>
          <table:table-cell table:formula="of:=[.F32]/[.C32]" office:value-type="percentage" office:value="0.138339920948617" calcext:value-type="percentage">
            <text:p>13.83%</text:p>
          </table:table-cell>
          <table:table-cell table:formula="of:=2*([.H32]*[.I32])/([.H32]+[.I32])" office:value-type="percentage" office:value="0.22508038585209" calcext:value-type="percentage">
            <text:p>22.51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formula="of:=[.F33]/[.E33]" office:value-type="percentage" office:value="0.592592592592593" calcext:value-type="percentage">
            <text:p>59.26%</text:p>
          </table:table-cell>
          <table:table-cell table:formula="of:=[.F33]/[.C33]" office:value-type="percentage" office:value="0.143497757847534" calcext:value-type="percentage">
            <text:p>14.35%</text:p>
          </table:table-cell>
          <table:table-cell table:formula="of:=2*([.H33]*[.I33])/([.H33]+[.I33])" office:value-type="percentage" office:value="0.231046931407942" calcext:value-type="percentage">
            <text:p>23.10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formula="of:=[.F34]/[.E34]" office:value-type="percentage" office:value="0.627450980392157" calcext:value-type="percentage">
            <text:p>62.75%</text:p>
          </table:table-cell>
          <table:table-cell table:formula="of:=[.F34]/[.C34]" office:value-type="percentage" office:value="0.164102564102564" calcext:value-type="percentage">
            <text:p>16.41%</text:p>
          </table:table-cell>
          <table:table-cell table:formula="of:=2*([.H34]*[.I34])/([.H34]+[.I34])" office:value-type="percentage" office:value="0.260162601626016" calcext:value-type="percentage">
            <text:p>26.02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F35]/[.E35]" office:value-type="percentage" office:value="0.625" calcext:value-type="percentage">
            <text:p>62.50%</text:p>
          </table:table-cell>
          <table:table-cell table:formula="of:=[.F35]/[.C35]" office:value-type="percentage" office:value="0.173410404624277" calcext:value-type="percentage">
            <text:p>17.34%</text:p>
          </table:table-cell>
          <table:table-cell table:formula="of:=2*([.H35]*[.I35])/([.H35]+[.I35])" office:value-type="percentage" office:value="0.271493212669683" calcext:value-type="percentage">
            <text:p>27.15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[.F36]/[.E36]" office:value-type="percentage" office:value="0.636363636363636" calcext:value-type="percentage">
            <text:p>63.64%</text:p>
          </table:table-cell>
          <table:table-cell table:formula="of:=[.F36]/[.C36]" office:value-type="percentage" office:value="0.180645161290323" calcext:value-type="percentage">
            <text:p>18.06%</text:p>
          </table:table-cell>
          <table:table-cell table:formula="of:=2*([.H36]*[.I36])/([.H36]+[.I36])" office:value-type="percentage" office:value="0.281407035175879" calcext:value-type="percentage">
            <text:p>28.14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formula="of:=[.F37]/[.E37]" office:value-type="percentage" office:value="0.619047619047619" calcext:value-type="percentage">
            <text:p>61.90%</text:p>
          </table:table-cell>
          <table:table-cell table:formula="of:=[.F37]/[.C37]" office:value-type="percentage" office:value="0.183098591549296" calcext:value-type="percentage">
            <text:p>18.31%</text:p>
          </table:table-cell>
          <table:table-cell table:formula="of:=2*([.H37]*[.I37])/([.H37]+[.I37])" office:value-type="percentage" office:value="0.282608695652174" calcext:value-type="percentage">
            <text:p>28.26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formula="of:=[.F38]/[.E38]" office:value-type="percentage" office:value="0.641025641025641" calcext:value-type="percentage">
            <text:p>64.10%</text:p>
          </table:table-cell>
          <table:table-cell table:formula="of:=[.F38]/[.C38]" office:value-type="percentage" office:value="0.189393939393939" calcext:value-type="percentage">
            <text:p>18.94%</text:p>
          </table:table-cell>
          <table:table-cell table:formula="of:=2*([.H38]*[.I38])/([.H38]+[.I38])" office:value-type="percentage" office:value="0.292397660818713" calcext:value-type="percentage">
            <text:p>29.24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[.F39]/[.E39]" office:value-type="percentage" office:value="0.648648648648649" calcext:value-type="percentage">
            <text:p>64.86%</text:p>
          </table:table-cell>
          <table:table-cell table:formula="of:=[.F39]/[.C39]" office:value-type="percentage" office:value="0.195121951219512" calcext:value-type="percentage">
            <text:p>19.51%</text:p>
          </table:table-cell>
          <table:table-cell table:formula="of:=2*([.H39]*[.I39])/([.H39]+[.I39])" office:value-type="percentage" office:value="0.3" calcext:value-type="percentage">
            <text:p>30.00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F40]/[.E40]" office:value-type="percentage" office:value="0.638888888888889" calcext:value-type="percentage">
            <text:p>63.89%</text:p>
          </table:table-cell>
          <table:table-cell table:formula="of:=[.F40]/[.C40]" office:value-type="percentage" office:value="0.209090909090909" calcext:value-type="percentage">
            <text:p>20.91%</text:p>
          </table:table-cell>
          <table:table-cell table:formula="of:=2*([.H40]*[.I40])/([.H40]+[.I40])" office:value-type="percentage" office:value="0.315068493150685" calcext:value-type="percentage">
            <text:p>31.51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F41]/[.E41]" office:value-type="percentage" office:value="0.666666666666667" calcext:value-type="percentage">
            <text:p>66.67%</text:p>
          </table:table-cell>
          <table:table-cell table:formula="of:=[.F41]/[.C41]" office:value-type="percentage" office:value="0.22" calcext:value-type="percentage">
            <text:p>22.00%</text:p>
          </table:table-cell>
          <table:table-cell table:formula="of:=2*([.H41]*[.I41])/([.H41]+[.I41])" office:value-type="percentage" office:value="0.330827067669173" calcext:value-type="percentage">
            <text:p>33.08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F42]/[.E42]" office:value-type="percentage" office:value="0.709677419354839" calcext:value-type="percentage">
            <text:p>70.97%</text:p>
          </table:table-cell>
          <table:table-cell table:formula="of:=[.F42]/[.C42]" office:value-type="percentage" office:value="0.234042553191489" calcext:value-type="percentage">
            <text:p>23.40%</text:p>
          </table:table-cell>
          <table:table-cell table:formula="of:=2*([.H42]*[.I42])/([.H42]+[.I42])" office:value-type="percentage" office:value="0.352" calcext:value-type="percentage">
            <text:p>35.20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F43]/[.E43]" office:value-type="percentage" office:value="0.714285714285714" calcext:value-type="percentage">
            <text:p>71.43%</text:p>
          </table:table-cell>
          <table:table-cell table:formula="of:=[.F43]/[.C43]" office:value-type="percentage" office:value="0.224719101123595" calcext:value-type="percentage">
            <text:p>22.47%</text:p>
          </table:table-cell>
          <table:table-cell table:formula="of:=2*([.H43]*[.I43])/([.H43]+[.I43])" office:value-type="percentage" office:value="0.341880341880342" calcext:value-type="percentage">
            <text:p>34.19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F44]/[.E44]" office:value-type="percentage" office:value="0.730769230769231" calcext:value-type="percentage">
            <text:p>73.08%</text:p>
          </table:table-cell>
          <table:table-cell table:formula="of:=[.F44]/[.C44]" office:value-type="percentage" office:value="0.231707317073171" calcext:value-type="percentage">
            <text:p>23.17%</text:p>
          </table:table-cell>
          <table:table-cell table:formula="of:=2*([.H44]*[.I44])/([.H44]+[.I44])" office:value-type="percentage" office:value="0.351851851851852" calcext:value-type="percentage">
            <text:p>35.19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Human-Cause" table:style-name="ta1">
        <table:shapes>
          <draw:frame draw:z-index="0" draw:style-name="gr1" draw:text-style-name="P1" svg:width="16.01cm" svg:height="8.999cm" svg:x="-39.061cm" svg:y="0.6cm">
            <draw:object draw:notify-on-update-of-ranges="'Human-Cause'.A2:'Human-Cause'.A2 'Human-Cause'.A3:'Human-Cause'.A3 'Human-Cause'.A4:'Human-Cause'.A4 'Human-Cause'.A5:'Human-Cause'.A5 'Human-Cause'.A6:'Human-Cause'.A6 'Human-Cause'.A7:'Human-Cause'.A7 'Human-Cause'.A8:'Human-Cause'.A8 'Human-Cause'.A9:'Human-Cause'.A9 'Human-Cause'.A10:'Human-Cause'.A10 'Human-Cause'.A11:'Human-Cause'.A11 'Human-Cause'.A12:'Human-Cause'.A12 'Human-Cause'.A13:'Human-Cause'.A13 'Human-Cause'.A14:'Human-Cause'.A14 'Human-Cause'.A15:'Human-Cause'.A15 'Human-Cause'.A16:'Human-Cause'.A16 'Human-Cause'.A17:'Human-Cause'.A17 'Human-Cause'.A18:'Human-Cause'.A18 'Human-Cause'.A19:'Human-Cause'.A19 'Human-Cause'.A20:'Human-Cause'.A20 'Human-Cause'.A21:'Human-Cause'.A2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Human-Cause'.I3:'Human-Cause'.I21 'Human-Cause'.A1:'Human-Cause'.A1 'Human-Cause'.H3:'Human-Cause'.H21 'Human-Cause'.I26:'Human-Cause'.I44 'Human-Cause'.A1:'Human-Cause'.A1 'Human-Cause'.H26:'Human-Cause'.H4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Human-Cause'.J2:'Human-Cause'.J21 'INFER-1-BASE'.A1:'INFER-1-BASE'.A1 'Human-Cause'.J25:'Human-Cause'.J4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Human-Cause'.I3:'Human-Cause'.I21 'INFER-1-BASE'.A1:'INFER-1-BASE'.A1 'Human-Cause'.H3:'Human-Cause'.H21 'Human-Cause'.I26:'Human-Cause'.I44 'INFER-1-BASE'.A1:'INFER-1-BASE'.A1 'Human-Cause'.H26:'Human-Cause'.H4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HCA</text:p>
          </table:table-cell>
          <table:table-cell table:style-name="ce25" office:value-type="string" calcext:value-type="string">
            <text:p>GWHCA</text:p>
          </table:table-cell>
          <table:table-cell table:style-name="ce1" office:value-type="string" calcext:value-type="string">
            <text:p>DWH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HumanCause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156" calcext:value-type="float">
            <text:p>156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table:formula="of:=[.F3]/[.E3]" office:value-type="percentage" office:value="0.673076923076923" calcext:value-type="percentage">
            <text:p>67.31%</text:p>
          </table:table-cell>
          <table:table-cell table:formula="of:=[.F3]/[.C3]" office:value-type="percentage" office:value="0.0686723348593852" calcext:value-type="percentage">
            <text:p>6.87%</text:p>
          </table:table-cell>
          <table:table-cell table:formula="of:=2*([.H3]*[.I3])/([.H3]+[.I3])" office:value-type="percentage" office:value="0.124629080118694" calcext:value-type="percentage">
            <text:p>12.46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table:formula="of:=[.F4]/[.E4]" office:value-type="percentage" office:value="0.680327868852459" calcext:value-type="percentage">
            <text:p>68.03%</text:p>
          </table:table-cell>
          <table:table-cell table:formula="of:=[.F4]/[.C4]" office:value-type="percentage" office:value="0.0936794582392776" calcext:value-type="percentage">
            <text:p>9.37%</text:p>
          </table:table-cell>
          <table:table-cell table:formula="of:=2*([.H4]*[.I4])/([.H4]+[.I4])" office:value-type="percentage" office:value="0.16468253968254" calcext:value-type="percentage">
            <text:p>16.47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table:formula="of:=[.F5]/[.E5]" office:value-type="percentage" office:value="0.643564356435644" calcext:value-type="percentage">
            <text:p>64.36%</text:p>
          </table:table-cell>
          <table:table-cell table:formula="of:=[.F5]/[.C5]" office:value-type="percentage" office:value="0.106209150326797" calcext:value-type="percentage">
            <text:p>10.62%</text:p>
          </table:table-cell>
          <table:table-cell table:formula="of:=2*([.H5]*[.I5])/([.H5]+[.I5])" office:value-type="percentage" office:value="0.182328190743338" calcext:value-type="percentage">
            <text:p>18.23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table:formula="of:=[.F6]/[.E6]" office:value-type="percentage" office:value="0.606741573033708" calcext:value-type="percentage">
            <text:p>60.67%</text:p>
          </table:table-cell>
          <table:table-cell table:formula="of:=[.F6]/[.C6]" office:value-type="percentage" office:value="0.118161925601751" calcext:value-type="percentage">
            <text:p>11.82%</text:p>
          </table:table-cell>
          <table:table-cell table:formula="of:=2*([.H6]*[.I6])/([.H6]+[.I6])" office:value-type="percentage" office:value="0.197802197802198" calcext:value-type="percentage">
            <text:p>19.78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formula="of:=[.F7]/[.E7]" office:value-type="percentage" office:value="0.567901234567901" calcext:value-type="percentage">
            <text:p>56.79%</text:p>
          </table:table-cell>
          <table:table-cell table:formula="of:=[.F7]/[.C7]" office:value-type="percentage" office:value="0.126027397260274" calcext:value-type="percentage">
            <text:p>12.60%</text:p>
          </table:table-cell>
          <table:table-cell table:formula="of:=2*([.H7]*[.I7])/([.H7]+[.I7])" office:value-type="percentage" office:value="0.20627802690583" calcext:value-type="percentage">
            <text:p>20.63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formula="of:=[.F8]/[.E8]" office:value-type="percentage" office:value="0.56578947368421" calcext:value-type="percentage">
            <text:p>56.58%</text:p>
          </table:table-cell>
          <table:table-cell table:formula="of:=[.F8]/[.C8]" office:value-type="percentage" office:value="0.140983606557377" calcext:value-type="percentage">
            <text:p>14.10%</text:p>
          </table:table-cell>
          <table:table-cell table:formula="of:=2*([.H8]*[.I8])/([.H8]+[.I8])" office:value-type="percentage" office:value="0.225721784776903" calcext:value-type="percentage">
            <text:p>22.57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formula="of:=[.F9]/[.E9]" office:value-type="percentage" office:value="0.577464788732394" calcext:value-type="percentage">
            <text:p>57.75%</text:p>
          </table:table-cell>
          <table:table-cell table:formula="of:=[.F9]/[.C9]" office:value-type="percentage" office:value="0.162055335968379" calcext:value-type="percentage">
            <text:p>16.21%</text:p>
          </table:table-cell>
          <table:table-cell table:formula="of:=2*([.H9]*[.I9])/([.H9]+[.I9])" office:value-type="percentage" office:value="0.253086419753086" calcext:value-type="percentage">
            <text:p>25.31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formula="of:=[.F10]/[.E10]" office:value-type="percentage" office:value="0.575757575757576" calcext:value-type="percentage">
            <text:p>57.58%</text:p>
          </table:table-cell>
          <table:table-cell table:formula="of:=[.F10]/[.C10]" office:value-type="percentage" office:value="0.170403587443946" calcext:value-type="percentage">
            <text:p>17.04%</text:p>
          </table:table-cell>
          <table:table-cell table:formula="of:=2*([.H10]*[.I10])/([.H10]+[.I10])" office:value-type="percentage" office:value="0.262975778546713" calcext:value-type="percentage">
            <text:p>26.30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formula="of:=[.F11]/[.E11]" office:value-type="percentage" office:value="0.590163934426229" calcext:value-type="percentage">
            <text:p>59.02%</text:p>
          </table:table-cell>
          <table:table-cell table:formula="of:=[.F11]/[.C11]" office:value-type="percentage" office:value="0.184615384615385" calcext:value-type="percentage">
            <text:p>18.46%</text:p>
          </table:table-cell>
          <table:table-cell table:formula="of:=2*([.H11]*[.I11])/([.H11]+[.I11])" office:value-type="percentage" office:value="0.28125" calcext:value-type="percentage">
            <text:p>28.13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[.F12]/[.E12]" office:value-type="percentage" office:value="0.586206896551724" calcext:value-type="percentage">
            <text:p>58.62%</text:p>
          </table:table-cell>
          <table:table-cell table:formula="of:=[.F12]/[.C12]" office:value-type="percentage" office:value="0.196531791907514" calcext:value-type="percentage">
            <text:p>19.65%</text:p>
          </table:table-cell>
          <table:table-cell table:formula="of:=2*([.H12]*[.I12])/([.H12]+[.I12])" office:value-type="percentage" office:value="0.294372294372294" calcext:value-type="percentage">
            <text:p>29.44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formula="of:=[.F13]/[.E13]" office:value-type="percentage" office:value="0.596153846153846" calcext:value-type="percentage">
            <text:p>59.62%</text:p>
          </table:table-cell>
          <table:table-cell table:formula="of:=[.F13]/[.C13]" office:value-type="percentage" office:value="0.2" calcext:value-type="percentage">
            <text:p>20.00%</text:p>
          </table:table-cell>
          <table:table-cell table:formula="of:=2*([.H13]*[.I13])/([.H13]+[.I13])" office:value-type="percentage" office:value="0.29951690821256" calcext:value-type="percentage">
            <text:p>29.95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[.F14]/[.E14]" office:value-type="percentage" office:value="0.5625" calcext:value-type="percentage">
            <text:p>56.25%</text:p>
          </table:table-cell>
          <table:table-cell table:formula="of:=[.F14]/[.C14]" office:value-type="percentage" office:value="0.190140845070423" calcext:value-type="percentage">
            <text:p>19.01%</text:p>
          </table:table-cell>
          <table:table-cell table:formula="of:=2*([.H14]*[.I14])/([.H14]+[.I14])" office:value-type="percentage" office:value="0.284210526315789" calcext:value-type="percentage">
            <text:p>28.42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F15]/[.E15]" office:value-type="percentage" office:value="0.545454545454545" calcext:value-type="percentage">
            <text:p>54.55%</text:p>
          </table:table-cell>
          <table:table-cell table:formula="of:=[.F15]/[.C15]" office:value-type="percentage" office:value="0.181818181818182" calcext:value-type="percentage">
            <text:p>18.18%</text:p>
          </table:table-cell>
          <table:table-cell table:formula="of:=2*([.H15]*[.I15])/([.H15]+[.I15])" office:value-type="percentage" office:value="0.272727272727273" calcext:value-type="percentage">
            <text:p>27.27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F16]/[.E16]" office:value-type="percentage" office:value="0.558139534883721" calcext:value-type="percentage">
            <text:p>55.81%</text:p>
          </table:table-cell>
          <table:table-cell table:formula="of:=[.F16]/[.C16]" office:value-type="percentage" office:value="0.195121951219512" calcext:value-type="percentage">
            <text:p>19.51%</text:p>
          </table:table-cell>
          <table:table-cell table:formula="of:=2*([.H16]*[.I16])/([.H16]+[.I16])" office:value-type="percentage" office:value="0.289156626506024" calcext:value-type="percentage">
            <text:p>28.92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F17]/[.E17]" office:value-type="percentage" office:value="0.558139534883721" calcext:value-type="percentage">
            <text:p>55.81%</text:p>
          </table:table-cell>
          <table:table-cell table:formula="of:=[.F17]/[.C17]" office:value-type="percentage" office:value="0.218181818181818" calcext:value-type="percentage">
            <text:p>21.82%</text:p>
          </table:table-cell>
          <table:table-cell table:formula="of:=2*([.H17]*[.I17])/([.H17]+[.I17])" office:value-type="percentage" office:value="0.313725490196078" calcext:value-type="percentage">
            <text:p>31.37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F18]/[.E18]" office:value-type="percentage" office:value="0.575" calcext:value-type="percentage">
            <text:p>57.50%</text:p>
          </table:table-cell>
          <table:table-cell table:formula="of:=[.F18]/[.C18]" office:value-type="percentage" office:value="0.23" calcext:value-type="percentage">
            <text:p>23.00%</text:p>
          </table:table-cell>
          <table:table-cell table:formula="of:=2*([.H18]*[.I18])/([.H18]+[.I18])" office:value-type="percentage" office:value="0.328571428571429" calcext:value-type="percentage">
            <text:p>32.86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F19]/[.E19]" office:value-type="percentage" office:value="0.628571428571429" calcext:value-type="percentage">
            <text:p>62.86%</text:p>
          </table:table-cell>
          <table:table-cell table:formula="of:=[.F19]/[.C19]" office:value-type="percentage" office:value="0.234042553191489" calcext:value-type="percentage">
            <text:p>23.40%</text:p>
          </table:table-cell>
          <table:table-cell table:formula="of:=2*([.H19]*[.I19])/([.H19]+[.I19])" office:value-type="percentage" office:value="0.341085271317829" calcext:value-type="percentage">
            <text:p>34.11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F20]/[.E20]" office:value-type="percentage" office:value="0.636363636363636" calcext:value-type="percentage">
            <text:p>63.64%</text:p>
          </table:table-cell>
          <table:table-cell table:formula="of:=[.F20]/[.C20]" office:value-type="percentage" office:value="0.235955056179775" calcext:value-type="percentage">
            <text:p>23.60%</text:p>
          </table:table-cell>
          <table:table-cell table:formula="of:=2*([.H20]*[.I20])/([.H20]+[.I20])" office:value-type="percentage" office:value="0.344262295081967" calcext:value-type="percentage">
            <text:p>34.43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F21]/[.E21]" office:value-type="percentage" office:value="0.655172413793103" calcext:value-type="percentage">
            <text:p>65.52%</text:p>
          </table:table-cell>
          <table:table-cell table:formula="of:=[.F21]/[.C21]" office:value-type="percentage" office:value="0.231707317073171" calcext:value-type="percentage">
            <text:p>23.17%</text:p>
          </table:table-cell>
          <table:table-cell table:formula="of:=2*([.H21]*[.I21])/([.H21]+[.I21])" office:value-type="percentage" office:value="0.342342342342342" calcext:value-type="percentage">
            <text:p>34.23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HCA</text:p>
          </table:table-cell>
          <table:table-cell table:style-name="ce25" office:value-type="string" calcext:value-type="string">
            <text:p>GSHCA</text:p>
          </table:table-cell>
          <table:table-cell table:style-name="ce1" office:value-type="string" calcext:value-type="string">
            <text:p>DSH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F26]/[.E26]" office:value-type="percentage" office:value="0.581818181818182" calcext:value-type="percentage">
            <text:p>58.18%</text:p>
          </table:table-cell>
          <table:table-cell table:formula="of:=[.F26]/[.C26]" office:value-type="percentage" office:value="0.0209287115761936" calcext:value-type="percentage">
            <text:p>2.09%</text:p>
          </table:table-cell>
          <table:table-cell table:formula="of:=2*([.H26]*[.I26])/([.H26]+[.I26])" office:value-type="percentage" office:value="0.0404040404040404" calcext:value-type="percentage">
            <text:p>4.04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[.F27]/[.E27]" office:value-type="percentage" office:value="0.538461538461538" calcext:value-type="percentage">
            <text:p>53.85%</text:p>
          </table:table-cell>
          <table:table-cell table:formula="of:=[.F27]/[.C27]" office:value-type="percentage" office:value="0.0237020316027088" calcext:value-type="percentage">
            <text:p>2.37%</text:p>
          </table:table-cell>
          <table:table-cell table:formula="of:=2*([.H27]*[.I27])/([.H27]+[.I27])" office:value-type="percentage" office:value="0.0454054054054054" calcext:value-type="percentage">
            <text:p>4.54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F28]/[.E28]" office:value-type="percentage" office:value="0.485714285714286" calcext:value-type="percentage">
            <text:p>48.57%</text:p>
          </table:table-cell>
          <table:table-cell table:formula="of:=[.F28]/[.C28]" office:value-type="percentage" office:value="0.0277777777777778" calcext:value-type="percentage">
            <text:p>2.78%</text:p>
          </table:table-cell>
          <table:table-cell table:formula="of:=2*([.H28]*[.I28])/([.H28]+[.I28])" office:value-type="percentage" office:value="0.0525502318392581" calcext:value-type="percentage">
            <text:p>5.26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[.F29]/[.E29]" office:value-type="percentage" office:value="0.4375" calcext:value-type="percentage">
            <text:p>43.75%</text:p>
          </table:table-cell>
          <table:table-cell table:formula="of:=[.F29]/[.C29]" office:value-type="percentage" office:value="0.0306345733041575" calcext:value-type="percentage">
            <text:p>3.06%</text:p>
          </table:table-cell>
          <table:table-cell table:formula="of:=2*([.H29]*[.I29])/([.H29]+[.I29])" office:value-type="percentage" office:value="0.0572597137014315" calcext:value-type="percentage">
            <text:p>5.73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F30]/[.E30]" office:value-type="percentage" office:value="0.4" calcext:value-type="percentage">
            <text:p>40.00%</text:p>
          </table:table-cell>
          <table:table-cell table:formula="of:=[.F30]/[.C30]" office:value-type="percentage" office:value="0.0328767123287671" calcext:value-type="percentage">
            <text:p>3.29%</text:p>
          </table:table-cell>
          <table:table-cell table:formula="of:=2*([.H30]*[.I30])/([.H30]+[.I30])" office:value-type="percentage" office:value="0.0607594936708861" calcext:value-type="percentage">
            <text:p>6.08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F31]/[.E31]" office:value-type="percentage" office:value="0.413793103448276" calcext:value-type="percentage">
            <text:p>41.38%</text:p>
          </table:table-cell>
          <table:table-cell table:formula="of:=[.F31]/[.C31]" office:value-type="percentage" office:value="0.039344262295082" calcext:value-type="percentage">
            <text:p>3.93%</text:p>
          </table:table-cell>
          <table:table-cell table:formula="of:=2*([.H31]*[.I31])/([.H31]+[.I31])" office:value-type="percentage" office:value="0.0718562874251497" calcext:value-type="percentage">
            <text:p>7.19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F32]/[.E32]" office:value-type="percentage" office:value="0.392857142857143" calcext:value-type="percentage">
            <text:p>39.29%</text:p>
          </table:table-cell>
          <table:table-cell table:formula="of:=[.F32]/[.C32]" office:value-type="percentage" office:value="0.0434782608695652" calcext:value-type="percentage">
            <text:p>4.35%</text:p>
          </table:table-cell>
          <table:table-cell table:formula="of:=2*([.H32]*[.I32])/([.H32]+[.I32])" office:value-type="percentage" office:value="0.0782918149466192" calcext:value-type="percentage">
            <text:p>7.83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F33]/[.E33]" office:value-type="percentage" office:value="0.384615384615385" calcext:value-type="percentage">
            <text:p>38.46%</text:p>
          </table:table-cell>
          <table:table-cell table:formula="of:=[.F33]/[.C33]" office:value-type="percentage" office:value="0.0448430493273543" calcext:value-type="percentage">
            <text:p>4.48%</text:p>
          </table:table-cell>
          <table:table-cell table:formula="of:=2*([.H33]*[.I33])/([.H33]+[.I33])" office:value-type="percentage" office:value="0.0803212851405623" calcext:value-type="percentage">
            <text:p>8.03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F34]/[.E34]" office:value-type="percentage" office:value="0.416666666666667" calcext:value-type="percentage">
            <text:p>41.67%</text:p>
          </table:table-cell>
          <table:table-cell table:formula="of:=[.F34]/[.C34]" office:value-type="percentage" office:value="0.0512820512820513" calcext:value-type="percentage">
            <text:p>5.13%</text:p>
          </table:table-cell>
          <table:table-cell table:formula="of:=2*([.H34]*[.I34])/([.H34]+[.I34])" office:value-type="percentage" office:value="0.091324200913242" calcext:value-type="percentage">
            <text:p>9.13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F35]/[.E35]" office:value-type="percentage" office:value="0.416666666666667" calcext:value-type="percentage">
            <text:p>41.67%</text:p>
          </table:table-cell>
          <table:table-cell table:formula="of:=[.F35]/[.C35]" office:value-type="percentage" office:value="0.0578034682080925" calcext:value-type="percentage">
            <text:p>5.78%</text:p>
          </table:table-cell>
          <table:table-cell table:formula="of:=2*([.H35]*[.I35])/([.H35]+[.I35])" office:value-type="percentage" office:value="0.101522842639594" calcext:value-type="percentage">
            <text:p>10.15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F36]/[.E36]" office:value-type="percentage" office:value="0.428571428571429" calcext:value-type="percentage">
            <text:p>42.86%</text:p>
          </table:table-cell>
          <table:table-cell table:formula="of:=[.F36]/[.C36]" office:value-type="percentage" office:value="0.0580645161290323" calcext:value-type="percentage">
            <text:p>5.81%</text:p>
          </table:table-cell>
          <table:table-cell table:formula="of:=2*([.H36]*[.I36])/([.H36]+[.I36])" office:value-type="percentage" office:value="0.102272727272727" calcext:value-type="percentage">
            <text:p>10.23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F37]/[.E37]" office:value-type="percentage" office:value="0.4" calcext:value-type="percentage">
            <text:p>40.00%</text:p>
          </table:table-cell>
          <table:table-cell table:formula="of:=[.F37]/[.C37]" office:value-type="percentage" office:value="0.0563380281690141" calcext:value-type="percentage">
            <text:p>5.63%</text:p>
          </table:table-cell>
          <table:table-cell table:formula="of:=2*([.H37]*[.I37])/([.H37]+[.I37])" office:value-type="percentage" office:value="0.0987654320987654" calcext:value-type="percentage">
            <text:p>9.88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F38]/[.E38]" office:value-type="percentage" office:value="0.421052631578947" calcext:value-type="percentage">
            <text:p>42.11%</text:p>
          </table:table-cell>
          <table:table-cell table:formula="of:=[.F38]/[.C38]" office:value-type="percentage" office:value="0.0606060606060606" calcext:value-type="percentage">
            <text:p>6.06%</text:p>
          </table:table-cell>
          <table:table-cell table:formula="of:=2*([.H38]*[.I38])/([.H38]+[.I38])" office:value-type="percentage" office:value="0.105960264900662" calcext:value-type="percentage">
            <text:p>10.60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F39]/[.E39]" office:value-type="percentage" office:value="0.444444444444444" calcext:value-type="percentage">
            <text:p>44.44%</text:p>
          </table:table-cell>
          <table:table-cell table:formula="of:=[.F39]/[.C39]" office:value-type="percentage" office:value="0.0650406504065041" calcext:value-type="percentage">
            <text:p>6.50%</text:p>
          </table:table-cell>
          <table:table-cell table:formula="of:=2*([.H39]*[.I39])/([.H39]+[.I39])" office:value-type="percentage" office:value="0.113475177304965" calcext:value-type="percentage">
            <text:p>11.35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F40]/[.E40]" office:value-type="percentage" office:value="0.444444444444444" calcext:value-type="percentage">
            <text:p>44.44%</text:p>
          </table:table-cell>
          <table:table-cell table:formula="of:=[.F40]/[.C40]" office:value-type="percentage" office:value="0.0727272727272727" calcext:value-type="percentage">
            <text:p>7.27%</text:p>
          </table:table-cell>
          <table:table-cell table:formula="of:=2*([.H40]*[.I40])/([.H40]+[.I40])" office:value-type="percentage" office:value="0.125" calcext:value-type="percentage">
            <text:p>12.50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F41]/[.E41]" office:value-type="percentage" office:value="0.4375" calcext:value-type="percentage">
            <text:p>43.75%</text:p>
          </table:table-cell>
          <table:table-cell table:formula="of:=[.F41]/[.C41]" office:value-type="percentage" office:value="0.07" calcext:value-type="percentage">
            <text:p>7.00%</text:p>
          </table:table-cell>
          <table:table-cell table:formula="of:=2*([.H41]*[.I41])/([.H41]+[.I41])" office:value-type="percentage" office:value="0.120689655172414" calcext:value-type="percentage">
            <text:p>12.07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F42]/[.E42]" office:value-type="percentage" office:value="0.466666666666667" calcext:value-type="percentage">
            <text:p>46.67%</text:p>
          </table:table-cell>
          <table:table-cell table:formula="of:=[.F42]/[.C42]" office:value-type="percentage" office:value="0.074468085106383" calcext:value-type="percentage">
            <text:p>7.45%</text:p>
          </table:table-cell>
          <table:table-cell table:formula="of:=2*([.H42]*[.I42])/([.H42]+[.I42])" office:value-type="percentage" office:value="0.128440366972477" calcext:value-type="percentage">
            <text:p>12.84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F43]/[.E43]" office:value-type="percentage" office:value="0.461538461538462" calcext:value-type="percentage">
            <text:p>46.15%</text:p>
          </table:table-cell>
          <table:table-cell table:formula="of:=[.F43]/[.C43]" office:value-type="percentage" office:value="0.0674157303370787" calcext:value-type="percentage">
            <text:p>6.74%</text:p>
          </table:table-cell>
          <table:table-cell table:formula="of:=2*([.H43]*[.I43])/([.H43]+[.I43])" office:value-type="percentage" office:value="0.117647058823529" calcext:value-type="percentage">
            <text:p>11.76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F44]/[.E44]" office:value-type="percentage" office:value="0.454545454545455" calcext:value-type="percentage">
            <text:p>45.45%</text:p>
          </table:table-cell>
          <table:table-cell table:formula="of:=[.F44]/[.C44]" office:value-type="percentage" office:value="0.0609756097560976" calcext:value-type="percentage">
            <text:p>6.10%</text:p>
          </table:table-cell>
          <table:table-cell table:formula="of:=2*([.H44]*[.I44])/([.H44]+[.I44])" office:value-type="percentage" office:value="0.10752688172043" calcext:value-type="percentage">
            <text:p>10.75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CO2-Cut" table:style-name="ta1">
        <table:shapes>
          <draw:frame draw:z-index="0" draw:style-name="gr1" draw:text-style-name="P1" svg:width="16.01cm" svg:height="8.999cm" svg:x="-39.061cm" svg:y="0.6cm">
            <draw:object draw:notify-on-update-of-ranges="'CO2-Cut'.A2:'CO2-Cut'.A2 'CO2-Cut'.A3:'CO2-Cut'.A3 'CO2-Cut'.A4:'CO2-Cut'.A4 'CO2-Cut'.A5:'CO2-Cut'.A5 'CO2-Cut'.A6:'CO2-Cut'.A6 'CO2-Cut'.A7:'CO2-Cut'.A7 'CO2-Cut'.A8:'CO2-Cut'.A8 'CO2-Cut'.A9:'CO2-Cut'.A9 'CO2-Cut'.A10:'CO2-Cut'.A10 'CO2-Cut'.A11:'CO2-Cut'.A11 'CO2-Cut'.A12:'CO2-Cut'.A12 'CO2-Cut'.A13:'CO2-Cut'.A13 'CO2-Cut'.A14:'CO2-Cut'.A14 'CO2-Cut'.A15:'CO2-Cut'.A15 'CO2-Cut'.A16:'CO2-Cut'.A16 'CO2-Cut'.A17:'CO2-Cut'.A17 'CO2-Cut'.A18:'CO2-Cut'.A18 'CO2-Cut'.A19:'CO2-Cut'.A19 'CO2-Cut'.A20:'CO2-Cut'.A20 'CO2-Cut'.A21:'CO2-Cut'.A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CO2-Cut'.I3:'CO2-Cut'.I21 'CO2-Cut'.A1:'CO2-Cut'.A1 'CO2-Cut'.H3:'CO2-Cut'.H21 'CO2-Cut'.I26:'CO2-Cut'.I44 'CO2-Cut'.A1:'CO2-Cut'.A1 'CO2-Cut'.H26:'CO2-Cut'.H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CO2-Cut'.J2:'CO2-Cut'.J21 'CO2-Cut'.J25:'CO2-Cut'.J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CO2-Cut'.I3:'CO2-Cut'.I21 'CO2-Cut'.H3:'CO2-Cut'.H21 'CO2-Cut'.I26:'CO2-Cut'.I44 'CO2-Cut'.H26:'CO2-Cut'.H4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CCA</text:p>
          </table:table-cell>
          <table:table-cell table:style-name="ce25" office:value-type="string" calcext:value-type="string">
            <text:p>GWCCA</text:p>
          </table:table-cell>
          <table:table-cell table:style-name="ce1" office:value-type="string" calcext:value-type="string">
            <text:p>DWC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CO2Cut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formula="of:=[.F3]/[.E3]" office:value-type="percentage" office:value="0.743589743589744" calcext:value-type="percentage">
            <text:p>74.36%</text:p>
          </table:table-cell>
          <table:table-cell table:formula="of:=[.F3]/[.C3]" office:value-type="percentage" office:value="0.0379332897318509" calcext:value-type="percentage">
            <text:p>3.79%</text:p>
          </table:table-cell>
          <table:table-cell table:formula="of:=2*([.H3]*[.I3])/([.H3]+[.I3])" office:value-type="percentage" office:value="0.0721841941505912" calcext:value-type="percentage">
            <text:p>7.22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formula="of:=[.F4]/[.E4]" office:value-type="percentage" office:value="0.746031746031746" calcext:value-type="percentage">
            <text:p>74.60%</text:p>
          </table:table-cell>
          <table:table-cell table:formula="of:=[.F4]/[.C4]" office:value-type="percentage" office:value="0.0530474040632054" calcext:value-type="percentage">
            <text:p>5.30%</text:p>
          </table:table-cell>
          <table:table-cell table:formula="of:=2*([.H4]*[.I4])/([.H4]+[.I4])" office:value-type="percentage" office:value="0.0990516332982086" calcext:value-type="percentage">
            <text:p>9.91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F5]/[.E5]" office:value-type="percentage" office:value="0.709090909090909" calcext:value-type="percentage">
            <text:p>70.91%</text:p>
          </table:table-cell>
          <table:table-cell table:formula="of:=[.F5]/[.C5]" office:value-type="percentage" office:value="0.0637254901960784" calcext:value-type="percentage">
            <text:p>6.37%</text:p>
          </table:table-cell>
          <table:table-cell table:formula="of:=2*([.H5]*[.I5])/([.H5]+[.I5])" office:value-type="percentage" office:value="0.116941529235382" calcext:value-type="percentage">
            <text:p>11.69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formula="of:=[.F6]/[.E6]" office:value-type="percentage" office:value="0.673469387755102" calcext:value-type="percentage">
            <text:p>67.35%</text:p>
          </table:table-cell>
          <table:table-cell table:formula="of:=[.F6]/[.C6]" office:value-type="percentage" office:value="0.0722100656455142" calcext:value-type="percentage">
            <text:p>7.22%</text:p>
          </table:table-cell>
          <table:table-cell table:formula="of:=2*([.H6]*[.I6])/([.H6]+[.I6])" office:value-type="percentage" office:value="0.130434782608696" calcext:value-type="percentage">
            <text:p>13.04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formula="of:=[.F7]/[.E7]" office:value-type="percentage" office:value="0.644444444444444" calcext:value-type="percentage">
            <text:p>64.44%</text:p>
          </table:table-cell>
          <table:table-cell table:formula="of:=[.F7]/[.C7]" office:value-type="percentage" office:value="0.0794520547945206" calcext:value-type="percentage">
            <text:p>7.95%</text:p>
          </table:table-cell>
          <table:table-cell table:formula="of:=2*([.H7]*[.I7])/([.H7]+[.I7])" office:value-type="percentage" office:value="0.141463414634146" calcext:value-type="percentage">
            <text:p>14.15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F8]/[.E8]" office:value-type="percentage" office:value="0.6" calcext:value-type="percentage">
            <text:p>60.00%</text:p>
          </table:table-cell>
          <table:table-cell table:formula="of:=[.F8]/[.C8]" office:value-type="percentage" office:value="0.0786885245901639" calcext:value-type="percentage">
            <text:p>7.87%</text:p>
          </table:table-cell>
          <table:table-cell table:formula="of:=2*([.H8]*[.I8])/([.H8]+[.I8])" office:value-type="percentage" office:value="0.139130434782609" calcext:value-type="percentage">
            <text:p>13.91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[.F9]/[.E9]" office:value-type="percentage" office:value="0.605263157894737" calcext:value-type="percentage">
            <text:p>60.53%</text:p>
          </table:table-cell>
          <table:table-cell table:formula="of:=[.F9]/[.C9]" office:value-type="percentage" office:value="0.0909090909090909" calcext:value-type="percentage">
            <text:p>9.09%</text:p>
          </table:table-cell>
          <table:table-cell table:formula="of:=2*([.H9]*[.I9])/([.H9]+[.I9])" office:value-type="percentage" office:value="0.15807560137457" calcext:value-type="percentage">
            <text:p>15.81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[.F10]/[.E10]" office:value-type="percentage" office:value="0.605263157894737" calcext:value-type="percentage">
            <text:p>60.53%</text:p>
          </table:table-cell>
          <table:table-cell table:formula="of:=[.F10]/[.C10]" office:value-type="percentage" office:value="0.103139013452915" calcext:value-type="percentage">
            <text:p>10.31%</text:p>
          </table:table-cell>
          <table:table-cell table:formula="of:=2*([.H10]*[.I10])/([.H10]+[.I10])" office:value-type="percentage" office:value="0.176245210727969" calcext:value-type="percentage">
            <text:p>17.62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[.F11]/[.E11]" office:value-type="percentage" office:value="0.621621621621622" calcext:value-type="percentage">
            <text:p>62.16%</text:p>
          </table:table-cell>
          <table:table-cell table:formula="of:=[.F11]/[.C11]" office:value-type="percentage" office:value="0.117948717948718" calcext:value-type="percentage">
            <text:p>11.79%</text:p>
          </table:table-cell>
          <table:table-cell table:formula="of:=2*([.H11]*[.I11])/([.H11]+[.I11])" office:value-type="percentage" office:value="0.198275862068966" calcext:value-type="percentage">
            <text:p>19.83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.F12]/[.E12]" office:value-type="percentage" office:value="0.588235294117647" calcext:value-type="percentage">
            <text:p>58.82%</text:p>
          </table:table-cell>
          <table:table-cell table:formula="of:=[.F12]/[.C12]" office:value-type="percentage" office:value="0.115606936416185" calcext:value-type="percentage">
            <text:p>11.56%</text:p>
          </table:table-cell>
          <table:table-cell table:formula="of:=2*([.H12]*[.I12])/([.H12]+[.I12])" office:value-type="percentage" office:value="0.193236714975845" calcext:value-type="percentage">
            <text:p>19.32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[.F13]/[.E13]" office:value-type="percentage" office:value="0.575757575757576" calcext:value-type="percentage">
            <text:p>57.58%</text:p>
          </table:table-cell>
          <table:table-cell table:formula="of:=[.F13]/[.C13]" office:value-type="percentage" office:value="0.12258064516129" calcext:value-type="percentage">
            <text:p>12.26%</text:p>
          </table:table-cell>
          <table:table-cell table:formula="of:=2*([.H13]*[.I13])/([.H13]+[.I13])" office:value-type="percentage" office:value="0.202127659574468" calcext:value-type="percentage">
            <text:p>20.21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[.F14]/[.E14]" office:value-type="percentage" office:value="0.551724137931034" calcext:value-type="percentage">
            <text:p>55.17%</text:p>
          </table:table-cell>
          <table:table-cell table:formula="of:=[.F14]/[.C14]" office:value-type="percentage" office:value="0.112676056338028" calcext:value-type="percentage">
            <text:p>11.27%</text:p>
          </table:table-cell>
          <table:table-cell table:formula="of:=2*([.H14]*[.I14])/([.H14]+[.I14])" office:value-type="percentage" office:value="0.187134502923977" calcext:value-type="percentage">
            <text:p>18.71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F15]/[.E15]" office:value-type="percentage" office:value="0.555555555555556" calcext:value-type="percentage">
            <text:p>55.56%</text:p>
          </table:table-cell>
          <table:table-cell table:formula="of:=[.F15]/[.C15]" office:value-type="percentage" office:value="0.113636363636364" calcext:value-type="percentage">
            <text:p>11.36%</text:p>
          </table:table-cell>
          <table:table-cell table:formula="of:=2*([.H15]*[.I15])/([.H15]+[.I15])" office:value-type="percentage" office:value="0.188679245283019" calcext:value-type="percentage">
            <text:p>18.87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F16]/[.E16]" office:value-type="percentage" office:value="0.555555555555556" calcext:value-type="percentage">
            <text:p>55.56%</text:p>
          </table:table-cell>
          <table:table-cell table:formula="of:=[.F16]/[.C16]" office:value-type="percentage" office:value="0.121951219512195" calcext:value-type="percentage">
            <text:p>12.20%</text:p>
          </table:table-cell>
          <table:table-cell table:formula="of:=2*([.H16]*[.I16])/([.H16]+[.I16])" office:value-type="percentage" office:value="0.2" calcext:value-type="percentage">
            <text:p>20.00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F17]/[.E17]" office:value-type="percentage" office:value="0.538461538461538" calcext:value-type="percentage">
            <text:p>53.85%</text:p>
          </table:table-cell>
          <table:table-cell table:formula="of:=[.F17]/[.C17]" office:value-type="percentage" office:value="0.127272727272727" calcext:value-type="percentage">
            <text:p>12.73%</text:p>
          </table:table-cell>
          <table:table-cell table:formula="of:=2*([.H17]*[.I17])/([.H17]+[.I17])" office:value-type="percentage" office:value="0.205882352941176" calcext:value-type="percentage">
            <text:p>20.59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F18]/[.E18]" office:value-type="percentage" office:value="0.565217391304348" calcext:value-type="percentage">
            <text:p>56.52%</text:p>
          </table:table-cell>
          <table:table-cell table:formula="of:=[.F18]/[.C18]" office:value-type="percentage" office:value="0.13" calcext:value-type="percentage">
            <text:p>13.00%</text:p>
          </table:table-cell>
          <table:table-cell table:formula="of:=2*([.H18]*[.I18])/([.H18]+[.I18])" office:value-type="percentage" office:value="0.211382113821138" calcext:value-type="percentage">
            <text:p>21.14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F19]/[.E19]" office:value-type="percentage" office:value="0.619047619047619" calcext:value-type="percentage">
            <text:p>61.90%</text:p>
          </table:table-cell>
          <table:table-cell table:formula="of:=[.F19]/[.C19]" office:value-type="percentage" office:value="0.138297872340426" calcext:value-type="percentage">
            <text:p>13.83%</text:p>
          </table:table-cell>
          <table:table-cell table:formula="of:=2*([.H19]*[.I19])/([.H19]+[.I19])" office:value-type="percentage" office:value="0.226086956521739" calcext:value-type="percentage">
            <text:p>22.61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F20]/[.E20]" office:value-type="percentage" office:value="0.619047619047619" calcext:value-type="percentage">
            <text:p>61.90%</text:p>
          </table:table-cell>
          <table:table-cell table:formula="of:=[.F20]/[.C20]" office:value-type="percentage" office:value="0.146067415730337" calcext:value-type="percentage">
            <text:p>14.61%</text:p>
          </table:table-cell>
          <table:table-cell table:formula="of:=2*([.H20]*[.I20])/([.H20]+[.I20])" office:value-type="percentage" office:value="0.236363636363636" calcext:value-type="percentage">
            <text:p>23.64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F21]/[.E21]" office:value-type="percentage" office:value="0.65" calcext:value-type="percentage">
            <text:p>65.00%</text:p>
          </table:table-cell>
          <table:table-cell table:formula="of:=[.F21]/[.C21]" office:value-type="percentage" office:value="0.158536585365854" calcext:value-type="percentage">
            <text:p>15.85%</text:p>
          </table:table-cell>
          <table:table-cell table:formula="of:=2*([.H21]*[.I21])/([.H21]+[.I21])" office:value-type="percentage" office:value="0.254901960784314" calcext:value-type="percentage">
            <text:p>25.49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CCA</text:p>
          </table:table-cell>
          <table:table-cell table:style-name="ce25" office:value-type="string" calcext:value-type="string">
            <text:p>GSCCA</text:p>
          </table:table-cell>
          <table:table-cell table:style-name="ce1" office:value-type="string" calcext:value-type="string">
            <text:p>DSC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[.F26]/[.E26]" office:value-type="percentage" office:value="0.72972972972973" calcext:value-type="percentage">
            <text:p>72.97%</text:p>
          </table:table-cell>
          <table:table-cell table:formula="of:=[.F26]/[.C26]" office:value-type="percentage" office:value="0.0176586003924133" calcext:value-type="percentage">
            <text:p>1.77%</text:p>
          </table:table-cell>
          <table:table-cell table:formula="of:=2*([.H26]*[.I26])/([.H26]+[.I26])" office:value-type="percentage" office:value="0.0344827586206897" calcext:value-type="percentage">
            <text:p>3.45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F27]/[.E27]" office:value-type="percentage" office:value="0.774193548387097" calcext:value-type="percentage">
            <text:p>77.42%</text:p>
          </table:table-cell>
          <table:table-cell table:formula="of:=[.F27]/[.C27]" office:value-type="percentage" office:value="0.0270880361173815" calcext:value-type="percentage">
            <text:p>2.71%</text:p>
          </table:table-cell>
          <table:table-cell table:formula="of:=2*([.H27]*[.I27])/([.H27]+[.I27])" office:value-type="percentage" office:value="0.0523446019629226" calcext:value-type="percentage">
            <text:p>5.23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F28]/[.E28]" office:value-type="percentage" office:value="0.75" calcext:value-type="percentage">
            <text:p>75.00%</text:p>
          </table:table-cell>
          <table:table-cell table:formula="of:=[.F28]/[.C28]" office:value-type="percentage" office:value="0.0343137254901961" calcext:value-type="percentage">
            <text:p>3.43%</text:p>
          </table:table-cell>
          <table:table-cell table:formula="of:=2*([.H28]*[.I28])/([.H28]+[.I28])" office:value-type="percentage" office:value="0.065625" calcext:value-type="percentage">
            <text:p>6.56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F29]/[.E29]" office:value-type="percentage" office:value="0.730769230769231" calcext:value-type="percentage">
            <text:p>73.08%</text:p>
          </table:table-cell>
          <table:table-cell table:formula="of:=[.F29]/[.C29]" office:value-type="percentage" office:value="0.0415754923413567" calcext:value-type="percentage">
            <text:p>4.16%</text:p>
          </table:table-cell>
          <table:table-cell table:formula="of:=2*([.H29]*[.I29])/([.H29]+[.I29])" office:value-type="percentage" office:value="0.0786749482401656" calcext:value-type="percentage">
            <text:p>7.87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F30]/[.E30]" office:value-type="percentage" office:value="0.72" calcext:value-type="percentage">
            <text:p>72.00%</text:p>
          </table:table-cell>
          <table:table-cell table:formula="of:=[.F30]/[.C30]" office:value-type="percentage" office:value="0.0493150684931507" calcext:value-type="percentage">
            <text:p>4.93%</text:p>
          </table:table-cell>
          <table:table-cell table:formula="of:=2*([.H30]*[.I30])/([.H30]+[.I30])" office:value-type="percentage" office:value="0.0923076923076923" calcext:value-type="percentage">
            <text:p>9.23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F31]/[.E31]" office:value-type="percentage" office:value="0.666666666666667" calcext:value-type="percentage">
            <text:p>66.67%</text:p>
          </table:table-cell>
          <table:table-cell table:formula="of:=[.F31]/[.C31]" office:value-type="percentage" office:value="0.0459016393442623" calcext:value-type="percentage">
            <text:p>4.59%</text:p>
          </table:table-cell>
          <table:table-cell table:formula="of:=2*([.H31]*[.I31])/([.H31]+[.I31])" office:value-type="percentage" office:value="0.0858895705521472" calcext:value-type="percentage">
            <text:p>8.59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F32]/[.E32]" office:value-type="percentage" office:value="0.666666666666667" calcext:value-type="percentage">
            <text:p>66.67%</text:p>
          </table:table-cell>
          <table:table-cell table:formula="of:=[.F32]/[.C32]" office:value-type="percentage" office:value="0.0553359683794466" calcext:value-type="percentage">
            <text:p>5.53%</text:p>
          </table:table-cell>
          <table:table-cell table:formula="of:=2*([.H32]*[.I32])/([.H32]+[.I32])" office:value-type="percentage" office:value="0.102189781021898" calcext:value-type="percentage">
            <text:p>10.22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F33]/[.E33]" office:value-type="percentage" office:value="0.666666666666667" calcext:value-type="percentage">
            <text:p>66.67%</text:p>
          </table:table-cell>
          <table:table-cell table:formula="of:=[.F33]/[.C33]" office:value-type="percentage" office:value="0.062780269058296" calcext:value-type="percentage">
            <text:p>6.28%</text:p>
          </table:table-cell>
          <table:table-cell table:formula="of:=2*([.H33]*[.I33])/([.H33]+[.I33])" office:value-type="percentage" office:value="0.114754098360656" calcext:value-type="percentage">
            <text:p>11.48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F34]/[.E34]" office:value-type="percentage" office:value="0.7" calcext:value-type="percentage">
            <text:p>70.00%</text:p>
          </table:table-cell>
          <table:table-cell table:formula="of:=[.F34]/[.C34]" office:value-type="percentage" office:value="0.0717948717948718" calcext:value-type="percentage">
            <text:p>7.18%</text:p>
          </table:table-cell>
          <table:table-cell table:formula="of:=2*([.H34]*[.I34])/([.H34]+[.I34])" office:value-type="percentage" office:value="0.130232558139535" calcext:value-type="percentage">
            <text:p>13.02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F35]/[.E35]" office:value-type="percentage" office:value="0.666666666666667" calcext:value-type="percentage">
            <text:p>66.67%</text:p>
          </table:table-cell>
          <table:table-cell table:formula="of:=[.F35]/[.C35]" office:value-type="percentage" office:value="0.069364161849711" calcext:value-type="percentage">
            <text:p>6.94%</text:p>
          </table:table-cell>
          <table:table-cell table:formula="of:=2*([.H35]*[.I35])/([.H35]+[.I35])" office:value-type="percentage" office:value="0.12565445026178" calcext:value-type="percentage">
            <text:p>12.57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F36]/[.E36]" office:value-type="percentage" office:value="0.666666666666667" calcext:value-type="percentage">
            <text:p>66.67%</text:p>
          </table:table-cell>
          <table:table-cell table:formula="of:=[.F36]/[.C36]" office:value-type="percentage" office:value="0.0774193548387097" calcext:value-type="percentage">
            <text:p>7.74%</text:p>
          </table:table-cell>
          <table:table-cell table:formula="of:=2*([.H36]*[.I36])/([.H36]+[.I36])" office:value-type="percentage" office:value="0.138728323699422" calcext:value-type="percentage">
            <text:p>13.87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F37]/[.E37]" office:value-type="percentage" office:value="0.647058823529412" calcext:value-type="percentage">
            <text:p>64.71%</text:p>
          </table:table-cell>
          <table:table-cell table:formula="of:=[.F37]/[.C37]" office:value-type="percentage" office:value="0.0774647887323944" calcext:value-type="percentage">
            <text:p>7.75%</text:p>
          </table:table-cell>
          <table:table-cell table:formula="of:=2*([.H37]*[.I37])/([.H37]+[.I37])" office:value-type="percentage" office:value="0.138364779874214" calcext:value-type="percentage">
            <text:p>13.84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F38]/[.E38]" office:value-type="percentage" office:value="0.6875" calcext:value-type="percentage">
            <text:p>68.75%</text:p>
          </table:table-cell>
          <table:table-cell table:formula="of:=[.F38]/[.C38]" office:value-type="percentage" office:value="0.0833333333333333" calcext:value-type="percentage">
            <text:p>8.33%</text:p>
          </table:table-cell>
          <table:table-cell table:formula="of:=2*([.H38]*[.I38])/([.H38]+[.I38])" office:value-type="percentage" office:value="0.148648648648649" calcext:value-type="percentage">
            <text:p>14.86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F39]/[.E39]" office:value-type="percentage" office:value="0.6875" calcext:value-type="percentage">
            <text:p>68.75%</text:p>
          </table:table-cell>
          <table:table-cell table:formula="of:=[.F39]/[.C39]" office:value-type="percentage" office:value="0.0894308943089431" calcext:value-type="percentage">
            <text:p>8.94%</text:p>
          </table:table-cell>
          <table:table-cell table:formula="of:=2*([.H39]*[.I39])/([.H39]+[.I39])" office:value-type="percentage" office:value="0.158273381294964" calcext:value-type="percentage">
            <text:p>15.83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F40]/[.E40]" office:value-type="percentage" office:value="0.666666666666667" calcext:value-type="percentage">
            <text:p>66.67%</text:p>
          </table:table-cell>
          <table:table-cell table:formula="of:=[.F40]/[.C40]" office:value-type="percentage" office:value="0.0909090909090909" calcext:value-type="percentage">
            <text:p>9.09%</text:p>
          </table:table-cell>
          <table:table-cell table:formula="of:=2*([.H40]*[.I40])/([.H40]+[.I40])" office:value-type="percentage" office:value="0.16" calcext:value-type="percentage">
            <text:p>16.00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F41]/[.E41]" office:value-type="percentage" office:value="0.714285714285714" calcext:value-type="percentage">
            <text:p>71.43%</text:p>
          </table:table-cell>
          <table:table-cell table:formula="of:=[.F41]/[.C41]" office:value-type="percentage" office:value="0.1" calcext:value-type="percentage">
            <text:p>10.00%</text:p>
          </table:table-cell>
          <table:table-cell table:formula="of:=2*([.H41]*[.I41])/([.H41]+[.I41])" office:value-type="percentage" office:value="0.175438596491228" calcext:value-type="percentage">
            <text:p>17.54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F42]/[.E42]" office:value-type="percentage" office:value="0.769230769230769" calcext:value-type="percentage">
            <text:p>76.92%</text:p>
          </table:table-cell>
          <table:table-cell table:formula="of:=[.F42]/[.C42]" office:value-type="percentage" office:value="0.106382978723404" calcext:value-type="percentage">
            <text:p>10.64%</text:p>
          </table:table-cell>
          <table:table-cell table:formula="of:=2*([.H42]*[.I42])/([.H42]+[.I42])" office:value-type="percentage" office:value="0.186915887850467" calcext:value-type="percentage">
            <text:p>18.69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F43]/[.E43]" office:value-type="percentage" office:value="0.769230769230769" calcext:value-type="percentage">
            <text:p>76.92%</text:p>
          </table:table-cell>
          <table:table-cell table:formula="of:=[.F43]/[.C43]" office:value-type="percentage" office:value="0.112359550561798" calcext:value-type="percentage">
            <text:p>11.24%</text:p>
          </table:table-cell>
          <table:table-cell table:formula="of:=2*([.H43]*[.I43])/([.H43]+[.I43])" office:value-type="percentage" office:value="0.196078431372549" calcext:value-type="percentage">
            <text:p>19.61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F44]/[.E44]" office:value-type="percentage" office:value="0.833333333333333" calcext:value-type="percentage">
            <text:p>83.33%</text:p>
          </table:table-cell>
          <table:table-cell table:formula="of:=[.F44]/[.C44]" office:value-type="percentage" office:value="0.121951219512195" calcext:value-type="percentage">
            <text:p>12.20%</text:p>
          </table:table-cell>
          <table:table-cell table:formula="of:=2*([.H44]*[.I44])/([.H44]+[.I44])" office:value-type="percentage" office:value="0.212765957446808" calcext:value-type="percentage">
            <text:p>21.28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Nature-Cause" table:style-name="ta1">
        <table:shapes>
          <draw:frame draw:z-index="0" draw:style-name="gr1" draw:text-style-name="P1" svg:width="16.01cm" svg:height="8.999cm" svg:x="-39.061cm" svg:y="0.6cm">
            <draw:object draw:notify-on-update-of-ranges="'Nature-Cause'.A2:'Nature-Cause'.A2 'Nature-Cause'.A3:'Nature-Cause'.A3 'Nature-Cause'.A4:'Nature-Cause'.A4 'Nature-Cause'.A5:'Nature-Cause'.A5 'Nature-Cause'.A6:'Nature-Cause'.A6 'Nature-Cause'.A7:'Nature-Cause'.A7 'Nature-Cause'.A8:'Nature-Cause'.A8 'Nature-Cause'.A9:'Nature-Cause'.A9 'Nature-Cause'.A10:'Nature-Cause'.A10 'Nature-Cause'.A11:'Nature-Cause'.A11 'Nature-Cause'.A12:'Nature-Cause'.A12 'Nature-Cause'.A13:'Nature-Cause'.A13 'Nature-Cause'.A14:'Nature-Cause'.A14 'Nature-Cause'.A15:'Nature-Cause'.A15 'Nature-Cause'.A16:'Nature-Cause'.A16 'Nature-Cause'.A17:'Nature-Cause'.A17 'Nature-Cause'.A18:'Nature-Cause'.A18 'Nature-Cause'.A19:'Nature-Cause'.A19 'Nature-Cause'.A20:'Nature-Cause'.A20 'Nature-Cause'.A21:'Nature-Cause'.A2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Nature-Cause'.I3:'Nature-Cause'.I21 'Nature-Cause'.A1:'Nature-Cause'.A1 'Nature-Cause'.H3:'Nature-Cause'.H21 'Nature-Cause'.I26:'Nature-Cause'.I44 'Nature-Cause'.A1:'Nature-Cause'.A1 'Nature-Cause'.H26:'Nature-Cause'.H4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Nature-Cause'.J2:'Nature-Cause'.J21 'INFER-1-BASE'.A1:'INFER-1-BASE'.A1 'Nature-Cause'.J25:'Nature-Cause'.J4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Nature-Cause'.I3:'Nature-Cause'.I21 'INFER-1-BASE'.A1:'INFER-1-BASE'.A1 'Nature-Cause'.H3:'Nature-Cause'.H21 'Nature-Cause'.I26:'Nature-Cause'.I44 'INFER-1-BASE'.A1:'INFER-1-BASE'.A1 'Nature-Cause'.H26:'Nature-Cause'.H44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NCA</text:p>
          </table:table-cell>
          <table:table-cell table:style-name="ce25" office:value-type="string" calcext:value-type="string">
            <text:p>GWNCA</text:p>
          </table:table-cell>
          <table:table-cell table:style-name="ce1" office:value-type="string" calcext:value-type="string">
            <text:p>DWN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NatureCause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formula="of:=[.F3]/[.E3]" office:value-type="percentage" office:value="0.648148148148148" calcext:value-type="percentage">
            <text:p>64.81%</text:p>
          </table:table-cell>
          <table:table-cell table:formula="of:=[.F3]/[.C3]" office:value-type="percentage" office:value="0.0228907782864617" calcext:value-type="percentage">
            <text:p>2.29%</text:p>
          </table:table-cell>
          <table:table-cell table:formula="of:=2*([.H3]*[.I3])/([.H3]+[.I3])" office:value-type="percentage" office:value="0.0442198357548958" calcext:value-type="percentage">
            <text:p>4.42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formula="of:=[.F4]/[.E4]" office:value-type="percentage" office:value="0.6875" calcext:value-type="percentage">
            <text:p>68.75%</text:p>
          </table:table-cell>
          <table:table-cell table:formula="of:=[.F4]/[.C4]" office:value-type="percentage" office:value="0.0372460496613995" calcext:value-type="percentage">
            <text:p>3.72%</text:p>
          </table:table-cell>
          <table:table-cell table:formula="of:=2*([.H4]*[.I4])/([.H4]+[.I4])" office:value-type="percentage" office:value="0.0706638115631692" calcext:value-type="percentage">
            <text:p>7.07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F5]/[.E5]" office:value-type="percentage" office:value="0.675" calcext:value-type="percentage">
            <text:p>67.50%</text:p>
          </table:table-cell>
          <table:table-cell table:formula="of:=[.F5]/[.C5]" office:value-type="percentage" office:value="0.0441176470588235" calcext:value-type="percentage">
            <text:p>4.41%</text:p>
          </table:table-cell>
          <table:table-cell table:formula="of:=2*([.H5]*[.I5])/([.H5]+[.I5])" office:value-type="percentage" office:value="0.0828220858895706" calcext:value-type="percentage">
            <text:p>8.28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F6]/[.E6]" office:value-type="percentage" office:value="0.705882352941176" calcext:value-type="percentage">
            <text:p>70.59%</text:p>
          </table:table-cell>
          <table:table-cell table:formula="of:=[.F6]/[.C6]" office:value-type="percentage" office:value="0.0525164113785558" calcext:value-type="percentage">
            <text:p>5.25%</text:p>
          </table:table-cell>
          <table:table-cell table:formula="of:=2*([.H6]*[.I6])/([.H6]+[.I6])" office:value-type="percentage" office:value="0.0977596741344195" calcext:value-type="percentage">
            <text:p>9.78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F7]/[.E7]" office:value-type="percentage" office:value="0.714285714285714" calcext:value-type="percentage">
            <text:p>71.43%</text:p>
          </table:table-cell>
          <table:table-cell table:formula="of:=[.F7]/[.C7]" office:value-type="percentage" office:value="0.0547945205479452" calcext:value-type="percentage">
            <text:p>5.48%</text:p>
          </table:table-cell>
          <table:table-cell table:formula="of:=2*([.H7]*[.I7])/([.H7]+[.I7])" office:value-type="percentage" office:value="0.101781170483461" calcext:value-type="percentage">
            <text:p>10.18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F8]/[.E8]" office:value-type="percentage" office:value="0.68" calcext:value-type="percentage">
            <text:p>68.00%</text:p>
          </table:table-cell>
          <table:table-cell table:formula="of:=[.F8]/[.C8]" office:value-type="percentage" office:value="0.0557377049180328" calcext:value-type="percentage">
            <text:p>5.57%</text:p>
          </table:table-cell>
          <table:table-cell table:formula="of:=2*([.H8]*[.I8])/([.H8]+[.I8])" office:value-type="percentage" office:value="0.103030303030303" calcext:value-type="percentage">
            <text:p>10.30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F9]/[.E9]" office:value-type="percentage" office:value="0.708333333333333" calcext:value-type="percentage">
            <text:p>70.83%</text:p>
          </table:table-cell>
          <table:table-cell table:formula="of:=[.F9]/[.C9]" office:value-type="percentage" office:value="0.0671936758893281" calcext:value-type="percentage">
            <text:p>6.72%</text:p>
          </table:table-cell>
          <table:table-cell table:formula="of:=2*([.H9]*[.I9])/([.H9]+[.I9])" office:value-type="percentage" office:value="0.122743682310469" calcext:value-type="percentage">
            <text:p>12.27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F10]/[.E10]" office:value-type="percentage" office:value="0.708333333333333" calcext:value-type="percentage">
            <text:p>70.83%</text:p>
          </table:table-cell>
          <table:table-cell table:formula="of:=[.F10]/[.C10]" office:value-type="percentage" office:value="0.0762331838565022" calcext:value-type="percentage">
            <text:p>7.62%</text:p>
          </table:table-cell>
          <table:table-cell table:formula="of:=2*([.H10]*[.I10])/([.H10]+[.I10])" office:value-type="percentage" office:value="0.137651821862348" calcext:value-type="percentage">
            <text:p>13.77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F11]/[.E11]" office:value-type="percentage" office:value="0.772727272727273" calcext:value-type="percentage">
            <text:p>77.27%</text:p>
          </table:table-cell>
          <table:table-cell table:formula="of:=[.F11]/[.C11]" office:value-type="percentage" office:value="0.0871794871794872" calcext:value-type="percentage">
            <text:p>8.72%</text:p>
          </table:table-cell>
          <table:table-cell table:formula="of:=2*([.H11]*[.I11])/([.H11]+[.I11])" office:value-type="percentage" office:value="0.15668202764977" calcext:value-type="percentage">
            <text:p>15.67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F12]/[.E12]" office:value-type="percentage" office:value="0.8" calcext:value-type="percentage">
            <text:p>80.00%</text:p>
          </table:table-cell>
          <table:table-cell table:formula="of:=[.F12]/[.C12]" office:value-type="percentage" office:value="0.092485549132948" calcext:value-type="percentage">
            <text:p>9.25%</text:p>
          </table:table-cell>
          <table:table-cell table:formula="of:=2*([.H12]*[.I12])/([.H12]+[.I12])" office:value-type="percentage" office:value="0.16580310880829" calcext:value-type="percentage">
            <text:p>16.58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F13]/[.E13]" office:value-type="percentage" office:value="0.789473684210526" calcext:value-type="percentage">
            <text:p>78.95%</text:p>
          </table:table-cell>
          <table:table-cell table:formula="of:=[.F13]/[.C13]" office:value-type="percentage" office:value="0.0967741935483871" calcext:value-type="percentage">
            <text:p>9.68%</text:p>
          </table:table-cell>
          <table:table-cell table:formula="of:=2*([.H13]*[.I13])/([.H13]+[.I13])" office:value-type="percentage" office:value="0.172413793103448" calcext:value-type="percentage">
            <text:p>17.24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F14]/[.E14]" office:value-type="percentage" office:value="0.789473684210526" calcext:value-type="percentage">
            <text:p>78.95%</text:p>
          </table:table-cell>
          <table:table-cell table:formula="of:=[.F14]/[.C14]" office:value-type="percentage" office:value="0.105633802816901" calcext:value-type="percentage">
            <text:p>10.56%</text:p>
          </table:table-cell>
          <table:table-cell table:formula="of:=2*([.H14]*[.I14])/([.H14]+[.I14])" office:value-type="percentage" office:value="0.186335403726708" calcext:value-type="percentage">
            <text:p>18.63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F15]/[.E15]" office:value-type="percentage" office:value="0.777777777777778" calcext:value-type="percentage">
            <text:p>77.78%</text:p>
          </table:table-cell>
          <table:table-cell table:formula="of:=[.F15]/[.C15]" office:value-type="percentage" office:value="0.106060606060606" calcext:value-type="percentage">
            <text:p>10.61%</text:p>
          </table:table-cell>
          <table:table-cell table:formula="of:=2*([.H15]*[.I15])/([.H15]+[.I15])" office:value-type="percentage" office:value="0.186666666666667" calcext:value-type="percentage">
            <text:p>18.67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F16]/[.E16]" office:value-type="percentage" office:value="0.764705882352941" calcext:value-type="percentage">
            <text:p>76.47%</text:p>
          </table:table-cell>
          <table:table-cell table:formula="of:=[.F16]/[.C16]" office:value-type="percentage" office:value="0.105691056910569" calcext:value-type="percentage">
            <text:p>10.57%</text:p>
          </table:table-cell>
          <table:table-cell table:formula="of:=2*([.H16]*[.I16])/([.H16]+[.I16])" office:value-type="percentage" office:value="0.185714285714286" calcext:value-type="percentage">
            <text:p>18.57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F17]/[.E17]" office:value-type="percentage" office:value="0.764705882352941" calcext:value-type="percentage">
            <text:p>76.47%</text:p>
          </table:table-cell>
          <table:table-cell table:formula="of:=[.F17]/[.C17]" office:value-type="percentage" office:value="0.118181818181818" calcext:value-type="percentage">
            <text:p>11.82%</text:p>
          </table:table-cell>
          <table:table-cell table:formula="of:=2*([.H17]*[.I17])/([.H17]+[.I17])" office:value-type="percentage" office:value="0.204724409448819" calcext:value-type="percentage">
            <text:p>20.47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F18]/[.E18]" office:value-type="percentage" office:value="0.764705882352941" calcext:value-type="percentage">
            <text:p>76.47%</text:p>
          </table:table-cell>
          <table:table-cell table:formula="of:=[.F18]/[.C18]" office:value-type="percentage" office:value="0.13" calcext:value-type="percentage">
            <text:p>13.00%</text:p>
          </table:table-cell>
          <table:table-cell table:formula="of:=2*([.H18]*[.I18])/([.H18]+[.I18])" office:value-type="percentage" office:value="0.222222222222222" calcext:value-type="percentage">
            <text:p>22.22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F19]/[.E19]" office:value-type="percentage" office:value="0.785714285714286" calcext:value-type="percentage">
            <text:p>78.57%</text:p>
          </table:table-cell>
          <table:table-cell table:formula="of:=[.F19]/[.C19]" office:value-type="percentage" office:value="0.117021276595745" calcext:value-type="percentage">
            <text:p>11.70%</text:p>
          </table:table-cell>
          <table:table-cell table:formula="of:=2*([.H19]*[.I19])/([.H19]+[.I19])" office:value-type="percentage" office:value="0.203703703703704" calcext:value-type="percentage">
            <text:p>20.37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F20]/[.E20]" office:value-type="percentage" office:value="0.769230769230769" calcext:value-type="percentage">
            <text:p>76.92%</text:p>
          </table:table-cell>
          <table:table-cell table:formula="of:=[.F20]/[.C20]" office:value-type="percentage" office:value="0.112359550561798" calcext:value-type="percentage">
            <text:p>11.24%</text:p>
          </table:table-cell>
          <table:table-cell table:formula="of:=2*([.H20]*[.I20])/([.H20]+[.I20])" office:value-type="percentage" office:value="0.196078431372549" calcext:value-type="percentage">
            <text:p>19.61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F21]/[.E21]" office:value-type="percentage" office:value="0.8" calcext:value-type="percentage">
            <text:p>80.00%</text:p>
          </table:table-cell>
          <table:table-cell table:formula="of:=[.F21]/[.C21]" office:value-type="percentage" office:value="0.0975609756097561" calcext:value-type="percentage">
            <text:p>9.76%</text:p>
          </table:table-cell>
          <table:table-cell table:formula="of:=2*([.H21]*[.I21])/([.H21]+[.I21])" office:value-type="percentage" office:value="0.173913043478261" calcext:value-type="percentage">
            <text:p>17.39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NCA</text:p>
          </table:table-cell>
          <table:table-cell table:style-name="ce25" office:value-type="string" calcext:value-type="string">
            <text:p>GSNCA</text:p>
          </table:table-cell>
          <table:table-cell table:style-name="ce1" office:value-type="string" calcext:value-type="string">
            <text:p>DSN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F26]/[.E26]" office:value-type="percentage" office:value="0.727272727272727" calcext:value-type="percentage">
            <text:p>72.73%</text:p>
          </table:table-cell>
          <table:table-cell table:formula="of:=[.F26]/[.C26]" office:value-type="percentage" office:value="0.0052321778940484" calcext:value-type="percentage">
            <text:p>0.52%</text:p>
          </table:table-cell>
          <table:table-cell table:formula="of:=2*([.H26]*[.I26])/([.H26]+[.I26])" office:value-type="percentage" office:value="0.0103896103896104" calcext:value-type="percentage">
            <text:p>1.04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F27]/[.E27]" office:value-type="percentage" office:value="0.7" calcext:value-type="percentage">
            <text:p>70.00%</text:p>
          </table:table-cell>
          <table:table-cell table:formula="of:=[.F27]/[.C27]" office:value-type="percentage" office:value="0.00790067720090294" calcext:value-type="percentage">
            <text:p>0.79%</text:p>
          </table:table-cell>
          <table:table-cell table:formula="of:=2*([.H27]*[.I27])/([.H27]+[.I27])" office:value-type="percentage" office:value="0.015625" calcext:value-type="percentage">
            <text:p>1.56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F28]/[.E28]" office:value-type="percentage" office:value="0.777777777777778" calcext:value-type="percentage">
            <text:p>77.78%</text:p>
          </table:table-cell>
          <table:table-cell table:formula="of:=[.F28]/[.C28]" office:value-type="percentage" office:value="0.011437908496732" calcext:value-type="percentage">
            <text:p>1.14%</text:p>
          </table:table-cell>
          <table:table-cell table:formula="of:=2*([.H28]*[.I28])/([.H28]+[.I28])" office:value-type="percentage" office:value="0.0225442834138486" calcext:value-type="percentage">
            <text:p>2.25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29]/[.E29]" office:value-type="percentage" office:value="0.875" calcext:value-type="percentage">
            <text:p>87.50%</text:p>
          </table:table-cell>
          <table:table-cell table:formula="of:=[.F29]/[.C29]" office:value-type="percentage" office:value="0.0153172866520788" calcext:value-type="percentage">
            <text:p>1.53%</text:p>
          </table:table-cell>
          <table:table-cell table:formula="of:=2*([.H29]*[.I29])/([.H29]+[.I29])" office:value-type="percentage" office:value="0.0301075268817204" calcext:value-type="percentage">
            <text:p>3.01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30]/[.E30]" office:value-type="percentage" office:value="0.875" calcext:value-type="percentage">
            <text:p>87.50%</text:p>
          </table:table-cell>
          <table:table-cell table:formula="of:=[.F30]/[.C30]" office:value-type="percentage" office:value="0.0191780821917808" calcext:value-type="percentage">
            <text:p>1.92%</text:p>
          </table:table-cell>
          <table:table-cell table:formula="of:=2*([.H30]*[.I30])/([.H30]+[.I30])" office:value-type="percentage" office:value="0.0375335120643432" calcext:value-type="percentage">
            <text:p>3.75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F31]/[.E31]" office:value-type="percentage" office:value="0.833333333333333" calcext:value-type="percentage">
            <text:p>83.33%</text:p>
          </table:table-cell>
          <table:table-cell table:formula="of:=[.F31]/[.C31]" office:value-type="percentage" office:value="0.0163934426229508" calcext:value-type="percentage">
            <text:p>1.64%</text:p>
          </table:table-cell>
          <table:table-cell table:formula="of:=2*([.H31]*[.I31])/([.H31]+[.I31])" office:value-type="percentage" office:value="0.0321543408360129" calcext:value-type="percentage">
            <text:p>3.22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2]/[.E32]" office:value-type="percentage" office:value="1" calcext:value-type="percentage">
            <text:p>100.00%</text:p>
          </table:table-cell>
          <table:table-cell table:formula="of:=[.F32]/[.C32]" office:value-type="percentage" office:value="0.0197628458498024" calcext:value-type="percentage">
            <text:p>1.98%</text:p>
          </table:table-cell>
          <table:table-cell table:formula="of:=2*([.H32]*[.I32])/([.H32]+[.I32])" office:value-type="percentage" office:value="0.0387596899224806" calcext:value-type="percentage">
            <text:p>3.88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3]/[.E33]" office:value-type="percentage" office:value="1" calcext:value-type="percentage">
            <text:p>100.00%</text:p>
          </table:table-cell>
          <table:table-cell table:formula="of:=[.F33]/[.C33]" office:value-type="percentage" office:value="0.0224215246636771" calcext:value-type="percentage">
            <text:p>2.24%</text:p>
          </table:table-cell>
          <table:table-cell table:formula="of:=2*([.H33]*[.I33])/([.H33]+[.I33])" office:value-type="percentage" office:value="0.043859649122807" calcext:value-type="percentage">
            <text:p>4.39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4]/[.E34]" office:value-type="percentage" office:value="1" calcext:value-type="percentage">
            <text:p>100.00%</text:p>
          </table:table-cell>
          <table:table-cell table:formula="of:=[.F34]/[.C34]" office:value-type="percentage" office:value="0.0256410256410256" calcext:value-type="percentage">
            <text:p>2.56%</text:p>
          </table:table-cell>
          <table:table-cell table:formula="of:=2*([.H34]*[.I34])/([.H34]+[.I34])" office:value-type="percentage" office:value="0.05" calcext:value-type="percentage">
            <text:p>5.00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5]/[.E35]" office:value-type="percentage" office:value="1" calcext:value-type="percentage">
            <text:p>100.00%</text:p>
          </table:table-cell>
          <table:table-cell table:formula="of:=[.F35]/[.C35]" office:value-type="percentage" office:value="0.0289017341040462" calcext:value-type="percentage">
            <text:p>2.89%</text:p>
          </table:table-cell>
          <table:table-cell table:formula="of:=2*([.H35]*[.I35])/([.H35]+[.I35])" office:value-type="percentage" office:value="0.0561797752808989" calcext:value-type="percentage">
            <text:p>5.62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6]/[.E36]" office:value-type="percentage" office:value="1" calcext:value-type="percentage">
            <text:p>100.00%</text:p>
          </table:table-cell>
          <table:table-cell table:formula="of:=[.F36]/[.C36]" office:value-type="percentage" office:value="0.0258064516129032" calcext:value-type="percentage">
            <text:p>2.58%</text:p>
          </table:table-cell>
          <table:table-cell table:formula="of:=2*([.H36]*[.I36])/([.H36]+[.I36])" office:value-type="percentage" office:value="0.050314465408805" calcext:value-type="percentage">
            <text:p>5.03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7]/[.E37]" office:value-type="percentage" office:value="1" calcext:value-type="percentage">
            <text:p>100.00%</text:p>
          </table:table-cell>
          <table:table-cell table:formula="of:=[.F37]/[.C37]" office:value-type="percentage" office:value="0.028169014084507" calcext:value-type="percentage">
            <text:p>2.82%</text:p>
          </table:table-cell>
          <table:table-cell table:formula="of:=2*([.H37]*[.I37])/([.H37]+[.I37])" office:value-type="percentage" office:value="0.0547945205479452" calcext:value-type="percentage">
            <text:p>5.48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8]/[.E38]" office:value-type="percentage" office:value="1" calcext:value-type="percentage">
            <text:p>100.00%</text:p>
          </table:table-cell>
          <table:table-cell table:formula="of:=[.F38]/[.C38]" office:value-type="percentage" office:value="0.0303030303030303" calcext:value-type="percentage">
            <text:p>3.03%</text:p>
          </table:table-cell>
          <table:table-cell table:formula="of:=2*([.H38]*[.I38])/([.H38]+[.I38])" office:value-type="percentage" office:value="0.0588235294117647" calcext:value-type="percentage">
            <text:p>5.88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9]/[.E39]" office:value-type="percentage" office:value="1" calcext:value-type="percentage">
            <text:p>100.00%</text:p>
          </table:table-cell>
          <table:table-cell table:formula="of:=[.F39]/[.C39]" office:value-type="percentage" office:value="0.024390243902439" calcext:value-type="percentage">
            <text:p>2.44%</text:p>
          </table:table-cell>
          <table:table-cell table:formula="of:=2*([.H39]*[.I39])/([.H39]+[.I39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0]/[.E40]" office:value-type="percentage" office:value="1" calcext:value-type="percentage">
            <text:p>100.00%</text:p>
          </table:table-cell>
          <table:table-cell table:formula="of:=[.F40]/[.C40]" office:value-type="percentage" office:value="0.0272727272727273" calcext:value-type="percentage">
            <text:p>2.73%</text:p>
          </table:table-cell>
          <table:table-cell table:formula="of:=2*([.H40]*[.I40])/([.H40]+[.I40])" office:value-type="percentage" office:value="0.0530973451327434" calcext:value-type="percentage">
            <text:p>5.31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1]/[.E41]" office:value-type="percentage" office:value="1" calcext:value-type="percentage">
            <text:p>100.00%</text:p>
          </table:table-cell>
          <table:table-cell table:formula="of:=[.F41]/[.C41]" office:value-type="percentage" office:value="0.03" calcext:value-type="percentage">
            <text:p>3.00%</text:p>
          </table:table-cell>
          <table:table-cell table:formula="of:=2*([.H41]*[.I41])/([.H41]+[.I41])" office:value-type="percentage" office:value="0.058252427184466" calcext:value-type="percentage">
            <text:p>5.83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2]/[.E42]" office:value-type="percentage" office:value="1" calcext:value-type="percentage">
            <text:p>100.00%</text:p>
          </table:table-cell>
          <table:table-cell table:formula="of:=[.F42]/[.C42]" office:value-type="percentage" office:value="0.0319148936170213" calcext:value-type="percentage">
            <text:p>3.19%</text:p>
          </table:table-cell>
          <table:table-cell table:formula="of:=2*([.H42]*[.I42])/([.H42]+[.I42])" office:value-type="percentage" office:value="0.0618556701030928" calcext:value-type="percentage">
            <text:p>6.19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3]/[.E43]" office:value-type="percentage" office:value="1" calcext:value-type="percentage">
            <text:p>100.00%</text:p>
          </table:table-cell>
          <table:table-cell table:formula="of:=[.F43]/[.C43]" office:value-type="percentage" office:value="0.0337078651685393" calcext:value-type="percentage">
            <text:p>3.37%</text:p>
          </table:table-cell>
          <table:table-cell table:formula="of:=2*([.H43]*[.I43])/([.H43]+[.I43])" office:value-type="percentage" office:value="0.0652173913043478" calcext:value-type="percentage">
            <text:p>6.52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4]/[.E44]" office:value-type="percentage" office:value="1" calcext:value-type="percentage">
            <text:p>100.00%</text:p>
          </table:table-cell>
          <table:table-cell table:formula="of:=[.F44]/[.C44]" office:value-type="percentage" office:value="0.0365853658536585" calcext:value-type="percentage">
            <text:p>3.66%</text:p>
          </table:table-cell>
          <table:table-cell table:formula="of:=2*([.H44]*[.I44])/([.H44]+[.I44])" office:value-type="percentage" office:value="0.0705882352941176" calcext:value-type="percentage">
            <text:p>7.06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Econ-Growth" table:style-name="ta1">
        <table:shapes>
          <draw:frame draw:z-index="0" draw:style-name="gr1" draw:text-style-name="P1" svg:width="16.01cm" svg:height="8.999cm" svg:x="-39.061cm" svg:y="0.6cm">
            <draw:object draw:notify-on-update-of-ranges="'Econ-Growth'.A2:'Econ-Growth'.A2 'Econ-Growth'.A3:'Econ-Growth'.A3 'Econ-Growth'.A4:'Econ-Growth'.A4 'Econ-Growth'.A5:'Econ-Growth'.A5 'Econ-Growth'.A6:'Econ-Growth'.A6 'Econ-Growth'.A7:'Econ-Growth'.A7 'Econ-Growth'.A8:'Econ-Growth'.A8 'Econ-Growth'.A9:'Econ-Growth'.A9 'Econ-Growth'.A10:'Econ-Growth'.A10 'Econ-Growth'.A11:'Econ-Growth'.A11 'Econ-Growth'.A12:'Econ-Growth'.A12 'Econ-Growth'.A13:'Econ-Growth'.A13 'Econ-Growth'.A14:'Econ-Growth'.A14 'Econ-Growth'.A15:'Econ-Growth'.A15 'Econ-Growth'.A16:'Econ-Growth'.A16 'Econ-Growth'.A17:'Econ-Growth'.A17 'Econ-Growth'.A18:'Econ-Growth'.A18 'Econ-Growth'.A19:'Econ-Growth'.A19 'Econ-Growth'.A20:'Econ-Growth'.A20 'Econ-Growth'.A21:'Econ-Growth'.A21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Econ-Growth'.I3:'Econ-Growth'.I21 'Econ-Growth'.A1:'Econ-Growth'.A1 'Econ-Growth'.H3:'Econ-Growth'.H21 'Econ-Growth'.I26:'Econ-Growth'.I44 'Econ-Growth'.A1:'Econ-Growth'.A1 'Econ-Growth'.H26:'Econ-Growth'.H44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Econ-Growth'.J2:'Econ-Growth'.J21 'INFER-1-BASE'.A1:'INFER-1-BASE'.A1 'Econ-Growth'.J25:'Econ-Growth'.J44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Econ-Growth'.I3:'Econ-Growth'.I21 'INFER-1-BASE'.A1:'INFER-1-BASE'.A1 'Econ-Growth'.H3:'Econ-Growth'.H21 'Econ-Growth'.I26:'Econ-Growth'.I44 'INFER-1-BASE'.A1:'INFER-1-BASE'.A1 'Econ-Growth'.H26:'Econ-Growth'.H44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EGA</text:p>
          </table:table-cell>
          <table:table-cell table:style-name="ce25" office:value-type="string" calcext:value-type="string">
            <text:p>GWEGA</text:p>
          </table:table-cell>
          <table:table-cell table:style-name="ce1" office:value-type="string" calcext:value-type="string">
            <text:p>DWEG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EconomicGrowth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F3]/[.E3]" office:value-type="percentage" office:value="1" calcext:value-type="percentage">
            <text:p>100.00%</text:p>
          </table:table-cell>
          <table:table-cell table:formula="of:=[.F3]/[.C3]" office:value-type="percentage" office:value="0.0111183780248528" calcext:value-type="percentage">
            <text:p>1.11%</text:p>
          </table:table-cell>
          <table:table-cell table:formula="of:=2*([.H3]*[.I3])/([.H3]+[.I3])" office:value-type="percentage" office:value="0.0219922380336352" calcext:value-type="percentage">
            <text:p>2.20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F4]/[.E4]" office:value-type="percentage" office:value="1" calcext:value-type="percentage">
            <text:p>100.00%</text:p>
          </table:table-cell>
          <table:table-cell table:formula="of:=[.F4]/[.C4]" office:value-type="percentage" office:value="0.0135440180586907" calcext:value-type="percentage">
            <text:p>1.35%</text:p>
          </table:table-cell>
          <table:table-cell table:formula="of:=2*([.H4]*[.I4])/([.H4]+[.I4])" office:value-type="percentage" office:value="0.0267260579064588" calcext:value-type="percentage">
            <text:p>2.67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F5]/[.E5]" office:value-type="percentage" office:value="1" calcext:value-type="percentage">
            <text:p>100.00%</text:p>
          </table:table-cell>
          <table:table-cell table:formula="of:=[.F5]/[.C5]" office:value-type="percentage" office:value="0.0179738562091503" calcext:value-type="percentage">
            <text:p>1.80%</text:p>
          </table:table-cell>
          <table:table-cell table:formula="of:=2*([.H5]*[.I5])/([.H5]+[.I5])" office:value-type="percentage" office:value="0.0353130016051364" calcext:value-type="percentage">
            <text:p>3.53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F6]/[.E6]" office:value-type="percentage" office:value="1" calcext:value-type="percentage">
            <text:p>100.00%</text:p>
          </table:table-cell>
          <table:table-cell table:formula="of:=[.F6]/[.C6]" office:value-type="percentage" office:value="0.0218818380743982" calcext:value-type="percentage">
            <text:p>2.19%</text:p>
          </table:table-cell>
          <table:table-cell table:formula="of:=2*([.H6]*[.I6])/([.H6]+[.I6])" office:value-type="percentage" office:value="0.0428265524625268" calcext:value-type="percentage">
            <text:p>4.28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7]/[.E7]" office:value-type="percentage" office:value="1" calcext:value-type="percentage">
            <text:p>100.00%</text:p>
          </table:table-cell>
          <table:table-cell table:formula="of:=[.F7]/[.C7]" office:value-type="percentage" office:value="0.0219178082191781" calcext:value-type="percentage">
            <text:p>2.19%</text:p>
          </table:table-cell>
          <table:table-cell table:formula="of:=2*([.H7]*[.I7])/([.H7]+[.I7])" office:value-type="percentage" office:value="0.0428954423592493" calcext:value-type="percentage">
            <text:p>4.29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8]/[.E8]" office:value-type="percentage" office:value="1" calcext:value-type="percentage">
            <text:p>100.00%</text:p>
          </table:table-cell>
          <table:table-cell table:formula="of:=[.F8]/[.C8]" office:value-type="percentage" office:value="0.0262295081967213" calcext:value-type="percentage">
            <text:p>2.62%</text:p>
          </table:table-cell>
          <table:table-cell table:formula="of:=2*([.H8]*[.I8])/([.H8]+[.I8])" office:value-type="percentage" office:value="0.0511182108626198" calcext:value-type="percentage">
            <text:p>5.11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9]/[.E9]" office:value-type="percentage" office:value="1" calcext:value-type="percentage">
            <text:p>100.00%</text:p>
          </table:table-cell>
          <table:table-cell table:formula="of:=[.F9]/[.C9]" office:value-type="percentage" office:value="0.0237154150197628" calcext:value-type="percentage">
            <text:p>2.37%</text:p>
          </table:table-cell>
          <table:table-cell table:formula="of:=2*([.H9]*[.I9])/([.H9]+[.I9])" office:value-type="percentage" office:value="0.0463320463320463" calcext:value-type="percentage">
            <text:p>4.63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0]/[.E10]" office:value-type="percentage" office:value="1" calcext:value-type="percentage">
            <text:p>100.00%</text:p>
          </table:table-cell>
          <table:table-cell table:formula="of:=[.F10]/[.C10]" office:value-type="percentage" office:value="0.0224215246636771" calcext:value-type="percentage">
            <text:p>2.24%</text:p>
          </table:table-cell>
          <table:table-cell table:formula="of:=2*([.H10]*[.I10])/([.H10]+[.I10])" office:value-type="percentage" office:value="0.043859649122807" calcext:value-type="percentage">
            <text:p>4.39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1]/[.E11]" office:value-type="percentage" office:value="1" calcext:value-type="percentage">
            <text:p>100.00%</text:p>
          </table:table-cell>
          <table:table-cell table:formula="of:=[.F11]/[.C11]" office:value-type="percentage" office:value="0.0256410256410256" calcext:value-type="percentage">
            <text:p>2.56%</text:p>
          </table:table-cell>
          <table:table-cell table:formula="of:=2*([.H11]*[.I11])/([.H11]+[.I11])" office:value-type="percentage" office:value="0.05" calcext:value-type="percentage">
            <text:p>5.00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2]/[.E12]" office:value-type="percentage" office:value="1" calcext:value-type="percentage">
            <text:p>100.00%</text:p>
          </table:table-cell>
          <table:table-cell table:formula="of:=[.F12]/[.C12]" office:value-type="percentage" office:value="0.0289017341040462" calcext:value-type="percentage">
            <text:p>2.89%</text:p>
          </table:table-cell>
          <table:table-cell table:formula="of:=2*([.H12]*[.I12])/([.H12]+[.I12])" office:value-type="percentage" office:value="0.0561797752808989" calcext:value-type="percentage">
            <text:p>5.62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3]/[.E13]" office:value-type="percentage" office:value="1" calcext:value-type="percentage">
            <text:p>100.00%</text:p>
          </table:table-cell>
          <table:table-cell table:formula="of:=[.F13]/[.C13]" office:value-type="percentage" office:value="0.032258064516129" calcext:value-type="percentage">
            <text:p>3.23%</text:p>
          </table:table-cell>
          <table:table-cell table:formula="of:=2*([.H13]*[.I13])/([.H13]+[.I13])" office:value-type="percentage" office:value="0.0625" calcext:value-type="percentage">
            <text:p>6.25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4]/[.E14]" office:value-type="percentage" office:value="1" calcext:value-type="percentage">
            <text:p>100.00%</text:p>
          </table:table-cell>
          <table:table-cell table:formula="of:=[.F14]/[.C14]" office:value-type="percentage" office:value="0.0352112676056338" calcext:value-type="percentage">
            <text:p>3.52%</text:p>
          </table:table-cell>
          <table:table-cell table:formula="of:=2*([.H14]*[.I14])/([.H14]+[.I14])" office:value-type="percentage" office:value="0.0680272108843537" calcext:value-type="percentage">
            <text:p>6.80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5]/[.E15]" office:value-type="percentage" office:value="1" calcext:value-type="percentage">
            <text:p>100.00%</text:p>
          </table:table-cell>
          <table:table-cell table:formula="of:=[.F15]/[.C15]" office:value-type="percentage" office:value="0.0303030303030303" calcext:value-type="percentage">
            <text:p>3.03%</text:p>
          </table:table-cell>
          <table:table-cell table:formula="of:=2*([.H15]*[.I15])/([.H15]+[.I15])" office:value-type="percentage" office:value="0.0588235294117647" calcext:value-type="percentage">
            <text:p>5.88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6]/[.E16]" office:value-type="percentage" office:value="1" calcext:value-type="percentage">
            <text:p>100.00%</text:p>
          </table:table-cell>
          <table:table-cell table:formula="of:=[.F16]/[.C16]" office:value-type="percentage" office:value="0.032520325203252" calcext:value-type="percentage">
            <text:p>3.25%</text:p>
          </table:table-cell>
          <table:table-cell table:formula="of:=2*([.H16]*[.I16])/([.H16]+[.I16])" office:value-type="percentage" office:value="0.062992125984252" calcext:value-type="percentage">
            <text:p>6.30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7]/[.E17]" office:value-type="percentage" office:value="1" calcext:value-type="percentage">
            <text:p>100.00%</text:p>
          </table:table-cell>
          <table:table-cell table:formula="of:=[.F17]/[.C17]" office:value-type="percentage" office:value="0.0363636363636364" calcext:value-type="percentage">
            <text:p>3.64%</text:p>
          </table:table-cell>
          <table:table-cell table:formula="of:=2*([.H17]*[.I17])/([.H17]+[.I17])" office:value-type="percentage" office:value="0.0701754385964912" calcext:value-type="percentage">
            <text:p>7.02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8]/[.E18]" office:value-type="percentage" office:value="1" calcext:value-type="percentage">
            <text:p>100.00%</text:p>
          </table:table-cell>
          <table:table-cell table:formula="of:=[.F18]/[.C18]" office:value-type="percentage" office:value="0.04" calcext:value-type="percentage">
            <text:p>4.00%</text:p>
          </table:table-cell>
          <table:table-cell table:formula="of:=2*([.H18]*[.I18])/([.H18]+[.I18])" office:value-type="percentage" office:value="0.0769230769230769" calcext:value-type="percentage">
            <text:p>7.69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9]/[.E19]" office:value-type="percentage" office:value="1" calcext:value-type="percentage">
            <text:p>100.00%</text:p>
          </table:table-cell>
          <table:table-cell table:formula="of:=[.F19]/[.C19]" office:value-type="percentage" office:value="0.0425531914893617" calcext:value-type="percentage">
            <text:p>4.26%</text:p>
          </table:table-cell>
          <table:table-cell table:formula="of:=2*([.H19]*[.I19])/([.H19]+[.I19])" office:value-type="percentage" office:value="0.0816326530612245" calcext:value-type="percentage">
            <text:p>8.16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20]/[.E20]" office:value-type="percentage" office:value="1" calcext:value-type="percentage">
            <text:p>100.00%</text:p>
          </table:table-cell>
          <table:table-cell table:formula="of:=[.F20]/[.C20]" office:value-type="percentage" office:value="0.0337078651685393" calcext:value-type="percentage">
            <text:p>3.37%</text:p>
          </table:table-cell>
          <table:table-cell table:formula="of:=2*([.H20]*[.I20])/([.H20]+[.I20])" office:value-type="percentage" office:value="0.0652173913043478" calcext:value-type="percentage">
            <text:p>6.52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21]/[.E21]" office:value-type="percentage" office:value="1" calcext:value-type="percentage">
            <text:p>100.00%</text:p>
          </table:table-cell>
          <table:table-cell table:formula="of:=[.F21]/[.C21]" office:value-type="percentage" office:value="0.0365853658536585" calcext:value-type="percentage">
            <text:p>3.66%</text:p>
          </table:table-cell>
          <table:table-cell table:formula="of:=2*([.H21]*[.I21])/([.H21]+[.I21])" office:value-type="percentage" office:value="0.0705882352941176" calcext:value-type="percentage">
            <text:p>7.06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EGA</text:p>
          </table:table-cell>
          <table:table-cell table:style-name="ce25" office:value-type="string" calcext:value-type="string">
            <text:p>GSEGA</text:p>
          </table:table-cell>
          <table:table-cell table:style-name="ce1" office:value-type="string" calcext:value-type="string">
            <text:p>DSEG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F26]/[.E26]" office:value-type="percentage" office:value="1" calcext:value-type="percentage">
            <text:p>100.00%</text:p>
          </table:table-cell>
          <table:table-cell table:formula="of:=[.F26]/[.C26]" office:value-type="percentage" office:value="0.0078482668410726" calcext:value-type="percentage">
            <text:p>0.78%</text:p>
          </table:table-cell>
          <table:table-cell table:formula="of:=2*([.H26]*[.I26])/([.H26]+[.I26])" office:value-type="percentage" office:value="0.0155743024010383" calcext:value-type="percentage">
            <text:p>1.56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F27]/[.E27]" office:value-type="percentage" office:value="1" calcext:value-type="percentage">
            <text:p>100.00%</text:p>
          </table:table-cell>
          <table:table-cell table:formula="of:=[.F27]/[.C27]" office:value-type="percentage" office:value="0.0101580135440181" calcext:value-type="percentage">
            <text:p>1.02%</text:p>
          </table:table-cell>
          <table:table-cell table:formula="of:=2*([.H27]*[.I27])/([.H27]+[.I27])" office:value-type="percentage" office:value="0.0201117318435754" calcext:value-type="percentage">
            <text:p>2.01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F28]/[.E28]" office:value-type="percentage" office:value="1" calcext:value-type="percentage">
            <text:p>100.00%</text:p>
          </table:table-cell>
          <table:table-cell table:formula="of:=[.F28]/[.C28]" office:value-type="percentage" office:value="0.0147058823529412" calcext:value-type="percentage">
            <text:p>1.47%</text:p>
          </table:table-cell>
          <table:table-cell table:formula="of:=2*([.H28]*[.I28])/([.H28]+[.I28])" office:value-type="percentage" office:value="0.0289855072463768" calcext:value-type="percentage">
            <text:p>2.90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29]/[.E29]" office:value-type="percentage" office:value="1" calcext:value-type="percentage">
            <text:p>100.00%</text:p>
          </table:table-cell>
          <table:table-cell table:formula="of:=[.F29]/[.C29]" office:value-type="percentage" office:value="0.0175054704595186" calcext:value-type="percentage">
            <text:p>1.75%</text:p>
          </table:table-cell>
          <table:table-cell table:formula="of:=2*([.H29]*[.I29])/([.H29]+[.I29])" office:value-type="percentage" office:value="0.0344086021505376" calcext:value-type="percentage">
            <text:p>3.44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30]/[.E30]" office:value-type="percentage" office:value="1" calcext:value-type="percentage">
            <text:p>100.00%</text:p>
          </table:table-cell>
          <table:table-cell table:formula="of:=[.F30]/[.C30]" office:value-type="percentage" office:value="0.0164383561643836" calcext:value-type="percentage">
            <text:p>1.64%</text:p>
          </table:table-cell>
          <table:table-cell table:formula="of:=2*([.H30]*[.I30])/([.H30]+[.I30])" office:value-type="percentage" office:value="0.0323450134770889" calcext:value-type="percentage">
            <text:p>3.23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31]/[.E31]" office:value-type="percentage" office:value="1" calcext:value-type="percentage">
            <text:p>100.00%</text:p>
          </table:table-cell>
          <table:table-cell table:formula="of:=[.F31]/[.C31]" office:value-type="percentage" office:value="0.019672131147541" calcext:value-type="percentage">
            <text:p>1.97%</text:p>
          </table:table-cell>
          <table:table-cell table:formula="of:=2*([.H31]*[.I31])/([.H31]+[.I31])" office:value-type="percentage" office:value="0.0385852090032154" calcext:value-type="percentage">
            <text:p>3.86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2]/[.E32]" office:value-type="percentage" office:value="1" calcext:value-type="percentage">
            <text:p>100.00%</text:p>
          </table:table-cell>
          <table:table-cell table:formula="of:=[.F32]/[.C32]" office:value-type="percentage" office:value="0.0158102766798419" calcext:value-type="percentage">
            <text:p>1.58%</text:p>
          </table:table-cell>
          <table:table-cell table:formula="of:=2*([.H32]*[.I32])/([.H32]+[.I32])" office:value-type="percentage" office:value="0.0311284046692607" calcext:value-type="percentage">
            <text:p>3.11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3]/[.E33]" office:value-type="percentage" office:value="1" calcext:value-type="percentage">
            <text:p>100.00%</text:p>
          </table:table-cell>
          <table:table-cell table:formula="of:=[.F33]/[.C33]" office:value-type="percentage" office:value="0.0179372197309417" calcext:value-type="percentage">
            <text:p>1.79%</text:p>
          </table:table-cell>
          <table:table-cell table:formula="of:=2*([.H33]*[.I33])/([.H33]+[.I33])" office:value-type="percentage" office:value="0.0352422907488987" calcext:value-type="percentage">
            <text:p>3.52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4]/[.E34]" office:value-type="percentage" office:value="1" calcext:value-type="percentage">
            <text:p>100.00%</text:p>
          </table:table-cell>
          <table:table-cell table:formula="of:=[.F34]/[.C34]" office:value-type="percentage" office:value="0.0205128205128205" calcext:value-type="percentage">
            <text:p>2.05%</text:p>
          </table:table-cell>
          <table:table-cell table:formula="of:=2*([.H34]*[.I34])/([.H34]+[.I34])" office:value-type="percentage" office:value="0.0402010050251256" calcext:value-type="percentage">
            <text:p>4.02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5]/[.E35]" office:value-type="percentage" office:value="1" calcext:value-type="percentage">
            <text:p>100.00%</text:p>
          </table:table-cell>
          <table:table-cell table:formula="of:=[.F35]/[.C35]" office:value-type="percentage" office:value="0.023121387283237" calcext:value-type="percentage">
            <text:p>2.31%</text:p>
          </table:table-cell>
          <table:table-cell table:formula="of:=2*([.H35]*[.I35])/([.H35]+[.I35])" office:value-type="percentage" office:value="0.0451977401129944" calcext:value-type="percentage">
            <text:p>4.52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6]/[.E36]" office:value-type="percentage" office:value="1" calcext:value-type="percentage">
            <text:p>100.00%</text:p>
          </table:table-cell>
          <table:table-cell table:formula="of:=[.F36]/[.C36]" office:value-type="percentage" office:value="0.0258064516129032" calcext:value-type="percentage">
            <text:p>2.58%</text:p>
          </table:table-cell>
          <table:table-cell table:formula="of:=2*([.H36]*[.I36])/([.H36]+[.I36])" office:value-type="percentage" office:value="0.050314465408805" calcext:value-type="percentage">
            <text:p>5.03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7]/[.E37]" office:value-type="percentage" office:value="1" calcext:value-type="percentage">
            <text:p>100.00%</text:p>
          </table:table-cell>
          <table:table-cell table:formula="of:=[.F37]/[.C37]" office:value-type="percentage" office:value="0.028169014084507" calcext:value-type="percentage">
            <text:p>2.82%</text:p>
          </table:table-cell>
          <table:table-cell table:formula="of:=2*([.H37]*[.I37])/([.H37]+[.I37])" office:value-type="percentage" office:value="0.0547945205479452" calcext:value-type="percentage">
            <text:p>5.48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8]/[.E38]" office:value-type="percentage" office:value="1" calcext:value-type="percentage">
            <text:p>100.00%</text:p>
          </table:table-cell>
          <table:table-cell table:formula="of:=[.F38]/[.C38]" office:value-type="percentage" office:value="0.0227272727272727" calcext:value-type="percentage">
            <text:p>2.27%</text:p>
          </table:table-cell>
          <table:table-cell table:formula="of:=2*([.H38]*[.I38])/([.H38]+[.I38])" office:value-type="percentage" office:value="0.0444444444444444" calcext:value-type="percentage">
            <text:p>4.44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9]/[.E39]" office:value-type="percentage" office:value="1" calcext:value-type="percentage">
            <text:p>100.00%</text:p>
          </table:table-cell>
          <table:table-cell table:formula="of:=[.F39]/[.C39]" office:value-type="percentage" office:value="0.024390243902439" calcext:value-type="percentage">
            <text:p>2.44%</text:p>
          </table:table-cell>
          <table:table-cell table:formula="of:=2*([.H39]*[.I39])/([.H39]+[.I39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0]/[.E40]" office:value-type="percentage" office:value="1" calcext:value-type="percentage">
            <text:p>100.00%</text:p>
          </table:table-cell>
          <table:table-cell table:formula="of:=[.F40]/[.C40]" office:value-type="percentage" office:value="0.0272727272727273" calcext:value-type="percentage">
            <text:p>2.73%</text:p>
          </table:table-cell>
          <table:table-cell table:formula="of:=2*([.H40]*[.I40])/([.H40]+[.I40])" office:value-type="percentage" office:value="0.0530973451327434" calcext:value-type="percentage">
            <text:p>5.31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1]/[.E41]" office:value-type="percentage" office:value="1" calcext:value-type="percentage">
            <text:p>100.00%</text:p>
          </table:table-cell>
          <table:table-cell table:formula="of:=[.F41]/[.C41]" office:value-type="percentage" office:value="0.03" calcext:value-type="percentage">
            <text:p>3.00%</text:p>
          </table:table-cell>
          <table:table-cell table:formula="of:=2*([.H41]*[.I41])/([.H41]+[.I41])" office:value-type="percentage" office:value="0.058252427184466" calcext:value-type="percentage">
            <text:p>5.83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2]/[.E42]" office:value-type="percentage" office:value="1" calcext:value-type="percentage">
            <text:p>100.00%</text:p>
          </table:table-cell>
          <table:table-cell table:formula="of:=[.F42]/[.C42]" office:value-type="percentage" office:value="0.0319148936170213" calcext:value-type="percentage">
            <text:p>3.19%</text:p>
          </table:table-cell>
          <table:table-cell table:formula="of:=2*([.H42]*[.I42])/([.H42]+[.I42])" office:value-type="percentage" office:value="0.0618556701030928" calcext:value-type="percentage">
            <text:p>6.19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43]/[.E43]" office:value-type="percentage" office:value="1" calcext:value-type="percentage">
            <text:p>100.00%</text:p>
          </table:table-cell>
          <table:table-cell table:formula="of:=[.F43]/[.C43]" office:value-type="percentage" office:value="0.0224719101123595" calcext:value-type="percentage">
            <text:p>2.25%</text:p>
          </table:table-cell>
          <table:table-cell table:formula="of:=2*([.H43]*[.I43])/([.H43]+[.I43])" office:value-type="percentage" office:value="0.043956043956044" calcext:value-type="percentage">
            <text:p>4.40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44]/[.E44]" office:value-type="percentage" office:value="1" calcext:value-type="percentage">
            <text:p>100.00%</text:p>
          </table:table-cell>
          <table:table-cell table:formula="of:=[.F44]/[.C44]" office:value-type="percentage" office:value="0.024390243902439" calcext:value-type="percentage">
            <text:p>2.44%</text:p>
          </table:table-cell>
          <table:table-cell table:formula="of:=2*([.H44]*[.I44])/([.H44]+[.I44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Energy-Conserv" table:style-name="ta1">
        <table:shapes>
          <draw:frame draw:z-index="0" draw:style-name="gr1" draw:text-style-name="P1" svg:width="16.01cm" svg:height="8.999cm" svg:x="-39.061cm" svg:y="0.6cm">
            <draw:object draw:notify-on-update-of-ranges="'Energy-Conserv'.A2:'Energy-Conserv'.A2 'Energy-Conserv'.A3:'Energy-Conserv'.A3 'Energy-Conserv'.A4:'Energy-Conserv'.A4 'Energy-Conserv'.A5:'Energy-Conserv'.A5 'Energy-Conserv'.A6:'Energy-Conserv'.A6 'Energy-Conserv'.A7:'Energy-Conserv'.A7 'Energy-Conserv'.A8:'Energy-Conserv'.A8 'Energy-Conserv'.A9:'Energy-Conserv'.A9 'Energy-Conserv'.A10:'Energy-Conserv'.A10 'Energy-Conserv'.A11:'Energy-Conserv'.A11 'Energy-Conserv'.A12:'Energy-Conserv'.A12 'Energy-Conserv'.A13:'Energy-Conserv'.A13 'Energy-Conserv'.A14:'Energy-Conserv'.A14 'Energy-Conserv'.A15:'Energy-Conserv'.A15 'Energy-Conserv'.A16:'Energy-Conserv'.A16 'Energy-Conserv'.A17:'Energy-Conserv'.A17 'Energy-Conserv'.A18:'Energy-Conserv'.A18 'Energy-Conserv'.A19:'Energy-Conserv'.A19 'Energy-Conserv'.A20:'Energy-Conserv'.A20 'Energy-Conserv'.A21:'Energy-Conserv'.A21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Energy-Conserv'.I3:'Energy-Conserv'.I21 'Energy-Conserv'.A1:'Energy-Conserv'.A1 'Energy-Conserv'.H3:'Energy-Conserv'.H21 'Energy-Conserv'.I26:'Energy-Conserv'.I44 'Energy-Conserv'.A1:'Energy-Conserv'.A1 'Energy-Conserv'.H26:'Energy-Conserv'.H44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Energy-Conserv'.J2:'Energy-Conserv'.J21 'INFER-1-BASE'.A1:'INFER-1-BASE'.A1 'Energy-Conserv'.J25:'Energy-Conserv'.J44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Energy-Conserv'.I3:'Energy-Conserv'.I21 'INFER-1-BASE'.A1:'INFER-1-BASE'.A1 'Energy-Conserv'.H3:'Energy-Conserv'.H21 'Energy-Conserv'.I26:'Energy-Conserv'.I44 'INFER-1-BASE'.A1:'INFER-1-BASE'.A1 'Energy-Conserv'.H26:'Energy-Conserv'.H44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ECA</text:p>
          </table:table-cell>
          <table:table-cell table:style-name="ce25" office:value-type="string" calcext:value-type="string">
            <text:p>GWECA</text:p>
          </table:table-cell>
          <table:table-cell table:style-name="ce1" office:value-type="string" calcext:value-type="string">
            <text:p>DWE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EnergyConservation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F3]/[.E3]" office:value-type="percentage" office:value="0.823529411764706" calcext:value-type="percentage">
            <text:p>82.35%</text:p>
          </table:table-cell>
          <table:table-cell table:formula="of:=[.F3]/[.C3]" office:value-type="percentage" office:value="0.0091563113145847" calcext:value-type="percentage">
            <text:p>0.92%</text:p>
          </table:table-cell>
          <table:table-cell table:formula="of:=2*([.H3]*[.I3])/([.H3]+[.I3])" office:value-type="percentage" office:value="0.018111254851229" calcext:value-type="percentage">
            <text:p>1.81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F4]/[.E4]" office:value-type="percentage" office:value="0.857142857142857" calcext:value-type="percentage">
            <text:p>85.71%</text:p>
          </table:table-cell>
          <table:table-cell table:formula="of:=[.F4]/[.C4]" office:value-type="percentage" office:value="0.0135440180586907" calcext:value-type="percentage">
            <text:p>1.35%</text:p>
          </table:table-cell>
          <table:table-cell table:formula="of:=2*([.H4]*[.I4])/([.H4]+[.I4])" office:value-type="percentage" office:value="0.0266666666666667" calcext:value-type="percentage">
            <text:p>2.67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F5]/[.E5]" office:value-type="percentage" office:value="0.857142857142857" calcext:value-type="percentage">
            <text:p>85.71%</text:p>
          </table:table-cell>
          <table:table-cell table:formula="of:=[.F5]/[.C5]" office:value-type="percentage" office:value="0.0196078431372549" calcext:value-type="percentage">
            <text:p>1.96%</text:p>
          </table:table-cell>
          <table:table-cell table:formula="of:=2*([.H5]*[.I5])/([.H5]+[.I5])" office:value-type="percentage" office:value="0.0383386581469649" calcext:value-type="percentage">
            <text:p>3.83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F6]/[.E6]" office:value-type="percentage" office:value="0.846153846153846" calcext:value-type="percentage">
            <text:p>84.62%</text:p>
          </table:table-cell>
          <table:table-cell table:formula="of:=[.F6]/[.C6]" office:value-type="percentage" office:value="0.0240700218818381" calcext:value-type="percentage">
            <text:p>2.41%</text:p>
          </table:table-cell>
          <table:table-cell table:formula="of:=2*([.H6]*[.I6])/([.H6]+[.I6])" office:value-type="percentage" office:value="0.0468085106382979" calcext:value-type="percentage">
            <text:p>4.68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F7]/[.E7]" office:value-type="percentage" office:value="0.846153846153846" calcext:value-type="percentage">
            <text:p>84.62%</text:p>
          </table:table-cell>
          <table:table-cell table:formula="of:=[.F7]/[.C7]" office:value-type="percentage" office:value="0.0301369863013699" calcext:value-type="percentage">
            <text:p>3.01%</text:p>
          </table:table-cell>
          <table:table-cell table:formula="of:=2*([.H7]*[.I7])/([.H7]+[.I7])" office:value-type="percentage" office:value="0.0582010582010582" calcext:value-type="percentage">
            <text:p>5.82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F8]/[.E8]" office:value-type="percentage" office:value="0.833333333333333" calcext:value-type="percentage">
            <text:p>83.33%</text:p>
          </table:table-cell>
          <table:table-cell table:formula="of:=[.F8]/[.C8]" office:value-type="percentage" office:value="0.0327868852459016" calcext:value-type="percentage">
            <text:p>3.28%</text:p>
          </table:table-cell>
          <table:table-cell table:formula="of:=2*([.H8]*[.I8])/([.H8]+[.I8])" office:value-type="percentage" office:value="0.0630914826498423" calcext:value-type="percentage">
            <text:p>6.31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F9]/[.E9]" office:value-type="percentage" office:value="0.888888888888889" calcext:value-type="percentage">
            <text:p>88.89%</text:p>
          </table:table-cell>
          <table:table-cell table:formula="of:=[.F9]/[.C9]" office:value-type="percentage" office:value="0.0316205533596838" calcext:value-type="percentage">
            <text:p>3.16%</text:p>
          </table:table-cell>
          <table:table-cell table:formula="of:=2*([.H9]*[.I9])/([.H9]+[.I9])" office:value-type="percentage" office:value="0.0610687022900763" calcext:value-type="percentage">
            <text:p>6.11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F10]/[.E10]" office:value-type="percentage" office:value="0.857142857142857" calcext:value-type="percentage">
            <text:p>85.71%</text:p>
          </table:table-cell>
          <table:table-cell table:formula="of:=[.F10]/[.C10]" office:value-type="percentage" office:value="0.0269058295964126" calcext:value-type="percentage">
            <text:p>2.69%</text:p>
          </table:table-cell>
          <table:table-cell table:formula="of:=2*([.H10]*[.I10])/([.H10]+[.I10])" office:value-type="percentage" office:value="0.0521739130434783" calcext:value-type="percentage">
            <text:p>5.22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F11]/[.E11]" office:value-type="percentage" office:value="0.833333333333333" calcext:value-type="percentage">
            <text:p>83.33%</text:p>
          </table:table-cell>
          <table:table-cell table:formula="of:=[.F11]/[.C11]" office:value-type="percentage" office:value="0.0256410256410256" calcext:value-type="percentage">
            <text:p>2.56%</text:p>
          </table:table-cell>
          <table:table-cell table:formula="of:=2*([.H11]*[.I11])/([.H11]+[.I11])" office:value-type="percentage" office:value="0.0497512437810945" calcext:value-type="percentage">
            <text:p>4.98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2]/[.E12]" office:value-type="percentage" office:value="1" calcext:value-type="percentage">
            <text:p>100.00%</text:p>
          </table:table-cell>
          <table:table-cell table:formula="of:=[.F12]/[.C12]" office:value-type="percentage" office:value="0.0289017341040462" calcext:value-type="percentage">
            <text:p>2.89%</text:p>
          </table:table-cell>
          <table:table-cell table:formula="of:=2*([.H12]*[.I12])/([.H12]+[.I12])" office:value-type="percentage" office:value="0.0561797752808989" calcext:value-type="percentage">
            <text:p>5.62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3]/[.E13]" office:value-type="percentage" office:value="1" calcext:value-type="percentage">
            <text:p>100.00%</text:p>
          </table:table-cell>
          <table:table-cell table:formula="of:=[.F13]/[.C13]" office:value-type="percentage" office:value="0.032258064516129" calcext:value-type="percentage">
            <text:p>3.23%</text:p>
          </table:table-cell>
          <table:table-cell table:formula="of:=2*([.H13]*[.I13])/([.H13]+[.I13])" office:value-type="percentage" office:value="0.0625" calcext:value-type="percentage">
            <text:p>6.25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4]/[.E14]" office:value-type="percentage" office:value="1" calcext:value-type="percentage">
            <text:p>100.00%</text:p>
          </table:table-cell>
          <table:table-cell table:formula="of:=[.F14]/[.C14]" office:value-type="percentage" office:value="0.0352112676056338" calcext:value-type="percentage">
            <text:p>3.52%</text:p>
          </table:table-cell>
          <table:table-cell table:formula="of:=2*([.H14]*[.I14])/([.H14]+[.I14])" office:value-type="percentage" office:value="0.0680272108843537" calcext:value-type="percentage">
            <text:p>6.80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5]/[.E15]" office:value-type="percentage" office:value="1" calcext:value-type="percentage">
            <text:p>100.00%</text:p>
          </table:table-cell>
          <table:table-cell table:formula="of:=[.F15]/[.C15]" office:value-type="percentage" office:value="0.0378787878787879" calcext:value-type="percentage">
            <text:p>3.79%</text:p>
          </table:table-cell>
          <table:table-cell table:formula="of:=2*([.H15]*[.I15])/([.H15]+[.I15])" office:value-type="percentage" office:value="0.072992700729927" calcext:value-type="percentage">
            <text:p>7.30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6]/[.E16]" office:value-type="percentage" office:value="1" calcext:value-type="percentage">
            <text:p>100.00%</text:p>
          </table:table-cell>
          <table:table-cell table:formula="of:=[.F16]/[.C16]" office:value-type="percentage" office:value="0.040650406504065" calcext:value-type="percentage">
            <text:p>4.07%</text:p>
          </table:table-cell>
          <table:table-cell table:formula="of:=2*([.H16]*[.I16])/([.H16]+[.I16])" office:value-type="percentage" office:value="0.078125" calcext:value-type="percentage">
            <text:p>7.81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7]/[.E17]" office:value-type="percentage" office:value="1" calcext:value-type="percentage">
            <text:p>100.00%</text:p>
          </table:table-cell>
          <table:table-cell table:formula="of:=[.F17]/[.C17]" office:value-type="percentage" office:value="0.0454545454545455" calcext:value-type="percentage">
            <text:p>4.55%</text:p>
          </table:table-cell>
          <table:table-cell table:formula="of:=2*([.H17]*[.I17])/([.H17]+[.I17])" office:value-type="percentage" office:value="0.0869565217391305" calcext:value-type="percentage">
            <text:p>8.70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8]/[.E18]" office:value-type="percentage" office:value="1" calcext:value-type="percentage">
            <text:p>100.00%</text:p>
          </table:table-cell>
          <table:table-cell table:formula="of:=[.F18]/[.C18]" office:value-type="percentage" office:value="0.05" calcext:value-type="percentage">
            <text:p>5.00%</text:p>
          </table:table-cell>
          <table:table-cell table:formula="of:=2*([.H18]*[.I18])/([.H18]+[.I18])" office:value-type="percentage" office:value="0.0952380952380952" calcext:value-type="percentage">
            <text:p>9.52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9]/[.E19]" office:value-type="percentage" office:value="1" calcext:value-type="percentage">
            <text:p>100.00%</text:p>
          </table:table-cell>
          <table:table-cell table:formula="of:=[.F19]/[.C19]" office:value-type="percentage" office:value="0.0531914893617021" calcext:value-type="percentage">
            <text:p>5.32%</text:p>
          </table:table-cell>
          <table:table-cell table:formula="of:=2*([.H19]*[.I19])/([.H19]+[.I19])" office:value-type="percentage" office:value="0.101010101010101" calcext:value-type="percentage">
            <text:p>10.10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20]/[.E20]" office:value-type="percentage" office:value="1" calcext:value-type="percentage">
            <text:p>100.00%</text:p>
          </table:table-cell>
          <table:table-cell table:formula="of:=[.F20]/[.C20]" office:value-type="percentage" office:value="0.0449438202247191" calcext:value-type="percentage">
            <text:p>4.49%</text:p>
          </table:table-cell>
          <table:table-cell table:formula="of:=2*([.H20]*[.I20])/([.H20]+[.I20])" office:value-type="percentage" office:value="0.0860215053763441" calcext:value-type="percentage">
            <text:p>8.60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21]/[.E21]" office:value-type="percentage" office:value="1" calcext:value-type="percentage">
            <text:p>100.00%</text:p>
          </table:table-cell>
          <table:table-cell table:formula="of:=[.F21]/[.C21]" office:value-type="percentage" office:value="0.0487804878048781" calcext:value-type="percentage">
            <text:p>4.88%</text:p>
          </table:table-cell>
          <table:table-cell table:formula="of:=2*([.H21]*[.I21])/([.H21]+[.I21])" office:value-type="percentage" office:value="0.0930232558139535" calcext:value-type="percentage">
            <text:p>9.30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ECA</text:p>
          </table:table-cell>
          <table:table-cell table:style-name="ce25" office:value-type="string" calcext:value-type="string">
            <text:p>GSECA</text:p>
          </table:table-cell>
          <table:table-cell table:style-name="ce1" office:value-type="string" calcext:value-type="string">
            <text:p>DSE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F26]/[.E26]" office:value-type="percentage" office:value="0.777777777777778" calcext:value-type="percentage">
            <text:p>77.78%</text:p>
          </table:table-cell>
          <table:table-cell table:formula="of:=[.F26]/[.C26]" office:value-type="percentage" office:value="0.00457815565729235" calcext:value-type="percentage">
            <text:p>0.46%</text:p>
          </table:table-cell>
          <table:table-cell table:formula="of:=2*([.H26]*[.I26])/([.H26]+[.I26])" office:value-type="percentage" office:value="0.00910273081924577" calcext:value-type="percentage">
            <text:p>0.91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F27]/[.E27]" office:value-type="percentage" office:value="0.75" calcext:value-type="percentage">
            <text:p>75.00%</text:p>
          </table:table-cell>
          <table:table-cell table:formula="of:=[.F27]/[.C27]" office:value-type="percentage" office:value="0.00677200902934537" calcext:value-type="percentage">
            <text:p>0.68%</text:p>
          </table:table-cell>
          <table:table-cell table:formula="of:=2*([.H27]*[.I27])/([.H27]+[.I27])" office:value-type="percentage" office:value="0.0134228187919463" calcext:value-type="percentage">
            <text:p>1.34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F28]/[.E28]" office:value-type="percentage" office:value="0.75" calcext:value-type="percentage">
            <text:p>75.00%</text:p>
          </table:table-cell>
          <table:table-cell table:formula="of:=[.F28]/[.C28]" office:value-type="percentage" office:value="0.00980392156862745" calcext:value-type="percentage">
            <text:p>0.98%</text:p>
          </table:table-cell>
          <table:table-cell table:formula="of:=2*([.H28]*[.I28])/([.H28]+[.I28])" office:value-type="percentage" office:value="0.0193548387096774" calcext:value-type="percentage">
            <text:p>1.94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29]/[.E29]" office:value-type="percentage" office:value="0.714285714285714" calcext:value-type="percentage">
            <text:p>71.43%</text:p>
          </table:table-cell>
          <table:table-cell table:formula="of:=[.F29]/[.C29]" office:value-type="percentage" office:value="0.0109409190371991" calcext:value-type="percentage">
            <text:p>1.09%</text:p>
          </table:table-cell>
          <table:table-cell table:formula="of:=2*([.H29]*[.I29])/([.H29]+[.I29])" office:value-type="percentage" office:value="0.021551724137931" calcext:value-type="percentage">
            <text:p>2.16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30]/[.E30]" office:value-type="percentage" office:value="0.714285714285714" calcext:value-type="percentage">
            <text:p>71.43%</text:p>
          </table:table-cell>
          <table:table-cell table:formula="of:=[.F30]/[.C30]" office:value-type="percentage" office:value="0.0136986301369863" calcext:value-type="percentage">
            <text:p>1.37%</text:p>
          </table:table-cell>
          <table:table-cell table:formula="of:=2*([.H30]*[.I30])/([.H30]+[.I30])" office:value-type="percentage" office:value="0.0268817204301075" calcext:value-type="percentage">
            <text:p>2.69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F31]/[.E31]" office:value-type="percentage" office:value="0.666666666666667" calcext:value-type="percentage">
            <text:p>66.67%</text:p>
          </table:table-cell>
          <table:table-cell table:formula="of:=[.F31]/[.C31]" office:value-type="percentage" office:value="0.0131147540983607" calcext:value-type="percentage">
            <text:p>1.31%</text:p>
          </table:table-cell>
          <table:table-cell table:formula="of:=2*([.H31]*[.I31])/([.H31]+[.I31])" office:value-type="percentage" office:value="0.0257234726688103" calcext:value-type="percentage">
            <text:p>2.57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32]/[.E32]" office:value-type="percentage" office:value="0.8" calcext:value-type="percentage">
            <text:p>80.00%</text:p>
          </table:table-cell>
          <table:table-cell table:formula="of:=[.F32]/[.C32]" office:value-type="percentage" office:value="0.0158102766798419" calcext:value-type="percentage">
            <text:p>1.58%</text:p>
          </table:table-cell>
          <table:table-cell table:formula="of:=2*([.H32]*[.I32])/([.H32]+[.I32])" office:value-type="percentage" office:value="0.0310077519379845" calcext:value-type="percentage">
            <text:p>3.10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33]/[.E33]" office:value-type="percentage" office:value="0.75" calcext:value-type="percentage">
            <text:p>75.00%</text:p>
          </table:table-cell>
          <table:table-cell table:formula="of:=[.F33]/[.C33]" office:value-type="percentage" office:value="0.0134529147982063" calcext:value-type="percentage">
            <text:p>1.35%</text:p>
          </table:table-cell>
          <table:table-cell table:formula="of:=2*([.H33]*[.I33])/([.H33]+[.I33])" office:value-type="percentage" office:value="0.026431718061674" calcext:value-type="percentage">
            <text:p>2.64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34]/[.E34]" office:value-type="percentage" office:value="0.75" calcext:value-type="percentage">
            <text:p>75.00%</text:p>
          </table:table-cell>
          <table:table-cell table:formula="of:=[.F34]/[.C34]" office:value-type="percentage" office:value="0.0153846153846154" calcext:value-type="percentage">
            <text:p>1.54%</text:p>
          </table:table-cell>
          <table:table-cell table:formula="of:=2*([.H34]*[.I34])/([.H34]+[.I34])" office:value-type="percentage" office:value="0.0301507537688442" calcext:value-type="percentage">
            <text:p>3.02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5]/[.E35]" office:value-type="percentage" office:value="1" calcext:value-type="percentage">
            <text:p>100.00%</text:p>
          </table:table-cell>
          <table:table-cell table:formula="of:=[.F35]/[.C35]" office:value-type="percentage" office:value="0.0173410404624277" calcext:value-type="percentage">
            <text:p>1.73%</text:p>
          </table:table-cell>
          <table:table-cell table:formula="of:=2*([.H35]*[.I35])/([.H35]+[.I35])" office:value-type="percentage" office:value="0.0340909090909091" calcext:value-type="percentage">
            <text:p>3.41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6]/[.E36]" office:value-type="percentage" office:value="1" calcext:value-type="percentage">
            <text:p>100.00%</text:p>
          </table:table-cell>
          <table:table-cell table:formula="of:=[.F36]/[.C36]" office:value-type="percentage" office:value="0.0193548387096774" calcext:value-type="percentage">
            <text:p>1.94%</text:p>
          </table:table-cell>
          <table:table-cell table:formula="of:=2*([.H36]*[.I36])/([.H36]+[.I36])" office:value-type="percentage" office:value="0.0379746835443038" calcext:value-type="percentage">
            <text:p>3.80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7]/[.E37]" office:value-type="percentage" office:value="1" calcext:value-type="percentage">
            <text:p>100.00%</text:p>
          </table:table-cell>
          <table:table-cell table:formula="of:=[.F37]/[.C37]" office:value-type="percentage" office:value="0.0211267605633803" calcext:value-type="percentage">
            <text:p>2.11%</text:p>
          </table:table-cell>
          <table:table-cell table:formula="of:=2*([.H37]*[.I37])/([.H37]+[.I37])" office:value-type="percentage" office:value="0.0413793103448276" calcext:value-type="percentage">
            <text:p>4.14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8]/[.E38]" office:value-type="percentage" office:value="1" calcext:value-type="percentage">
            <text:p>100.00%</text:p>
          </table:table-cell>
          <table:table-cell table:formula="of:=[.F38]/[.C38]" office:value-type="percentage" office:value="0.0227272727272727" calcext:value-type="percentage">
            <text:p>2.27%</text:p>
          </table:table-cell>
          <table:table-cell table:formula="of:=2*([.H38]*[.I38])/([.H38]+[.I38])" office:value-type="percentage" office:value="0.0444444444444444" calcext:value-type="percentage">
            <text:p>4.44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9]/[.E39]" office:value-type="percentage" office:value="1" calcext:value-type="percentage">
            <text:p>100.00%</text:p>
          </table:table-cell>
          <table:table-cell table:formula="of:=[.F39]/[.C39]" office:value-type="percentage" office:value="0.024390243902439" calcext:value-type="percentage">
            <text:p>2.44%</text:p>
          </table:table-cell>
          <table:table-cell table:formula="of:=2*([.H39]*[.I39])/([.H39]+[.I39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0]/[.E40]" office:value-type="percentage" office:value="1" calcext:value-type="percentage">
            <text:p>100.00%</text:p>
          </table:table-cell>
          <table:table-cell table:formula="of:=[.F40]/[.C40]" office:value-type="percentage" office:value="0.0272727272727273" calcext:value-type="percentage">
            <text:p>2.73%</text:p>
          </table:table-cell>
          <table:table-cell table:formula="of:=2*([.H40]*[.I40])/([.H40]+[.I40])" office:value-type="percentage" office:value="0.0530973451327434" calcext:value-type="percentage">
            <text:p>5.31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1]/[.E41]" office:value-type="percentage" office:value="1" calcext:value-type="percentage">
            <text:p>100.00%</text:p>
          </table:table-cell>
          <table:table-cell table:formula="of:=[.F41]/[.C41]" office:value-type="percentage" office:value="0.03" calcext:value-type="percentage">
            <text:p>3.00%</text:p>
          </table:table-cell>
          <table:table-cell table:formula="of:=2*([.H41]*[.I41])/([.H41]+[.I41])" office:value-type="percentage" office:value="0.058252427184466" calcext:value-type="percentage">
            <text:p>5.83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2]/[.E42]" office:value-type="percentage" office:value="1" calcext:value-type="percentage">
            <text:p>100.00%</text:p>
          </table:table-cell>
          <table:table-cell table:formula="of:=[.F42]/[.C42]" office:value-type="percentage" office:value="0.0319148936170213" calcext:value-type="percentage">
            <text:p>3.19%</text:p>
          </table:table-cell>
          <table:table-cell table:formula="of:=2*([.H42]*[.I42])/([.H42]+[.I42])" office:value-type="percentage" office:value="0.0618556701030928" calcext:value-type="percentage">
            <text:p>6.19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43]/[.E43]" office:value-type="percentage" office:value="1" calcext:value-type="percentage">
            <text:p>100.00%</text:p>
          </table:table-cell>
          <table:table-cell table:formula="of:=[.F43]/[.C43]" office:value-type="percentage" office:value="0.0224719101123595" calcext:value-type="percentage">
            <text:p>2.25%</text:p>
          </table:table-cell>
          <table:table-cell table:formula="of:=2*([.H43]*[.I43])/([.H43]+[.I43])" office:value-type="percentage" office:value="0.043956043956044" calcext:value-type="percentage">
            <text:p>4.40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44]/[.E44]" office:value-type="percentage" office:value="1" calcext:value-type="percentage">
            <text:p>100.00%</text:p>
          </table:table-cell>
          <table:table-cell table:formula="of:=[.F44]/[.C44]" office:value-type="percentage" office:value="0.024390243902439" calcext:value-type="percentage">
            <text:p>2.44%</text:p>
          </table:table-cell>
          <table:table-cell table:formula="of:=2*([.H44]*[.I44])/([.H44]+[.I44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Env-Protect" table:style-name="ta1">
        <table:shapes>
          <draw:frame draw:z-index="0" draw:style-name="gr1" draw:text-style-name="P1" svg:width="16.01cm" svg:height="8.999cm" svg:x="-39.061cm" svg:y="0.6cm">
            <draw:object draw:notify-on-update-of-ranges="'Energy-Conserv'.A2:'Energy-Conserv'.A2 'Energy-Conserv'.A3:'Energy-Conserv'.A3 'Energy-Conserv'.A4:'Energy-Conserv'.A4 'Energy-Conserv'.A5:'Energy-Conserv'.A5 'Energy-Conserv'.A6:'Energy-Conserv'.A6 'Energy-Conserv'.A7:'Energy-Conserv'.A7 'Energy-Conserv'.A8:'Energy-Conserv'.A8 'Energy-Conserv'.A9:'Energy-Conserv'.A9 'Energy-Conserv'.A10:'Energy-Conserv'.A10 'Energy-Conserv'.A11:'Energy-Conserv'.A11 'Energy-Conserv'.A12:'Energy-Conserv'.A12 'Energy-Conserv'.A13:'Energy-Conserv'.A13 'Energy-Conserv'.A14:'Energy-Conserv'.A14 'Energy-Conserv'.A15:'Energy-Conserv'.A15 'Energy-Conserv'.A16:'Energy-Conserv'.A16 'Energy-Conserv'.A17:'Energy-Conserv'.A17 'Energy-Conserv'.A18:'Energy-Conserv'.A18 'Energy-Conserv'.A19:'Energy-Conserv'.A19 'Energy-Conserv'.A20:'Energy-Conserv'.A20 'Energy-Conserv'.A21:'Energy-Conserv'.A21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Energy-Conserv'.I3:'Energy-Conserv'.I21 'Energy-Conserv'.A1:'Energy-Conserv'.A1 'Energy-Conserv'.H3:'Energy-Conserv'.H21 'Energy-Conserv'.I26:'Energy-Conserv'.I44 'Energy-Conserv'.A1:'Energy-Conserv'.A1 'Energy-Conserv'.H26:'Energy-Conserv'.H44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Env-Protect'.J2:'Env-Protect'.J21 'INFER-1-BASE'.A1:'INFER-1-BASE'.A1 'Env-Protect'.J25:'Env-Protect'.J44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Env-Protect'.I3:'Env-Protect'.I21 'INFER-1-BASE'.A1:'INFER-1-BASE'.A1 'Env-Protect'.H3:'Env-Protect'.H21 'Env-Protect'.I26:'Env-Protect'.I44 'INFER-1-BASE'.A1:'INFER-1-BASE'.A1 'Env-Protect'.H26:'Env-Protect'.H44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EPA</text:p>
          </table:table-cell>
          <table:table-cell table:style-name="ce25" office:value-type="string" calcext:value-type="string">
            <text:p>GWEPA</text:p>
          </table:table-cell>
          <table:table-cell table:style-name="ce1" office:value-type="string" calcext:value-type="string">
            <text:p>DWEP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EnergyConservation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F3]/[.E3]" office:value-type="percentage" office:value="0.777777777777778" calcext:value-type="percentage">
            <text:p>77.78%</text:p>
          </table:table-cell>
          <table:table-cell table:formula="of:=[.F3]/[.C3]" office:value-type="percentage" office:value="0.0091563113145847" calcext:value-type="percentage">
            <text:p>0.92%</text:p>
          </table:table-cell>
          <table:table-cell table:formula="of:=2*([.H3]*[.I3])/([.H3]+[.I3])" office:value-type="percentage" office:value="0.0180995475113122" calcext:value-type="percentage">
            <text:p>1.81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F4]/[.E4]" office:value-type="percentage" office:value="0.8" calcext:value-type="percentage">
            <text:p>80.00%</text:p>
          </table:table-cell>
          <table:table-cell table:formula="of:=[.F4]/[.C4]" office:value-type="percentage" office:value="0.0135440180586907" calcext:value-type="percentage">
            <text:p>1.35%</text:p>
          </table:table-cell>
          <table:table-cell table:formula="of:=2*([.H4]*[.I4])/([.H4]+[.I4])" office:value-type="percentage" office:value="0.0266370699223085" calcext:value-type="percentage">
            <text:p>2.66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F5]/[.E5]" office:value-type="percentage" office:value="0.727272727272727" calcext:value-type="percentage">
            <text:p>72.73%</text:p>
          </table:table-cell>
          <table:table-cell table:formula="of:=[.F5]/[.C5]" office:value-type="percentage" office:value="0.0130718954248366" calcext:value-type="percentage">
            <text:p>1.31%</text:p>
          </table:table-cell>
          <table:table-cell table:formula="of:=2*([.H5]*[.I5])/([.H5]+[.I5])" office:value-type="percentage" office:value="0.0256821829855538" calcext:value-type="percentage">
            <text:p>2.57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F6]/[.E6]" office:value-type="percentage" office:value="0.75" calcext:value-type="percentage">
            <text:p>75.00%</text:p>
          </table:table-cell>
          <table:table-cell table:formula="of:=[.F6]/[.C6]" office:value-type="percentage" office:value="0.013129102844639" calcext:value-type="percentage">
            <text:p>1.31%</text:p>
          </table:table-cell>
          <table:table-cell table:formula="of:=2*([.H6]*[.I6])/([.H6]+[.I6])" office:value-type="percentage" office:value="0.0258064516129032" calcext:value-type="percentage">
            <text:p>2.58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7]/[.E7]" office:value-type="percentage" office:value="0.714285714285714" calcext:value-type="percentage">
            <text:p>71.43%</text:p>
          </table:table-cell>
          <table:table-cell table:formula="of:=[.F7]/[.C7]" office:value-type="percentage" office:value="0.0136986301369863" calcext:value-type="percentage">
            <text:p>1.37%</text:p>
          </table:table-cell>
          <table:table-cell table:formula="of:=2*([.H7]*[.I7])/([.H7]+[.I7])" office:value-type="percentage" office:value="0.0268817204301075" calcext:value-type="percentage">
            <text:p>2.69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F8]/[.E8]" office:value-type="percentage" office:value="0.666666666666667" calcext:value-type="percentage">
            <text:p>66.67%</text:p>
          </table:table-cell>
          <table:table-cell table:formula="of:=[.F8]/[.C8]" office:value-type="percentage" office:value="0.0131147540983607" calcext:value-type="percentage">
            <text:p>1.31%</text:p>
          </table:table-cell>
          <table:table-cell table:formula="of:=2*([.H8]*[.I8])/([.H8]+[.I8])" office:value-type="percentage" office:value="0.0257234726688103" calcext:value-type="percentage">
            <text:p>2.57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F9]/[.E9]" office:value-type="percentage" office:value="0.6" calcext:value-type="percentage">
            <text:p>60.00%</text:p>
          </table:table-cell>
          <table:table-cell table:formula="of:=[.F9]/[.C9]" office:value-type="percentage" office:value="0.0118577075098814" calcext:value-type="percentage">
            <text:p>1.19%</text:p>
          </table:table-cell>
          <table:table-cell table:formula="of:=2*([.H9]*[.I9])/([.H9]+[.I9])" office:value-type="percentage" office:value="0.0232558139534884" calcext:value-type="percentage">
            <text:p>2.33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0]/[.E10]" office:value-type="percentage" office:value="0.5" calcext:value-type="percentage">
            <text:p>50.00%</text:p>
          </table:table-cell>
          <table:table-cell table:formula="of:=[.F10]/[.C10]" office:value-type="percentage" office:value="0.00896860986547085" calcext:value-type="percentage">
            <text:p>0.90%</text:p>
          </table:table-cell>
          <table:table-cell table:formula="of:=2*([.H10]*[.I10])/([.H10]+[.I10])" office:value-type="percentage" office:value="0.0176211453744493" calcext:value-type="percentage">
            <text:p>1.76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1]/[.E11]" office:value-type="percentage" office:value="0.5" calcext:value-type="percentage">
            <text:p>50.00%</text:p>
          </table:table-cell>
          <table:table-cell table:formula="of:=[.F11]/[.C11]" office:value-type="percentage" office:value="0.0102564102564103" calcext:value-type="percentage">
            <text:p>1.03%</text:p>
          </table:table-cell>
          <table:table-cell table:formula="of:=2*([.H11]*[.I11])/([.H11]+[.I11])" office:value-type="percentage" office:value="0.0201005025125628" calcext:value-type="percentage">
            <text:p>2.01%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2]/[.E12]" office:value-type="percentage" office:value="0.5" calcext:value-type="percentage">
            <text:p>50.00%</text:p>
          </table:table-cell>
          <table:table-cell table:formula="of:=[.F12]/[.C12]" office:value-type="percentage" office:value="0.0115606936416185" calcext:value-type="percentage">
            <text:p>1.16%</text:p>
          </table:table-cell>
          <table:table-cell table:formula="of:=2*([.H12]*[.I12])/([.H12]+[.I12])" office:value-type="percentage" office:value="0.0225988700564972" calcext:value-type="percentage">
            <text:p>2.26%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3]/[.E13]" office:value-type="percentage" office:value="0.5" calcext:value-type="percentage">
            <text:p>50.00%</text:p>
          </table:table-cell>
          <table:table-cell table:formula="of:=[.F13]/[.C13]" office:value-type="percentage" office:value="0.0129032258064516" calcext:value-type="percentage">
            <text:p>1.29%</text:p>
          </table:table-cell>
          <table:table-cell table:formula="of:=2*([.H13]*[.I13])/([.H13]+[.I13])" office:value-type="percentage" office:value="0.0251572327044025" calcext:value-type="percentage">
            <text:p>2.52%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4]/[.E14]" office:value-type="percentage" office:value="0.5" calcext:value-type="percentage">
            <text:p>50.00%</text:p>
          </table:table-cell>
          <table:table-cell table:formula="of:=[.F14]/[.C14]" office:value-type="percentage" office:value="0.0140845070422535" calcext:value-type="percentage">
            <text:p>1.41%</text:p>
          </table:table-cell>
          <table:table-cell table:formula="of:=2*([.H14]*[.I14])/([.H14]+[.I14])" office:value-type="percentage" office:value="0.0273972602739726" calcext:value-type="percentage">
            <text:p>2.74%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5]/[.E15]" office:value-type="percentage" office:value="0.5" calcext:value-type="percentage">
            <text:p>50.00%</text:p>
          </table:table-cell>
          <table:table-cell table:formula="of:=[.F15]/[.C15]" office:value-type="percentage" office:value="0.0151515151515152" calcext:value-type="percentage">
            <text:p>1.52%</text:p>
          </table:table-cell>
          <table:table-cell table:formula="of:=2*([.H15]*[.I15])/([.H15]+[.I15])" office:value-type="percentage" office:value="0.0294117647058824" calcext:value-type="percentage">
            <text:p>2.94%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6]/[.E16]" office:value-type="percentage" office:value="0.5" calcext:value-type="percentage">
            <text:p>50.00%</text:p>
          </table:table-cell>
          <table:table-cell table:formula="of:=[.F16]/[.C16]" office:value-type="percentage" office:value="0.016260162601626" calcext:value-type="percentage">
            <text:p>1.63%</text:p>
          </table:table-cell>
          <table:table-cell table:formula="of:=2*([.H16]*[.I16])/([.H16]+[.I16])" office:value-type="percentage" office:value="0.031496062992126" calcext:value-type="percentage">
            <text:p>3.15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7]/[.E17]" office:value-type="percentage" office:value="0.5" calcext:value-type="percentage">
            <text:p>50.00%</text:p>
          </table:table-cell>
          <table:table-cell table:formula="of:=[.F17]/[.C17]" office:value-type="percentage" office:value="0.0181818181818182" calcext:value-type="percentage">
            <text:p>1.82%</text:p>
          </table:table-cell>
          <table:table-cell table:formula="of:=2*([.H17]*[.I17])/([.H17]+[.I17])" office:value-type="percentage" office:value="0.0350877192982456" calcext:value-type="percentage">
            <text:p>3.51%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8]/[.E18]" office:value-type="percentage" office:value="0.5" calcext:value-type="percentage">
            <text:p>50.00%</text:p>
          </table:table-cell>
          <table:table-cell table:formula="of:=[.F18]/[.C18]" office:value-type="percentage" office:value="0.02" calcext:value-type="percentage">
            <text:p>2.00%</text:p>
          </table:table-cell>
          <table:table-cell table:formula="of:=2*([.H18]*[.I18])/([.H18]+[.I18])" office:value-type="percentage" office:value="0.0384615384615385" calcext:value-type="percentage">
            <text:p>3.85%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9]/[.E19]" office:value-type="percentage" office:value="0.5" calcext:value-type="percentage">
            <text:p>50.00%</text:p>
          </table:table-cell>
          <table:table-cell table:formula="of:=[.F19]/[.C19]" office:value-type="percentage" office:value="0.0212765957446808" calcext:value-type="percentage">
            <text:p>2.13%</text:p>
          </table:table-cell>
          <table:table-cell table:formula="of:=2*([.H19]*[.I19])/([.H19]+[.I19])" office:value-type="percentage" office:value="0.0408163265306122" calcext:value-type="percentage">
            <text:p>4.08%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20]/[.E20]" office:value-type="percentage" office:value="0.5" calcext:value-type="percentage">
            <text:p>50.00%</text:p>
          </table:table-cell>
          <table:table-cell table:formula="of:=[.F20]/[.C20]" office:value-type="percentage" office:value="0.0224719101123595" calcext:value-type="percentage">
            <text:p>2.25%</text:p>
          </table:table-cell>
          <table:table-cell table:formula="of:=2*([.H20]*[.I20])/([.H20]+[.I20])" office:value-type="percentage" office:value="0.043010752688172" calcext:value-type="percentage">
            <text:p>4.30%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21]/[.E21]" office:value-type="percentage" office:value="0.5" calcext:value-type="percentage">
            <text:p>50.00%</text:p>
          </table:table-cell>
          <table:table-cell table:formula="of:=[.F21]/[.C21]" office:value-type="percentage" office:value="0.024390243902439" calcext:value-type="percentage">
            <text:p>2.44%</text:p>
          </table:table-cell>
          <table:table-cell table:formula="of:=2*([.H21]*[.I21])/([.H21]+[.I21])" office:value-type="percentage" office:value="0.0465116279069768" calcext:value-type="percentage">
            <text:p>4.65%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EPA</text:p>
          </table:table-cell>
          <table:table-cell table:style-name="ce25" office:value-type="string" calcext:value-type="string">
            <text:p>GSEPA</text:p>
          </table:table-cell>
          <table:table-cell table:style-name="ce1" office:value-type="string" calcext:value-type="string">
            <text:p>DSEP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1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26]/[.E26]" office:value-type="percentage" office:value="0.5" calcext:value-type="percentage">
            <text:p>50.00%</text:p>
          </table:table-cell>
          <table:table-cell table:formula="of:=[.F26]/[.C26]" office:value-type="percentage" office:value="0.0013080444735121" calcext:value-type="percentage">
            <text:p>0.13%</text:p>
          </table:table-cell>
          <table:table-cell table:formula="of:=2*([.H26]*[.I26])/([.H26]+[.I26])" office:value-type="percentage" office:value="0.00260926288323549" calcext:value-type="percentage">
            <text:p>0.26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27]/[.E27]" office:value-type="percentage" office:value="0.5" calcext:value-type="percentage">
            <text:p>50.00%</text:p>
          </table:table-cell>
          <table:table-cell table:formula="of:=[.F27]/[.C27]" office:value-type="percentage" office:value="0.00225733634311512" calcext:value-type="percentage">
            <text:p>0.23%</text:p>
          </table:table-cell>
          <table:table-cell table:formula="of:=2*([.H27]*[.I27])/([.H27]+[.I27])" office:value-type="percentage" office:value="0.00449438202247191" calcext:value-type="percentage">
            <text:p>0.45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28]/[.E28]" office:value-type="percentage" office:value="0.333333333333333" calcext:value-type="percentage">
            <text:p>33.33%</text:p>
          </table:table-cell>
          <table:table-cell table:formula="of:=[.F28]/[.C28]" office:value-type="percentage" office:value="0.00163398692810458" calcext:value-type="percentage">
            <text:p>0.16%</text:p>
          </table:table-cell>
          <table:table-cell table:formula="of:=2*([.H28]*[.I28])/([.H28]+[.I28])" office:value-type="percentage" office:value="0.0032520325203252" calcext:value-type="percentage">
            <text:p>0.33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29]/[.E29]" office:value-type="percentage" office:value="0.333333333333333" calcext:value-type="percentage">
            <text:p>33.33%</text:p>
          </table:table-cell>
          <table:table-cell table:formula="of:=[.F29]/[.C29]" office:value-type="percentage" office:value="0.00218818380743982" calcext:value-type="percentage">
            <text:p>0.22%</text:p>
          </table:table-cell>
          <table:table-cell table:formula="of:=2*([.H29]*[.I29])/([.H29]+[.I29])" office:value-type="percentage" office:value="0.00434782608695652" calcext:value-type="percentage">
            <text:p>0.43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30]/[.E30]" office:value-type="percentage" office:value="0.333333333333333" calcext:value-type="percentage">
            <text:p>33.33%</text:p>
          </table:table-cell>
          <table:table-cell table:formula="of:=[.F30]/[.C30]" office:value-type="percentage" office:value="0.00273972602739726" calcext:value-type="percentage">
            <text:p>0.27%</text:p>
          </table:table-cell>
          <table:table-cell table:formula="of:=2*([.H30]*[.I30])/([.H30]+[.I30])" office:value-type="percentage" office:value="0.00543478260869565" calcext:value-type="percentage">
            <text:p>0.54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31]/[.E31]" office:value-type="percentage" office:value="0.333333333333333" calcext:value-type="percentage">
            <text:p>33.33%</text:p>
          </table:table-cell>
          <table:table-cell table:formula="of:=[.F31]/[.C31]" office:value-type="percentage" office:value="0.00327868852459016" calcext:value-type="percentage">
            <text:p>0.33%</text:p>
          </table:table-cell>
          <table:table-cell table:formula="of:=2*([.H31]*[.I31])/([.H31]+[.I31])" office:value-type="percentage" office:value="0.00649350649350649" calcext:value-type="percentage">
            <text:p>0.65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32]/[.E32]" office:value-type="percentage" office:value="0.333333333333333" calcext:value-type="percentage">
            <text:p>33.33%</text:p>
          </table:table-cell>
          <table:table-cell table:formula="of:=[.F32]/[.C32]" office:value-type="percentage" office:value="0.00395256916996047" calcext:value-type="percentage">
            <text:p>0.40%</text:p>
          </table:table-cell>
          <table:table-cell table:formula="of:=2*([.H32]*[.I32])/([.H32]+[.I32])" office:value-type="percentage" office:value="0.0078125" calcext:value-type="percentage">
            <text:p>0.78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3]/[.E33]" office:value-type="percentage" office:value="0" calcext:value-type="percentage">
            <text:p>0.00%</text:p>
          </table:table-cell>
          <table:table-cell table:formula="of:=[.F33]/[.C33]" office:value-type="percentage" office:value="0" calcext:value-type="percentage">
            <text:p>0.00%</text:p>
          </table:table-cell>
          <table:table-cell table:formula="of:=2*([.H33]*[.I33])/([.H33]+[.I3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4]/[.E34]" office:value-type="percentage" office:value="0" calcext:value-type="percentage">
            <text:p>0.00%</text:p>
          </table:table-cell>
          <table:table-cell table:formula="of:=[.F34]/[.C34]" office:value-type="percentage" office:value="0" calcext:value-type="percentage">
            <text:p>0.00%</text:p>
          </table:table-cell>
          <table:table-cell table:formula="of:=2*([.H34]*[.I34])/([.H34]+[.I3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5]/[.E35]" office:value-type="percentage" office:value="0" calcext:value-type="percentage">
            <text:p>0.00%</text:p>
          </table:table-cell>
          <table:table-cell table:formula="of:=[.F35]/[.C35]" office:value-type="percentage" office:value="0" calcext:value-type="percentage">
            <text:p>0.00%</text:p>
          </table:table-cell>
          <table:table-cell table:formula="of:=2*([.H35]*[.I35])/([.H35]+[.I3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6]/[.E36]" office:value-type="percentage" office:value="0" calcext:value-type="percentage">
            <text:p>0.00%</text:p>
          </table:table-cell>
          <table:table-cell table:formula="of:=[.F36]/[.C36]" office:value-type="percentage" office:value="0" calcext:value-type="percentage">
            <text:p>0.00%</text:p>
          </table:table-cell>
          <table:table-cell table:formula="of:=2*([.H36]*[.I36])/([.H36]+[.I3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7]/[.E37]" office:value-type="percentage" office:value="0" calcext:value-type="percentage">
            <text:p>0.00%</text:p>
          </table:table-cell>
          <table:table-cell table:formula="of:=[.F37]/[.C37]" office:value-type="percentage" office:value="0" calcext:value-type="percentage">
            <text:p>0.00%</text:p>
          </table:table-cell>
          <table:table-cell table:formula="of:=2*([.H37]*[.I37])/([.H37]+[.I3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8]/[.E38]" office:value-type="percentage" office:value="0" calcext:value-type="percentage">
            <text:p>0.00%</text:p>
          </table:table-cell>
          <table:table-cell table:formula="of:=[.F38]/[.C38]" office:value-type="percentage" office:value="0" calcext:value-type="percentage">
            <text:p>0.00%</text:p>
          </table:table-cell>
          <table:table-cell table:formula="of:=2*([.H38]*[.I38])/([.H38]+[.I3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9]/[.E39]" office:value-type="percentage" office:value="0" calcext:value-type="percentage">
            <text:p>0.00%</text:p>
          </table:table-cell>
          <table:table-cell table:formula="of:=[.F39]/[.C39]" office:value-type="percentage" office:value="0" calcext:value-type="percentage">
            <text:p>0.00%</text:p>
          </table:table-cell>
          <table:table-cell table:formula="of:=2*([.H39]*[.I39])/([.H39]+[.I3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0]/[.E40]" office:value-type="percentage" office:value="0" calcext:value-type="percentage">
            <text:p>0.00%</text:p>
          </table:table-cell>
          <table:table-cell table:formula="of:=[.F40]/[.C40]" office:value-type="percentage" office:value="0" calcext:value-type="percentage">
            <text:p>0.00%</text:p>
          </table:table-cell>
          <table:table-cell table:formula="of:=2*([.H40]*[.I40])/([.H40]+[.I4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1]/[.E41]" office:value-type="percentage" office:value="0" calcext:value-type="percentage">
            <text:p>0.00%</text:p>
          </table:table-cell>
          <table:table-cell table:formula="of:=[.F41]/[.C41]" office:value-type="percentage" office:value="0" calcext:value-type="percentage">
            <text:p>0.00%</text:p>
          </table:table-cell>
          <table:table-cell table:formula="of:=2*([.H41]*[.I41])/([.H41]+[.I4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2]/[.E42]" office:value-type="percentage" office:value="0" calcext:value-type="percentage">
            <text:p>0.00%</text:p>
          </table:table-cell>
          <table:table-cell table:formula="of:=[.F42]/[.C42]" office:value-type="percentage" office:value="0" calcext:value-type="percentage">
            <text:p>0.00%</text:p>
          </table:table-cell>
          <table:table-cell table:formula="of:=2*([.H42]*[.I42])/([.H42]+[.I4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3]/[.E43]" office:value-type="percentage" office:value="0" calcext:value-type="percentage">
            <text:p>0.00%</text:p>
          </table:table-cell>
          <table:table-cell table:formula="of:=[.F43]/[.C43]" office:value-type="percentage" office:value="0" calcext:value-type="percentage">
            <text:p>0.00%</text:p>
          </table:table-cell>
          <table:table-cell table:formula="of:=2*([.H43]*[.I43])/([.H43]+[.I4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4]/[.E44]" office:value-type="percentage" office:value="0" calcext:value-type="percentage">
            <text:p>0.00%</text:p>
          </table:table-cell>
          <table:table-cell table:formula="of:=[.F44]/[.C44]" office:value-type="percentage" office:value="0" calcext:value-type="percentage">
            <text:p>0.00%</text:p>
          </table:table-cell>
          <table:table-cell table:formula="of:=2*([.H44]*[.I44])/([.H44]+[.I4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00-00-00</text:date>, <text:time style:data-style-name="N2" text:time-value="15:22:35.292761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1:34:12.039945955</meta:creation-date>
    <dc:date>2021-09-04T22:05:19.988915628</dc:date>
    <meta:editing-duration>P4DT7H59M13S</meta:editing-duration>
    <meta:editing-cycles>347</meta:editing-cycles>
    <meta:generator>LibreOffice/6.4.7.2$Linux_X86_64 LibreOffice_project/40$Build-2</meta:generator>
    <meta:document-statistic meta:table-count="11" meta:cell-count="4158" meta:object-count="3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CO2-Cut'.A2:'CO2-Cut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CO2-Cut'.A2:'CO2-Cut'.A2" chart:class="chart:line">
            <chart:data-point/>
          </chart:series>
          <chart:series chart:attached-axis="primary-y" chart:style-name="ch11" chart:values-cell-range-address="'CO2-Cut'.A3:'CO2-Cut'.A3" chart:class="chart:line">
            <chart:data-point/>
          </chart:series>
          <chart:series chart:attached-axis="primary-y" chart:style-name="ch12" chart:values-cell-range-address="'CO2-Cut'.A4:'CO2-Cut'.A4" chart:class="chart:line">
            <chart:data-point/>
          </chart:series>
          <chart:series chart:attached-axis="primary-y" chart:style-name="ch13" chart:values-cell-range-address="'CO2-Cut'.A5:'CO2-Cut'.A5" chart:class="chart:line">
            <chart:data-point/>
          </chart:series>
          <chart:series chart:attached-axis="primary-y" chart:style-name="ch14" chart:values-cell-range-address="'CO2-Cut'.A6:'CO2-Cut'.A6" chart:class="chart:line">
            <chart:data-point/>
          </chart:series>
          <chart:series chart:attached-axis="primary-y" chart:style-name="ch15" chart:values-cell-range-address="'CO2-Cut'.A7:'CO2-Cut'.A7" chart:class="chart:line">
            <chart:data-point/>
          </chart:series>
          <chart:series chart:attached-axis="primary-y" chart:style-name="ch16" chart:values-cell-range-address="'CO2-Cut'.A8:'CO2-Cut'.A8" chart:class="chart:line">
            <chart:data-point/>
          </chart:series>
          <chart:series chart:attached-axis="primary-y" chart:style-name="ch17" chart:values-cell-range-address="'CO2-Cut'.A9:'CO2-Cut'.A9" chart:class="chart:line">
            <chart:data-point/>
          </chart:series>
          <chart:series chart:attached-axis="primary-y" chart:style-name="ch18" chart:values-cell-range-address="'CO2-Cut'.A10:'CO2-Cut'.A10" chart:class="chart:line">
            <chart:data-point/>
          </chart:series>
          <chart:series chart:attached-axis="primary-y" chart:style-name="ch19" chart:values-cell-range-address="'CO2-Cut'.A11:'CO2-Cut'.A11" chart:class="chart:line">
            <chart:data-point/>
          </chart:series>
          <chart:series chart:attached-axis="primary-y" chart:style-name="ch20" chart:values-cell-range-address="'CO2-Cut'.A12:'CO2-Cut'.A12" chart:class="chart:line">
            <chart:data-point/>
          </chart:series>
          <chart:series chart:attached-axis="primary-y" chart:style-name="ch21" chart:values-cell-range-address="'CO2-Cut'.A13:'CO2-Cut'.A13" chart:class="chart:line">
            <chart:data-point/>
          </chart:series>
          <chart:series chart:attached-axis="primary-y" chart:style-name="ch10" chart:values-cell-range-address="'CO2-Cut'.A14:'CO2-Cut'.A14" chart:class="chart:line">
            <chart:data-point/>
          </chart:series>
          <chart:series chart:attached-axis="primary-y" chart:style-name="ch11" chart:values-cell-range-address="'CO2-Cut'.A15:'CO2-Cut'.A15" chart:class="chart:line">
            <chart:data-point/>
          </chart:series>
          <chart:series chart:attached-axis="primary-y" chart:style-name="ch12" chart:values-cell-range-address="'CO2-Cut'.A16:'CO2-Cut'.A16" chart:class="chart:line">
            <chart:data-point/>
          </chart:series>
          <chart:series chart:attached-axis="primary-y" chart:style-name="ch13" chart:values-cell-range-address="'CO2-Cut'.A17:'CO2-Cut'.A17" chart:class="chart:line">
            <chart:data-point/>
          </chart:series>
          <chart:series chart:attached-axis="primary-y" chart:style-name="ch14" chart:values-cell-range-address="'CO2-Cut'.A18:'CO2-Cut'.A18" chart:class="chart:line">
            <chart:data-point/>
          </chart:series>
          <chart:series chart:attached-axis="primary-y" chart:style-name="ch15" chart:values-cell-range-address="'CO2-Cut'.A19:'CO2-Cut'.A19" chart:class="chart:line">
            <chart:data-point/>
          </chart:series>
          <chart:series chart:attached-axis="primary-y" chart:style-name="ch16" chart:values-cell-range-address="'CO2-Cut'.A20:'CO2-Cut'.A20" chart:class="chart:line">
            <chart:data-point/>
          </chart:series>
          <chart:series chart:attached-axis="primary-y" chart:style-name="ch17" chart:values-cell-range-address="'CO2-Cut'.A21:'CO2-Cut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CO2-Cut'.A2:'CO2-Cut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CO2-Cut'.A3:'CO2-Cut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CO2-Cut'.A4:'CO2-Cut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CO2-Cut'.A5:'CO2-Cut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CO2-Cut'.A6:'CO2-Cut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CO2-Cut'.A7:'CO2-Cut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CO2-Cut'.A8:'CO2-Cut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CO2-Cut'.A9:'CO2-Cut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CO2-Cut'.A10:'CO2-Cut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CO2-Cut'.A11:'CO2-Cut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CO2-Cut'.A12:'CO2-Cut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CO2-Cut'.A13:'CO2-Cut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CO2-Cut'.A14:'CO2-Cut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CO2-Cut'.A15:'CO2-Cut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CO2-Cut'.A16:'CO2-Cut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CO2-Cut'.A17:'CO2-Cut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CO2-Cut'.A18:'CO2-Cut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CO2-Cut'.A19:'CO2-Cut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CO2-Cut'.A20:'CO2-Cut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CO2-Cut'.A21:'CO2-Cut'.A21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CO2-Cut'.H3:'CO2-Cut'.I21 'CO2-Cut'.H26:'CO2-Cut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CO2-Cut'.H3:'CO2-Cut'.H21" loext:label-string="weak" chart:class="chart:scatter">
            <chart:domain table:cell-range-address="'CO2-Cut'.I3:'CO2-Cut'.I21"/>
            <chart:data-point chart:repeated="19"/>
          </chart:series>
          <chart:series chart:style-name="ch10" chart:values-cell-range-address="'CO2-Cut'.H26:'CO2-Cut'.H44" loext:label-string="strong" chart:class="chart:scatter">
            <chart:domain table:cell-range-address="'CO2-Cut'.I26:'CO2-Cut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79332897318509">
                <text:p>0.0379332897318509</text:p>
                <draw:g>
                  <svg:desc>'CO2-Cut'.I3:'CO2-Cut'.I21</svg:desc>
                </draw:g>
              </table:table-cell>
              <table:table-cell office:value-type="float" office:value="0.743589743589744">
                <text:p>0.743589743589744</text:p>
                <draw:g>
                  <svg:desc>'CO2-Cut'.H3:'CO2-Cut'.H21</svg:desc>
                </draw:g>
              </table:table-cell>
              <table:table-cell office:value-type="float" office:value="0.0176586003924133">
                <text:p>0.0176586003924133</text:p>
                <draw:g>
                  <svg:desc>'CO2-Cut'.I26:'CO2-Cut'.I44</svg:desc>
                </draw:g>
              </table:table-cell>
              <table:table-cell office:value-type="float" office:value="0.72972972972973">
                <text:p>0.72972972972973</text:p>
                <draw:g>
                  <svg:desc>'CO2-Cut'.H26:'CO2-Cut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30474040632054">
                <text:p>0.0530474040632054</text:p>
              </table:table-cell>
              <table:table-cell office:value-type="float" office:value="0.746031746031746">
                <text:p>0.746031746031746</text:p>
              </table:table-cell>
              <table:table-cell office:value-type="float" office:value="0.0270880361173815">
                <text:p>0.0270880361173815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37254901960784">
                <text:p>0.0637254901960784</text:p>
              </table:table-cell>
              <table:table-cell office:value-type="float" office:value="0.709090909090909">
                <text:p>0.709090909090909</text:p>
              </table:table-cell>
              <table:table-cell office:value-type="float" office:value="0.0343137254901961">
                <text:p>0.034313725490196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22100656455142">
                <text:p>0.0722100656455142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0.0415754923413567">
                <text:p>0.0415754923413567</text:p>
              </table:table-cell>
              <table:table-cell office:value-type="float" office:value="0.730769230769231">
                <text:p>0.730769230769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94520547945206">
                <text:p>0.0794520547945206</text:p>
              </table:table-cell>
              <table:table-cell office:value-type="float" office:value="0.644444444444444">
                <text:p>0.644444444444444</text:p>
              </table:table-cell>
              <table:table-cell office:value-type="float" office:value="0.0493150684931507">
                <text:p>0.049315068493150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86885245901639">
                <text:p>0.0786885245901639</text:p>
              </table:table-cell>
              <table:table-cell office:value-type="float" office:value="0.6">
                <text:p>0.6</text:p>
              </table:table-cell>
              <table:table-cell office:value-type="float" office:value="0.0459016393442623">
                <text:p>0.045901639344262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605263157894737">
                <text:p>0.605263157894737</text:p>
              </table:table-cell>
              <table:table-cell office:value-type="float" office:value="0.0553359683794466">
                <text:p>0.055335968379446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3139013452915">
                <text:p>0.103139013452915</text:p>
              </table:table-cell>
              <table:table-cell office:value-type="float" office:value="0.605263157894737">
                <text:p>0.605263157894737</text:p>
              </table:table-cell>
              <table:table-cell office:value-type="float" office:value="0.062780269058296">
                <text:p>0.06278026905829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7948717948718">
                <text:p>0.117948717948718</text:p>
              </table:table-cell>
              <table:table-cell office:value-type="float" office:value="0.621621621621622">
                <text:p>0.621621621621622</text:p>
              </table:table-cell>
              <table:table-cell office:value-type="float" office:value="0.0717948717948718">
                <text:p>0.071794871794871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5606936416185">
                <text:p>0.115606936416185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069364161849711">
                <text:p>0.06936416184971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258064516129">
                <text:p>0.12258064516129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0774193548387097">
                <text:p>0.077419354838709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2676056338028">
                <text:p>0.112676056338028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0.0774647887323944">
                <text:p>0.077464788732394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3636363636364">
                <text:p>0.11363636363636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0894308943089431">
                <text:p>0.0894308943089431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">
                <text:p>0.13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1">
                <text:p>0.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8297872340426">
                <text:p>0.138297872340426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0.106382978723404">
                <text:p>0.106382978723404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6067415730337">
                <text:p>0.146067415730337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0.112359550561798">
                <text:p>0.112359550561798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8536585365854">
                <text:p>0.158536585365854</text:p>
              </table:table-cell>
              <table:table-cell office:value-type="float" office:value="0.65">
                <text:p>0.65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833333333333333">
                <text:p>0.8333333333333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3.714cm" svg:y="3.952cm" style:legend-expansion="high" chart:style-name="ch2"/>
        <chart:plot-area chart:style-name="ch3" table:cell-range-address="'INFER-2-BASE'.A2:'INFER-2-BASE'.A21 'INFER-2-BASE'.J2:'INFER-2-BASE'.J21 'INFER-2-BASE'.J25:'INFER-2-BASE'.J44" chart:data-source-has-labels="both" svg:x="1.331cm" svg:y="0.18cm" svg:width="12.063cm" svg:height="7.659cm">
          <chartooo:coordinate-region svg:x="2.746cm" svg:y="0.379cm" svg:width="10.462cm" svg:height="6.813cm"/>
          <chart:axis chart:dimension="x" chart:name="primary-x" chart:style-name="ch4" chartooo:axis-type="auto">
            <chartooo:date-scale/>
            <chart:title svg:x="6.088cm" svg:y="8.019cm" chart:style-name="ch5">
              <text:p>Minimum Tweets</text:p>
            </chart:title>
            <chart:categories table:cell-range-address="'INFER-2-BASE'.A2:'INFER-2-BASE'.A21"/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2-BASE'.J2:'INFER-2-BASE'.J21" loext:label-string="weak" chart:class="chart:line">
            <chart:data-point chart:repeated="20"/>
          </chart:series>
          <chart:series chart:attached-axis="primary-y" chart:style-name="ch11" chart:values-cell-range-address="'INFER-2-BASE'.J25:'INFER-2-BASE'.J44" loext:label-string="strong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-2-BASE'.A2:'INFER-2-BASE'.A21</svg:desc>
                </draw:g>
              </table:table-cell>
              <table:table-cell office:value-type="float" office:value="NaN">
                <text:p>NaN</text:p>
                <draw:g>
                  <svg:desc>'INFER-2-BASE'.J2:'INFER-2-BASE'.J21</svg:desc>
                </draw:g>
              </table:table-cell>
              <table:table-cell office:value-type="float" office:value="NaN">
                <text:p>NaN</text:p>
                <draw:g>
                  <svg:desc>'INFER-2-BASE'.J25:'INFER-2-BASE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05931729155008">
                <text:p>0.205931729155008</text:p>
              </table:table-cell>
              <table:table-cell office:value-type="float" office:value="0.0916310323762981">
                <text:p>0.091631032376298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68382352941176">
                <text:p>0.268382352941176</text:p>
              </table:table-cell>
              <table:table-cell office:value-type="float" office:value="0.119711042311661">
                <text:p>0.1197110423116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03571428571429">
                <text:p>0.303571428571429</text:p>
              </table:table-cell>
              <table:table-cell office:value-type="float" office:value="0.148471615720524">
                <text:p>0.1484716157205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32236842105263">
                <text:p>0.332236842105263</text:p>
              </table:table-cell>
              <table:table-cell office:value-type="float" office:value="0.171428571428571">
                <text:p>0.1714285714285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34677419354839">
                <text:p>0.334677419354839</text:p>
              </table:table-cell>
              <table:table-cell office:value-type="float" office:value="0.186915887850467">
                <text:p>0.1869158878504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48235294117647">
                <text:p>0.348235294117647</text:p>
              </table:table-cell>
              <table:table-cell office:value-type="float" office:value="0.188365650969529">
                <text:p>0.1883656509695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80165289256198">
                <text:p>0.380165289256198</text:p>
              </table:table-cell>
              <table:table-cell office:value-type="float" office:value="0.20327868852459">
                <text:p>0.203278688524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97553516819572">
                <text:p>0.397553516819572</text:p>
              </table:table-cell>
              <table:table-cell office:value-type="float" office:value="0.21978021978022">
                <text:p>0.219780219780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1506849315069">
                <text:p>0.431506849315069</text:p>
              </table:table-cell>
              <table:table-cell office:value-type="float" office:value="0.247933884297521">
                <text:p>0.24793388429752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39393939393939">
                <text:p>0.439393939393939</text:p>
              </table:table-cell>
              <table:table-cell office:value-type="float" office:value="0.256880733944954">
                <text:p>0.25688073394495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26530612244898">
                <text:p>0.2653061224489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45454545454545">
                <text:p>0.445454545454545</text:p>
              </table:table-cell>
              <table:table-cell office:value-type="float" office:value="0.265193370165746">
                <text:p>0.2651933701657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41176470588235">
                <text:p>0.441176470588235</text:p>
              </table:table-cell>
              <table:table-cell office:value-type="float" office:value="0.273809523809524">
                <text:p>0.27380952380952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55958549222798">
                <text:p>0.455958549222798</text:p>
              </table:table-cell>
              <table:table-cell office:value-type="float" office:value="0.280254777070064">
                <text:p>0.2802547770700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80446927374302">
                <text:p>0.480446927374302</text:p>
              </table:table-cell>
              <table:table-cell office:value-type="float" office:value="0.293706293706294">
                <text:p>0.29370629370629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06666666666667">
                <text:p>0.506666666666667</text:p>
              </table:table-cell>
              <table:table-cell office:value-type="float" office:value="0.327868852459016">
                <text:p>0.3278688524590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17482517482518">
                <text:p>0.517482517482518</text:p>
              </table:table-cell>
              <table:table-cell office:value-type="float" office:value="0.330434782608696">
                <text:p>0.3304347826086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19083969465649">
                <text:p>0.519083969465649</text:p>
              </table:table-cell>
              <table:table-cell office:value-type="float" office:value="0.339622641509434">
                <text:p>0.33962264150943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3.701cm" svg:y="3.951cm" style:legend-expansion="high" chart:style-name="ch2"/>
        <chart:plot-area chart:style-name="ch3" table:cell-range-address="'INFER-2-BASE'.H3:'INFER-2-BASE'.I21 'INFER-2-BASE'.H26:'INFER-2-BASE'.H44" chart:data-source-has-labels="row" svg:x="1.33cm" svg:y="0.179cm" svg:width="12.052cm" svg:height="7.659cm">
          <chartooo:coordinate-region svg:x="2.745cm" svg:y="0.378cm" svg:width="9.868cm" svg:height="6.813cm"/>
          <chart:axis chart:dimension="x" chart:name="primary-x" chart:style-name="ch4">
            <chart:title svg:x="6.836cm" svg:y="8.017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cm" chart:style-name="ch8">
              <text:p>Precision</text:p>
            </chart:title>
            <chart:grid chart:style-name="ch6" chart:class="major"/>
          </chart:axis>
          <chart:series chart:style-name="ch9" chart:values-cell-range-address="'INFER-2-BASE'.H3:'INFER-2-BASE'.H21" loext:label-string="weak" chart:class="chart:scatter">
            <chart:domain table:cell-range-address="'INFER-2-BASE'.I3:'INFER-2-BASE'.I21"/>
            <chart:data-point chart:repeated="14"/>
            <chart:data-point chart:style-name="ch10"/>
            <chart:data-point chart:repeated="4"/>
          </chart:series>
          <chart:series chart:style-name="ch11" chart:values-cell-range-address="'INFER-2-BASE'.H26:'INFER-2-BASE'.H44" loext:label-string="strong" chart:class="chart:scatter">
            <chart:domain table:cell-range-address="'INFER-2-BASE'.I26:'INFER-2-BASE'.I44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0340091563113">
                <text:p>0.120340091563113</text:p>
                <draw:g>
                  <svg:desc>'INFER-2-BASE'.I3:'INFER-2-BASE'.I21</svg:desc>
                </draw:g>
              </table:table-cell>
              <table:table-cell office:value-type="float" office:value="0.713178294573643">
                <text:p>0.713178294573643</text:p>
                <draw:g>
                  <svg:desc>'INFER-2-BASE'.H3:'INFER-2-BASE'.H21</svg:desc>
                </draw:g>
              </table:table-cell>
              <table:table-cell office:value-type="float" office:value="0.0490516677567037">
                <text:p>0.0490516677567037</text:p>
                <draw:g>
                  <svg:desc>'INFER-2-BASE'.I26:'INFER-2-BASE'.I44</svg:desc>
                </draw:g>
              </table:table-cell>
              <table:table-cell office:value-type="float" office:value="0.694444444444444">
                <text:p>0.694444444444444</text:p>
                <draw:g>
                  <svg:desc>'INFER-2-BASE'.H26:'INFER-2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4785553047404">
                <text:p>0.164785553047404</text:p>
              </table:table-cell>
              <table:table-cell office:value-type="float" office:value="0.722772277227723">
                <text:p>0.722772277227723</text:p>
              </table:table-cell>
              <table:table-cell office:value-type="float" office:value="0.0654627539503386">
                <text:p>0.0654627539503386</text:p>
              </table:table-cell>
              <table:table-cell office:value-type="float" office:value="0.698795180722892">
                <text:p>0.6987951807228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691860465116279">
                <text:p>0.69186046511627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1006564551422">
                <text:p>0.221006564551422</text:p>
              </table:table-cell>
              <table:table-cell office:value-type="float" office:value="0.66887417218543">
                <text:p>0.66887417218543</text:p>
              </table:table-cell>
              <table:table-cell office:value-type="float" office:value="0.0984682713347921">
                <text:p>0.0984682713347921</text:p>
              </table:table-cell>
              <table:table-cell office:value-type="float" office:value="0.661764705882353">
                <text:p>0.661764705882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7397260273973">
                <text:p>0.227397260273973</text:p>
              </table:table-cell>
              <table:table-cell office:value-type="float" office:value="0.633587786259542">
                <text:p>0.633587786259542</text:p>
              </table:table-cell>
              <table:table-cell office:value-type="float" office:value="0.10958904109589">
                <text:p>0.10958904109589</text:p>
              </table:table-cell>
              <table:table-cell office:value-type="float" office:value="0.634920634920635">
                <text:p>0.634920634920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2622950819672">
                <text:p>0.242622950819672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0.111475409836066">
                <text:p>0.111475409836066</text:p>
              </table:table-cell>
              <table:table-cell office:value-type="float" office:value="0.607142857142857">
                <text:p>0.607142857142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627272727272727">
                <text:p>0.627272727272727</text:p>
              </table:table-cell>
              <table:table-cell office:value-type="float" office:value="0.122529644268775">
                <text:p>0.122529644268775</text:p>
              </table:table-cell>
              <table:table-cell office:value-type="float" office:value="0.596153846153846">
                <text:p>0.5961538461538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1479820627803">
                <text:p>0.291479820627803</text:p>
              </table:table-cell>
              <table:table-cell office:value-type="float" office:value="0.625">
                <text:p>0.625</text:p>
              </table:table-cell>
              <table:table-cell office:value-type="float" office:value="0.134529147982063">
                <text:p>0.13452914798206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3076923076923">
                <text:p>0.323076923076923</text:p>
              </table:table-cell>
              <table:table-cell office:value-type="float" office:value="0.649484536082474">
                <text:p>0.649484536082474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638297872340426">
                <text:p>0.638297872340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5260115606936">
                <text:p>0.335260115606936</text:p>
              </table:table-cell>
              <table:table-cell office:value-type="float" office:value="0.637362637362637">
                <text:p>0.637362637362637</text:p>
              </table:table-cell>
              <table:table-cell office:value-type="float" office:value="0.161849710982659">
                <text:p>0.161849710982659</text:p>
              </table:table-cell>
              <table:table-cell office:value-type="float" office:value="0.622222222222222">
                <text:p>0.62222222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4838709677419">
                <text:p>0.354838709677419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167741935483871">
                <text:p>0.167741935483871</text:p>
              </table:table-cell>
              <table:table-cell office:value-type="float" office:value="0.634146341463415">
                <text:p>0.6341463414634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5070422535211">
                <text:p>0.345070422535211</text:p>
              </table:table-cell>
              <table:table-cell office:value-type="float" office:value="0.628205128205128">
                <text:p>0.628205128205128</text:p>
              </table:table-cell>
              <table:table-cell office:value-type="float" office:value="0.169014084507042">
                <text:p>0.169014084507042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0909090909091">
                <text:p>0.340909090909091</text:p>
              </table:table-cell>
              <table:table-cell office:value-type="float" office:value="0.625">
                <text:p>0.625</text:p>
              </table:table-cell>
              <table:table-cell office:value-type="float" office:value="0.174242424242424">
                <text:p>0.174242424242424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7723577235772">
                <text:p>0.357723577235772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0.178861788617886">
                <text:p>0.178861788617886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0909090909091">
                <text:p>0.390909090909091</text:p>
              </table:table-cell>
              <table:table-cell office:value-type="float" office:value="0.623188405797101">
                <text:p>0.623188405797101</text:p>
              </table:table-cell>
              <table:table-cell office:value-type="float" office:value="0.190909090909091">
                <text:p>0.190909090909091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1">
                <text:p>0.41</text:p>
              </table:table-cell>
              <table:table-cell office:value-type="float" office:value="0.640625">
                <text:p>0.640625</text:p>
              </table:table-cell>
              <table:table-cell office:value-type="float" office:value="0.2">
                <text:p>0.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4255319148936">
                <text:p>0.404255319148936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5730337078652">
                <text:p>0.415730337078652</text:p>
              </table:table-cell>
              <table:table-cell office:value-type="float" office:value="0.685185185185185">
                <text:p>0.685185185185185</text:p>
              </table:table-cell>
              <table:table-cell office:value-type="float" office:value="0.213483146067416">
                <text:p>0.213483146067416</text:p>
              </table:table-cell>
              <table:table-cell office:value-type="float" office:value="0.730769230769231">
                <text:p>0.730769230769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4634146341463">
                <text:p>0.414634146341463</text:p>
              </table:table-cell>
              <table:table-cell office:value-type="float" office:value="0.693877551020408">
                <text:p>0.693877551020408</text:p>
              </table:table-cell>
              <table:table-cell office:value-type="float" office:value="0.219512195121951">
                <text:p>0.219512195121951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Human-Cause'.A2:'Human-Cause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Human-Cause'.A2:'Human-Cause'.A2" chart:class="chart:line">
            <chart:data-point/>
          </chart:series>
          <chart:series chart:attached-axis="primary-y" chart:style-name="ch11" chart:values-cell-range-address="'Human-Cause'.A3:'Human-Cause'.A3" chart:class="chart:line">
            <chart:data-point/>
          </chart:series>
          <chart:series chart:attached-axis="primary-y" chart:style-name="ch12" chart:values-cell-range-address="'Human-Cause'.A4:'Human-Cause'.A4" chart:class="chart:line">
            <chart:data-point/>
          </chart:series>
          <chart:series chart:attached-axis="primary-y" chart:style-name="ch13" chart:values-cell-range-address="'Human-Cause'.A5:'Human-Cause'.A5" chart:class="chart:line">
            <chart:data-point/>
          </chart:series>
          <chart:series chart:attached-axis="primary-y" chart:style-name="ch14" chart:values-cell-range-address="'Human-Cause'.A6:'Human-Cause'.A6" chart:class="chart:line">
            <chart:data-point/>
          </chart:series>
          <chart:series chart:attached-axis="primary-y" chart:style-name="ch15" chart:values-cell-range-address="'Human-Cause'.A7:'Human-Cause'.A7" chart:class="chart:line">
            <chart:data-point/>
          </chart:series>
          <chart:series chart:attached-axis="primary-y" chart:style-name="ch16" chart:values-cell-range-address="'Human-Cause'.A8:'Human-Cause'.A8" chart:class="chart:line">
            <chart:data-point/>
          </chart:series>
          <chart:series chart:attached-axis="primary-y" chart:style-name="ch17" chart:values-cell-range-address="'Human-Cause'.A9:'Human-Cause'.A9" chart:class="chart:line">
            <chart:data-point/>
          </chart:series>
          <chart:series chart:attached-axis="primary-y" chart:style-name="ch18" chart:values-cell-range-address="'Human-Cause'.A10:'Human-Cause'.A10" chart:class="chart:line">
            <chart:data-point/>
          </chart:series>
          <chart:series chart:attached-axis="primary-y" chart:style-name="ch19" chart:values-cell-range-address="'Human-Cause'.A11:'Human-Cause'.A11" chart:class="chart:line">
            <chart:data-point/>
          </chart:series>
          <chart:series chart:attached-axis="primary-y" chart:style-name="ch20" chart:values-cell-range-address="'Human-Cause'.A12:'Human-Cause'.A12" chart:class="chart:line">
            <chart:data-point/>
          </chart:series>
          <chart:series chart:attached-axis="primary-y" chart:style-name="ch21" chart:values-cell-range-address="'Human-Cause'.A13:'Human-Cause'.A13" chart:class="chart:line">
            <chart:data-point/>
          </chart:series>
          <chart:series chart:attached-axis="primary-y" chart:style-name="ch10" chart:values-cell-range-address="'Human-Cause'.A14:'Human-Cause'.A14" chart:class="chart:line">
            <chart:data-point/>
          </chart:series>
          <chart:series chart:attached-axis="primary-y" chart:style-name="ch11" chart:values-cell-range-address="'Human-Cause'.A15:'Human-Cause'.A15" chart:class="chart:line">
            <chart:data-point/>
          </chart:series>
          <chart:series chart:attached-axis="primary-y" chart:style-name="ch12" chart:values-cell-range-address="'Human-Cause'.A16:'Human-Cause'.A16" chart:class="chart:line">
            <chart:data-point/>
          </chart:series>
          <chart:series chart:attached-axis="primary-y" chart:style-name="ch13" chart:values-cell-range-address="'Human-Cause'.A17:'Human-Cause'.A17" chart:class="chart:line">
            <chart:data-point/>
          </chart:series>
          <chart:series chart:attached-axis="primary-y" chart:style-name="ch14" chart:values-cell-range-address="'Human-Cause'.A18:'Human-Cause'.A18" chart:class="chart:line">
            <chart:data-point/>
          </chart:series>
          <chart:series chart:attached-axis="primary-y" chart:style-name="ch15" chart:values-cell-range-address="'Human-Cause'.A19:'Human-Cause'.A19" chart:class="chart:line">
            <chart:data-point/>
          </chart:series>
          <chart:series chart:attached-axis="primary-y" chart:style-name="ch16" chart:values-cell-range-address="'Human-Cause'.A20:'Human-Cause'.A20" chart:class="chart:line">
            <chart:data-point/>
          </chart:series>
          <chart:series chart:attached-axis="primary-y" chart:style-name="ch17" chart:values-cell-range-address="'Human-Cause'.A21:'Human-Cause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Human-Cause'.A2:'Human-Cause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Human-Cause'.A3:'Human-Cause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Human-Cause'.A4:'Human-Cause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Human-Cause'.A5:'Human-Cause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Human-Cause'.A6:'Human-Cause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Human-Cause'.A7:'Human-Cause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Human-Cause'.A8:'Human-Cause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Human-Cause'.A9:'Human-Cause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Human-Cause'.A10:'Human-Cause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Human-Cause'.A11:'Human-Cause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Human-Cause'.A12:'Human-Cause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Human-Cause'.A13:'Human-Cause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Human-Cause'.A14:'Human-Cause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Human-Cause'.A15:'Human-Cause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Human-Cause'.A16:'Human-Cause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Human-Cause'.A17:'Human-Cause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Human-Cause'.A18:'Human-Cause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Human-Cause'.A19:'Human-Cause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Human-Cause'.A20:'Human-Cause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Human-Cause'.A21:'Human-Cause'.A21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Human-Cause'.H3:'Human-Cause'.I21 'Human-Cause'.A1:'Human-Cause'.A1 'Human-Cause'.H26:'Human-Cause'.H44" chart:data-source-has-labels="row" svg:x="1.33cm" svg:y="0.179cm" svg:width="11.232cm" svg:height="7.659cm">
          <chartooo:coordinate-region svg:x="2.745cm" svg:y="0.378cm" svg:width="9.233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Human-Cause'.H3:'Human-Cause'.H21" chart:label-cell-address="'Human-Cause'.A1:'Human-Cause'.A1" chart:class="chart:scatter">
            <chart:domain table:cell-range-address="'Human-Cause'.I3:'Human-Cause'.I21"/>
            <chart:data-point chart:repeated="19"/>
          </chart:series>
          <chart:series chart:style-name="ch9" chart:values-cell-range-address="'Human-Cause'.H26:'Human-Cause'.H44" chart:label-cell-address="'Human-Cause'.A1:'Human-Cause'.A1" chart:class="chart:scatter">
            <chart:domain table:cell-range-address="'Human-Cause'.I26:'Human-Cause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Human-Cause'.A1:'Human-Cau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Human-Cause'.A1:'Human-Cau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86723348593852">
                <text:p>0.0686723348593852</text:p>
                <draw:g>
                  <svg:desc>'Human-Cause'.I3:'Human-Cause'.I21</svg:desc>
                </draw:g>
              </table:table-cell>
              <table:table-cell office:value-type="float" office:value="0.673076923076923">
                <text:p>0.673076923076923</text:p>
                <draw:g>
                  <svg:desc>'Human-Cause'.H3:'Human-Cause'.H21</svg:desc>
                </draw:g>
              </table:table-cell>
              <table:table-cell office:value-type="float" office:value="0.0209287115761936">
                <text:p>0.0209287115761936</text:p>
                <draw:g>
                  <svg:desc>'Human-Cause'.I26:'Human-Cause'.I44</svg:desc>
                </draw:g>
              </table:table-cell>
              <table:table-cell office:value-type="float" office:value="0.581818181818182">
                <text:p>0.581818181818182</text:p>
                <draw:g>
                  <svg:desc>'Human-Cause'.H26:'Human-Cau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36794582392776">
                <text:p>0.0936794582392776</text:p>
              </table:table-cell>
              <table:table-cell office:value-type="float" office:value="0.680327868852459">
                <text:p>0.680327868852459</text:p>
              </table:table-cell>
              <table:table-cell office:value-type="float" office:value="0.0237020316027088">
                <text:p>0.0237020316027088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6209150326797">
                <text:p>0.106209150326797</text:p>
              </table:table-cell>
              <table:table-cell office:value-type="float" office:value="0.643564356435644">
                <text:p>0.643564356435644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485714285714286">
                <text:p>0.48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8161925601751">
                <text:p>0.118161925601751</text:p>
              </table:table-cell>
              <table:table-cell office:value-type="float" office:value="0.606741573033708">
                <text:p>0.606741573033708</text:p>
              </table:table-cell>
              <table:table-cell office:value-type="float" office:value="0.0306345733041575">
                <text:p>0.030634573304157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6027397260274">
                <text:p>0.126027397260274</text:p>
              </table:table-cell>
              <table:table-cell office:value-type="float" office:value="0.567901234567901">
                <text:p>0.567901234567901</text:p>
              </table:table-cell>
              <table:table-cell office:value-type="float" office:value="0.0328767123287671">
                <text:p>0.032876712328767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0983606557377">
                <text:p>0.140983606557377</text:p>
              </table:table-cell>
              <table:table-cell office:value-type="float" office:value="0.56578947368421">
                <text:p>0.56578947368421</text:p>
              </table:table-cell>
              <table:table-cell office:value-type="float" office:value="0.039344262295082">
                <text:p>0.039344262295082</text:p>
              </table:table-cell>
              <table:table-cell office:value-type="float" office:value="0.413793103448276">
                <text:p>0.413793103448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2055335968379">
                <text:p>0.162055335968379</text:p>
              </table:table-cell>
              <table:table-cell office:value-type="float" office:value="0.577464788732394">
                <text:p>0.577464788732394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392857142857143">
                <text:p>0.39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0403587443946">
                <text:p>0.170403587443946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0448430493273543">
                <text:p>0.0448430493273543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4615384615385">
                <text:p>0.184615384615385</text:p>
              </table:table-cell>
              <table:table-cell office:value-type="float" office:value="0.590163934426229">
                <text:p>0.590163934426229</text:p>
              </table:table-cell>
              <table:table-cell office:value-type="float" office:value="0.0512820512820513">
                <text:p>0.051282051282051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6531791907514">
                <text:p>0.196531791907514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0.0578034682080925">
                <text:p>0.057803468208092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596153846153846">
                <text:p>0.596153846153846</text:p>
              </table:table-cell>
              <table:table-cell office:value-type="float" office:value="0.0580645161290323">
                <text:p>0.0580645161290323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0140845070423">
                <text:p>0.190140845070423</text:p>
              </table:table-cell>
              <table:table-cell office:value-type="float" office:value="0.5625">
                <text:p>0.5625</text:p>
              </table:table-cell>
              <table:table-cell office:value-type="float" office:value="0.0563380281690141">
                <text:p>0.056338028169014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421052631578947">
                <text:p>0.421052631578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558139534883721">
                <text:p>0.558139534883721</text:p>
              </table:table-cell>
              <table:table-cell office:value-type="float" office:value="0.0650406504065041">
                <text:p>0.0650406504065041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8181818181818">
                <text:p>0.218181818181818</text:p>
              </table:table-cell>
              <table:table-cell office:value-type="float" office:value="0.558139534883721">
                <text:p>0.558139534883721</text:p>
              </table:table-cell>
              <table:table-cell office:value-type="float" office:value="0.0727272727272727">
                <text:p>0.0727272727272727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">
                <text:p>0.23</text:p>
              </table:table-cell>
              <table:table-cell office:value-type="float" office:value="0.575">
                <text:p>0.575</text:p>
              </table:table-cell>
              <table:table-cell office:value-type="float" office:value="0.07">
                <text:p>0.07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0.074468085106383">
                <text:p>0.074468085106383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5955056179775">
                <text:p>0.235955056179775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0674157303370787">
                <text:p>0.0674157303370787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0609756097560976">
                <text:p>0.0609756097560976</text:p>
              </table:table-cell>
              <table:table-cell office:value-type="float" office:value="0.454545454545455">
                <text:p>0.45454545454545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Human-Cause'.J2:'Human-Cause'.J21 'Human-Cause'.J25:'Human-Cause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Human-Cause'.J2:'Human-Cause'.J21" loext:label-string="weak" chart:class="chart:line">
            <chart:data-point chart:repeated="20"/>
          </chart:series>
          <chart:series chart:style-name="ch10" chart:values-cell-range-address="'Human-Cause'.J25:'Human-Cause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Human-Cause'.J2:'Human-Cause'.J21</svg:desc>
                </draw:g>
              </table:table-cell>
              <table:table-cell office:value-type="float" office:value="NaN">
                <text:p>NaN</text:p>
                <draw:g>
                  <svg:desc>'Human-Cause'.J25:'Human-Cause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4629080118694">
                <text:p>0.124629080118694</text:p>
              </table:table-cell>
              <table:table-cell office:value-type="float" office:value="0.0404040404040404">
                <text:p>0.0404040404040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468253968254">
                <text:p>0.16468253968254</text:p>
              </table:table-cell>
              <table:table-cell office:value-type="float" office:value="0.0454054054054054">
                <text:p>0.0454054054054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2328190743338">
                <text:p>0.182328190743338</text:p>
              </table:table-cell>
              <table:table-cell office:value-type="float" office:value="0.0525502318392581">
                <text:p>0.0525502318392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7802197802198">
                <text:p>0.197802197802198</text:p>
              </table:table-cell>
              <table:table-cell office:value-type="float" office:value="0.0572597137014315">
                <text:p>0.05725971370143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627802690583">
                <text:p>0.20627802690583</text:p>
              </table:table-cell>
              <table:table-cell office:value-type="float" office:value="0.0607594936708861">
                <text:p>0.06075949367088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5721784776903">
                <text:p>0.225721784776903</text:p>
              </table:table-cell>
              <table:table-cell office:value-type="float" office:value="0.0718562874251497">
                <text:p>0.0718562874251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3086419753086">
                <text:p>0.253086419753086</text:p>
              </table:table-cell>
              <table:table-cell office:value-type="float" office:value="0.0782918149466192">
                <text:p>0.0782918149466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2975778546713">
                <text:p>0.262975778546713</text:p>
              </table:table-cell>
              <table:table-cell office:value-type="float" office:value="0.0803212851405623">
                <text:p>0.08032128514056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125">
                <text:p>0.28125</text:p>
              </table:table-cell>
              <table:table-cell office:value-type="float" office:value="0.091324200913242">
                <text:p>0.091324200913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4372294372294">
                <text:p>0.294372294372294</text:p>
              </table:table-cell>
              <table:table-cell office:value-type="float" office:value="0.101522842639594">
                <text:p>0.1015228426395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951690821256">
                <text:p>0.29951690821256</text:p>
              </table:table-cell>
              <table:table-cell office:value-type="float" office:value="0.102272727272727">
                <text:p>0.102272727272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4210526315789">
                <text:p>0.284210526315789</text:p>
              </table:table-cell>
              <table:table-cell office:value-type="float" office:value="0.0987654320987654">
                <text:p>0.0987654320987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105960264900662">
                <text:p>0.1059602649006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9156626506024">
                <text:p>0.289156626506024</text:p>
              </table:table-cell>
              <table:table-cell office:value-type="float" office:value="0.113475177304965">
                <text:p>0.1134751773049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3725490196078">
                <text:p>0.31372549019607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120689655172414">
                <text:p>0.120689655172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1085271317829">
                <text:p>0.341085271317829</text:p>
              </table:table-cell>
              <table:table-cell office:value-type="float" office:value="0.128440366972477">
                <text:p>0.1284403669724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44262295081967">
                <text:p>0.34426229508196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2342342342342">
                <text:p>0.342342342342342</text:p>
              </table:table-cell>
              <table:table-cell office:value-type="float" office:value="0.10752688172043">
                <text:p>0.1075268817204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Human-Cause'.H3:'Human-Cause'.I21 'Human-Cause'.H26:'Human-Cause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Human-Cause'.H3:'Human-Cause'.H21" loext:label-string="weak" chart:class="chart:scatter">
            <chart:domain table:cell-range-address="'Human-Cause'.I3:'Human-Cause'.I21"/>
            <chart:data-point chart:repeated="19"/>
          </chart:series>
          <chart:series chart:style-name="ch10" chart:values-cell-range-address="'Human-Cause'.H26:'Human-Cause'.H44" loext:label-string="strong" chart:class="chart:scatter">
            <chart:domain table:cell-range-address="'Human-Cause'.I26:'Human-Cause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86723348593852">
                <text:p>0.0686723348593852</text:p>
                <draw:g>
                  <svg:desc>'Human-Cause'.I3:'Human-Cause'.I21</svg:desc>
                </draw:g>
              </table:table-cell>
              <table:table-cell office:value-type="float" office:value="0.673076923076923">
                <text:p>0.673076923076923</text:p>
                <draw:g>
                  <svg:desc>'Human-Cause'.H3:'Human-Cause'.H21</svg:desc>
                </draw:g>
              </table:table-cell>
              <table:table-cell office:value-type="float" office:value="0.0209287115761936">
                <text:p>0.0209287115761936</text:p>
                <draw:g>
                  <svg:desc>'Human-Cause'.I26:'Human-Cause'.I44</svg:desc>
                </draw:g>
              </table:table-cell>
              <table:table-cell office:value-type="float" office:value="0.581818181818182">
                <text:p>0.581818181818182</text:p>
                <draw:g>
                  <svg:desc>'Human-Cause'.H26:'Human-Cau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36794582392776">
                <text:p>0.0936794582392776</text:p>
              </table:table-cell>
              <table:table-cell office:value-type="float" office:value="0.680327868852459">
                <text:p>0.680327868852459</text:p>
              </table:table-cell>
              <table:table-cell office:value-type="float" office:value="0.0237020316027088">
                <text:p>0.0237020316027088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6209150326797">
                <text:p>0.106209150326797</text:p>
              </table:table-cell>
              <table:table-cell office:value-type="float" office:value="0.643564356435644">
                <text:p>0.643564356435644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485714285714286">
                <text:p>0.48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8161925601751">
                <text:p>0.118161925601751</text:p>
              </table:table-cell>
              <table:table-cell office:value-type="float" office:value="0.606741573033708">
                <text:p>0.606741573033708</text:p>
              </table:table-cell>
              <table:table-cell office:value-type="float" office:value="0.0306345733041575">
                <text:p>0.030634573304157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6027397260274">
                <text:p>0.126027397260274</text:p>
              </table:table-cell>
              <table:table-cell office:value-type="float" office:value="0.567901234567901">
                <text:p>0.567901234567901</text:p>
              </table:table-cell>
              <table:table-cell office:value-type="float" office:value="0.0328767123287671">
                <text:p>0.032876712328767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0983606557377">
                <text:p>0.140983606557377</text:p>
              </table:table-cell>
              <table:table-cell office:value-type="float" office:value="0.56578947368421">
                <text:p>0.56578947368421</text:p>
              </table:table-cell>
              <table:table-cell office:value-type="float" office:value="0.039344262295082">
                <text:p>0.039344262295082</text:p>
              </table:table-cell>
              <table:table-cell office:value-type="float" office:value="0.413793103448276">
                <text:p>0.413793103448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2055335968379">
                <text:p>0.162055335968379</text:p>
              </table:table-cell>
              <table:table-cell office:value-type="float" office:value="0.577464788732394">
                <text:p>0.577464788732394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392857142857143">
                <text:p>0.39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0403587443946">
                <text:p>0.170403587443946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0448430493273543">
                <text:p>0.0448430493273543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4615384615385">
                <text:p>0.184615384615385</text:p>
              </table:table-cell>
              <table:table-cell office:value-type="float" office:value="0.590163934426229">
                <text:p>0.590163934426229</text:p>
              </table:table-cell>
              <table:table-cell office:value-type="float" office:value="0.0512820512820513">
                <text:p>0.051282051282051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6531791907514">
                <text:p>0.196531791907514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0.0578034682080925">
                <text:p>0.057803468208092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596153846153846">
                <text:p>0.596153846153846</text:p>
              </table:table-cell>
              <table:table-cell office:value-type="float" office:value="0.0580645161290323">
                <text:p>0.0580645161290323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0140845070423">
                <text:p>0.190140845070423</text:p>
              </table:table-cell>
              <table:table-cell office:value-type="float" office:value="0.5625">
                <text:p>0.5625</text:p>
              </table:table-cell>
              <table:table-cell office:value-type="float" office:value="0.0563380281690141">
                <text:p>0.056338028169014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421052631578947">
                <text:p>0.421052631578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558139534883721">
                <text:p>0.558139534883721</text:p>
              </table:table-cell>
              <table:table-cell office:value-type="float" office:value="0.0650406504065041">
                <text:p>0.0650406504065041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8181818181818">
                <text:p>0.218181818181818</text:p>
              </table:table-cell>
              <table:table-cell office:value-type="float" office:value="0.558139534883721">
                <text:p>0.558139534883721</text:p>
              </table:table-cell>
              <table:table-cell office:value-type="float" office:value="0.0727272727272727">
                <text:p>0.0727272727272727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">
                <text:p>0.23</text:p>
              </table:table-cell>
              <table:table-cell office:value-type="float" office:value="0.575">
                <text:p>0.575</text:p>
              </table:table-cell>
              <table:table-cell office:value-type="float" office:value="0.07">
                <text:p>0.07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0.074468085106383">
                <text:p>0.074468085106383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5955056179775">
                <text:p>0.235955056179775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0674157303370787">
                <text:p>0.0674157303370787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0609756097560976">
                <text:p>0.0609756097560976</text:p>
              </table:table-cell>
              <table:table-cell office:value-type="float" office:value="0.454545454545455">
                <text:p>0.45454545454545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Nature-Cause'.A2:'Nature-Cause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Nature-Cause'.A2:'Nature-Cause'.A2" chart:class="chart:line">
            <chart:data-point/>
          </chart:series>
          <chart:series chart:attached-axis="primary-y" chart:style-name="ch11" chart:values-cell-range-address="'Nature-Cause'.A3:'Nature-Cause'.A3" chart:class="chart:line">
            <chart:data-point/>
          </chart:series>
          <chart:series chart:attached-axis="primary-y" chart:style-name="ch12" chart:values-cell-range-address="'Nature-Cause'.A4:'Nature-Cause'.A4" chart:class="chart:line">
            <chart:data-point/>
          </chart:series>
          <chart:series chart:attached-axis="primary-y" chart:style-name="ch13" chart:values-cell-range-address="'Nature-Cause'.A5:'Nature-Cause'.A5" chart:class="chart:line">
            <chart:data-point/>
          </chart:series>
          <chart:series chart:attached-axis="primary-y" chart:style-name="ch14" chart:values-cell-range-address="'Nature-Cause'.A6:'Nature-Cause'.A6" chart:class="chart:line">
            <chart:data-point/>
          </chart:series>
          <chart:series chart:attached-axis="primary-y" chart:style-name="ch15" chart:values-cell-range-address="'Nature-Cause'.A7:'Nature-Cause'.A7" chart:class="chart:line">
            <chart:data-point/>
          </chart:series>
          <chart:series chart:attached-axis="primary-y" chart:style-name="ch16" chart:values-cell-range-address="'Nature-Cause'.A8:'Nature-Cause'.A8" chart:class="chart:line">
            <chart:data-point/>
          </chart:series>
          <chart:series chart:attached-axis="primary-y" chart:style-name="ch17" chart:values-cell-range-address="'Nature-Cause'.A9:'Nature-Cause'.A9" chart:class="chart:line">
            <chart:data-point/>
          </chart:series>
          <chart:series chart:attached-axis="primary-y" chart:style-name="ch18" chart:values-cell-range-address="'Nature-Cause'.A10:'Nature-Cause'.A10" chart:class="chart:line">
            <chart:data-point/>
          </chart:series>
          <chart:series chart:attached-axis="primary-y" chart:style-name="ch19" chart:values-cell-range-address="'Nature-Cause'.A11:'Nature-Cause'.A11" chart:class="chart:line">
            <chart:data-point/>
          </chart:series>
          <chart:series chart:attached-axis="primary-y" chart:style-name="ch20" chart:values-cell-range-address="'Nature-Cause'.A12:'Nature-Cause'.A12" chart:class="chart:line">
            <chart:data-point/>
          </chart:series>
          <chart:series chart:attached-axis="primary-y" chart:style-name="ch21" chart:values-cell-range-address="'Nature-Cause'.A13:'Nature-Cause'.A13" chart:class="chart:line">
            <chart:data-point/>
          </chart:series>
          <chart:series chart:attached-axis="primary-y" chart:style-name="ch10" chart:values-cell-range-address="'Nature-Cause'.A14:'Nature-Cause'.A14" chart:class="chart:line">
            <chart:data-point/>
          </chart:series>
          <chart:series chart:attached-axis="primary-y" chart:style-name="ch11" chart:values-cell-range-address="'Nature-Cause'.A15:'Nature-Cause'.A15" chart:class="chart:line">
            <chart:data-point/>
          </chart:series>
          <chart:series chart:attached-axis="primary-y" chart:style-name="ch12" chart:values-cell-range-address="'Nature-Cause'.A16:'Nature-Cause'.A16" chart:class="chart:line">
            <chart:data-point/>
          </chart:series>
          <chart:series chart:attached-axis="primary-y" chart:style-name="ch13" chart:values-cell-range-address="'Nature-Cause'.A17:'Nature-Cause'.A17" chart:class="chart:line">
            <chart:data-point/>
          </chart:series>
          <chart:series chart:attached-axis="primary-y" chart:style-name="ch14" chart:values-cell-range-address="'Nature-Cause'.A18:'Nature-Cause'.A18" chart:class="chart:line">
            <chart:data-point/>
          </chart:series>
          <chart:series chart:attached-axis="primary-y" chart:style-name="ch15" chart:values-cell-range-address="'Nature-Cause'.A19:'Nature-Cause'.A19" chart:class="chart:line">
            <chart:data-point/>
          </chart:series>
          <chart:series chart:attached-axis="primary-y" chart:style-name="ch16" chart:values-cell-range-address="'Nature-Cause'.A20:'Nature-Cause'.A20" chart:class="chart:line">
            <chart:data-point/>
          </chart:series>
          <chart:series chart:attached-axis="primary-y" chart:style-name="ch17" chart:values-cell-range-address="'Nature-Cause'.A21:'Nature-Cause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Nature-Cause'.A2:'Nature-Cause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Nature-Cause'.A3:'Nature-Cause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Nature-Cause'.A4:'Nature-Cause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Nature-Cause'.A5:'Nature-Cause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Nature-Cause'.A6:'Nature-Cause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Nature-Cause'.A7:'Nature-Cause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Nature-Cause'.A8:'Nature-Cause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Nature-Cause'.A9:'Nature-Cause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Nature-Cause'.A10:'Nature-Cause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Nature-Cause'.A11:'Nature-Cause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Nature-Cause'.A12:'Nature-Cause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Nature-Cause'.A13:'Nature-Cause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Nature-Cause'.A14:'Nature-Cause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Nature-Cause'.A15:'Nature-Cause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Nature-Cause'.A16:'Nature-Cause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Nature-Cause'.A17:'Nature-Cause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Nature-Cause'.A18:'Nature-Cause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Nature-Cause'.A19:'Nature-Cause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Nature-Cause'.A20:'Nature-Cause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Nature-Cause'.A21:'Nature-Cause'.A21</svg:desc>
                </draw:g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Nature-Cause'.H3:'Nature-Cause'.I21 'Nature-Cause'.A1:'Nature-Cause'.A1 'Nature-Cause'.H26:'Nature-Cause'.H44" chart:data-source-has-labels="row" svg:x="1.33cm" svg:y="0.179cm" svg:width="11.232cm" svg:height="7.659cm">
          <chartooo:coordinate-region svg:x="2.745cm" svg:y="0.379cm" svg:width="9.048cm" svg:height="6.812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Nature-Cause'.H3:'Nature-Cause'.H21" chart:label-cell-address="'Nature-Cause'.A1:'Nature-Cause'.A1" chart:class="chart:scatter">
            <chart:domain table:cell-range-address="'Nature-Cause'.I3:'Nature-Cause'.I21"/>
            <chart:data-point chart:repeated="19"/>
          </chart:series>
          <chart:series chart:style-name="ch9" chart:values-cell-range-address="'Nature-Cause'.H26:'Nature-Cause'.H44" chart:label-cell-address="'Nature-Cause'.A1:'Nature-Cause'.A1" chart:class="chart:scatter">
            <chart:domain table:cell-range-address="'Nature-Cause'.I26:'Nature-Cause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Nature-Cause'.A1:'Nature-Cau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Nature-Cause'.A1:'Nature-Cau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28907782864617">
                <text:p>0.0228907782864617</text:p>
                <draw:g>
                  <svg:desc>'Nature-Cause'.I3:'Nature-Cause'.I21</svg:desc>
                </draw:g>
              </table:table-cell>
              <table:table-cell office:value-type="float" office:value="0.648148148148148">
                <text:p>0.648148148148148</text:p>
                <draw:g>
                  <svg:desc>'Nature-Cause'.H3:'Nature-Cause'.H21</svg:desc>
                </draw:g>
              </table:table-cell>
              <table:table-cell office:value-type="float" office:value="0.0052321778940484">
                <text:p>0.0052321778940484</text:p>
                <draw:g>
                  <svg:desc>'Nature-Cause'.I26:'Nature-Cause'.I44</svg:desc>
                </draw:g>
              </table:table-cell>
              <table:table-cell office:value-type="float" office:value="0.727272727272727">
                <text:p>0.727272727272727</text:p>
                <draw:g>
                  <svg:desc>'Nature-Cause'.H26:'Nature-Cau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72460496613995">
                <text:p>0.0372460496613995</text:p>
              </table:table-cell>
              <table:table-cell office:value-type="float" office:value="0.6875">
                <text:p>0.6875</text:p>
              </table:table-cell>
              <table:table-cell office:value-type="float" office:value="0.00790067720090294">
                <text:p>0.0079006772009029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675">
                <text:p>0.675</text:p>
              </table:table-cell>
              <table:table-cell office:value-type="float" office:value="0.011437908496732">
                <text:p>0.011437908496732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25164113785558">
                <text:p>0.0525164113785558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0.0153172866520788">
                <text:p>0.015317286652078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47945205479452">
                <text:p>0.054794520547945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0191780821917808">
                <text:p>0.019178082191780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7377049180328">
                <text:p>0.0557377049180328</text:p>
              </table:table-cell>
              <table:table-cell office:value-type="float" office:value="0.68">
                <text:p>0.68</text:p>
              </table:table-cell>
              <table:table-cell office:value-type="float" office:value="0.0163934426229508">
                <text:p>0.016393442622950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71936758893281">
                <text:p>0.0671936758893281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197628458498024">
                <text:p>0.0197628458498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62331838565022">
                <text:p>0.076233183856502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224215246636771">
                <text:p>0.0224215246636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71794871794872">
                <text:p>0.0871794871794872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2485549132948">
                <text:p>0.092485549132948</text:p>
              </table:table-cell>
              <table:table-cell office:value-type="float" office:value="0.8">
                <text:p>0.8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5633802816901">
                <text:p>0.10563380281690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6060606060606">
                <text:p>0.106060606060606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5691056910569">
                <text:p>0.105691056910569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8181818181818">
                <text:p>0.118181818181818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">
                <text:p>0.13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7021276595745">
                <text:p>0.11702127659574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2359550561798">
                <text:p>0.112359550561798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0337078651685393">
                <text:p>0.0337078651685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75609756097561">
                <text:p>0.0975609756097561</text:p>
              </table:table-cell>
              <table:table-cell office:value-type="float" office:value="0.8">
                <text:p>0.8</text:p>
              </table:table-cell>
              <table:table-cell office:value-type="float" office:value="0.0365853658536585">
                <text:p>0.036585365853658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Nature-Cause'.J2:'Nature-Cause'.J21 'Nature-Cause'.J25:'Nature-Cause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Nature-Cause'.J2:'Nature-Cause'.J21" loext:label-string="weak" chart:class="chart:line">
            <chart:data-point chart:repeated="20"/>
          </chart:series>
          <chart:series chart:style-name="ch10" chart:values-cell-range-address="'Nature-Cause'.J25:'Nature-Cause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Nature-Cause'.J2:'Nature-Cause'.J21</svg:desc>
                </draw:g>
              </table:table-cell>
              <table:table-cell office:value-type="float" office:value="NaN">
                <text:p>NaN</text:p>
                <draw:g>
                  <svg:desc>'Nature-Cause'.J25:'Nature-Cause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42198357548958">
                <text:p>0.0442198357548958</text:p>
              </table:table-cell>
              <table:table-cell office:value-type="float" office:value="0.0103896103896104">
                <text:p>0.0103896103896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06638115631692">
                <text:p>0.0706638115631692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28220858895706">
                <text:p>0.0828220858895706</text:p>
              </table:table-cell>
              <table:table-cell office:value-type="float" office:value="0.0225442834138486">
                <text:p>0.0225442834138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77596741344195">
                <text:p>0.0977596741344195</text:p>
              </table:table-cell>
              <table:table-cell office:value-type="float" office:value="0.0301075268817204">
                <text:p>0.0301075268817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1781170483461">
                <text:p>0.101781170483461</text:p>
              </table:table-cell>
              <table:table-cell office:value-type="float" office:value="0.0375335120643432">
                <text:p>0.0375335120643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3030303030303">
                <text:p>0.103030303030303</text:p>
              </table:table-cell>
              <table:table-cell office:value-type="float" office:value="0.0321543408360129">
                <text:p>0.0321543408360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2743682310469">
                <text:p>0.122743682310469</text:p>
              </table:table-cell>
              <table:table-cell office:value-type="float" office:value="0.0387596899224806">
                <text:p>0.03875968992248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7651821862348">
                <text:p>0.137651821862348</text:p>
              </table:table-cell>
              <table:table-cell office:value-type="float" office:value="0.043859649122807">
                <text:p>0.043859649122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668202764977">
                <text:p>0.156682027649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580310880829">
                <text:p>0.16580310880829</text:p>
              </table:table-cell>
              <table:table-cell office:value-type="float" office:value="0.0561797752808989">
                <text:p>0.0561797752808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0.050314465408805">
                <text:p>0.050314465408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6335403726708">
                <text:p>0.186335403726708</text:p>
              </table:table-cell>
              <table:table-cell office:value-type="float" office:value="0.0547945205479452">
                <text:p>0.0547945205479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5714285714286">
                <text:p>0.185714285714286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4724409448819">
                <text:p>0.204724409448819</text:p>
              </table:table-cell>
              <table:table-cell office:value-type="float" office:value="0.0530973451327434">
                <text:p>0.0530973451327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058252427184466">
                <text:p>0.0582524271844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0618556701030928">
                <text:p>0.0618556701030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6078431372549">
                <text:p>0.196078431372549</text:p>
              </table:table-cell>
              <table:table-cell office:value-type="float" office:value="0.0652173913043478">
                <text:p>0.06521739130434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0705882352941176">
                <text:p>0.070588235294117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CO2-Cut'.H3:'CO2-Cut'.I21 'CO2-Cut'.A1:'CO2-Cut'.A1 'CO2-Cut'.H26:'CO2-Cut'.H44" chart:data-source-has-labels="row" svg:x="1.33cm" svg:y="0.179cm" svg:width="11.232cm" svg:height="7.659cm">
          <chartooo:coordinate-region svg:x="2.745cm" svg:y="0.179cm" svg:width="9.677cm" svg:height="6.106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CO2-Cut'.H3:'CO2-Cut'.H21" chart:label-cell-address="'CO2-Cut'.A1:'CO2-Cut'.A1" chart:class="chart:scatter">
            <chart:domain table:cell-range-address="'CO2-Cut'.I3:'CO2-Cut'.I21"/>
            <chart:data-point chart:repeated="19"/>
          </chart:series>
          <chart:series chart:style-name="ch9" chart:values-cell-range-address="'CO2-Cut'.H26:'CO2-Cut'.H44" chart:label-cell-address="'CO2-Cut'.A1:'CO2-Cut'.A1" chart:class="chart:scatter">
            <chart:domain table:cell-range-address="'CO2-Cut'.I26:'CO2-Cut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CO2-Cut'.A1:'CO2-Cut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CO2-Cut'.A1:'CO2-Cut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79332897318509">
                <text:p>0.0379332897318509</text:p>
                <draw:g>
                  <svg:desc>'CO2-Cut'.I3:'CO2-Cut'.I21</svg:desc>
                </draw:g>
              </table:table-cell>
              <table:table-cell office:value-type="float" office:value="0.743589743589744">
                <text:p>0.743589743589744</text:p>
                <draw:g>
                  <svg:desc>'CO2-Cut'.H3:'CO2-Cut'.H21</svg:desc>
                </draw:g>
              </table:table-cell>
              <table:table-cell office:value-type="float" office:value="0.0176586003924133">
                <text:p>0.0176586003924133</text:p>
                <draw:g>
                  <svg:desc>'CO2-Cut'.I26:'CO2-Cut'.I44</svg:desc>
                </draw:g>
              </table:table-cell>
              <table:table-cell office:value-type="float" office:value="0.72972972972973">
                <text:p>0.72972972972973</text:p>
                <draw:g>
                  <svg:desc>'CO2-Cut'.H26:'CO2-Cut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30474040632054">
                <text:p>0.0530474040632054</text:p>
              </table:table-cell>
              <table:table-cell office:value-type="float" office:value="0.746031746031746">
                <text:p>0.746031746031746</text:p>
              </table:table-cell>
              <table:table-cell office:value-type="float" office:value="0.0270880361173815">
                <text:p>0.0270880361173815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37254901960784">
                <text:p>0.0637254901960784</text:p>
              </table:table-cell>
              <table:table-cell office:value-type="float" office:value="0.709090909090909">
                <text:p>0.709090909090909</text:p>
              </table:table-cell>
              <table:table-cell office:value-type="float" office:value="0.0343137254901961">
                <text:p>0.034313725490196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22100656455142">
                <text:p>0.0722100656455142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0.0415754923413567">
                <text:p>0.0415754923413567</text:p>
              </table:table-cell>
              <table:table-cell office:value-type="float" office:value="0.730769230769231">
                <text:p>0.730769230769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94520547945206">
                <text:p>0.0794520547945206</text:p>
              </table:table-cell>
              <table:table-cell office:value-type="float" office:value="0.644444444444444">
                <text:p>0.644444444444444</text:p>
              </table:table-cell>
              <table:table-cell office:value-type="float" office:value="0.0493150684931507">
                <text:p>0.049315068493150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86885245901639">
                <text:p>0.0786885245901639</text:p>
              </table:table-cell>
              <table:table-cell office:value-type="float" office:value="0.6">
                <text:p>0.6</text:p>
              </table:table-cell>
              <table:table-cell office:value-type="float" office:value="0.0459016393442623">
                <text:p>0.045901639344262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605263157894737">
                <text:p>0.605263157894737</text:p>
              </table:table-cell>
              <table:table-cell office:value-type="float" office:value="0.0553359683794466">
                <text:p>0.055335968379446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3139013452915">
                <text:p>0.103139013452915</text:p>
              </table:table-cell>
              <table:table-cell office:value-type="float" office:value="0.605263157894737">
                <text:p>0.605263157894737</text:p>
              </table:table-cell>
              <table:table-cell office:value-type="float" office:value="0.062780269058296">
                <text:p>0.06278026905829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7948717948718">
                <text:p>0.117948717948718</text:p>
              </table:table-cell>
              <table:table-cell office:value-type="float" office:value="0.621621621621622">
                <text:p>0.621621621621622</text:p>
              </table:table-cell>
              <table:table-cell office:value-type="float" office:value="0.0717948717948718">
                <text:p>0.071794871794871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5606936416185">
                <text:p>0.115606936416185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069364161849711">
                <text:p>0.06936416184971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258064516129">
                <text:p>0.12258064516129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0774193548387097">
                <text:p>0.077419354838709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2676056338028">
                <text:p>0.112676056338028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0.0774647887323944">
                <text:p>0.077464788732394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3636363636364">
                <text:p>0.11363636363636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0894308943089431">
                <text:p>0.0894308943089431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">
                <text:p>0.13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1">
                <text:p>0.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8297872340426">
                <text:p>0.138297872340426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0.106382978723404">
                <text:p>0.106382978723404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6067415730337">
                <text:p>0.146067415730337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0.112359550561798">
                <text:p>0.112359550561798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8536585365854">
                <text:p>0.158536585365854</text:p>
              </table:table-cell>
              <table:table-cell office:value-type="float" office:value="0.65">
                <text:p>0.65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833333333333333">
                <text:p>0.83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Nature-Cause'.H3:'Nature-Cause'.I21 'Nature-Cause'.H26:'Nature-Cause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Nature-Cause'.H3:'Nature-Cause'.H21" loext:label-string="weak" chart:class="chart:scatter">
            <chart:domain table:cell-range-address="'Nature-Cause'.I3:'Nature-Cause'.I21"/>
            <chart:data-point chart:repeated="19"/>
          </chart:series>
          <chart:series chart:style-name="ch10" chart:values-cell-range-address="'Nature-Cause'.H26:'Nature-Cause'.H44" loext:label-string="strong" chart:class="chart:scatter">
            <chart:domain table:cell-range-address="'Nature-Cause'.I26:'Nature-Cause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28907782864617">
                <text:p>0.0228907782864617</text:p>
                <draw:g>
                  <svg:desc>'Nature-Cause'.I3:'Nature-Cause'.I21</svg:desc>
                </draw:g>
              </table:table-cell>
              <table:table-cell office:value-type="float" office:value="0.648148148148148">
                <text:p>0.648148148148148</text:p>
                <draw:g>
                  <svg:desc>'Nature-Cause'.H3:'Nature-Cause'.H21</svg:desc>
                </draw:g>
              </table:table-cell>
              <table:table-cell office:value-type="float" office:value="0.0052321778940484">
                <text:p>0.0052321778940484</text:p>
                <draw:g>
                  <svg:desc>'Nature-Cause'.I26:'Nature-Cause'.I44</svg:desc>
                </draw:g>
              </table:table-cell>
              <table:table-cell office:value-type="float" office:value="0.727272727272727">
                <text:p>0.727272727272727</text:p>
                <draw:g>
                  <svg:desc>'Nature-Cause'.H26:'Nature-Cau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72460496613995">
                <text:p>0.0372460496613995</text:p>
              </table:table-cell>
              <table:table-cell office:value-type="float" office:value="0.6875">
                <text:p>0.6875</text:p>
              </table:table-cell>
              <table:table-cell office:value-type="float" office:value="0.00790067720090294">
                <text:p>0.0079006772009029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675">
                <text:p>0.675</text:p>
              </table:table-cell>
              <table:table-cell office:value-type="float" office:value="0.011437908496732">
                <text:p>0.011437908496732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25164113785558">
                <text:p>0.0525164113785558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0.0153172866520788">
                <text:p>0.015317286652078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47945205479452">
                <text:p>0.054794520547945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0191780821917808">
                <text:p>0.019178082191780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7377049180328">
                <text:p>0.0557377049180328</text:p>
              </table:table-cell>
              <table:table-cell office:value-type="float" office:value="0.68">
                <text:p>0.68</text:p>
              </table:table-cell>
              <table:table-cell office:value-type="float" office:value="0.0163934426229508">
                <text:p>0.016393442622950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71936758893281">
                <text:p>0.0671936758893281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197628458498024">
                <text:p>0.0197628458498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62331838565022">
                <text:p>0.076233183856502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224215246636771">
                <text:p>0.0224215246636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71794871794872">
                <text:p>0.0871794871794872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2485549132948">
                <text:p>0.092485549132948</text:p>
              </table:table-cell>
              <table:table-cell office:value-type="float" office:value="0.8">
                <text:p>0.8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5633802816901">
                <text:p>0.10563380281690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6060606060606">
                <text:p>0.106060606060606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5691056910569">
                <text:p>0.105691056910569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8181818181818">
                <text:p>0.118181818181818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">
                <text:p>0.13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7021276595745">
                <text:p>0.11702127659574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2359550561798">
                <text:p>0.112359550561798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0337078651685393">
                <text:p>0.0337078651685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75609756097561">
                <text:p>0.0975609756097561</text:p>
              </table:table-cell>
              <table:table-cell office:value-type="float" office:value="0.8">
                <text:p>0.8</text:p>
              </table:table-cell>
              <table:table-cell office:value-type="float" office:value="0.0365853658536585">
                <text:p>0.036585365853658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Econ-Growth'.A2:'Econ-Growth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Econ-Growth'.A2:'Econ-Growth'.A2" chart:class="chart:line">
            <chart:data-point/>
          </chart:series>
          <chart:series chart:attached-axis="primary-y" chart:style-name="ch11" chart:values-cell-range-address="'Econ-Growth'.A3:'Econ-Growth'.A3" chart:class="chart:line">
            <chart:data-point/>
          </chart:series>
          <chart:series chart:attached-axis="primary-y" chart:style-name="ch12" chart:values-cell-range-address="'Econ-Growth'.A4:'Econ-Growth'.A4" chart:class="chart:line">
            <chart:data-point/>
          </chart:series>
          <chart:series chart:attached-axis="primary-y" chart:style-name="ch13" chart:values-cell-range-address="'Econ-Growth'.A5:'Econ-Growth'.A5" chart:class="chart:line">
            <chart:data-point/>
          </chart:series>
          <chart:series chart:attached-axis="primary-y" chart:style-name="ch14" chart:values-cell-range-address="'Econ-Growth'.A6:'Econ-Growth'.A6" chart:class="chart:line">
            <chart:data-point/>
          </chart:series>
          <chart:series chart:attached-axis="primary-y" chart:style-name="ch15" chart:values-cell-range-address="'Econ-Growth'.A7:'Econ-Growth'.A7" chart:class="chart:line">
            <chart:data-point/>
          </chart:series>
          <chart:series chart:attached-axis="primary-y" chart:style-name="ch16" chart:values-cell-range-address="'Econ-Growth'.A8:'Econ-Growth'.A8" chart:class="chart:line">
            <chart:data-point/>
          </chart:series>
          <chart:series chart:attached-axis="primary-y" chart:style-name="ch17" chart:values-cell-range-address="'Econ-Growth'.A9:'Econ-Growth'.A9" chart:class="chart:line">
            <chart:data-point/>
          </chart:series>
          <chart:series chart:attached-axis="primary-y" chart:style-name="ch18" chart:values-cell-range-address="'Econ-Growth'.A10:'Econ-Growth'.A10" chart:class="chart:line">
            <chart:data-point/>
          </chart:series>
          <chart:series chart:attached-axis="primary-y" chart:style-name="ch19" chart:values-cell-range-address="'Econ-Growth'.A11:'Econ-Growth'.A11" chart:class="chart:line">
            <chart:data-point/>
          </chart:series>
          <chart:series chart:attached-axis="primary-y" chart:style-name="ch20" chart:values-cell-range-address="'Econ-Growth'.A12:'Econ-Growth'.A12" chart:class="chart:line">
            <chart:data-point/>
          </chart:series>
          <chart:series chart:attached-axis="primary-y" chart:style-name="ch21" chart:values-cell-range-address="'Econ-Growth'.A13:'Econ-Growth'.A13" chart:class="chart:line">
            <chart:data-point/>
          </chart:series>
          <chart:series chart:attached-axis="primary-y" chart:style-name="ch10" chart:values-cell-range-address="'Econ-Growth'.A14:'Econ-Growth'.A14" chart:class="chart:line">
            <chart:data-point/>
          </chart:series>
          <chart:series chart:attached-axis="primary-y" chart:style-name="ch11" chart:values-cell-range-address="'Econ-Growth'.A15:'Econ-Growth'.A15" chart:class="chart:line">
            <chart:data-point/>
          </chart:series>
          <chart:series chart:attached-axis="primary-y" chart:style-name="ch12" chart:values-cell-range-address="'Econ-Growth'.A16:'Econ-Growth'.A16" chart:class="chart:line">
            <chart:data-point/>
          </chart:series>
          <chart:series chart:attached-axis="primary-y" chart:style-name="ch13" chart:values-cell-range-address="'Econ-Growth'.A17:'Econ-Growth'.A17" chart:class="chart:line">
            <chart:data-point/>
          </chart:series>
          <chart:series chart:attached-axis="primary-y" chart:style-name="ch14" chart:values-cell-range-address="'Econ-Growth'.A18:'Econ-Growth'.A18" chart:class="chart:line">
            <chart:data-point/>
          </chart:series>
          <chart:series chart:attached-axis="primary-y" chart:style-name="ch15" chart:values-cell-range-address="'Econ-Growth'.A19:'Econ-Growth'.A19" chart:class="chart:line">
            <chart:data-point/>
          </chart:series>
          <chart:series chart:attached-axis="primary-y" chart:style-name="ch16" chart:values-cell-range-address="'Econ-Growth'.A20:'Econ-Growth'.A20" chart:class="chart:line">
            <chart:data-point/>
          </chart:series>
          <chart:series chart:attached-axis="primary-y" chart:style-name="ch17" chart:values-cell-range-address="'Econ-Growth'.A21:'Econ-Growth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Econ-Growth'.A2:'Econ-Growth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Econ-Growth'.A3:'Econ-Growth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Econ-Growth'.A4:'Econ-Growth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Econ-Growth'.A5:'Econ-Growth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Econ-Growth'.A6:'Econ-Growth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Econ-Growth'.A7:'Econ-Growth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Econ-Growth'.A8:'Econ-Growth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Econ-Growth'.A9:'Econ-Growth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Econ-Growth'.A10:'Econ-Growth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Econ-Growth'.A11:'Econ-Growth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Econ-Growth'.A12:'Econ-Growth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Econ-Growth'.A13:'Econ-Growth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Econ-Growth'.A14:'Econ-Growth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Econ-Growth'.A15:'Econ-Growth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Econ-Growth'.A16:'Econ-Growth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Econ-Growth'.A17:'Econ-Growth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Econ-Growth'.A18:'Econ-Growth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Econ-Growth'.A19:'Econ-Growth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Econ-Growth'.A20:'Econ-Growth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Econ-Growth'.A21:'Econ-Growth'.A21</svg:desc>
                </draw:g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Econ-Growth'.H3:'Econ-Growth'.I21 'Econ-Growth'.A1:'Econ-Growth'.A1 'Econ-Growth'.H26:'Econ-Growth'.H44" chart:data-source-has-labels="row" svg:x="1.33cm" svg:y="0.179cm" svg:width="11.232cm" svg:height="7.659cm">
          <chartooo:coordinate-region svg:x="2.745cm" svg:y="0.379cm" svg:width="9.141cm" svg:height="6.812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Econ-Growth'.H3:'Econ-Growth'.H21" chart:label-cell-address="'Econ-Growth'.A1:'Econ-Growth'.A1" chart:class="chart:scatter">
            <chart:domain table:cell-range-address="'Econ-Growth'.I3:'Econ-Growth'.I21"/>
            <chart:data-point chart:repeated="19"/>
          </chart:series>
          <chart:series chart:style-name="ch9" chart:values-cell-range-address="'Econ-Growth'.H26:'Econ-Growth'.H44" chart:label-cell-address="'Econ-Growth'.A1:'Econ-Growth'.A1" chart:class="chart:scatter">
            <chart:domain table:cell-range-address="'Econ-Growth'.I26:'Econ-Growth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con-Growth'.A1:'Econ-Growth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con-Growth'.A1:'Econ-Growth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1183780248528">
                <text:p>0.0111183780248528</text:p>
                <draw:g>
                  <svg:desc>'Econ-Growth'.I3:'Econ-Growth'.I21</svg:desc>
                </draw:g>
              </table:table-cell>
              <table:table-cell office:value-type="float" office:value="1">
                <text:p>1</text:p>
                <draw:g>
                  <svg:desc>'Econ-Growth'.H3:'Econ-Growth'.H21</svg:desc>
                </draw:g>
              </table:table-cell>
              <table:table-cell office:value-type="float" office:value="0.0078482668410726">
                <text:p>0.0078482668410726</text:p>
                <draw:g>
                  <svg:desc>'Econ-Growth'.I26:'Econ-Growth'.I44</svg:desc>
                </draw:g>
              </table:table-cell>
              <table:table-cell office:value-type="float" office:value="1">
                <text:p>1</text:p>
                <draw:g>
                  <svg:desc>'Econ-Growth'.H26:'Econ-Growth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1">
                <text:p>1</text:p>
              </table:table-cell>
              <table:table-cell office:value-type="float" office:value="0.0101580135440181">
                <text:p>0.0101580135440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9738562091503">
                <text:p>0.0179738562091503</text:p>
              </table:table-cell>
              <table:table-cell office:value-type="float" office:value="1">
                <text:p>1</text:p>
              </table:table-cell>
              <table:table-cell office:value-type="float" office:value="0.0147058823529412">
                <text:p>0.0147058823529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8818380743982">
                <text:p>0.0218818380743982</text:p>
              </table:table-cell>
              <table:table-cell office:value-type="float" office:value="1">
                <text:p>1</text:p>
              </table:table-cell>
              <table:table-cell office:value-type="float" office:value="0.0175054704595186">
                <text:p>0.0175054704595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9178082191781">
                <text:p>0.0219178082191781</text:p>
              </table:table-cell>
              <table:table-cell office:value-type="float" office:value="1">
                <text:p>1</text:p>
              </table:table-cell>
              <table:table-cell office:value-type="float" office:value="0.0164383561643836">
                <text:p>0.0164383561643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2295081967213">
                <text:p>0.0262295081967213</text:p>
              </table:table-cell>
              <table:table-cell office:value-type="float" office:value="1">
                <text:p>1</text:p>
              </table:table-cell>
              <table:table-cell office:value-type="float" office:value="0.019672131147541">
                <text:p>0.019672131147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37154150197628">
                <text:p>0.0237154150197628</text:p>
              </table:table-cell>
              <table:table-cell office:value-type="float" office:value="1">
                <text:p>1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4215246636771">
                <text:p>0.0224215246636771</text:p>
              </table:table-cell>
              <table:table-cell office:value-type="float" office:value="1">
                <text:p>1</text:p>
              </table:table-cell>
              <table:table-cell office:value-type="float" office:value="0.0179372197309417">
                <text:p>0.0179372197309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1">
                <text:p>1</text:p>
              </table:table-cell>
              <table:table-cell office:value-type="float" office:value="0.0205128205128205">
                <text:p>0.0205128205128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23121387283237">
                <text:p>0.023121387283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2520325203252">
                <text:p>0.032520325203252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63636363636364">
                <text:p>0.0363636363636364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7078651685393">
                <text:p>0.0337078651685393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5853658536585">
                <text:p>0.036585365853658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Econ-Growth'.J2:'Econ-Growth'.J21 'Econ-Growth'.J25:'Econ-Growth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Econ-Growth'.J2:'Econ-Growth'.J21" loext:label-string="weak" chart:class="chart:line">
            <chart:data-point chart:repeated="20"/>
          </chart:series>
          <chart:series chart:style-name="ch10" chart:values-cell-range-address="'Econ-Growth'.J25:'Econ-Growth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Econ-Growth'.J2:'Econ-Growth'.J21</svg:desc>
                </draw:g>
              </table:table-cell>
              <table:table-cell office:value-type="float" office:value="NaN">
                <text:p>NaN</text:p>
                <draw:g>
                  <svg:desc>'Econ-Growth'.J25:'Econ-Growth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19922380336352">
                <text:p>0.0219922380336352</text:p>
              </table:table-cell>
              <table:table-cell office:value-type="float" office:value="0.0155743024010383">
                <text:p>0.01557430240103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7260579064588">
                <text:p>0.0267260579064588</text:p>
              </table:table-cell>
              <table:table-cell office:value-type="float" office:value="0.0201117318435754">
                <text:p>0.0201117318435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3130016051364">
                <text:p>0.0353130016051364</text:p>
              </table:table-cell>
              <table:table-cell office:value-type="float" office:value="0.0289855072463768">
                <text:p>0.02898550724637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28265524625268">
                <text:p>0.0428265524625268</text:p>
              </table:table-cell>
              <table:table-cell office:value-type="float" office:value="0.0344086021505376">
                <text:p>0.0344086021505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28954423592493">
                <text:p>0.0428954423592493</text:p>
              </table:table-cell>
              <table:table-cell office:value-type="float" office:value="0.0323450134770889">
                <text:p>0.0323450134770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11182108626198">
                <text:p>0.0511182108626198</text:p>
              </table:table-cell>
              <table:table-cell office:value-type="float" office:value="0.0385852090032154">
                <text:p>0.0385852090032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63320463320463">
                <text:p>0.0463320463320463</text:p>
              </table:table-cell>
              <table:table-cell office:value-type="float" office:value="0.0311284046692607">
                <text:p>0.0311284046692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3859649122807">
                <text:p>0.043859649122807</text:p>
              </table:table-cell>
              <table:table-cell office:value-type="float" office:value="0.0352422907488987">
                <text:p>0.03524229074889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0.0402010050251256">
                <text:p>0.04020100502512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61797752808989">
                <text:p>0.0561797752808989</text:p>
              </table:table-cell>
              <table:table-cell office:value-type="float" office:value="0.0451977401129944">
                <text:p>0.04519774011299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5">
                <text:p>0.0625</text:p>
              </table:table-cell>
              <table:table-cell office:value-type="float" office:value="0.050314465408805">
                <text:p>0.050314465408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80272108843537">
                <text:p>0.0680272108843537</text:p>
              </table:table-cell>
              <table:table-cell office:value-type="float" office:value="0.0547945205479452">
                <text:p>0.0547945205479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992125984252">
                <text:p>0.062992125984252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01754385964912">
                <text:p>0.0701754385964912</text:p>
              </table:table-cell>
              <table:table-cell office:value-type="float" office:value="0.0530973451327434">
                <text:p>0.0530973451327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58252427184466">
                <text:p>0.0582524271844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16326530612245">
                <text:p>0.0816326530612245</text:p>
              </table:table-cell>
              <table:table-cell office:value-type="float" office:value="0.0618556701030928">
                <text:p>0.0618556701030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52173913043478">
                <text:p>0.0652173913043478</text:p>
              </table:table-cell>
              <table:table-cell office:value-type="float" office:value="0.043956043956044">
                <text:p>0.0439560439560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05882352941176">
                <text:p>0.0705882352941176</text:p>
              </table:table-cell>
              <table:table-cell office:value-type="float" office:value="0.0476190476190476">
                <text:p>0.047619047619047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Econ-Growth'.H3:'Econ-Growth'.I21 'Econ-Growth'.H26:'Econ-Growth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Econ-Growth'.H3:'Econ-Growth'.H21" loext:label-string="weak" chart:class="chart:scatter">
            <chart:domain table:cell-range-address="'Econ-Growth'.I3:'Econ-Growth'.I21"/>
            <chart:data-point chart:repeated="19"/>
          </chart:series>
          <chart:series chart:style-name="ch10" chart:values-cell-range-address="'Econ-Growth'.H26:'Econ-Growth'.H44" loext:label-string="strong" chart:class="chart:scatter">
            <chart:domain table:cell-range-address="'Econ-Growth'.I26:'Econ-Growth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1183780248528">
                <text:p>0.0111183780248528</text:p>
                <draw:g>
                  <svg:desc>'Econ-Growth'.I3:'Econ-Growth'.I21</svg:desc>
                </draw:g>
              </table:table-cell>
              <table:table-cell office:value-type="float" office:value="1">
                <text:p>1</text:p>
                <draw:g>
                  <svg:desc>'Econ-Growth'.H3:'Econ-Growth'.H21</svg:desc>
                </draw:g>
              </table:table-cell>
              <table:table-cell office:value-type="float" office:value="0.0078482668410726">
                <text:p>0.0078482668410726</text:p>
                <draw:g>
                  <svg:desc>'Econ-Growth'.I26:'Econ-Growth'.I44</svg:desc>
                </draw:g>
              </table:table-cell>
              <table:table-cell office:value-type="float" office:value="1">
                <text:p>1</text:p>
                <draw:g>
                  <svg:desc>'Econ-Growth'.H26:'Econ-Growth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1">
                <text:p>1</text:p>
              </table:table-cell>
              <table:table-cell office:value-type="float" office:value="0.0101580135440181">
                <text:p>0.0101580135440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9738562091503">
                <text:p>0.0179738562091503</text:p>
              </table:table-cell>
              <table:table-cell office:value-type="float" office:value="1">
                <text:p>1</text:p>
              </table:table-cell>
              <table:table-cell office:value-type="float" office:value="0.0147058823529412">
                <text:p>0.0147058823529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8818380743982">
                <text:p>0.0218818380743982</text:p>
              </table:table-cell>
              <table:table-cell office:value-type="float" office:value="1">
                <text:p>1</text:p>
              </table:table-cell>
              <table:table-cell office:value-type="float" office:value="0.0175054704595186">
                <text:p>0.0175054704595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9178082191781">
                <text:p>0.0219178082191781</text:p>
              </table:table-cell>
              <table:table-cell office:value-type="float" office:value="1">
                <text:p>1</text:p>
              </table:table-cell>
              <table:table-cell office:value-type="float" office:value="0.0164383561643836">
                <text:p>0.0164383561643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2295081967213">
                <text:p>0.0262295081967213</text:p>
              </table:table-cell>
              <table:table-cell office:value-type="float" office:value="1">
                <text:p>1</text:p>
              </table:table-cell>
              <table:table-cell office:value-type="float" office:value="0.019672131147541">
                <text:p>0.019672131147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37154150197628">
                <text:p>0.0237154150197628</text:p>
              </table:table-cell>
              <table:table-cell office:value-type="float" office:value="1">
                <text:p>1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4215246636771">
                <text:p>0.0224215246636771</text:p>
              </table:table-cell>
              <table:table-cell office:value-type="float" office:value="1">
                <text:p>1</text:p>
              </table:table-cell>
              <table:table-cell office:value-type="float" office:value="0.0179372197309417">
                <text:p>0.0179372197309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1">
                <text:p>1</text:p>
              </table:table-cell>
              <table:table-cell office:value-type="float" office:value="0.0205128205128205">
                <text:p>0.0205128205128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23121387283237">
                <text:p>0.023121387283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2520325203252">
                <text:p>0.032520325203252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63636363636364">
                <text:p>0.0363636363636364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7078651685393">
                <text:p>0.0337078651685393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5853658536585">
                <text:p>0.036585365853658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Energy-Conserv'.A2:'Energy-Conserv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Energy-Conserv'.A2:'Energy-Conserv'.A2" chart:class="chart:line">
            <chart:data-point/>
          </chart:series>
          <chart:series chart:attached-axis="primary-y" chart:style-name="ch11" chart:values-cell-range-address="'Energy-Conserv'.A3:'Energy-Conserv'.A3" chart:class="chart:line">
            <chart:data-point/>
          </chart:series>
          <chart:series chart:attached-axis="primary-y" chart:style-name="ch12" chart:values-cell-range-address="'Energy-Conserv'.A4:'Energy-Conserv'.A4" chart:class="chart:line">
            <chart:data-point/>
          </chart:series>
          <chart:series chart:attached-axis="primary-y" chart:style-name="ch13" chart:values-cell-range-address="'Energy-Conserv'.A5:'Energy-Conserv'.A5" chart:class="chart:line">
            <chart:data-point/>
          </chart:series>
          <chart:series chart:attached-axis="primary-y" chart:style-name="ch14" chart:values-cell-range-address="'Energy-Conserv'.A6:'Energy-Conserv'.A6" chart:class="chart:line">
            <chart:data-point/>
          </chart:series>
          <chart:series chart:attached-axis="primary-y" chart:style-name="ch15" chart:values-cell-range-address="'Energy-Conserv'.A7:'Energy-Conserv'.A7" chart:class="chart:line">
            <chart:data-point/>
          </chart:series>
          <chart:series chart:attached-axis="primary-y" chart:style-name="ch16" chart:values-cell-range-address="'Energy-Conserv'.A8:'Energy-Conserv'.A8" chart:class="chart:line">
            <chart:data-point/>
          </chart:series>
          <chart:series chart:attached-axis="primary-y" chart:style-name="ch17" chart:values-cell-range-address="'Energy-Conserv'.A9:'Energy-Conserv'.A9" chart:class="chart:line">
            <chart:data-point/>
          </chart:series>
          <chart:series chart:attached-axis="primary-y" chart:style-name="ch18" chart:values-cell-range-address="'Energy-Conserv'.A10:'Energy-Conserv'.A10" chart:class="chart:line">
            <chart:data-point/>
          </chart:series>
          <chart:series chart:attached-axis="primary-y" chart:style-name="ch19" chart:values-cell-range-address="'Energy-Conserv'.A11:'Energy-Conserv'.A11" chart:class="chart:line">
            <chart:data-point/>
          </chart:series>
          <chart:series chart:attached-axis="primary-y" chart:style-name="ch20" chart:values-cell-range-address="'Energy-Conserv'.A12:'Energy-Conserv'.A12" chart:class="chart:line">
            <chart:data-point/>
          </chart:series>
          <chart:series chart:attached-axis="primary-y" chart:style-name="ch21" chart:values-cell-range-address="'Energy-Conserv'.A13:'Energy-Conserv'.A13" chart:class="chart:line">
            <chart:data-point/>
          </chart:series>
          <chart:series chart:attached-axis="primary-y" chart:style-name="ch10" chart:values-cell-range-address="'Energy-Conserv'.A14:'Energy-Conserv'.A14" chart:class="chart:line">
            <chart:data-point/>
          </chart:series>
          <chart:series chart:attached-axis="primary-y" chart:style-name="ch11" chart:values-cell-range-address="'Energy-Conserv'.A15:'Energy-Conserv'.A15" chart:class="chart:line">
            <chart:data-point/>
          </chart:series>
          <chart:series chart:attached-axis="primary-y" chart:style-name="ch12" chart:values-cell-range-address="'Energy-Conserv'.A16:'Energy-Conserv'.A16" chart:class="chart:line">
            <chart:data-point/>
          </chart:series>
          <chart:series chart:attached-axis="primary-y" chart:style-name="ch13" chart:values-cell-range-address="'Energy-Conserv'.A17:'Energy-Conserv'.A17" chart:class="chart:line">
            <chart:data-point/>
          </chart:series>
          <chart:series chart:attached-axis="primary-y" chart:style-name="ch14" chart:values-cell-range-address="'Energy-Conserv'.A18:'Energy-Conserv'.A18" chart:class="chart:line">
            <chart:data-point/>
          </chart:series>
          <chart:series chart:attached-axis="primary-y" chart:style-name="ch15" chart:values-cell-range-address="'Energy-Conserv'.A19:'Energy-Conserv'.A19" chart:class="chart:line">
            <chart:data-point/>
          </chart:series>
          <chart:series chart:attached-axis="primary-y" chart:style-name="ch16" chart:values-cell-range-address="'Energy-Conserv'.A20:'Energy-Conserv'.A20" chart:class="chart:line">
            <chart:data-point/>
          </chart:series>
          <chart:series chart:attached-axis="primary-y" chart:style-name="ch17" chart:values-cell-range-address="'Energy-Conserv'.A21:'Energy-Conserv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Energy-Conserv'.A2:'Energy-Conserv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Energy-Conserv'.A3:'Energy-Conserv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Energy-Conserv'.A4:'Energy-Conserv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Energy-Conserv'.A5:'Energy-Conserv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Energy-Conserv'.A6:'Energy-Conserv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Energy-Conserv'.A7:'Energy-Conserv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Energy-Conserv'.A8:'Energy-Conserv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Energy-Conserv'.A9:'Energy-Conserv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Energy-Conserv'.A10:'Energy-Conserv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Energy-Conserv'.A11:'Energy-Conserv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Energy-Conserv'.A12:'Energy-Conserv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Energy-Conserv'.A13:'Energy-Conserv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Energy-Conserv'.A14:'Energy-Conserv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Energy-Conserv'.A15:'Energy-Conserv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Energy-Conserv'.A16:'Energy-Conserv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Energy-Conserv'.A17:'Energy-Conserv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Energy-Conserv'.A18:'Energy-Conserv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Energy-Conserv'.A19:'Energy-Conserv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Energy-Conserv'.A20:'Energy-Conserv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Energy-Conserv'.A21:'Energy-Conserv'.A21</svg:desc>
                </draw:g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Energy-Conserv'.H3:'Energy-Conserv'.I21 'Energy-Conserv'.A1:'Energy-Conserv'.A1 'Energy-Conserv'.H26:'Energy-Conserv'.H44" chart:data-source-has-labels="row" svg:x="1.33cm" svg:y="0.179cm" svg:width="11.232cm" svg:height="7.659cm">
          <chartooo:coordinate-region svg:x="2.745cm" svg:y="0.379cm" svg:width="9.142cm" svg:height="6.812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Energy-Conserv'.H3:'Energy-Conserv'.H21" chart:label-cell-address="'Energy-Conserv'.A1:'Energy-Conserv'.A1" chart:class="chart:scatter">
            <chart:domain table:cell-range-address="'Energy-Conserv'.I3:'Energy-Conserv'.I21"/>
            <chart:data-point chart:repeated="19"/>
          </chart:series>
          <chart:series chart:style-name="ch9" chart:values-cell-range-address="'Energy-Conserv'.H26:'Energy-Conserv'.H44" chart:label-cell-address="'Energy-Conserv'.A1:'Energy-Conserv'.A1" chart:class="chart:scatter">
            <chart:domain table:cell-range-address="'Energy-Conserv'.I26:'Energy-Conserv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nergy-Conserv'.A1:'Energy-Conserv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nergy-Conserv'.A1:'Energy-Conserv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563113145847">
                <text:p>0.0091563113145847</text:p>
                <draw:g>
                  <svg:desc>'Energy-Conserv'.I3:'Energy-Conserv'.I21</svg:desc>
                </draw:g>
              </table:table-cell>
              <table:table-cell office:value-type="float" office:value="0.823529411764706">
                <text:p>0.823529411764706</text:p>
                <draw:g>
                  <svg:desc>'Energy-Conserv'.H3:'Energy-Conserv'.H21</svg:desc>
                </draw:g>
              </table:table-cell>
              <table:table-cell office:value-type="float" office:value="0.00457815565729235">
                <text:p>0.00457815565729235</text:p>
                <draw:g>
                  <svg:desc>'Energy-Conserv'.I26:'Energy-Conserv'.I44</svg:desc>
                </draw:g>
              </table:table-cell>
              <table:table-cell office:value-type="float" office:value="0.777777777777778">
                <text:p>0.777777777777778</text:p>
                <draw:g>
                  <svg:desc>'Energy-Conserv'.H26:'Energy-Conserv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677200902934537">
                <text:p>0.0067720090293453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0700218818381">
                <text:p>0.0240700218818381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09409190371991">
                <text:p>0.010940919037199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1369863013699">
                <text:p>0.0301369863013699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7868852459016">
                <text:p>0.032786885245901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31147540983607">
                <text:p>0.013114754098360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6205533596838">
                <text:p>0.031620553359683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9058295964126">
                <text:p>0.026905829596412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134529147982063">
                <text:p>0.013452914798206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53846153846154">
                <text:p>0.01538461538461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173410404624277">
                <text:p>0.0173410404624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193548387096774">
                <text:p>0.0193548387096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11267605633803">
                <text:p>0.0211267605633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78787878787879">
                <text:p>0.0378787878787879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650406504065">
                <text:p>0.04065040650406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31914893617021">
                <text:p>0.0531914893617021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49438202247191">
                <text:p>0.0449438202247191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7804878048781">
                <text:p>0.0487804878048781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Energy-Conserv'.J2:'Energy-Conserv'.J21 'Energy-Conserv'.J25:'Energy-Conserv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Energy-Conserv'.J2:'Energy-Conserv'.J21" loext:label-string="weak" chart:class="chart:line">
            <chart:data-point chart:repeated="20"/>
          </chart:series>
          <chart:series chart:style-name="ch10" chart:values-cell-range-address="'Energy-Conserv'.J25:'Energy-Conserv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Energy-Conserv'.J2:'Energy-Conserv'.J21</svg:desc>
                </draw:g>
              </table:table-cell>
              <table:table-cell office:value-type="float" office:value="NaN">
                <text:p>NaN</text:p>
                <draw:g>
                  <svg:desc>'Energy-Conserv'.J25:'Energy-Conserv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111254851229">
                <text:p>0.018111254851229</text:p>
              </table:table-cell>
              <table:table-cell office:value-type="float" office:value="0.00910273081924577">
                <text:p>0.00910273081924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4228187919463">
                <text:p>0.01342281879194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83386581469649">
                <text:p>0.0383386581469649</text:p>
              </table:table-cell>
              <table:table-cell office:value-type="float" office:value="0.0193548387096774">
                <text:p>0.0193548387096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68085106382979">
                <text:p>0.0468085106382979</text:p>
              </table:table-cell>
              <table:table-cell office:value-type="float" office:value="0.021551724137931">
                <text:p>0.021551724137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82010582010582">
                <text:p>0.0582010582010582</text:p>
              </table:table-cell>
              <table:table-cell office:value-type="float" office:value="0.0268817204301075">
                <text:p>0.0268817204301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0914826498423">
                <text:p>0.0630914826498423</text:p>
              </table:table-cell>
              <table:table-cell office:value-type="float" office:value="0.0257234726688103">
                <text:p>0.0257234726688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0.0310077519379845">
                <text:p>0.0310077519379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21739130434783">
                <text:p>0.0521739130434783</text:p>
              </table:table-cell>
              <table:table-cell office:value-type="float" office:value="0.026431718061674">
                <text:p>0.0264317180616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97512437810945">
                <text:p>0.0497512437810945</text:p>
              </table:table-cell>
              <table:table-cell office:value-type="float" office:value="0.0301507537688442">
                <text:p>0.0301507537688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61797752808989">
                <text:p>0.0561797752808989</text:p>
              </table:table-cell>
              <table:table-cell office:value-type="float" office:value="0.0340909090909091">
                <text:p>0.0340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5">
                <text:p>0.0625</text:p>
              </table:table-cell>
              <table:table-cell office:value-type="float" office:value="0.0379746835443038">
                <text:p>0.0379746835443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80272108843537">
                <text:p>0.0680272108843537</text:p>
              </table:table-cell>
              <table:table-cell office:value-type="float" office:value="0.0413793103448276">
                <text:p>0.04137931034482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2992700729927">
                <text:p>0.072992700729927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8125">
                <text:p>0.078125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69565217391305">
                <text:p>0.0869565217391305</text:p>
              </table:table-cell>
              <table:table-cell office:value-type="float" office:value="0.0530973451327434">
                <text:p>0.0530973451327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52380952380952">
                <text:p>0.0952380952380952</text:p>
              </table:table-cell>
              <table:table-cell office:value-type="float" office:value="0.058252427184466">
                <text:p>0.0582524271844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1010101010101">
                <text:p>0.101010101010101</text:p>
              </table:table-cell>
              <table:table-cell office:value-type="float" office:value="0.0618556701030928">
                <text:p>0.0618556701030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60215053763441">
                <text:p>0.0860215053763441</text:p>
              </table:table-cell>
              <table:table-cell office:value-type="float" office:value="0.043956043956044">
                <text:p>0.0439560439560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30232558139535">
                <text:p>0.0930232558139535</text:p>
              </table:table-cell>
              <table:table-cell office:value-type="float" office:value="0.0476190476190476">
                <text:p>0.047619047619047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Energy-Conserv'.H3:'Energy-Conserv'.I21 'Energy-Conserv'.H26:'Energy-Conserv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Energy-Conserv'.H3:'Energy-Conserv'.H21" loext:label-string="weak" chart:class="chart:scatter">
            <chart:domain table:cell-range-address="'Energy-Conserv'.I3:'Energy-Conserv'.I21"/>
            <chart:data-point chart:repeated="19"/>
          </chart:series>
          <chart:series chart:style-name="ch10" chart:values-cell-range-address="'Energy-Conserv'.H26:'Energy-Conserv'.H44" loext:label-string="strong" chart:class="chart:scatter">
            <chart:domain table:cell-range-address="'Energy-Conserv'.I26:'Energy-Conserv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563113145847">
                <text:p>0.0091563113145847</text:p>
                <draw:g>
                  <svg:desc>'Energy-Conserv'.I3:'Energy-Conserv'.I21</svg:desc>
                </draw:g>
              </table:table-cell>
              <table:table-cell office:value-type="float" office:value="0.823529411764706">
                <text:p>0.823529411764706</text:p>
                <draw:g>
                  <svg:desc>'Energy-Conserv'.H3:'Energy-Conserv'.H21</svg:desc>
                </draw:g>
              </table:table-cell>
              <table:table-cell office:value-type="float" office:value="0.00457815565729235">
                <text:p>0.00457815565729235</text:p>
                <draw:g>
                  <svg:desc>'Energy-Conserv'.I26:'Energy-Conserv'.I44</svg:desc>
                </draw:g>
              </table:table-cell>
              <table:table-cell office:value-type="float" office:value="0.777777777777778">
                <text:p>0.777777777777778</text:p>
                <draw:g>
                  <svg:desc>'Energy-Conserv'.H26:'Energy-Conserv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677200902934537">
                <text:p>0.0067720090293453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0700218818381">
                <text:p>0.0240700218818381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09409190371991">
                <text:p>0.010940919037199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1369863013699">
                <text:p>0.0301369863013699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7868852459016">
                <text:p>0.032786885245901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31147540983607">
                <text:p>0.013114754098360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6205533596838">
                <text:p>0.031620553359683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9058295964126">
                <text:p>0.026905829596412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134529147982063">
                <text:p>0.013452914798206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53846153846154">
                <text:p>0.01538461538461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173410404624277">
                <text:p>0.0173410404624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193548387096774">
                <text:p>0.0193548387096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11267605633803">
                <text:p>0.0211267605633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78787878787879">
                <text:p>0.0378787878787879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650406504065">
                <text:p>0.04065040650406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31914893617021">
                <text:p>0.0531914893617021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49438202247191">
                <text:p>0.0449438202247191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7804878048781">
                <text:p>0.0487804878048781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Energy-Conserv'.A2:'Energy-Conserv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Energy-Conserv'.A2:'Energy-Conserv'.A2" chart:class="chart:line">
            <chart:data-point/>
          </chart:series>
          <chart:series chart:attached-axis="primary-y" chart:style-name="ch11" chart:values-cell-range-address="'Energy-Conserv'.A3:'Energy-Conserv'.A3" chart:class="chart:line">
            <chart:data-point/>
          </chart:series>
          <chart:series chart:attached-axis="primary-y" chart:style-name="ch12" chart:values-cell-range-address="'Energy-Conserv'.A4:'Energy-Conserv'.A4" chart:class="chart:line">
            <chart:data-point/>
          </chart:series>
          <chart:series chart:attached-axis="primary-y" chart:style-name="ch13" chart:values-cell-range-address="'Energy-Conserv'.A5:'Energy-Conserv'.A5" chart:class="chart:line">
            <chart:data-point/>
          </chart:series>
          <chart:series chart:attached-axis="primary-y" chart:style-name="ch14" chart:values-cell-range-address="'Energy-Conserv'.A6:'Energy-Conserv'.A6" chart:class="chart:line">
            <chart:data-point/>
          </chart:series>
          <chart:series chart:attached-axis="primary-y" chart:style-name="ch15" chart:values-cell-range-address="'Energy-Conserv'.A7:'Energy-Conserv'.A7" chart:class="chart:line">
            <chart:data-point/>
          </chart:series>
          <chart:series chart:attached-axis="primary-y" chart:style-name="ch16" chart:values-cell-range-address="'Energy-Conserv'.A8:'Energy-Conserv'.A8" chart:class="chart:line">
            <chart:data-point/>
          </chart:series>
          <chart:series chart:attached-axis="primary-y" chart:style-name="ch17" chart:values-cell-range-address="'Energy-Conserv'.A9:'Energy-Conserv'.A9" chart:class="chart:line">
            <chart:data-point/>
          </chart:series>
          <chart:series chart:attached-axis="primary-y" chart:style-name="ch18" chart:values-cell-range-address="'Energy-Conserv'.A10:'Energy-Conserv'.A10" chart:class="chart:line">
            <chart:data-point/>
          </chart:series>
          <chart:series chart:attached-axis="primary-y" chart:style-name="ch19" chart:values-cell-range-address="'Energy-Conserv'.A11:'Energy-Conserv'.A11" chart:class="chart:line">
            <chart:data-point/>
          </chart:series>
          <chart:series chart:attached-axis="primary-y" chart:style-name="ch20" chart:values-cell-range-address="'Energy-Conserv'.A12:'Energy-Conserv'.A12" chart:class="chart:line">
            <chart:data-point/>
          </chart:series>
          <chart:series chart:attached-axis="primary-y" chart:style-name="ch21" chart:values-cell-range-address="'Energy-Conserv'.A13:'Energy-Conserv'.A13" chart:class="chart:line">
            <chart:data-point/>
          </chart:series>
          <chart:series chart:attached-axis="primary-y" chart:style-name="ch10" chart:values-cell-range-address="'Energy-Conserv'.A14:'Energy-Conserv'.A14" chart:class="chart:line">
            <chart:data-point/>
          </chart:series>
          <chart:series chart:attached-axis="primary-y" chart:style-name="ch11" chart:values-cell-range-address="'Energy-Conserv'.A15:'Energy-Conserv'.A15" chart:class="chart:line">
            <chart:data-point/>
          </chart:series>
          <chart:series chart:attached-axis="primary-y" chart:style-name="ch12" chart:values-cell-range-address="'Energy-Conserv'.A16:'Energy-Conserv'.A16" chart:class="chart:line">
            <chart:data-point/>
          </chart:series>
          <chart:series chart:attached-axis="primary-y" chart:style-name="ch13" chart:values-cell-range-address="'Energy-Conserv'.A17:'Energy-Conserv'.A17" chart:class="chart:line">
            <chart:data-point/>
          </chart:series>
          <chart:series chart:attached-axis="primary-y" chart:style-name="ch14" chart:values-cell-range-address="'Energy-Conserv'.A18:'Energy-Conserv'.A18" chart:class="chart:line">
            <chart:data-point/>
          </chart:series>
          <chart:series chart:attached-axis="primary-y" chart:style-name="ch15" chart:values-cell-range-address="'Energy-Conserv'.A19:'Energy-Conserv'.A19" chart:class="chart:line">
            <chart:data-point/>
          </chart:series>
          <chart:series chart:attached-axis="primary-y" chart:style-name="ch16" chart:values-cell-range-address="'Energy-Conserv'.A20:'Energy-Conserv'.A20" chart:class="chart:line">
            <chart:data-point/>
          </chart:series>
          <chart:series chart:attached-axis="primary-y" chart:style-name="ch17" chart:values-cell-range-address="'Energy-Conserv'.A21:'Energy-Conserv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Energy-Conserv'.A2:'Energy-Conserv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Energy-Conserv'.A3:'Energy-Conserv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Energy-Conserv'.A4:'Energy-Conserv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Energy-Conserv'.A5:'Energy-Conserv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Energy-Conserv'.A6:'Energy-Conserv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Energy-Conserv'.A7:'Energy-Conserv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Energy-Conserv'.A8:'Energy-Conserv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Energy-Conserv'.A9:'Energy-Conserv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Energy-Conserv'.A10:'Energy-Conserv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Energy-Conserv'.A11:'Energy-Conserv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Energy-Conserv'.A12:'Energy-Conserv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Energy-Conserv'.A13:'Energy-Conserv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Energy-Conserv'.A14:'Energy-Conserv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Energy-Conserv'.A15:'Energy-Conserv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Energy-Conserv'.A16:'Energy-Conserv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Energy-Conserv'.A17:'Energy-Conserv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Energy-Conserv'.A18:'Energy-Conserv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Energy-Conserv'.A19:'Energy-Conserv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Energy-Conserv'.A20:'Energy-Conserv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Energy-Conserv'.A21:'Energy-Conserv'.A21</svg:desc>
                </draw:g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3.714cm" svg:y="3.952cm" style:legend-expansion="high" chart:style-name="ch2"/>
        <chart:plot-area chart:style-name="ch3" table:cell-range-address="'INFER-1-BASE'.A2:'INFER-1-BASE'.A21 'INFER-1-BASE'.J2:'INFER-1-BASE'.J21 'INFER-1-BASE'.J25:'INFER-1-BASE'.J44" chart:data-source-has-labels="both" svg:x="1.331cm" svg:y="0.18cm" svg:width="12.063cm" svg:height="7.659cm">
          <chartooo:coordinate-region svg:x="2.746cm" svg:y="0.379cm" svg:width="10.462cm" svg:height="6.813cm"/>
          <chart:axis chart:dimension="x" chart:name="primary-x" chart:style-name="ch4" chartooo:axis-type="auto">
            <chartooo:date-scale/>
            <chart:title svg:x="6.088cm" svg:y="8.019cm" chart:style-name="ch5">
              <text:p>Minimum Tweets</text:p>
            </chart:title>
            <chart:categories table:cell-range-address="'INFER-1-BASE'.A2:'INFER-1-BASE'.A21"/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1-BASE'.J2:'INFER-1-BASE'.J21" loext:label-string="weak" chart:class="chart:line">
            <chart:data-point chart:repeated="20"/>
          </chart:series>
          <chart:series chart:attached-axis="primary-y" chart:style-name="ch11" chart:values-cell-range-address="'INFER-1-BASE'.J25:'INFER-1-BASE'.J44" loext:label-string="strong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-1-BASE'.A2:'INFER-1-BASE'.A21</svg:desc>
                </draw:g>
              </table:table-cell>
              <table:table-cell office:value-type="float" office:value="NaN">
                <text:p>NaN</text:p>
                <draw:g>
                  <svg:desc>'INFER-1-BASE'.J2:'INFER-1-BASE'.J21</svg:desc>
                </draw:g>
              </table:table-cell>
              <table:table-cell office:value-type="float" office:value="NaN">
                <text:p>NaN</text:p>
                <draw:g>
                  <svg:desc>'INFER-1-BASE'.J25:'INFER-1-BASE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75057208237986">
                <text:p>0.175057208237986</text:p>
              </table:table-cell>
              <table:table-cell office:value-type="float" office:value="0.072929542645241">
                <text:p>0.0729295426452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28949858088931">
                <text:p>0.228949858088931</text:p>
              </table:table-cell>
              <table:table-cell office:value-type="float" office:value="0.0964360587002096">
                <text:p>0.09643605870020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5891677675033">
                <text:p>0.25891677675033</text:p>
              </table:table-cell>
              <table:table-cell office:value-type="float" office:value="0.115898959881129">
                <text:p>0.1158989598811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8034188034188">
                <text:p>0.28034188034188</text:p>
              </table:table-cell>
              <table:table-cell office:value-type="float" office:value="0.132553606237817">
                <text:p>0.1325536062378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91060291060291">
                <text:p>0.291060291060291</text:p>
              </table:table-cell>
              <table:table-cell office:value-type="float" office:value="0.148325358851675">
                <text:p>0.1483253588516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05825242718447">
                <text:p>0.305825242718447</text:p>
              </table:table-cell>
              <table:table-cell office:value-type="float" office:value="0.152974504249292">
                <text:p>0.1529745042492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39943342776204">
                <text:p>0.339943342776204</text:p>
              </table:table-cell>
              <table:table-cell office:value-type="float" office:value="0.173333333333333">
                <text:p>0.1733333333333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58490566037736">
                <text:p>0.358490566037736</text:p>
              </table:table-cell>
              <table:table-cell office:value-type="float" office:value="0.186567164179104">
                <text:p>0.1865671641791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87323943661972">
                <text:p>0.387323943661972</text:p>
              </table:table-cell>
              <table:table-cell office:value-type="float" office:value="0.210970464135021">
                <text:p>0.21097046413502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90625">
                <text:p>0.390625</text:p>
              </table:table-cell>
              <table:table-cell office:value-type="float" office:value="0.215962441314554">
                <text:p>0.21596244131455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05172413793104">
                <text:p>0.405172413793104</text:p>
              </table:table-cell>
              <table:table-cell office:value-type="float" office:value="0.229166666666667">
                <text:p>0.2291666666666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86792452830189">
                <text:p>0.386792452830189</text:p>
              </table:table-cell>
              <table:table-cell office:value-type="float" office:value="0.225988700564972">
                <text:p>0.22598870056497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77551020408163">
                <text:p>0.377551020408163</text:p>
              </table:table-cell>
              <table:table-cell office:value-type="float" office:value="0.242424242424242">
                <text:p>0.24242424242424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97849462365591">
                <text:p>0.397849462365591</text:p>
              </table:table-cell>
              <table:table-cell office:value-type="float" office:value="0.258064516129032">
                <text:p>0.2580645161290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18604651162791">
                <text:p>0.418604651162791</text:p>
              </table:table-cell>
              <table:table-cell office:value-type="float" office:value="0.269503546099291">
                <text:p>0.26950354609929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3312101910828">
                <text:p>0.43312101910828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55172413793104">
                <text:p>0.45517241379310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63768115942029">
                <text:p>0.463768115942029</text:p>
              </table:table-cell>
              <table:table-cell office:value-type="float" office:value="0.300884955752212">
                <text:p>0.3008849557522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7244094488189">
                <text:p>0.47244094488189</text:p>
              </table:table-cell>
              <table:table-cell office:value-type="float" office:value="0.307692307692308">
                <text:p>0.3076923076923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Energy-Conserv'.H3:'Energy-Conserv'.I21 'Energy-Conserv'.A1:'Energy-Conserv'.A1 'Energy-Conserv'.H26:'Energy-Conserv'.H44" chart:data-source-has-labels="row" svg:x="1.33cm" svg:y="0.179cm" svg:width="11.232cm" svg:height="7.659cm">
          <chartooo:coordinate-region svg:x="2.745cm" svg:y="0.379cm" svg:width="9.142cm" svg:height="6.812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Energy-Conserv'.H3:'Energy-Conserv'.H21" chart:label-cell-address="'Energy-Conserv'.A1:'Energy-Conserv'.A1" chart:class="chart:scatter">
            <chart:domain table:cell-range-address="'Energy-Conserv'.I3:'Energy-Conserv'.I21"/>
            <chart:data-point chart:repeated="19"/>
          </chart:series>
          <chart:series chart:style-name="ch9" chart:values-cell-range-address="'Energy-Conserv'.H26:'Energy-Conserv'.H44" chart:label-cell-address="'Energy-Conserv'.A1:'Energy-Conserv'.A1" chart:class="chart:scatter">
            <chart:domain table:cell-range-address="'Energy-Conserv'.I26:'Energy-Conserv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nergy-Conserv'.A1:'Energy-Conserv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nergy-Conserv'.A1:'Energy-Conserv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563113145847">
                <text:p>0.0091563113145847</text:p>
                <draw:g>
                  <svg:desc>'Energy-Conserv'.I3:'Energy-Conserv'.I21</svg:desc>
                </draw:g>
              </table:table-cell>
              <table:table-cell office:value-type="float" office:value="0.823529411764706">
                <text:p>0.823529411764706</text:p>
                <draw:g>
                  <svg:desc>'Energy-Conserv'.H3:'Energy-Conserv'.H21</svg:desc>
                </draw:g>
              </table:table-cell>
              <table:table-cell office:value-type="float" office:value="0.00457815565729235">
                <text:p>0.00457815565729235</text:p>
                <draw:g>
                  <svg:desc>'Energy-Conserv'.I26:'Energy-Conserv'.I44</svg:desc>
                </draw:g>
              </table:table-cell>
              <table:table-cell office:value-type="float" office:value="0.777777777777778">
                <text:p>0.777777777777778</text:p>
                <draw:g>
                  <svg:desc>'Energy-Conserv'.H26:'Energy-Conserv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677200902934537">
                <text:p>0.0067720090293453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0700218818381">
                <text:p>0.0240700218818381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09409190371991">
                <text:p>0.010940919037199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1369863013699">
                <text:p>0.0301369863013699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7868852459016">
                <text:p>0.032786885245901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31147540983607">
                <text:p>0.013114754098360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6205533596838">
                <text:p>0.031620553359683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9058295964126">
                <text:p>0.026905829596412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134529147982063">
                <text:p>0.013452914798206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53846153846154">
                <text:p>0.01538461538461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173410404624277">
                <text:p>0.0173410404624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193548387096774">
                <text:p>0.0193548387096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11267605633803">
                <text:p>0.0211267605633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78787878787879">
                <text:p>0.0378787878787879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650406504065">
                <text:p>0.04065040650406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31914893617021">
                <text:p>0.0531914893617021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49438202247191">
                <text:p>0.0449438202247191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7804878048781">
                <text:p>0.0487804878048781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Env-Protect'.J2:'Env-Protect'.J21 'Env-Protect'.J25:'Env-Protect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Env-Protect'.J2:'Env-Protect'.J21" loext:label-string="weak" chart:class="chart:line">
            <chart:data-point chart:repeated="20"/>
          </chart:series>
          <chart:series chart:style-name="ch10" chart:values-cell-range-address="'Env-Protect'.J25:'Env-Protect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Env-Protect'.J2:'Env-Protect'.J21</svg:desc>
                </draw:g>
              </table:table-cell>
              <table:table-cell office:value-type="float" office:value="NaN">
                <text:p>NaN</text:p>
                <draw:g>
                  <svg:desc>'Env-Protect'.J25:'Env-Protect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0995475113122">
                <text:p>0.0180995475113122</text:p>
              </table:table-cell>
              <table:table-cell office:value-type="float" office:value="0.00260926288323549">
                <text:p>0.00260926288323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6370699223085">
                <text:p>0.0266370699223085</text:p>
              </table:table-cell>
              <table:table-cell office:value-type="float" office:value="0.00449438202247191">
                <text:p>0.00449438202247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6821829855538">
                <text:p>0.0256821829855538</text:p>
              </table:table-cell>
              <table:table-cell office:value-type="float" office:value="0.0032520325203252">
                <text:p>0.0032520325203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0.00434782608695652">
                <text:p>0.00434782608695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8817204301075">
                <text:p>0.0268817204301075</text:p>
              </table:table-cell>
              <table:table-cell office:value-type="float" office:value="0.00543478260869565">
                <text:p>0.00543478260869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7234726688103">
                <text:p>0.0257234726688103</text:p>
              </table:table-cell>
              <table:table-cell office:value-type="float" office:value="0.00649350649350649">
                <text:p>0.006493506493506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32558139534884">
                <text:p>0.0232558139534884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6211453744493">
                <text:p>0.0176211453744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01005025125628">
                <text:p>0.0201005025125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25988700564972">
                <text:p>0.0225988700564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51572327044025">
                <text:p>0.0251572327044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73972602739726">
                <text:p>0.0273972602739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94117647058824">
                <text:p>0.0294117647058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1496062992126">
                <text:p>0.031496062992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50877192982456">
                <text:p>0.035087719298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8163265306122">
                <text:p>0.0408163265306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010752688172">
                <text:p>0.043010752688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65116279069768">
                <text:p>0.046511627906976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Env-Protect'.H3:'Env-Protect'.I21 'Env-Protect'.H26:'Env-Protect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Env-Protect'.H3:'Env-Protect'.H21" loext:label-string="weak" chart:class="chart:scatter">
            <chart:domain table:cell-range-address="'Env-Protect'.I3:'Env-Protect'.I21"/>
            <chart:data-point chart:repeated="19"/>
          </chart:series>
          <chart:series chart:style-name="ch10" chart:values-cell-range-address="'Env-Protect'.H26:'Env-Protect'.H44" loext:label-string="strong" chart:class="chart:scatter">
            <chart:domain table:cell-range-address="'Env-Protect'.I26:'Env-Protect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563113145847">
                <text:p>0.0091563113145847</text:p>
                <draw:g>
                  <svg:desc>'Env-Protect'.I3:'Env-Protect'.I21</svg:desc>
                </draw:g>
              </table:table-cell>
              <table:table-cell office:value-type="float" office:value="0.777777777777778">
                <text:p>0.777777777777778</text:p>
                <draw:g>
                  <svg:desc>'Env-Protect'.H3:'Env-Protect'.H21</svg:desc>
                </draw:g>
              </table:table-cell>
              <table:table-cell office:value-type="float" office:value="0.0013080444735121">
                <text:p>0.0013080444735121</text:p>
                <draw:g>
                  <svg:desc>'Env-Protect'.I26:'Env-Protect'.I44</svg:desc>
                </draw:g>
              </table:table-cell>
              <table:table-cell office:value-type="float" office:value="0.5">
                <text:p>0.5</text:p>
                <draw:g>
                  <svg:desc>'Env-Protect'.H26:'Env-Protect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0.8">
                <text:p>0.8</text:p>
              </table:table-cell>
              <table:table-cell office:value-type="float" office:value="0.00225733634311512">
                <text:p>0.002257336343115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0718954248366">
                <text:p>0.0130718954248366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00163398692810458">
                <text:p>0.0016339869281045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129102844639">
                <text:p>0.013129102844639</text:p>
              </table:table-cell>
              <table:table-cell office:value-type="float" office:value="0.75">
                <text:p>0.75</text:p>
              </table:table-cell>
              <table:table-cell office:value-type="float" office:value="0.00218818380743982">
                <text:p>0.0021881838074398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00273972602739726">
                <text:p>0.0027397260273972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31147540983607">
                <text:p>0.013114754098360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0327868852459016">
                <text:p>0.0032786885245901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8577075098814">
                <text:p>0.0118577075098814</text:p>
              </table:table-cell>
              <table:table-cell office:value-type="float" office:value="0.6">
                <text:p>0.6</text:p>
              </table:table-cell>
              <table:table-cell office:value-type="float" office:value="0.00395256916996047">
                <text:p>0.0039525691699604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96860986547085">
                <text:p>0.0089686098654708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02564102564103">
                <text:p>0.010256410256410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15606936416185">
                <text:p>0.011560693641618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9032258064516">
                <text:p>0.01290322580645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40845070422535">
                <text:p>0.014084507042253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51515151515152">
                <text:p>0.015151515151515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260162601626">
                <text:p>0.0162601626016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81818181818182">
                <text:p>0.018181818181818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">
                <text:p>0.0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12765957446808">
                <text:p>0.021276595744680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INFER-3-BASE'.A2:'INFER-3-BASE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3-BASE'.A2:'INFER-3-BASE'.A2" chart:class="chart:line">
            <chart:data-point/>
          </chart:series>
          <chart:series chart:attached-axis="primary-y" chart:style-name="ch11" chart:values-cell-range-address="'INFER-3-BASE'.A3:'INFER-3-BASE'.A3" chart:class="chart:line">
            <chart:data-point/>
          </chart:series>
          <chart:series chart:attached-axis="primary-y" chart:style-name="ch12" chart:values-cell-range-address="'INFER-3-BASE'.A4:'INFER-3-BASE'.A4" chart:class="chart:line">
            <chart:data-point/>
          </chart:series>
          <chart:series chart:attached-axis="primary-y" chart:style-name="ch13" chart:values-cell-range-address="'INFER-3-BASE'.A5:'INFER-3-BASE'.A5" chart:class="chart:line">
            <chart:data-point/>
          </chart:series>
          <chart:series chart:attached-axis="primary-y" chart:style-name="ch14" chart:values-cell-range-address="'INFER-3-BASE'.A6:'INFER-3-BASE'.A6" chart:class="chart:line">
            <chart:data-point/>
          </chart:series>
          <chart:series chart:attached-axis="primary-y" chart:style-name="ch15" chart:values-cell-range-address="'INFER-3-BASE'.A7:'INFER-3-BASE'.A7" chart:class="chart:line">
            <chart:data-point/>
          </chart:series>
          <chart:series chart:attached-axis="primary-y" chart:style-name="ch16" chart:values-cell-range-address="'INFER-3-BASE'.A8:'INFER-3-BASE'.A8" chart:class="chart:line">
            <chart:data-point/>
          </chart:series>
          <chart:series chart:attached-axis="primary-y" chart:style-name="ch17" chart:values-cell-range-address="'INFER-3-BASE'.A9:'INFER-3-BASE'.A9" chart:class="chart:line">
            <chart:data-point/>
          </chart:series>
          <chart:series chart:attached-axis="primary-y" chart:style-name="ch18" chart:values-cell-range-address="'INFER-3-BASE'.A10:'INFER-3-BASE'.A10" chart:class="chart:line">
            <chart:data-point/>
          </chart:series>
          <chart:series chart:attached-axis="primary-y" chart:style-name="ch19" chart:values-cell-range-address="'INFER-3-BASE'.A11:'INFER-3-BASE'.A11" chart:class="chart:line">
            <chart:data-point/>
          </chart:series>
          <chart:series chart:attached-axis="primary-y" chart:style-name="ch20" chart:values-cell-range-address="'INFER-3-BASE'.A12:'INFER-3-BASE'.A12" chart:class="chart:line">
            <chart:data-point/>
          </chart:series>
          <chart:series chart:attached-axis="primary-y" chart:style-name="ch21" chart:values-cell-range-address="'INFER-3-BASE'.A13:'INFER-3-BASE'.A13" chart:class="chart:line">
            <chart:data-point/>
          </chart:series>
          <chart:series chart:attached-axis="primary-y" chart:style-name="ch10" chart:values-cell-range-address="'INFER-3-BASE'.A14:'INFER-3-BASE'.A14" chart:class="chart:line">
            <chart:data-point/>
          </chart:series>
          <chart:series chart:attached-axis="primary-y" chart:style-name="ch11" chart:values-cell-range-address="'INFER-3-BASE'.A15:'INFER-3-BASE'.A15" chart:class="chart:line">
            <chart:data-point/>
          </chart:series>
          <chart:series chart:attached-axis="primary-y" chart:style-name="ch12" chart:values-cell-range-address="'INFER-3-BASE'.A16:'INFER-3-BASE'.A16" chart:class="chart:line">
            <chart:data-point/>
          </chart:series>
          <chart:series chart:attached-axis="primary-y" chart:style-name="ch13" chart:values-cell-range-address="'INFER-3-BASE'.A17:'INFER-3-BASE'.A17" chart:class="chart:line">
            <chart:data-point/>
          </chart:series>
          <chart:series chart:attached-axis="primary-y" chart:style-name="ch14" chart:values-cell-range-address="'INFER-3-BASE'.A18:'INFER-3-BASE'.A18" chart:class="chart:line">
            <chart:data-point/>
          </chart:series>
          <chart:series chart:attached-axis="primary-y" chart:style-name="ch15" chart:values-cell-range-address="'INFER-3-BASE'.A19:'INFER-3-BASE'.A19" chart:class="chart:line">
            <chart:data-point/>
          </chart:series>
          <chart:series chart:attached-axis="primary-y" chart:style-name="ch16" chart:values-cell-range-address="'INFER-3-BASE'.A20:'INFER-3-BASE'.A20" chart:class="chart:line">
            <chart:data-point/>
          </chart:series>
          <chart:series chart:attached-axis="primary-y" chart:style-name="ch17" chart:values-cell-range-address="'INFER-3-BASE'.A21:'INFER-3-BASE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INFER-3-BASE'.A2:'INFER-3-BASE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INFER-3-BASE'.A3:'INFER-3-BASE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INFER-3-BASE'.A4:'INFER-3-BASE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INFER-3-BASE'.A5:'INFER-3-BASE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INFER-3-BASE'.A6:'INFER-3-BASE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INFER-3-BASE'.A7:'INFER-3-BASE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INFER-3-BASE'.A8:'INFER-3-BASE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INFER-3-BASE'.A9:'INFER-3-BASE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INFER-3-BASE'.A10:'INFER-3-BASE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FER-3-BASE'.A11:'INFER-3-BASE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INFER-3-BASE'.A12:'INFER-3-BASE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INFER-3-BASE'.A13:'INFER-3-BASE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INFER-3-BASE'.A14:'INFER-3-BASE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INFER-3-BASE'.A15:'INFER-3-BASE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INFER-3-BASE'.A16:'INFER-3-BASE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INFER-3-BASE'.A17:'INFER-3-BASE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INFER-3-BASE'.A18:'INFER-3-BASE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INFER-3-BASE'.A19:'INFER-3-BASE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INFER-3-BASE'.A20:'INFER-3-BASE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INFER-3-BASE'.A21:'INFER-3-BASE'.A21</svg:desc>
                </draw:g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INFER-3-BASE'.H3:'INFER-3-BASE'.I21 'INFER-3-BASE'.A1:'INFER-3-BASE'.A1 'INFER-3-BASE'.H26:'INFER-3-BASE'.H44" chart:data-source-has-labels="row" svg:x="1.33cm" svg:y="0.179cm" svg:width="11.232cm" svg:height="7.659cm">
          <chartooo:coordinate-region svg:x="2.745cm" svg:y="0.378cm" svg:width="9.233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INFER-3-BASE'.H3:'INFER-3-BASE'.H21" chart:label-cell-address="'INFER-3-BASE'.A1:'INFER-3-BASE'.A1" chart:class="chart:scatter">
            <chart:domain table:cell-range-address="'INFER-3-BASE'.I3:'INFER-3-BASE'.I21"/>
            <chart:data-point chart:repeated="19"/>
          </chart:series>
          <chart:series chart:style-name="ch9" chart:values-cell-range-address="'INFER-3-BASE'.H26:'INFER-3-BASE'.H44" chart:label-cell-address="'INFER-3-BASE'.A1:'INFER-3-BASE'.A1" chart:class="chart:scatter">
            <chart:domain table:cell-range-address="'INFER-3-BASE'.I26:'INFER-3-BASE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3-BASE'.A1:'INFER-3-BA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3-BASE'.A1:'INFER-3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5382603008502">
                <text:p>0.135382603008502</text:p>
                <draw:g>
                  <svg:desc>'INFER-3-BASE'.I3:'INFER-3-BASE'.I21</svg:desc>
                </draw:g>
              </table:table-cell>
              <table:table-cell office:value-type="float" office:value="0.72887323943662">
                <text:p>0.72887323943662</text:p>
                <draw:g>
                  <svg:desc>'INFER-3-BASE'.H3:'INFER-3-BASE'.H21</svg:desc>
                </draw:g>
              </table:table-cell>
              <table:table-cell office:value-type="float" office:value="0.0542838456507521">
                <text:p>0.0542838456507521</text:p>
                <draw:g>
                  <svg:desc>'INFER-3-BASE'.I26:'INFER-3-BASE'.I44</svg:desc>
                </draw:g>
              </table:table-cell>
              <table:table-cell office:value-type="float" office:value="0.697478991596639">
                <text:p>0.697478991596639</text:p>
                <draw:g>
                  <svg:desc>'INFER-3-BASE'.H26:'INFER-3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6230248306998">
                <text:p>0.186230248306998</text:p>
              </table:table-cell>
              <table:table-cell office:value-type="float" office:value="0.743243243243243">
                <text:p>0.743243243243243</text:p>
              </table:table-cell>
              <table:table-cell office:value-type="float" office:value="0.0733634311512415">
                <text:p>0.0733634311512415</text:p>
              </table:table-cell>
              <table:table-cell office:value-type="float" office:value="0.698924731182796">
                <text:p>0.698924731182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8954248366013">
                <text:p>0.218954248366013</text:p>
              </table:table-cell>
              <table:table-cell office:value-type="float" office:value="0.712765957446808">
                <text:p>0.712765957446808</text:p>
              </table:table-cell>
              <table:table-cell office:value-type="float" office:value="0.0931372549019608">
                <text:p>0.0931372549019608</text:p>
              </table:table-cell>
              <table:table-cell office:value-type="float" office:value="0.678571428571429">
                <text:p>0.67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72647702407">
                <text:p>0.2472647702407</text:p>
              </table:table-cell>
              <table:table-cell office:value-type="float" office:value="0.689024390243902">
                <text:p>0.689024390243902</text:p>
              </table:table-cell>
              <table:table-cell office:value-type="float" office:value="0.109409190371991">
                <text:p>0.109409190371991</text:p>
              </table:table-cell>
              <table:table-cell office:value-type="float" office:value="0.657894736842105">
                <text:p>0.657894736842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7534246575342">
                <text:p>0.257534246575342</text:p>
              </table:table-cell>
              <table:table-cell office:value-type="float" office:value="0.657342657342657">
                <text:p>0.657342657342657</text:p>
              </table:table-cell>
              <table:table-cell office:value-type="float" office:value="0.123287671232877">
                <text:p>0.123287671232877</text:p>
              </table:table-cell>
              <table:table-cell office:value-type="float" office:value="0.633802816901409">
                <text:p>0.633802816901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409836065574">
                <text:p>0.275409836065574</text:p>
              </table:table-cell>
              <table:table-cell office:value-type="float" office:value="0.641221374045801">
                <text:p>0.641221374045801</text:p>
              </table:table-cell>
              <table:table-cell office:value-type="float" office:value="0.124590163934426">
                <text:p>0.124590163934426</text:p>
              </table:table-cell>
              <table:table-cell office:value-type="float" office:value="0.603174603174603">
                <text:p>0.603174603174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0395256916996">
                <text:p>0.300395256916996</text:p>
              </table:table-cell>
              <table:table-cell office:value-type="float" office:value="0.644067796610169">
                <text:p>0.644067796610169</text:p>
              </table:table-cell>
              <table:table-cell office:value-type="float" office:value="0.138339920948617">
                <text:p>0.138339920948617</text:p>
              </table:table-cell>
              <table:table-cell office:value-type="float" office:value="0.603448275862069">
                <text:p>0.603448275862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9417040358744">
                <text:p>0.309417040358744</text:p>
              </table:table-cell>
              <table:table-cell office:value-type="float" office:value="0.63302752293578">
                <text:p>0.63302752293578</text:p>
              </table:table-cell>
              <table:table-cell office:value-type="float" office:value="0.143497757847534">
                <text:p>0.143497757847534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8461538461538">
                <text:p>0.338461538461538</text:p>
              </table:table-cell>
              <table:table-cell office:value-type="float" office:value="0.653465346534653">
                <text:p>0.653465346534653</text:p>
              </table:table-cell>
              <table:table-cell office:value-type="float" office:value="0.164102564102564">
                <text:p>0.164102564102564</text:p>
              </table:table-cell>
              <table:table-cell office:value-type="float" office:value="0.627450980392157">
                <text:p>0.627450980392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601156069364">
                <text:p>0.352601156069364</text:p>
              </table:table-cell>
              <table:table-cell office:value-type="float" office:value="0.642105263157895">
                <text:p>0.642105263157895</text:p>
              </table:table-cell>
              <table:table-cell office:value-type="float" office:value="0.173410404624277">
                <text:p>0.17341040462427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4193548387097">
                <text:p>0.374193548387097</text:p>
              </table:table-cell>
              <table:table-cell office:value-type="float" office:value="0.651685393258427">
                <text:p>0.651685393258427</text:p>
              </table:table-cell>
              <table:table-cell office:value-type="float" office:value="0.180645161290323">
                <text:p>0.180645161290323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197183098592">
                <text:p>0.366197183098592</text:p>
              </table:table-cell>
              <table:table-cell office:value-type="float" office:value="0.634146341463415">
                <text:p>0.634146341463415</text:p>
              </table:table-cell>
              <table:table-cell office:value-type="float" office:value="0.183098591549296">
                <text:p>0.183098591549296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189393939393939">
                <text:p>0.189393939393939</text:p>
              </table:table-cell>
              <table:table-cell office:value-type="float" office:value="0.641025641025641">
                <text:p>0.641025641025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2113821138211">
                <text:p>0.382113821138211</text:p>
              </table:table-cell>
              <table:table-cell office:value-type="float" office:value="0.635135135135135">
                <text:p>0.635135135135135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648648648648649">
                <text:p>0.6486486486486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63013698630137">
                <text:p>0.63013698630137</text:p>
              </table:table-cell>
              <table:table-cell office:value-type="float" office:value="0.209090909090909">
                <text:p>0.209090909090909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22">
                <text:p>0.2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6170212765957">
                <text:p>0.436170212765957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8202247191011">
                <text:p>0.438202247191011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0.224719101123595">
                <text:p>0.22471910112359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9024390243902">
                <text:p>0.439024390243902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730769230769231">
                <text:p>0.730769230769231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INFER-4-BASE'.J2:'INFER-4-BASE'.J21 'INFER-4-BASE'.J25:'INFER-4-BASE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INFER-4-BASE'.J2:'INFER-4-BASE'.J21" loext:label-string="weak" chart:class="chart:line">
            <chart:data-point chart:repeated="20"/>
          </chart:series>
          <chart:series chart:style-name="ch10" chart:values-cell-range-address="'INFER-4-BASE'.J25:'INFER-4-BASE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INFER-4-BASE'.J2:'INFER-4-BASE'.J21</svg:desc>
                </draw:g>
              </table:table-cell>
              <table:table-cell office:value-type="float" office:value="NaN">
                <text:p>NaN</text:p>
                <draw:g>
                  <svg:desc>'INFER-4-BASE'.J25:'INFER-4-BASE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030303030303">
                <text:p>0.23030303030303</text:p>
              </table:table-cell>
              <table:table-cell office:value-type="float" office:value="0.100728155339806">
                <text:p>0.100728155339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783393501805">
                <text:p>0.29783393501805</text:p>
              </table:table-cell>
              <table:table-cell office:value-type="float" office:value="0.132788559754852">
                <text:p>0.132788559754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5">
                <text:p>0.335</text:p>
              </table:table-cell>
              <table:table-cell office:value-type="float" office:value="0.163793103448276">
                <text:p>0.163793103448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3929146537842">
                <text:p>0.363929146537842</text:p>
              </table:table-cell>
              <table:table-cell office:value-type="float" office:value="0.187617260787993">
                <text:p>0.1876172607879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007874015748">
                <text:p>0.37007874015748</text:p>
              </table:table-cell>
              <table:table-cell office:value-type="float" office:value="0.206422018348624">
                <text:p>0.206422018348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5321100917431">
                <text:p>0.385321100917431</text:p>
              </table:table-cell>
              <table:table-cell office:value-type="float" office:value="0.206521739130435">
                <text:p>0.206521739130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3978494623656">
                <text:p>0.413978494623656</text:p>
              </table:table-cell>
              <table:table-cell office:value-type="float" office:value="0.22508038585209">
                <text:p>0.22508038585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042042042042">
                <text:p>0.42042042042042</text:p>
              </table:table-cell>
              <table:table-cell office:value-type="float" office:value="0.231046931407942">
                <text:p>0.2310469314079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1178451178451">
                <text:p>0.451178451178451</text:p>
              </table:table-cell>
              <table:table-cell office:value-type="float" office:value="0.260162601626016">
                <text:p>0.260162601626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5223880597015">
                <text:p>0.455223880597015</text:p>
              </table:table-cell>
              <table:table-cell office:value-type="float" office:value="0.271493212669683">
                <text:p>0.2714932126696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75409836065574">
                <text:p>0.475409836065574</text:p>
              </table:table-cell>
              <table:table-cell office:value-type="float" office:value="0.281407035175879">
                <text:p>0.2814070351758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4285714285714">
                <text:p>0.464285714285714</text:p>
              </table:table-cell>
              <table:table-cell office:value-type="float" office:value="0.282608695652174">
                <text:p>0.2826086956521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292397660818713">
                <text:p>0.2923976608187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7157360406091">
                <text:p>0.47715736040609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02732240437158">
                <text:p>0.502732240437158</text:p>
              </table:table-cell>
              <table:table-cell office:value-type="float" office:value="0.315068493150685">
                <text:p>0.315068493150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23809523809524">
                <text:p>0.523809523809524</text:p>
              </table:table-cell>
              <table:table-cell office:value-type="float" office:value="0.330827067669173">
                <text:p>0.330827067669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32467532467533">
                <text:p>0.532467532467533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34246575342466">
                <text:p>0.534246575342466</text:p>
              </table:table-cell>
              <table:table-cell office:value-type="float" office:value="0.341880341880342">
                <text:p>0.341880341880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37313432835821">
                <text:p>0.537313432835821</text:p>
              </table:table-cell>
              <table:table-cell office:value-type="float" office:value="0.351851851851852">
                <text:p>0.351851851851852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INFER-4-BASE'.H3:'INFER-4-BASE'.I21 'INFER-4-BASE'.H26:'INFER-4-BASE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INFER-4-BASE'.H3:'INFER-4-BASE'.H21" loext:label-string="weak" chart:class="chart:scatter">
            <chart:domain table:cell-range-address="'INFER-4-BASE'.I3:'INFER-4-BASE'.I21"/>
            <chart:data-point chart:repeated="19"/>
          </chart:series>
          <chart:series chart:style-name="ch10" chart:values-cell-range-address="'INFER-4-BASE'.H26:'INFER-4-BASE'.H44" loext:label-string="strong" chart:class="chart:scatter">
            <chart:domain table:cell-range-address="'INFER-4-BASE'.I26:'INFER-4-BASE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6690647482014">
                <text:p>0.136690647482014</text:p>
                <draw:g>
                  <svg:desc>'INFER-4-BASE'.I3:'INFER-4-BASE'.I21</svg:desc>
                </draw:g>
              </table:table-cell>
              <table:table-cell office:value-type="float" office:value="0.730769230769231">
                <text:p>0.730769230769231</text:p>
                <draw:g>
                  <svg:desc>'INFER-4-BASE'.H3:'INFER-4-BASE'.H21</svg:desc>
                </draw:g>
              </table:table-cell>
              <table:table-cell office:value-type="float" office:value="0.0542838456507521">
                <text:p>0.0542838456507521</text:p>
                <draw:g>
                  <svg:desc>'INFER-4-BASE'.I26:'INFER-4-BASE'.I44</svg:desc>
                </draw:g>
              </table:table-cell>
              <table:table-cell office:value-type="float" office:value="0.697478991596639">
                <text:p>0.697478991596639</text:p>
                <draw:g>
                  <svg:desc>'INFER-4-BASE'.H26:'INFER-4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6230248306998">
                <text:p>0.186230248306998</text:p>
              </table:table-cell>
              <table:table-cell office:value-type="float" office:value="0.743243243243243">
                <text:p>0.743243243243243</text:p>
              </table:table-cell>
              <table:table-cell office:value-type="float" office:value="0.0733634311512415">
                <text:p>0.0733634311512415</text:p>
              </table:table-cell>
              <table:table-cell office:value-type="float" office:value="0.698924731182796">
                <text:p>0.698924731182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8954248366013">
                <text:p>0.218954248366013</text:p>
              </table:table-cell>
              <table:table-cell office:value-type="float" office:value="0.712765957446808">
                <text:p>0.712765957446808</text:p>
              </table:table-cell>
              <table:table-cell office:value-type="float" office:value="0.0931372549019608">
                <text:p>0.0931372549019608</text:p>
              </table:table-cell>
              <table:table-cell office:value-type="float" office:value="0.678571428571429">
                <text:p>0.67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72647702407">
                <text:p>0.2472647702407</text:p>
              </table:table-cell>
              <table:table-cell office:value-type="float" office:value="0.689024390243902">
                <text:p>0.689024390243902</text:p>
              </table:table-cell>
              <table:table-cell office:value-type="float" office:value="0.109409190371991">
                <text:p>0.109409190371991</text:p>
              </table:table-cell>
              <table:table-cell office:value-type="float" office:value="0.657894736842105">
                <text:p>0.657894736842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7534246575342">
                <text:p>0.257534246575342</text:p>
              </table:table-cell>
              <table:table-cell office:value-type="float" office:value="0.657342657342657">
                <text:p>0.657342657342657</text:p>
              </table:table-cell>
              <table:table-cell office:value-type="float" office:value="0.123287671232877">
                <text:p>0.123287671232877</text:p>
              </table:table-cell>
              <table:table-cell office:value-type="float" office:value="0.633802816901409">
                <text:p>0.633802816901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409836065574">
                <text:p>0.275409836065574</text:p>
              </table:table-cell>
              <table:table-cell office:value-type="float" office:value="0.641221374045801">
                <text:p>0.641221374045801</text:p>
              </table:table-cell>
              <table:table-cell office:value-type="float" office:value="0.124590163934426">
                <text:p>0.124590163934426</text:p>
              </table:table-cell>
              <table:table-cell office:value-type="float" office:value="0.603174603174603">
                <text:p>0.603174603174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138339920948617">
                <text:p>0.138339920948617</text:p>
              </table:table-cell>
              <table:table-cell office:value-type="float" office:value="0.603448275862069">
                <text:p>0.603448275862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390134529148">
                <text:p>0.31390134529148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143497757847534">
                <text:p>0.143497757847534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3589743589744">
                <text:p>0.343589743589744</text:p>
              </table:table-cell>
              <table:table-cell office:value-type="float" office:value="0.656862745098039">
                <text:p>0.656862745098039</text:p>
              </table:table-cell>
              <table:table-cell office:value-type="float" office:value="0.164102564102564">
                <text:p>0.164102564102564</text:p>
              </table:table-cell>
              <table:table-cell office:value-type="float" office:value="0.627450980392157">
                <text:p>0.627450980392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601156069364">
                <text:p>0.352601156069364</text:p>
              </table:table-cell>
              <table:table-cell office:value-type="float" office:value="0.642105263157895">
                <text:p>0.642105263157895</text:p>
              </table:table-cell>
              <table:table-cell office:value-type="float" office:value="0.173410404624277">
                <text:p>0.17341040462427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4193548387097">
                <text:p>0.374193548387097</text:p>
              </table:table-cell>
              <table:table-cell office:value-type="float" office:value="0.651685393258427">
                <text:p>0.651685393258427</text:p>
              </table:table-cell>
              <table:table-cell office:value-type="float" office:value="0.180645161290323">
                <text:p>0.180645161290323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197183098592">
                <text:p>0.366197183098592</text:p>
              </table:table-cell>
              <table:table-cell office:value-type="float" office:value="0.634146341463415">
                <text:p>0.634146341463415</text:p>
              </table:table-cell>
              <table:table-cell office:value-type="float" office:value="0.183098591549296">
                <text:p>0.183098591549296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189393939393939">
                <text:p>0.189393939393939</text:p>
              </table:table-cell>
              <table:table-cell office:value-type="float" office:value="0.641025641025641">
                <text:p>0.641025641025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2113821138211">
                <text:p>0.382113821138211</text:p>
              </table:table-cell>
              <table:table-cell office:value-type="float" office:value="0.635135135135135">
                <text:p>0.635135135135135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648648648648649">
                <text:p>0.6486486486486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63013698630137">
                <text:p>0.63013698630137</text:p>
              </table:table-cell>
              <table:table-cell office:value-type="float" office:value="0.209090909090909">
                <text:p>0.209090909090909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22">
                <text:p>0.2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6170212765957">
                <text:p>0.436170212765957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8202247191011">
                <text:p>0.438202247191011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0.224719101123595">
                <text:p>0.22471910112359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9024390243902">
                <text:p>0.439024390243902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730769230769231">
                <text:p>0.730769230769231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41190d" draw:fill-color="#41190d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703cm" style:legend-expansion="high" chart:style-name="ch2"/>
        <chart:plot-area chart:style-name="ch3" table:cell-range-address="'USER-COUNTS'.C1:'USER-COUNTS'.D21 'USER-COUNTS'.F1:'USER-COUNTS'.F21" chart:data-source-has-labels="row" svg:x="1.331cm" svg:y="0.18cm" svg:width="11.841cm" svg:height="7.659cm">
          <chartooo:coordinate-region svg:x="2.323cm" svg:y="0.379cm" svg:width="10.663cm" svg:height="6.813cm"/>
          <chart:axis chart:dimension="x" chart:name="primary-x" chart:style-name="ch4">
            <chart:title svg:x="5.977cm" svg:y="8.019cm" chart:style-name="ch5">
              <text:p>Minimum Tweets</text:p>
            </chart:title>
          </chart:axis>
          <chart:axis chart:dimension="y" chart:name="primary-y" chart:style-name="ch4">
            <chart:title svg:x="0.451cm" svg:y="4.886cm" chart:style-name="ch6">
              <text:p>User Count</text:p>
            </chart:title>
            <chart:grid chart:style-name="ch7" chart:class="major"/>
          </chart:axis>
          <chart:series chart:style-name="ch8" chart:values-cell-range-address="'USER-COUNTS'.C2:'USER-COUNTS'.C21" chart:label-cell-address="'USER-COUNTS'.C1:'USER-COUNTS'.C1" chart:class="chart:line">
            <chart:data-point chart:repeated="20"/>
          </chart:series>
          <chart:series chart:style-name="ch9" chart:values-cell-range-address="'USER-COUNTS'.D2:'USER-COUNTS'.D21" chart:label-cell-address="'USER-COUNTS'.D1:'USER-COUNTS'.D1" chart:class="chart:line">
            <chart:data-point chart:repeated="20"/>
          </chart:series>
          <chart:series chart:style-name="ch10" chart:values-cell-range-address="'USER-COUNTS'.F2:'USER-COUNTS'.F21" chart:label-cell-address="'USER-COUNTS'.F1:'USER-COUNTS'.F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USER-COUNTS'.C1:'USER-COUNTS'.C1</svg:desc>
                </draw:g>
              </table:table-cell>
              <table:table-cell office:value-type="string">
                <text:p>Greens</text:p>
                <draw:g>
                  <svg:desc>'USER-COUNTS'.D1:'USER-COUNTS'.D1</svg:desc>
                </draw:g>
              </table:table-cell>
              <table:table-cell office:value-type="string">
                <text:p>Deniers</text:p>
                <draw:g>
                  <svg:desc>'USER-COUNTS'.F1:'USER-COUNT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USER-COUNTS'.C2:'USER-COUNTS'.C21</svg:desc>
                </draw:g>
              </table:table-cell>
              <table:table-cell office:value-type="float" office:value="NaN">
                <text:p>NaN</text:p>
                <draw:g>
                  <svg:desc>'USER-COUNTS'.D2:'USER-COUNTS'.D21</svg:desc>
                </draw:g>
              </table:table-cell>
              <table:table-cell office:value-type="float" office:value="NaN">
                <text:p>NaN</text:p>
                <draw:g>
                  <svg:desc>'USER-COUNTS'.F2:'USER-COUNTS'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76">
                <text:p>2376</text:p>
              </table:table-cell>
              <table:table-cell office:value-type="float" office:value="1529">
                <text:p>1529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7">
                <text:p>1347</text:p>
              </table:table-cell>
              <table:table-cell office:value-type="float" office:value="886">
                <text:p>88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7">
                <text:p>927</text:p>
              </table:table-cell>
              <table:table-cell office:value-type="float" office:value="612">
                <text:p>61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5">
                <text:p>705</text:p>
              </table:table-cell>
              <table:table-cell office:value-type="float" office:value="457">
                <text:p>45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1">
                <text:p>561</text:p>
              </table:table-cell>
              <table:table-cell office:value-type="float" office:value="365">
                <text:p>36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8">
                <text:p>468</text:p>
              </table:table-cell>
              <table:table-cell office:value-type="float" office:value="305">
                <text:p>30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2">
                <text:p>392</text:p>
              </table:table-cell>
              <table:table-cell office:value-type="float" office:value="253">
                <text:p>25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5">
                <text:p>345</text:p>
              </table:table-cell>
              <table:table-cell office:value-type="float" office:value="223">
                <text:p>22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">
                <text:p>302</text:p>
              </table:table-cell>
              <table:table-cell office:value-type="float" office:value="195">
                <text:p>19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1">
                <text:p>271</text:p>
              </table:table-cell>
              <table:table-cell office:value-type="float" office:value="173">
                <text:p>17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155">
                <text:p>15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6">
                <text:p>216</text:p>
              </table:table-cell>
              <table:table-cell office:value-type="float" office:value="142">
                <text:p>14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8">
                <text:p>198</text:p>
              </table:table-cell>
              <table:table-cell office:value-type="float" office:value="132">
                <text:p>13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3">
                <text:p>183</text:p>
              </table:table-cell>
              <table:table-cell office:value-type="float" office:value="123">
                <text:p>1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6">
                <text:p>166</text:p>
              </table:table-cell>
              <table:table-cell office:value-type="float" office:value="110">
                <text:p>1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1">
                <text:p>151</text:p>
              </table:table-cell>
              <table:table-cell office:value-type="float" office:value="100">
                <text:p>1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">
                <text:p>137</text:p>
              </table:table-cell>
              <table:table-cell office:value-type="float" office:value="94">
                <text:p>9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">
                <text:p>130</text:p>
              </table:table-cell>
              <table:table-cell office:value-type="float" office:value="89">
                <text:p>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9">
                <text:p>119</text:p>
              </table:table-cell>
              <table:table-cell office:value-type="float" office:value="82">
                <text:p>82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ChartDash_20_1" svg:stroke-width="0.08cm" svg:stroke-color="#1c1c1c" draw:fill-color="#1c1c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5.06cm" svg:y="8.401cm" style:legend-expansion="wide" chart:style-name="ch2"/>
        <chart:plot-area chart:style-name="ch3" table:cell-range-address="'USER-COUNTS'.B1:'USER-COUNTS'.C21" chart:data-source-has-labels="row" svg:x="1.331cm" svg:y="0.18cm" svg:width="13.468cm" svg:height="6.876cm">
          <chartooo:coordinate-region svg:x="2.323cm" svg:y="0.379cm" svg:width="11.299cm" svg:height="6.03cm"/>
          <chart:axis chart:dimension="x" chart:name="primary-x" chart:style-name="ch4">
            <chart:title svg:x="6.791cm" svg:y="7.236cm" chart:style-name="ch5">
              <text:p>Minimum Tweets</text:p>
            </chart:title>
          </chart:axis>
          <chart:axis chart:dimension="y" chart:name="primary-y" chart:style-name="ch4">
            <chart:title svg:x="0.451cm" svg:y="4.495cm" chart:style-name="ch6">
              <text:p>User Count</text:p>
            </chart:title>
            <chart:grid chart:style-name="ch7" chart:class="major"/>
          </chart:axis>
          <chart:axis chart:dimension="y" chart:name="secondary-y" chart:style-name="ch8">
            <chart:title svg:x="15.119cm" svg:y="4.588cm" chart:style-name="ch6">
              <text:p>Tweet Count</text:p>
            </chart:title>
          </chart:axis>
          <chart:series chart:attached-axis="secondary-y" chart:style-name="ch9" chart:values-cell-range-address="'USER-COUNTS'.B2:'USER-COUNTS'.B21" chart:label-cell-address="'USER-COUNTS'.B1:'USER-COUNTS'.B1" chart:class="chart:line">
            <chart:data-point chart:repeated="20"/>
          </chart:series>
          <chart:series chart:attached-axis="primary-y" chart:style-name="ch10" chart:values-cell-range-address="'USER-COUNTS'.C2:'USER-COUNTS'.C21" chart:label-cell-address="'USER-COUNTS'.C1:'USER-COUNTS'.C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weets</text:p>
                <draw:g>
                  <svg:desc>'USER-COUNTS'.B1:'USER-COUNTS'.B1</svg:desc>
                </draw:g>
              </table:table-cell>
              <table:table-cell office:value-type="string">
                <text:p>Users</text:p>
                <draw:g>
                  <svg:desc>'USER-COUNTS'.C1:'USER-COUNT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USER-COUNTS'.B2:'USER-COUNTS'.B21</svg:desc>
                </draw:g>
              </table:table-cell>
              <table:table-cell office:value-type="float" office:value="NaN">
                <text:p>NaN</text:p>
                <draw:g>
                  <svg:desc>'USER-COUNTS'.C2:'USER-COUNTS'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56">
                <text:p>20856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816">
                <text:p>18816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50">
                <text:p>17550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662">
                <text:p>16662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947">
                <text:p>15947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01">
                <text:p>1540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69">
                <text:p>1486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85">
                <text:p>1448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107">
                <text:p>14107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807">
                <text:p>13807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466">
                <text:p>1346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78">
                <text:p>1317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931">
                <text:p>1293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735">
                <text:p>1273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465">
                <text:p>1246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241">
                <text:p>1224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03">
                <text:p>1200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877">
                <text:p>118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668">
                <text:p>11668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3.701cm" svg:y="3.951cm" style:legend-expansion="high" chart:style-name="ch2"/>
        <chart:plot-area chart:style-name="ch3" table:cell-range-address="'INFER-1-BASE'.H3:'INFER-1-BASE'.I21 'INFER-1-BASE'.H26:'INFER-1-BASE'.H44" chart:data-source-has-labels="row" svg:x="1.33cm" svg:y="0.179cm" svg:width="12.052cm" svg:height="7.659cm">
          <chartooo:coordinate-region svg:x="2.745cm" svg:y="0.378cm" svg:width="9.868cm" svg:height="6.813cm"/>
          <chart:axis chart:dimension="x" chart:name="primary-x" chart:style-name="ch4">
            <chart:title svg:x="6.836cm" svg:y="8.017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cm" chart:style-name="ch8">
              <text:p>Precision</text:p>
            </chart:title>
            <chart:grid chart:style-name="ch6" chart:class="major"/>
          </chart:axis>
          <chart:series chart:style-name="ch9" chart:values-cell-range-address="'INFER-1-BASE'.H3:'INFER-1-BASE'.H21" loext:label-string="weak" chart:class="chart:scatter">
            <chart:domain table:cell-range-address="'INFER-1-BASE'.I3:'INFER-1-BASE'.I21"/>
            <chart:data-point chart:repeated="14"/>
            <chart:data-point chart:style-name="ch10"/>
            <chart:data-point chart:repeated="4"/>
          </chart:series>
          <chart:series chart:style-name="ch11" chart:values-cell-range-address="'INFER-1-BASE'.H26:'INFER-1-BASE'.H44" loext:label-string="strong" chart:class="chart:scatter">
            <chart:domain table:cell-range-address="'INFER-1-BASE'.I26:'INFER-1-BASE'.I44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0065402223676">
                <text:p>0.100065402223676</text:p>
                <draw:g>
                  <svg:desc>'INFER-1-BASE'.I3:'INFER-1-BASE'.I21</svg:desc>
                </draw:g>
              </table:table-cell>
              <table:table-cell office:value-type="float" office:value="0.698630136986301">
                <text:p>0.698630136986301</text:p>
                <draw:g>
                  <svg:desc>'INFER-1-BASE'.H3:'INFER-1-BASE'.H21</svg:desc>
                </draw:g>
              </table:table-cell>
              <table:table-cell office:value-type="float" office:value="0.0385873119686069">
                <text:p>0.0385873119686069</text:p>
                <draw:g>
                  <svg:desc>'INFER-1-BASE'.I26:'INFER-1-BASE'.I44</svg:desc>
                </draw:g>
              </table:table-cell>
              <table:table-cell office:value-type="float" office:value="0.662921348314607">
                <text:p>0.662921348314607</text:p>
                <draw:g>
                  <svg:desc>'INFER-1-BASE'.H26:'INFER-1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6568848758465">
                <text:p>0.136568848758465</text:p>
              </table:table-cell>
              <table:table-cell office:value-type="float" office:value="0.707602339181287">
                <text:p>0.707602339181287</text:p>
              </table:table-cell>
              <table:table-cell office:value-type="float" office:value="0.0519187358916479">
                <text:p>0.0519187358916479</text:p>
              </table:table-cell>
              <table:table-cell office:value-type="float" office:value="0.676470588235294">
                <text:p>0.6764705882352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0130718954248">
                <text:p>0.160130718954248</text:p>
              </table:table-cell>
              <table:table-cell office:value-type="float" office:value="0.675862068965517">
                <text:p>0.675862068965517</text:p>
              </table:table-cell>
              <table:table-cell office:value-type="float" office:value="0.0637254901960784">
                <text:p>0.0637254901960784</text:p>
              </table:table-cell>
              <table:table-cell office:value-type="float" office:value="0.639344262295082">
                <text:p>0.639344262295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9431072210066">
                <text:p>0.179431072210066</text:p>
              </table:table-cell>
              <table:table-cell office:value-type="float" office:value="0.640625">
                <text:p>0.640625</text:p>
              </table:table-cell>
              <table:table-cell office:value-type="float" office:value="0.074398249452954">
                <text:p>0.074398249452954</text:p>
              </table:table-cell>
              <table:table-cell office:value-type="float" office:value="0.607142857142857">
                <text:p>0.60714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1780821917808">
                <text:p>0.191780821917808</text:p>
              </table:table-cell>
              <table:table-cell office:value-type="float" office:value="0.603448275862069">
                <text:p>0.603448275862069</text:p>
              </table:table-cell>
              <table:table-cell office:value-type="float" office:value="0.0849315068493151">
                <text:p>0.0849315068493151</text:p>
              </table:table-cell>
              <table:table-cell office:value-type="float" office:value="0.584905660377358">
                <text:p>0.584905660377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655737704918">
                <text:p>0.20655737704918</text:p>
              </table:table-cell>
              <table:table-cell office:value-type="float" office:value="0.588785046728972">
                <text:p>0.588785046728972</text:p>
              </table:table-cell>
              <table:table-cell office:value-type="float" office:value="0.0885245901639344">
                <text:p>0.0885245901639344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7154150197628">
                <text:p>0.237154150197628</text:p>
              </table:table-cell>
              <table:table-cell office:value-type="float" office:value="0.6">
                <text:p>0.6</text:p>
              </table:table-cell>
              <table:table-cell office:value-type="float" office:value="0.102766798418972">
                <text:p>0.102766798418972</text:p>
              </table:table-cell>
              <table:table-cell office:value-type="float" office:value="0.553191489361702">
                <text:p>0.5531914893617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5605381165919">
                <text:p>0.255605381165919</text:p>
              </table:table-cell>
              <table:table-cell office:value-type="float" office:value="0.6">
                <text:p>0.6</text:p>
              </table:table-cell>
              <table:table-cell office:value-type="float" office:value="0.112107623318386">
                <text:p>0.112107623318386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2051282051282">
                <text:p>0.282051282051282</text:p>
              </table:table-cell>
              <table:table-cell office:value-type="float" office:value="0.617977528089888">
                <text:p>0.617977528089888</text:p>
              </table:table-cell>
              <table:table-cell office:value-type="float" office:value="0.128205128205128">
                <text:p>0.128205128205128</text:p>
              </table:table-cell>
              <table:table-cell office:value-type="float" office:value="0.595238095238095">
                <text:p>0.595238095238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9017341040462">
                <text:p>0.289017341040462</text:p>
              </table:table-cell>
              <table:table-cell office:value-type="float" office:value="0.602409638554217">
                <text:p>0.602409638554217</text:p>
              </table:table-cell>
              <table:table-cell office:value-type="float" office:value="0.132947976878613">
                <text:p>0.132947976878613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3225806451613">
                <text:p>0.303225806451613</text:p>
              </table:table-cell>
              <table:table-cell office:value-type="float" office:value="0.61038961038961">
                <text:p>0.61038961038961</text:p>
              </table:table-cell>
              <table:table-cell office:value-type="float" office:value="0.141935483870968">
                <text:p>0.141935483870968</text:p>
              </table:table-cell>
              <table:table-cell office:value-type="float" office:value="0.594594594594595">
                <text:p>0.5945945945945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8732394366197">
                <text:p>0.288732394366197</text:p>
              </table:table-cell>
              <table:table-cell office:value-type="float" office:value="0.585714285714286">
                <text:p>0.585714285714286</text:p>
              </table:table-cell>
              <table:table-cell office:value-type="float" office:value="0.140845070422535">
                <text:p>0.14084507042253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030303030303">
                <text:p>0.28030303030303</text:p>
              </table:table-cell>
              <table:table-cell office:value-type="float" office:value="0.578125">
                <text:p>0.578125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.606060606060606">
                <text:p>0.6060606060606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0813008130081">
                <text:p>0.300813008130081</text:p>
              </table:table-cell>
              <table:table-cell office:value-type="float" office:value="0.587301587301587">
                <text:p>0.587301587301587</text:p>
              </table:table-cell>
              <table:table-cell office:value-type="float" office:value="0.16260162601626">
                <text:p>0.16260162601626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7272727272727">
                <text:p>0.327272727272727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0.172727272727273">
                <text:p>0.172727272727273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">
                <text:p>0.34</text:p>
              </table:table-cell>
              <table:table-cell office:value-type="float" office:value="0.596491228070175">
                <text:p>0.596491228070175</text:p>
              </table:table-cell>
              <table:table-cell office:value-type="float" office:value="0.18">
                <text:p>0.18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1063829787234">
                <text:p>0.351063829787234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59550561797753">
                <text:p>0.359550561797753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0.191011235955056">
                <text:p>0.191011235955056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5853658536585">
                <text:p>0.36585365853658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727272727272727">
                <text:p>0.7272727272727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INFER-3-BASE'.A2:'INFER-3-BASE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3-BASE'.A2:'INFER-3-BASE'.A2" chart:class="chart:line">
            <chart:data-point/>
          </chart:series>
          <chart:series chart:attached-axis="primary-y" chart:style-name="ch11" chart:values-cell-range-address="'INFER-3-BASE'.A3:'INFER-3-BASE'.A3" chart:class="chart:line">
            <chart:data-point/>
          </chart:series>
          <chart:series chart:attached-axis="primary-y" chart:style-name="ch12" chart:values-cell-range-address="'INFER-3-BASE'.A4:'INFER-3-BASE'.A4" chart:class="chart:line">
            <chart:data-point/>
          </chart:series>
          <chart:series chart:attached-axis="primary-y" chart:style-name="ch13" chart:values-cell-range-address="'INFER-3-BASE'.A5:'INFER-3-BASE'.A5" chart:class="chart:line">
            <chart:data-point/>
          </chart:series>
          <chart:series chart:attached-axis="primary-y" chart:style-name="ch14" chart:values-cell-range-address="'INFER-3-BASE'.A6:'INFER-3-BASE'.A6" chart:class="chart:line">
            <chart:data-point/>
          </chart:series>
          <chart:series chart:attached-axis="primary-y" chart:style-name="ch15" chart:values-cell-range-address="'INFER-3-BASE'.A7:'INFER-3-BASE'.A7" chart:class="chart:line">
            <chart:data-point/>
          </chart:series>
          <chart:series chart:attached-axis="primary-y" chart:style-name="ch16" chart:values-cell-range-address="'INFER-3-BASE'.A8:'INFER-3-BASE'.A8" chart:class="chart:line">
            <chart:data-point/>
          </chart:series>
          <chart:series chart:attached-axis="primary-y" chart:style-name="ch17" chart:values-cell-range-address="'INFER-3-BASE'.A9:'INFER-3-BASE'.A9" chart:class="chart:line">
            <chart:data-point/>
          </chart:series>
          <chart:series chart:attached-axis="primary-y" chart:style-name="ch18" chart:values-cell-range-address="'INFER-3-BASE'.A10:'INFER-3-BASE'.A10" chart:class="chart:line">
            <chart:data-point/>
          </chart:series>
          <chart:series chart:attached-axis="primary-y" chart:style-name="ch19" chart:values-cell-range-address="'INFER-3-BASE'.A11:'INFER-3-BASE'.A11" chart:class="chart:line">
            <chart:data-point/>
          </chart:series>
          <chart:series chart:attached-axis="primary-y" chart:style-name="ch20" chart:values-cell-range-address="'INFER-3-BASE'.A12:'INFER-3-BASE'.A12" chart:class="chart:line">
            <chart:data-point/>
          </chart:series>
          <chart:series chart:attached-axis="primary-y" chart:style-name="ch21" chart:values-cell-range-address="'INFER-3-BASE'.A13:'INFER-3-BASE'.A13" chart:class="chart:line">
            <chart:data-point/>
          </chart:series>
          <chart:series chart:attached-axis="primary-y" chart:style-name="ch10" chart:values-cell-range-address="'INFER-3-BASE'.A14:'INFER-3-BASE'.A14" chart:class="chart:line">
            <chart:data-point/>
          </chart:series>
          <chart:series chart:attached-axis="primary-y" chart:style-name="ch11" chart:values-cell-range-address="'INFER-3-BASE'.A15:'INFER-3-BASE'.A15" chart:class="chart:line">
            <chart:data-point/>
          </chart:series>
          <chart:series chart:attached-axis="primary-y" chart:style-name="ch12" chart:values-cell-range-address="'INFER-3-BASE'.A16:'INFER-3-BASE'.A16" chart:class="chart:line">
            <chart:data-point/>
          </chart:series>
          <chart:series chart:attached-axis="primary-y" chart:style-name="ch13" chart:values-cell-range-address="'INFER-3-BASE'.A17:'INFER-3-BASE'.A17" chart:class="chart:line">
            <chart:data-point/>
          </chart:series>
          <chart:series chart:attached-axis="primary-y" chart:style-name="ch14" chart:values-cell-range-address="'INFER-3-BASE'.A18:'INFER-3-BASE'.A18" chart:class="chart:line">
            <chart:data-point/>
          </chart:series>
          <chart:series chart:attached-axis="primary-y" chart:style-name="ch15" chart:values-cell-range-address="'INFER-3-BASE'.A19:'INFER-3-BASE'.A19" chart:class="chart:line">
            <chart:data-point/>
          </chart:series>
          <chart:series chart:attached-axis="primary-y" chart:style-name="ch16" chart:values-cell-range-address="'INFER-3-BASE'.A20:'INFER-3-BASE'.A20" chart:class="chart:line">
            <chart:data-point/>
          </chart:series>
          <chart:series chart:attached-axis="primary-y" chart:style-name="ch17" chart:values-cell-range-address="'INFER-3-BASE'.A21:'INFER-3-BASE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INFER-3-BASE'.A2:'INFER-3-BASE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INFER-3-BASE'.A3:'INFER-3-BASE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INFER-3-BASE'.A4:'INFER-3-BASE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INFER-3-BASE'.A5:'INFER-3-BASE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INFER-3-BASE'.A6:'INFER-3-BASE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INFER-3-BASE'.A7:'INFER-3-BASE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INFER-3-BASE'.A8:'INFER-3-BASE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INFER-3-BASE'.A9:'INFER-3-BASE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INFER-3-BASE'.A10:'INFER-3-BASE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FER-3-BASE'.A11:'INFER-3-BASE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INFER-3-BASE'.A12:'INFER-3-BASE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INFER-3-BASE'.A13:'INFER-3-BASE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INFER-3-BASE'.A14:'INFER-3-BASE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INFER-3-BASE'.A15:'INFER-3-BASE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INFER-3-BASE'.A16:'INFER-3-BASE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INFER-3-BASE'.A17:'INFER-3-BASE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INFER-3-BASE'.A18:'INFER-3-BASE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INFER-3-BASE'.A19:'INFER-3-BASE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INFER-3-BASE'.A20:'INFER-3-BASE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INFER-3-BASE'.A21:'INFER-3-BASE'.A21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INFER-3-BASE'.H3:'INFER-3-BASE'.I21 'INFER-3-BASE'.A1:'INFER-3-BASE'.A1 'INFER-3-BASE'.H26:'INFER-3-BASE'.H44" chart:data-source-has-labels="row" svg:x="1.33cm" svg:y="0.179cm" svg:width="11.232cm" svg:height="7.659cm">
          <chartooo:coordinate-region svg:x="2.745cm" svg:y="0.378cm" svg:width="9.233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INFER-3-BASE'.H3:'INFER-3-BASE'.H21" chart:label-cell-address="'INFER-3-BASE'.A1:'INFER-3-BASE'.A1" chart:class="chart:scatter">
            <chart:domain table:cell-range-address="'INFER-3-BASE'.I3:'INFER-3-BASE'.I21"/>
            <chart:data-point chart:repeated="19"/>
          </chart:series>
          <chart:series chart:style-name="ch9" chart:values-cell-range-address="'INFER-3-BASE'.H26:'INFER-3-BASE'.H44" chart:label-cell-address="'INFER-3-BASE'.A1:'INFER-3-BASE'.A1" chart:class="chart:scatter">
            <chart:domain table:cell-range-address="'INFER-3-BASE'.I26:'INFER-3-BASE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3-BASE'.A1:'INFER-3-BA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3-BASE'.A1:'INFER-3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5382603008502">
                <text:p>0.135382603008502</text:p>
                <draw:g>
                  <svg:desc>'INFER-3-BASE'.I3:'INFER-3-BASE'.I21</svg:desc>
                </draw:g>
              </table:table-cell>
              <table:table-cell office:value-type="float" office:value="0.72887323943662">
                <text:p>0.72887323943662</text:p>
                <draw:g>
                  <svg:desc>'INFER-3-BASE'.H3:'INFER-3-BASE'.H21</svg:desc>
                </draw:g>
              </table:table-cell>
              <table:table-cell office:value-type="float" office:value="0.0542838456507521">
                <text:p>0.0542838456507521</text:p>
                <draw:g>
                  <svg:desc>'INFER-3-BASE'.I26:'INFER-3-BASE'.I44</svg:desc>
                </draw:g>
              </table:table-cell>
              <table:table-cell office:value-type="float" office:value="0.697478991596639">
                <text:p>0.697478991596639</text:p>
                <draw:g>
                  <svg:desc>'INFER-3-BASE'.H26:'INFER-3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6230248306998">
                <text:p>0.186230248306998</text:p>
              </table:table-cell>
              <table:table-cell office:value-type="float" office:value="0.743243243243243">
                <text:p>0.743243243243243</text:p>
              </table:table-cell>
              <table:table-cell office:value-type="float" office:value="0.0733634311512415">
                <text:p>0.0733634311512415</text:p>
              </table:table-cell>
              <table:table-cell office:value-type="float" office:value="0.698924731182796">
                <text:p>0.698924731182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8954248366013">
                <text:p>0.218954248366013</text:p>
              </table:table-cell>
              <table:table-cell office:value-type="float" office:value="0.712765957446808">
                <text:p>0.712765957446808</text:p>
              </table:table-cell>
              <table:table-cell office:value-type="float" office:value="0.0931372549019608">
                <text:p>0.0931372549019608</text:p>
              </table:table-cell>
              <table:table-cell office:value-type="float" office:value="0.678571428571429">
                <text:p>0.67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72647702407">
                <text:p>0.2472647702407</text:p>
              </table:table-cell>
              <table:table-cell office:value-type="float" office:value="0.689024390243902">
                <text:p>0.689024390243902</text:p>
              </table:table-cell>
              <table:table-cell office:value-type="float" office:value="0.109409190371991">
                <text:p>0.109409190371991</text:p>
              </table:table-cell>
              <table:table-cell office:value-type="float" office:value="0.657894736842105">
                <text:p>0.657894736842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7534246575342">
                <text:p>0.257534246575342</text:p>
              </table:table-cell>
              <table:table-cell office:value-type="float" office:value="0.657342657342657">
                <text:p>0.657342657342657</text:p>
              </table:table-cell>
              <table:table-cell office:value-type="float" office:value="0.123287671232877">
                <text:p>0.123287671232877</text:p>
              </table:table-cell>
              <table:table-cell office:value-type="float" office:value="0.633802816901409">
                <text:p>0.633802816901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409836065574">
                <text:p>0.275409836065574</text:p>
              </table:table-cell>
              <table:table-cell office:value-type="float" office:value="0.641221374045801">
                <text:p>0.641221374045801</text:p>
              </table:table-cell>
              <table:table-cell office:value-type="float" office:value="0.124590163934426">
                <text:p>0.124590163934426</text:p>
              </table:table-cell>
              <table:table-cell office:value-type="float" office:value="0.603174603174603">
                <text:p>0.603174603174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0395256916996">
                <text:p>0.300395256916996</text:p>
              </table:table-cell>
              <table:table-cell office:value-type="float" office:value="0.644067796610169">
                <text:p>0.644067796610169</text:p>
              </table:table-cell>
              <table:table-cell office:value-type="float" office:value="0.138339920948617">
                <text:p>0.138339920948617</text:p>
              </table:table-cell>
              <table:table-cell office:value-type="float" office:value="0.603448275862069">
                <text:p>0.603448275862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9417040358744">
                <text:p>0.309417040358744</text:p>
              </table:table-cell>
              <table:table-cell office:value-type="float" office:value="0.63302752293578">
                <text:p>0.63302752293578</text:p>
              </table:table-cell>
              <table:table-cell office:value-type="float" office:value="0.143497757847534">
                <text:p>0.143497757847534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8461538461538">
                <text:p>0.338461538461538</text:p>
              </table:table-cell>
              <table:table-cell office:value-type="float" office:value="0.653465346534653">
                <text:p>0.653465346534653</text:p>
              </table:table-cell>
              <table:table-cell office:value-type="float" office:value="0.164102564102564">
                <text:p>0.164102564102564</text:p>
              </table:table-cell>
              <table:table-cell office:value-type="float" office:value="0.627450980392157">
                <text:p>0.627450980392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601156069364">
                <text:p>0.352601156069364</text:p>
              </table:table-cell>
              <table:table-cell office:value-type="float" office:value="0.642105263157895">
                <text:p>0.642105263157895</text:p>
              </table:table-cell>
              <table:table-cell office:value-type="float" office:value="0.173410404624277">
                <text:p>0.17341040462427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4193548387097">
                <text:p>0.374193548387097</text:p>
              </table:table-cell>
              <table:table-cell office:value-type="float" office:value="0.651685393258427">
                <text:p>0.651685393258427</text:p>
              </table:table-cell>
              <table:table-cell office:value-type="float" office:value="0.180645161290323">
                <text:p>0.180645161290323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197183098592">
                <text:p>0.366197183098592</text:p>
              </table:table-cell>
              <table:table-cell office:value-type="float" office:value="0.634146341463415">
                <text:p>0.634146341463415</text:p>
              </table:table-cell>
              <table:table-cell office:value-type="float" office:value="0.183098591549296">
                <text:p>0.183098591549296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189393939393939">
                <text:p>0.189393939393939</text:p>
              </table:table-cell>
              <table:table-cell office:value-type="float" office:value="0.641025641025641">
                <text:p>0.641025641025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2113821138211">
                <text:p>0.382113821138211</text:p>
              </table:table-cell>
              <table:table-cell office:value-type="float" office:value="0.635135135135135">
                <text:p>0.635135135135135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648648648648649">
                <text:p>0.6486486486486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63013698630137">
                <text:p>0.63013698630137</text:p>
              </table:table-cell>
              <table:table-cell office:value-type="float" office:value="0.209090909090909">
                <text:p>0.209090909090909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22">
                <text:p>0.2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6170212765957">
                <text:p>0.436170212765957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8202247191011">
                <text:p>0.438202247191011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0.224719101123595">
                <text:p>0.22471910112359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9024390243902">
                <text:p>0.439024390243902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730769230769231">
                <text:p>0.7307692307692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INFER-3-BASE'.J2:'INFER-3-BASE'.J21 'INFER-3-BASE'.J25:'INFER-3-BASE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INFER-3-BASE'.J2:'INFER-3-BASE'.J21" loext:label-string="weak" chart:class="chart:line">
            <chart:data-point chart:repeated="20"/>
          </chart:series>
          <chart:series chart:style-name="ch10" chart:values-cell-range-address="'INFER-3-BASE'.J25:'INFER-3-BASE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INFER-3-BASE'.J2:'INFER-3-BASE'.J21</svg:desc>
                </draw:g>
              </table:table-cell>
              <table:table-cell office:value-type="float" office:value="NaN">
                <text:p>NaN</text:p>
                <draw:g>
                  <svg:desc>'INFER-3-BASE'.J25:'INFER-3-BASE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8350799779371">
                <text:p>0.228350799779371</text:p>
              </table:table-cell>
              <table:table-cell office:value-type="float" office:value="0.100728155339806">
                <text:p>0.100728155339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783393501805">
                <text:p>0.29783393501805</text:p>
              </table:table-cell>
              <table:table-cell office:value-type="float" office:value="0.132788559754852">
                <text:p>0.132788559754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5">
                <text:p>0.335</text:p>
              </table:table-cell>
              <table:table-cell office:value-type="float" office:value="0.163793103448276">
                <text:p>0.163793103448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3929146537842">
                <text:p>0.363929146537842</text:p>
              </table:table-cell>
              <table:table-cell office:value-type="float" office:value="0.187617260787993">
                <text:p>0.1876172607879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007874015748">
                <text:p>0.37007874015748</text:p>
              </table:table-cell>
              <table:table-cell office:value-type="float" office:value="0.206422018348624">
                <text:p>0.206422018348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5321100917431">
                <text:p>0.385321100917431</text:p>
              </table:table-cell>
              <table:table-cell office:value-type="float" office:value="0.206521739130435">
                <text:p>0.206521739130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9703504043127">
                <text:p>0.409703504043127</text:p>
              </table:table-cell>
              <table:table-cell office:value-type="float" office:value="0.22508038585209">
                <text:p>0.22508038585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566265060241">
                <text:p>0.41566265060241</text:p>
              </table:table-cell>
              <table:table-cell office:value-type="float" office:value="0.231046931407942">
                <text:p>0.2310469314079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5945945945946">
                <text:p>0.445945945945946</text:p>
              </table:table-cell>
              <table:table-cell office:value-type="float" office:value="0.260162601626016">
                <text:p>0.260162601626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5223880597015">
                <text:p>0.455223880597015</text:p>
              </table:table-cell>
              <table:table-cell office:value-type="float" office:value="0.271493212669683">
                <text:p>0.2714932126696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75409836065574">
                <text:p>0.475409836065574</text:p>
              </table:table-cell>
              <table:table-cell office:value-type="float" office:value="0.281407035175879">
                <text:p>0.2814070351758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4285714285714">
                <text:p>0.464285714285714</text:p>
              </table:table-cell>
              <table:table-cell office:value-type="float" office:value="0.282608695652174">
                <text:p>0.2826086956521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292397660818713">
                <text:p>0.2923976608187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7157360406091">
                <text:p>0.47715736040609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02732240437158">
                <text:p>0.502732240437158</text:p>
              </table:table-cell>
              <table:table-cell office:value-type="float" office:value="0.315068493150685">
                <text:p>0.315068493150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23809523809524">
                <text:p>0.523809523809524</text:p>
              </table:table-cell>
              <table:table-cell office:value-type="float" office:value="0.330827067669173">
                <text:p>0.330827067669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32467532467533">
                <text:p>0.532467532467533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34246575342466">
                <text:p>0.534246575342466</text:p>
              </table:table-cell>
              <table:table-cell office:value-type="float" office:value="0.341880341880342">
                <text:p>0.341880341880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37313432835821">
                <text:p>0.537313432835821</text:p>
              </table:table-cell>
              <table:table-cell office:value-type="float" office:value="0.351851851851852">
                <text:p>0.35185185185185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CO2-Cut'.J2:'CO2-Cut'.J21 'CO2-Cut'.J25:'CO2-Cut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CO2-Cut'.J2:'CO2-Cut'.J21" loext:label-string="weak" chart:class="chart:line">
            <chart:data-point chart:repeated="20"/>
          </chart:series>
          <chart:series chart:style-name="ch10" chart:values-cell-range-address="'CO2-Cut'.J25:'CO2-Cut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O2-Cut'.J2:'CO2-Cut'.J21</svg:desc>
                </draw:g>
              </table:table-cell>
              <table:table-cell office:value-type="float" office:value="NaN">
                <text:p>NaN</text:p>
                <draw:g>
                  <svg:desc>'CO2-Cut'.J25:'CO2-Cut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21841941505912">
                <text:p>0.0721841941505912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90516332982086">
                <text:p>0.0990516332982086</text:p>
              </table:table-cell>
              <table:table-cell office:value-type="float" office:value="0.0523446019629226">
                <text:p>0.0523446019629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6941529235382">
                <text:p>0.116941529235382</text:p>
              </table:table-cell>
              <table:table-cell office:value-type="float" office:value="0.065625">
                <text:p>0.06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0434782608696">
                <text:p>0.130434782608696</text:p>
              </table:table-cell>
              <table:table-cell office:value-type="float" office:value="0.0786749482401656">
                <text:p>0.0786749482401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1463414634146">
                <text:p>0.141463414634146</text:p>
              </table:table-cell>
              <table:table-cell office:value-type="float" office:value="0.0923076923076923">
                <text:p>0.0923076923076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9130434782609">
                <text:p>0.139130434782609</text:p>
              </table:table-cell>
              <table:table-cell office:value-type="float" office:value="0.0858895705521472">
                <text:p>0.0858895705521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807560137457">
                <text:p>0.15807560137457</text:p>
              </table:table-cell>
              <table:table-cell office:value-type="float" office:value="0.102189781021898">
                <text:p>0.102189781021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6245210727969">
                <text:p>0.176245210727969</text:p>
              </table:table-cell>
              <table:table-cell office:value-type="float" office:value="0.114754098360656">
                <text:p>0.114754098360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8275862068966">
                <text:p>0.198275862068966</text:p>
              </table:table-cell>
              <table:table-cell office:value-type="float" office:value="0.130232558139535">
                <text:p>0.1302325581395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3236714975845">
                <text:p>0.193236714975845</text:p>
              </table:table-cell>
              <table:table-cell office:value-type="float" office:value="0.12565445026178">
                <text:p>0.125654450261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138728323699422">
                <text:p>0.138728323699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7134502923977">
                <text:p>0.187134502923977</text:p>
              </table:table-cell>
              <table:table-cell office:value-type="float" office:value="0.138364779874214">
                <text:p>0.1383647798742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8679245283019">
                <text:p>0.188679245283019</text:p>
              </table:table-cell>
              <table:table-cell office:value-type="float" office:value="0.148648648648649">
                <text:p>0.1486486486486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158273381294964">
                <text:p>0.1582733812949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5882352941176">
                <text:p>0.20588235294117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1382113821138">
                <text:p>0.211382113821138</text:p>
              </table:table-cell>
              <table:table-cell office:value-type="float" office:value="0.175438596491228">
                <text:p>0.1754385964912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6086956521739">
                <text:p>0.226086956521739</text:p>
              </table:table-cell>
              <table:table-cell office:value-type="float" office:value="0.186915887850467">
                <text:p>0.1869158878504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6363636363636">
                <text:p>0.236363636363636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4901960784314">
                <text:p>0.254901960784314</text:p>
              </table:table-cell>
              <table:table-cell office:value-type="float" office:value="0.212765957446808">
                <text:p>0.2127659574468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INFER-3-BASE'.H3:'INFER-3-BASE'.I21 'INFER-3-BASE'.H26:'INFER-3-BASE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INFER-3-BASE'.H3:'INFER-3-BASE'.H21" loext:label-string="weak" chart:class="chart:scatter">
            <chart:domain table:cell-range-address="'INFER-3-BASE'.I3:'INFER-3-BASE'.I21"/>
            <chart:data-point chart:repeated="19"/>
          </chart:series>
          <chart:series chart:style-name="ch10" chart:values-cell-range-address="'INFER-3-BASE'.H26:'INFER-3-BASE'.H44" loext:label-string="strong" chart:class="chart:scatter">
            <chart:domain table:cell-range-address="'INFER-3-BASE'.I26:'INFER-3-BASE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5382603008502">
                <text:p>0.135382603008502</text:p>
                <draw:g>
                  <svg:desc>'INFER-3-BASE'.I3:'INFER-3-BASE'.I21</svg:desc>
                </draw:g>
              </table:table-cell>
              <table:table-cell office:value-type="float" office:value="0.72887323943662">
                <text:p>0.72887323943662</text:p>
                <draw:g>
                  <svg:desc>'INFER-3-BASE'.H3:'INFER-3-BASE'.H21</svg:desc>
                </draw:g>
              </table:table-cell>
              <table:table-cell office:value-type="float" office:value="0.0542838456507521">
                <text:p>0.0542838456507521</text:p>
                <draw:g>
                  <svg:desc>'INFER-3-BASE'.I26:'INFER-3-BASE'.I44</svg:desc>
                </draw:g>
              </table:table-cell>
              <table:table-cell office:value-type="float" office:value="0.697478991596639">
                <text:p>0.697478991596639</text:p>
                <draw:g>
                  <svg:desc>'INFER-3-BASE'.H26:'INFER-3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6230248306998">
                <text:p>0.186230248306998</text:p>
              </table:table-cell>
              <table:table-cell office:value-type="float" office:value="0.743243243243243">
                <text:p>0.743243243243243</text:p>
              </table:table-cell>
              <table:table-cell office:value-type="float" office:value="0.0733634311512415">
                <text:p>0.0733634311512415</text:p>
              </table:table-cell>
              <table:table-cell office:value-type="float" office:value="0.698924731182796">
                <text:p>0.698924731182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8954248366013">
                <text:p>0.218954248366013</text:p>
              </table:table-cell>
              <table:table-cell office:value-type="float" office:value="0.712765957446808">
                <text:p>0.712765957446808</text:p>
              </table:table-cell>
              <table:table-cell office:value-type="float" office:value="0.0931372549019608">
                <text:p>0.0931372549019608</text:p>
              </table:table-cell>
              <table:table-cell office:value-type="float" office:value="0.678571428571429">
                <text:p>0.67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72647702407">
                <text:p>0.2472647702407</text:p>
              </table:table-cell>
              <table:table-cell office:value-type="float" office:value="0.689024390243902">
                <text:p>0.689024390243902</text:p>
              </table:table-cell>
              <table:table-cell office:value-type="float" office:value="0.109409190371991">
                <text:p>0.109409190371991</text:p>
              </table:table-cell>
              <table:table-cell office:value-type="float" office:value="0.657894736842105">
                <text:p>0.657894736842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7534246575342">
                <text:p>0.257534246575342</text:p>
              </table:table-cell>
              <table:table-cell office:value-type="float" office:value="0.657342657342657">
                <text:p>0.657342657342657</text:p>
              </table:table-cell>
              <table:table-cell office:value-type="float" office:value="0.123287671232877">
                <text:p>0.123287671232877</text:p>
              </table:table-cell>
              <table:table-cell office:value-type="float" office:value="0.633802816901409">
                <text:p>0.633802816901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409836065574">
                <text:p>0.275409836065574</text:p>
              </table:table-cell>
              <table:table-cell office:value-type="float" office:value="0.641221374045801">
                <text:p>0.641221374045801</text:p>
              </table:table-cell>
              <table:table-cell office:value-type="float" office:value="0.124590163934426">
                <text:p>0.124590163934426</text:p>
              </table:table-cell>
              <table:table-cell office:value-type="float" office:value="0.603174603174603">
                <text:p>0.603174603174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0395256916996">
                <text:p>0.300395256916996</text:p>
              </table:table-cell>
              <table:table-cell office:value-type="float" office:value="0.644067796610169">
                <text:p>0.644067796610169</text:p>
              </table:table-cell>
              <table:table-cell office:value-type="float" office:value="0.138339920948617">
                <text:p>0.138339920948617</text:p>
              </table:table-cell>
              <table:table-cell office:value-type="float" office:value="0.603448275862069">
                <text:p>0.603448275862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9417040358744">
                <text:p>0.309417040358744</text:p>
              </table:table-cell>
              <table:table-cell office:value-type="float" office:value="0.63302752293578">
                <text:p>0.63302752293578</text:p>
              </table:table-cell>
              <table:table-cell office:value-type="float" office:value="0.143497757847534">
                <text:p>0.143497757847534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8461538461538">
                <text:p>0.338461538461538</text:p>
              </table:table-cell>
              <table:table-cell office:value-type="float" office:value="0.653465346534653">
                <text:p>0.653465346534653</text:p>
              </table:table-cell>
              <table:table-cell office:value-type="float" office:value="0.164102564102564">
                <text:p>0.164102564102564</text:p>
              </table:table-cell>
              <table:table-cell office:value-type="float" office:value="0.627450980392157">
                <text:p>0.627450980392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601156069364">
                <text:p>0.352601156069364</text:p>
              </table:table-cell>
              <table:table-cell office:value-type="float" office:value="0.642105263157895">
                <text:p>0.642105263157895</text:p>
              </table:table-cell>
              <table:table-cell office:value-type="float" office:value="0.173410404624277">
                <text:p>0.17341040462427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4193548387097">
                <text:p>0.374193548387097</text:p>
              </table:table-cell>
              <table:table-cell office:value-type="float" office:value="0.651685393258427">
                <text:p>0.651685393258427</text:p>
              </table:table-cell>
              <table:table-cell office:value-type="float" office:value="0.180645161290323">
                <text:p>0.180645161290323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197183098592">
                <text:p>0.366197183098592</text:p>
              </table:table-cell>
              <table:table-cell office:value-type="float" office:value="0.634146341463415">
                <text:p>0.634146341463415</text:p>
              </table:table-cell>
              <table:table-cell office:value-type="float" office:value="0.183098591549296">
                <text:p>0.183098591549296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189393939393939">
                <text:p>0.189393939393939</text:p>
              </table:table-cell>
              <table:table-cell office:value-type="float" office:value="0.641025641025641">
                <text:p>0.641025641025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2113821138211">
                <text:p>0.382113821138211</text:p>
              </table:table-cell>
              <table:table-cell office:value-type="float" office:value="0.635135135135135">
                <text:p>0.635135135135135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648648648648649">
                <text:p>0.6486486486486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63013698630137">
                <text:p>0.63013698630137</text:p>
              </table:table-cell>
              <table:table-cell office:value-type="float" office:value="0.209090909090909">
                <text:p>0.209090909090909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22">
                <text:p>0.2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6170212765957">
                <text:p>0.436170212765957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8202247191011">
                <text:p>0.438202247191011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0.224719101123595">
                <text:p>0.22471910112359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9024390243902">
                <text:p>0.439024390243902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730769230769231">
                <text:p>0.73076923076923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